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 manifest:full-path="ObjectReplacements/Obj100"/>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vnd.sun.star.oleobject#Word.Document.8" manifest:full-path="Obj100"/>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application/concord" manifest:full-path="concord/content.js" manifest:size="159131"/>
  <manifest:file-entry manifest:media-type="" manifest:full-path="concord/"/>
  <manifest:file-entry manifest:media-type="application/concord" manifest:full-path="concord/meta.js" manifest:size="6449"/>
  <manifest:file-entry manifest:media-type="application/concord" manifest:full-path="concord/Pictures/svm/Object 1.png" manifest:size="1626"/>
  <manifest:file-entry manifest:media-type="" manifest:full-path="concord/Pictures/"/>
  <manifest:file-entry manifest:media-type="" manifest:full-path="concord/Pictures/svm/"/>
  <manifest:file-entry manifest:media-type="application/concord" manifest:full-path="concord/preserve.js" manifest:size="2287"/>
  <manifest:file-entry manifest:media-type="application/concord" manifest:full-path="concord/reference.js" manifest:size="102285"/>
  <manifest:file-entry manifest:media-type="application/concord" manifest:full-path="concord/Reserved/comments.json" manifest:size="3"/>
  <manifest:file-entry manifest:media-type="" manifest:full-path="concord/Reserved/"/>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scripts/>
  <office:font-face-decls>
    <style:font-face style:font-pitch="variable" style:name="Arial Narrow" svg:font-family="'Arial Narrow'"/>
    <style:font-face style:font-family-generic="swiss" style:font-pitch="variable" style:name="Arial" svg:font-family="Arial"/>
    <style:font-face style:font-family-generic="swiss" style:font-pitch="variable" style:name="Arial Narrow1" svg:font-family="'Arial Narrow'"/>
    <style:font-face style:font-family-generic="system" style:font-pitch="variable" style:name="Lucida Sans Unicode" svg:font-family="'Lucida Sans Unicode'"/>
    <style:font-face style:font-family-generic="system" style:font-pitch="variable" style:name="Tahoma" svg:font-family="Tahoma"/>
    <style:font-face style:font-family-generic="system" style:font-pitch="variable" style:name="宋体" svg:font-family="宋体"/>
    <style:font-face style:name="Arial Narrow" svg:font-family="Arial Narrow"/>
  </office:font-face-decls>
  <office:automatic-styles>
    <style:style style:family="table-column" style:name="co1">
      <style:table-column-properties fo:break-before="auto" style:column-width="0.631cm"/>
    </style:style>
    <style:style style:family="table-column" style:name="co2">
      <style:table-column-properties fo:break-before="auto" style:column-width="1.819cm"/>
    </style:style>
    <style:style style:family="table-column" style:name="co3">
      <style:table-column-properties fo:break-before="auto" style:column-width="0.328cm"/>
    </style:style>
    <style:style style:family="table-column" style:name="co4">
      <style:table-column-properties fo:break-before="auto" style:column-width="7.297cm"/>
    </style:style>
    <style:style style:family="table-column" style:name="co5">
      <style:table-column-properties fo:break-before="auto" style:column-width="0.203cm"/>
    </style:style>
    <style:style style:family="table-column" style:name="co6">
      <style:table-column-properties fo:break-before="auto" style:column-width="8.864cm"/>
    </style:style>
    <style:style style:family="table-column" style:name="co7">
      <style:table-column-properties fo:break-before="auto" style:column-width="2.044cm"/>
    </style:style>
    <style:style style:family="table-column" style:name="co8">
      <style:table-column-properties fo:break-before="auto" style:column-width="1.944cm"/>
    </style:style>
    <style:style style:family="table-column" style:name="co9">
      <style:table-column-properties fo:break-before="auto" style:column-width="2.348cm"/>
    </style:style>
    <style:style style:family="table-column" style:name="co10">
      <style:table-column-properties fo:break-before="auto" style:column-width="1.439cm"/>
    </style:style>
    <style:style style:family="table-column" style:name="co11">
      <style:table-column-properties fo:break-before="auto" style:column-width="2.752cm"/>
    </style:style>
    <style:style style:family="table-column" style:name="co12">
      <style:table-column-properties fo:break-before="auto" style:column-width="1.288cm"/>
    </style:style>
    <style:style style:family="table-column" style:name="co13" style:parent-style-name="DefaultColWidthFromXlsToOds">
      <style:table-column-properties style:column-width="1.866cm"/>
    </style:style>
    <style:style style:family="table-row" style:name="ro1">
      <style:table-row-properties fo:break-before="auto" style:row-height="0.453cm" style:use-optimal-row-height="true"/>
    </style:style>
    <style:style style:family="table-row" style:name="ro2">
      <style:table-row-properties fo:break-before="auto" style:row-height="0.175cm" style:use-optimal-row-height="false"/>
    </style:style>
    <style:style style:family="table-row" style:name="ro3">
      <style:table-row-properties fo:break-before="auto" style:row-height="0.492cm" style:use-optimal-row-height="false"/>
    </style:style>
    <style:style style:family="table-row" style:name="ro4">
      <style:table-row-properties fo:break-before="auto" style:row-height="0.847cm" style:use-optimal-row-height="false"/>
    </style:style>
    <style:style style:family="table-row" style:name="ro5">
      <style:table-row-properties fo:break-before="auto" style:row-height="0.318cm" style:use-optimal-row-height="false"/>
    </style:style>
    <style:style style:family="table-row" style:name="ro6">
      <style:table-row-properties fo:break-before="auto" style:row-height="0.9cm" style:use-optimal-row-height="false"/>
    </style:style>
    <style:style style:family="table-row" style:name="ro7">
      <style:table-row-properties fo:break-before="auto" style:row-height="1.349cm" style:use-optimal-row-height="false"/>
    </style:style>
    <style:style style:family="table-row" style:name="ro8">
      <style:table-row-properties fo:break-before="auto" style:row-height="0.37cm" style:use-optimal-row-height="false"/>
    </style:style>
    <style:style style:family="table-row" style:name="ro9">
      <style:table-row-properties fo:break-before="auto" style:row-height="2.223cm" style:use-optimal-row-height="false"/>
    </style:style>
    <style:style style:family="table-row" style:name="ro10">
      <style:table-row-properties fo:break-before="auto" style:row-height="0.767cm" style:use-optimal-row-height="false"/>
    </style:style>
    <style:style style:family="table-row" style:name="ro11">
      <style:table-row-properties fo:break-before="auto" style:row-height="1.614cm" style:use-optimal-row-height="false"/>
    </style:style>
    <style:style style:family="table-row" style:name="ro12">
      <style:table-row-properties fo:break-before="auto" style:row-height="1.191cm" style:use-optimal-row-height="false"/>
    </style:style>
    <style:style style:family="table-row" style:name="ro13">
      <style:table-row-properties fo:break-before="auto" style:row-height="1.535cm" style:use-optimal-row-height="false"/>
    </style:style>
    <style:style style:family="table-row" style:name="ro14">
      <style:table-row-properties fo:break-before="auto" style:row-height="0.635cm" style:use-optimal-row-height="false"/>
    </style:style>
    <style:style style:family="table-row" style:name="ro15">
      <style:table-row-properties fo:break-before="auto" style:row-height="0.423cm" style:use-optimal-row-height="false"/>
    </style:style>
    <style:style style:family="table-row" style:name="ro16">
      <style:table-row-properties fo:break-before="auto" style:row-height="1.984cm" style:use-optimal-row-height="false"/>
    </style:style>
    <style:style style:family="table-row" style:name="ro17">
      <style:table-row-properties fo:break-before="auto" style:row-height="0.582cm" style:use-optimal-row-height="false"/>
    </style:style>
    <style:style style:family="table-row" style:name="ro18">
      <style:table-row-properties fo:break-before="auto" style:row-height="0.508cm" style:use-optimal-row-height="false"/>
    </style:style>
    <style:style style:family="table-row" style:name="ro19">
      <style:table-row-properties fo:break-before="auto" style:row-height="0.55cm" style:use-optimal-row-height="false"/>
    </style:style>
    <style:style style:family="table-row" style:name="ro20">
      <style:table-row-properties fo:break-before="page" style:row-height="0.508cm" style:use-optimal-row-height="false"/>
    </style:style>
    <style:style style:family="table-row" style:name="ro21">
      <style:table-row-properties fo:break-before="page" style:row-height="0.492cm" style:use-optimal-row-height="false"/>
    </style:style>
    <style:style style:family="table" style:master-page-name="PageStyle_5f_1._20_Instructions_20__26__20_Assumptions" style:name="ta1">
      <style:table-properties style:writing-mode="lr-tb" table:display="true"/>
    </style:style>
    <style:style style:family="table" style:master-page-name="PageStyle_5f_2._20_Calculator" style:name="ta2">
      <style:table-properties style:writing-mode="lr-tb" table:display="true"/>
    </style:style>
    <style:style style:family="table" style:master-page-name="PageStyle_5f_3._20_Results_20_-_20_Potential_20_Savings" style:name="ta3">
      <style:table-properties style:writing-mode="lr-tb" table:display="true"/>
    </style:style>
    <style:style style:data-style-name="N115" style:family="table-cell" style:name="ce1" style:parent-style-name="Excel_20_Built-in_20_Normal"/>
    <style:style style:data-style-name="N115" style:family="table-cell" style:name="ce2" style:parent-style-name="Excel_20_Built-in_20_Normal">
      <style:table-cell-properties fo:wrap-option="no-wrap" style:direction="ltr" style:repeat-content="false" style:rotation-align="none" style:rotation-angle="0" style:shrink-to-fit="false" style:text-align-source="value-type" style:vertical-align="bottom"/>
      <style:paragraph-properties fo:margin-left="0cm" style:writing-mode="page"/>
    </style:style>
    <style:style style:data-style-name="N115" style:family="table-cell" style:name="ce3" style:parent-style-name="Excel_20_Built-in_20_Normal">
      <style:table-cell-properties fo:background-color="#000000" fo:border="none" fo:wrap-option="no-wrap"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style>
    <style:style style:data-style-name="N115" style:family="table-cell" style:name="ce4" style:parent-style-name="Excel_20_Built-in_20_Normal">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color="font-color" style:text-underline-style="solid" style:text-underline-width="auto" style:use-window-font-color="true"/>
    </style:style>
    <style:style style:data-style-name="N115" style:family="table-cell" style:name="ce5" style:parent-style-name="Excel_20_Built-in_20_Normal">
      <style:table-cell-properties fo:border="none" fo:wrap-option="wrap" style:direction="ltr" style:repeat-content="false" style:rotation-align="none" style:rotation-angle="0" style:shrink-to-fit="false" style:text-align-source="fix" style:vertical-align="middle"/>
      <style:paragraph-properties fo:margin-left="0cm" fo:text-align="start" style:writing-mode="page"/>
    </style:style>
    <style:style style:data-style-name="N115" style:family="table-cell" style:name="ce6"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7" style:parent-style-name="Excel_20_Built-in_20_Normal">
      <style:table-cell-properties fo:border="none" fo:wrap-option="wrap" style:direction="ltr" style:repeat-content="false" style:rotation-align="none" style:rotation-angle="0" style:shrink-to-fit="false" style:text-align-source="fix" style:vertical-align="middle"/>
      <style:paragraph-properties fo:margin-left="0cm" fo:text-align="start"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N115" style:family="table-cell" style:name="ce8"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N115" style:family="table-cell" style:name="ce9" style:parent-style-name="Excel_20_Built-in_20_Normal">
      <style:table-cell-properties fo:border="none" fo:wrap-option="wrap" style:direction="ltr" style:repeat-content="false" style:rotation-align="none" style:rotation-angle="0" style:shrink-to-fit="false" style:text-align-source="fix" style:vertical-align="bottom"/>
      <style:paragraph-properties fo:margin-left="0cm" fo:text-align="start" style:writing-mode="page"/>
    </style:style>
    <style:style style:family="table-cell" style:name="ce10" style:parent-style-name="Excel_20_Built-in_20_Normal">
      <style:table-cell-properties fo:wrap-option="no-wrap" style:direction="ltr" style:repeat-content="false" style:rotation-align="none" style:rotation-angle="0" style:shrink-to-fit="false" style:text-align-source="value-type" style:vertical-align="bottom"/>
      <style:paragraph-properties fo:margin-left="0cm" style:writing-mode="page"/>
    </style:style>
    <style:style style:data-style-name="N115" style:family="table-cell" style:name="ce11" style:parent-style-name="Excel_20_Built-in_20_Normal">
      <style:table-cell-properties fo:border-bottom="none" fo:border-left="0.088cm solid #000000" fo:border-right="none"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303cm" fo:text-align="start"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12" style:parent-style-name="Excel_20_Built-in_20_Normal">
      <style:table-cell-properties fo:border-bottom="none" fo:border-left="0.088cm solid #000000" fo:border-right="none" fo:border-top="none" style:diagonal-bl-tr="none" style:diagonal-tl-br="none"/>
    </style:style>
    <style:style style:data-style-name="N115" style:family="table-cell" style:name="ce13" style:parent-style-name="Excel_20_Built-in_20_Normal">
      <style:table-cell-properties fo:border-bottom="none" fo:border-left="0.088cm solid #000000" fo:border-right="none" fo:border-top="none" fo:wrap-option="no-wrap" style:diagonal-bl-tr="none" style:diagonal-tl-br="none" style:direction="ltr" style:repeat-content="false" style:rotation-align="none" style:rotation-angle="0" style:shrink-to-fit="false" style:text-align-source="value-type" style:vertical-align="bottom"/>
      <style:paragraph-properties fo:margin-left="0cm" style:writing-mode="page"/>
    </style:style>
    <style:style style:data-style-name="N115" style:family="table-cell" style:name="ce14" style:parent-style-name="Excel_20_Built-in_20_Normal">
      <style:table-cell-properties fo:border-bottom="0.088cm solid #000000" fo:border-left="0.088cm solid #000000" fo:border-right="none" fo:border-top="none" style:diagonal-bl-tr="none" style:diagonal-tl-br="none"/>
    </style:style>
    <style:style style:data-style-name="N115" style:family="table-cell" style:name="ce15" style:parent-style-name="Excel_20_Built-in_20_Normal">
      <style:table-cell-properties fo:border-bottom="none"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303cm" fo:text-align="start"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16" style:parent-style-name="Excel_20_Built-in_20_Normal">
      <style:table-cell-properties fo:border-bottom="none" fo:border-left="0.035cm solid #000000" fo:border-right="none" fo:border-top="none" style:diagonal-bl-tr="none" style:diagonal-tl-br="none"/>
    </style:style>
    <style:style style:data-style-name="N115" style:family="table-cell" style:name="ce17" style:parent-style-name="Excel_20_Built-in_20_Normal">
      <style:table-cell-properties fo:border-bottom="0.035cm solid #000000" fo:border-left="0.035cm solid #000000" fo:border-right="none" fo:border-top="none" style:diagonal-bl-tr="none" style:diagonal-tl-br="none"/>
    </style:style>
    <style:style style:data-style-name="N115" style:family="table-cell" style:name="ce18" style:parent-style-name="Excel_20_Built-in_20_Normal">
      <style:table-cell-properties fo:wrap-option="no-wrap" style:direction="ltr" style:repeat-content="false" style:rotation-align="none" style:rotation-angle="0" style:shrink-to-fit="false" style:text-align-source="fix" style:vertical-align="bottom"/>
      <style:paragraph-properties fo:margin-left="0.303cm" fo:text-align="start"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19" style:parent-style-name="Excel_20_Built-in_20_Normal">
      <style:table-cell-properties fo:border-bottom="none"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start"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color="font-color" style:text-underline-style="solid" style:text-underline-width="auto" style:use-window-font-color="true"/>
    </style:style>
    <style:style style:data-style-name="N115" style:family="table-cell" style:name="ce20" style:parent-style-name="Excel_20_Built-in_20_Normal">
      <style:table-cell-properties fo:border-bottom="none" fo:border-left="0.035cm solid #000000" fo:border-right="0.035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21" style:parent-style-name="Excel_20_Built-in_20_Normal">
      <style:table-cell-properties fo:border-bottom="none" fo:border-left="0.035cm solid #000000" fo:border-right="none"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22" style:parent-style-name="Excel_20_Built-in_20_Normal">
      <style:table-cell-properties fo:border-bottom="0.035cm solid #000000" fo:border-left="0.035cm solid #000000" fo:border-right="0.035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23" style:parent-style-name="Excel_20_Built-in_20_Normal">
      <style:table-cell-properties fo:border-bottom="0.035cm solid #000000" fo:border-left="0.035cm solid #000000" fo:border-right="none"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24" style:parent-style-name="Excel_20_Built-in_20_Normal">
      <style:table-cell-properties fo:background-color="transparent" fo:border="none" fo:wrap-option="wrap" style:direction="ltr" style:repeat-content="false" style:rotation-align="none" style:rotation-angle="0" style:shrink-to-fit="false" style:text-align-source="fix" style:vertical-align="bottom"/>
      <style:paragraph-properties fo:margin-left="0cm" fo:text-align="start" style:writing-mode="page"/>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data-style-name="N115" style:family="table-cell" style:name="ce25" style:parent-style-name="Excel_20_Built-in_20_Normal">
      <style:table-cell-properties fo:border-bottom="none" fo:border-left="0.088cm solid #000000" fo:border-right="none" fo:border-top="0.088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color="font-color" style:text-underline-style="solid" style:text-underline-width="auto" style:use-window-font-color="true"/>
    </style:style>
    <style:style style:data-style-name="N115" style:family="table-cell" style:name="ce26" style:parent-style-name="Excel_20_Built-in_20_Normal">
      <style:table-cell-properties fo:border-bottom="none" fo:border-left="0.088cm solid #000000" fo:border-right="none" fo:border-top="none"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color="font-color" style:text-underline-style="solid" style:text-underline-width="auto" style:use-window-font-color="true"/>
    </style:style>
    <style:style style:data-style-name="N115" style:family="table-cell" style:name="ce27" style:parent-style-name="Excel_20_Built-in_20_Normal">
      <style:table-cell-properties fo:border-bottom="none" fo:border-left="0.088cm solid #000000" fo:border-right="none"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28" style:parent-style-name="Excel_20_Built-in_20_Normal">
      <style:table-cell-properties fo:background-color="#000000" fo:wrap-option="no-wrap"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style>
    <style:style style:data-style-name="N115" style:family="table-cell" style:name="ce29" style:parent-style-name="Excel_20_Built-in_20_Normal">
      <style:table-cell-properties fo:border-bottom="none" fo:border-left="none" fo:border-right="none" fo:border-top="0.088cm solid #000000" style:diagonal-bl-tr="none" style:diagonal-tl-br="none"/>
    </style:style>
    <style:style style:data-style-name="N115" style:family="table-cell" style:name="ce30" style:parent-style-name="Excel_20_Built-in_20_Normal">
      <style:table-cell-properties style:diagonal-bl-tr="none" style:diagonal-tl-br="none"/>
    </style:style>
    <style:style style:data-style-name="N115" style:family="table-cell" style:name="ce31" style:parent-style-name="Excel_20_Built-in_20_Normal">
      <style:table-cell-properties fo:border-bottom="none" fo:border-left="none" fo:border-right="0.088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style>
    <style:style style:data-style-name="N115" style:family="table-cell" style:name="ce32"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33" style:parent-style-name="Excel_20_Built-in_20_Normal">
      <style:table-cell-properties fo:border-bottom="none" fo:border-left="none" fo:border-right="0.088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34" style:parent-style-name="Excel_20_Built-in_20_Normal">
      <style:table-cell-properties fo:border-bottom="none" fo:border-left="none" fo:border-right="0.088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35"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middle"/>
      <style:paragraph-properties fo:margin-left="0.303cm" fo:text-align="start"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36" style:parent-style-name="Excel_20_Built-in_20_Normal">
      <style:table-cell-properties fo:border-bottom="0.088cm solid #000000" fo:border-left="none" fo:border-right="none" fo:border-top="none" fo:wrap-option="no-wrap" style:diagonal-bl-tr="none" style:diagonal-tl-br="none" style:direction="ltr" style:repeat-content="false" style:rotation-align="none" style:rotation-angle="0" style:shrink-to-fit="false" style:text-align-source="fix" style:vertical-align="middle"/>
      <style:paragraph-properties fo:margin-left="0.303cm" fo:text-align="start"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37" style:parent-style-name="Excel_20_Built-in_20_Normal">
      <style:table-cell-properties fo:border-bottom="none" fo:border-left="none" fo:border-right="none" fo:border-top="0.035cm solid #000000" style:diagonal-bl-tr="none" style:diagonal-tl-br="none"/>
    </style:style>
    <style:style style:data-style-name="N115" style:family="table-cell" style:name="ce38" style:parent-style-name="Excel_20_Built-in_20_Normal">
      <style:table-cell-properties fo:border-bottom="0.035cm solid #000000" fo:border-left="none" fo:border-right="0.035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style>
    <style:style style:data-style-name="N115" style:family="table-cell" style:name="ce39" style:parent-style-name="Excel_20_Built-in_20_Normal">
      <style:table-cell-properties fo:border-bottom="0.035cm solid #000000" fo:border-left="none" fo:border-right="none"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family="table-cell" style:name="ce40"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family="table-cell" style:name="ce41" style:parent-style-name="Excel_20_Built-in_20_Normal">
      <style:table-cell-properties fo:border-bottom="0.035cm solid #000000" fo:border-left="none" fo:border-right="none"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family="table-cell" style:name="ce42" style:parent-style-name="Excel_20_Built-in_20_Normal">
      <style:table-cell-properties fo:background-color="transparent" fo:wrap-option="wrap" style:direction="ltr" style:repeat-content="false" style:rotation-align="none" style:rotation-angle="0" style:shrink-to-fit="false" style:text-align-source="value-type" style:vertical-align="bottom"/>
      <style:paragraph-properties fo:margin-left="0cm" style:writing-mode="page"/>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data-style-name="N115" style:family="table-cell" style:name="ce43" style:parent-style-name="Excel_20_Built-in_20_Normal">
      <style:table-cell-properties fo:border-bottom="0.088cm solid #000000" fo:border-left="none" fo:border-right="none" fo:border-top="none" style:diagonal-bl-tr="none" style:diagonal-tl-br="none"/>
    </style:style>
    <style:style style:data-style-name="N115" style:family="table-cell" style:name="ce44"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45" style:parent-style-name="Excel_20_Built-in_20_Normal">
      <style:table-cell-properties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46" style:parent-style-name="Excel_20_Built-in_20_Normal">
      <style:table-cell-properties fo:border-bottom="0.088cm solid #000000" fo:border-left="none" fo:border-right="0.088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style>
    <style:style style:data-style-name="N115" style:family="table-cell" style:name="ce47" style:parent-style-name="Excel_20_Built-in_20_Normal">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family="table-cell" style:name="ce48" style:parent-style-name="Excel_20_Built-in_20_Normal">
      <style:table-cell-properties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family="table-cell" style:name="ce49" style:parent-style-name="Excel_20_Built-in_20_Normal">
      <style:table-cell-properties fo:border-bottom="0.088cm solid #000000" fo:border-left="none" fo:border-right="none"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50" style:parent-style-name="Excel_20_Built-in_20_Normal">
      <style:table-cell-properties fo:border-bottom="none" fo:border-left="none" fo:border-right="0.088cm solid #000000" fo:border-top="0.088cm solid #000000" style:diagonal-bl-tr="none" style:diagonal-tl-br="none"/>
    </style:style>
    <style:style style:data-style-name="N115" style:family="table-cell" style:name="ce51" style:parent-style-name="Excel_20_Built-in_20_Normal">
      <style:table-cell-properties fo:border-bottom="none" fo:border-left="none" fo:border-right="0.088cm solid #000000" fo:border-top="none" style:diagonal-bl-tr="none" style:diagonal-tl-br="none"/>
    </style:style>
    <style:style style:data-style-name="N115" style:family="table-cell" style:name="ce52" style:parent-style-name="Excel_20_Built-in_20_Normal">
      <style:table-cell-properties fo:border-bottom="none" fo:border-left="none" fo:border-right="0.088cm solid #000000"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family="table-cell" style:name="ce53" style:parent-style-name="Excel_20_Built-in_20_Normal">
      <style:table-cell-properties fo:border-bottom="none" fo:border-left="none" fo:border-right="0.088cm solid #000000"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family="table-cell" style:name="ce54" style:parent-style-name="Excel_20_Built-in_20_Normal">
      <style:table-cell-properties fo:border-bottom="0.088cm solid #000000" fo:border-left="none" fo:border-right="0.088cm solid #000000"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55" style:parent-style-name="Excel_20_Built-in_20_Normal">
      <style:table-cell-properties fo:border-bottom="none" fo:border-left="none" fo:border-right="0.035cm solid #000000" fo:border-top="0.035cm solid #000000" style:diagonal-bl-tr="none" style:diagonal-tl-br="none"/>
    </style:style>
    <style:style style:data-style-name="N115" style:family="table-cell" style:name="ce56" style:parent-style-name="Excel_20_Built-in_20_Normal">
      <style:table-cell-properties fo:border-bottom="none" fo:border-left="none" fo:border-right="0.035cm solid #000000" fo:border-top="none" style:diagonal-bl-tr="none" style:diagonal-tl-br="none"/>
    </style:style>
    <style:style style:data-style-name="N115" style:family="table-cell" style:name="ce57" style:parent-style-name="Excel_20_Built-in_20_Normal">
      <style:table-cell-properties fo:border-bottom="none"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58" style:parent-style-name="Excel_20_Built-in_20_Normal">
      <style:table-cell-properties fo:border-bottom="0.035cm solid #000000"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family="table-cell" style:name="ce59" style:parent-style-name="Excel_20_Built-in_20_Normal">
      <style:table-cell-properties fo:border-bottom="none"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family="table-cell" style:name="ce60" style:parent-style-name="Excel_20_Built-in_20_Normal">
      <style:table-cell-properties fo:border-bottom="0.035cm solid #000000"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61" style:parent-style-name="Excel_20_Built-in_20_Normal">
      <style:table-cell-properties fo:border-bottom="0.088cm solid #000000" fo:border-left="none" fo:border-right="0.088cm solid #000000" fo:border-top="none" style:diagonal-bl-tr="none" style:diagonal-tl-br="none"/>
    </style:style>
    <style:style style:data-style-name="N115" style:family="table-cell" style:name="ce62" style:parent-style-name="Excel_20_Built-in_20_Normal">
      <style:table-cell-properties fo:wrap-option="no-wrap" style:direction="ltr" style:repeat-content="false" style:rotation-align="none" style:rotation-angle="0" style:shrink-to-fit="false" style:text-align-source="value-type" style:vertical-align="middle"/>
      <style:paragraph-properties fo:margin-left="0cm" style:writing-mode="page"/>
    </style:style>
    <style:style style:family="table-cell" style:name="ce63" style:parent-style-name="Excel_20_Built-in_20_Normal">
      <style:table-cell-properties fo:wrap-option="no-wrap" style:direction="ltr" style:repeat-content="false" style:rotation-align="none" style:rotation-angle="0" style:shrink-to-fit="false" style:text-align-source="value-type" style:vertical-align="middle"/>
      <style:paragraph-properties fo:margin-left="0cm" style:writing-mode="page"/>
    </style:style>
    <style:style style:family="table-cell" style:name="ce64"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family="table-cell" style:name="ce65" style:parent-style-name="Excel_20_Built-in_20_Normal">
      <style:table-cell-properties fo:wrap-option="wrap" style:direction="ltr" style:repeat-content="false" style:rotation-align="none" style:rotation-angle="0" style:shrink-to-fit="false" style:text-align-source="value-type" style:vertical-align="bottom"/>
      <style:paragraph-properties fo:margin-left="0cm" style:writing-mode="page"/>
    </style:style>
    <style:style style:data-style-name="N115" style:family="table-cell" style:name="ce66" style:parent-style-name="Excel_20_Built-in_20_Normal">
      <style:table-cell-properties fo:background-color="#ffffcc" fo:border="none" fo:wrap-option="wrap" style:diagonal-bl-tr="none" style:diagonal-tl-br="none" style:direction="ltr" style:repeat-content="false" style:rotation-align="none" style:rotation-angle="0" style:shrink-to-fit="false" style:text-align-source="fix" style:vertical-align="bottom"/>
      <style:paragraph-properties fo:margin-left="0cm" fo:text-align="start" style:writing-mode="page"/>
      <style:text-properties fo:font-size="12pt" fo:font-style="normal" fo:font-weight="bold" fo:text-shadow="none" style:font-name="Arial Narrow1" style:font-name-complex="Arial Narrow1" style:font-size-asian="12pt" style:font-size-complex="12pt" style:font-style-asian="normal" style:font-style-complex="normal" style:font-weight-asian="bold" style:font-weight-complex="bold" style:text-line-through-style="none" style:text-outline="false" style:text-underline-style="none" style:use-window-font-color="true"/>
    </style:style>
    <style:style style:family="table-cell" style:name="ce67" style:parent-style-name="Excel_20_Built-in_20_Normal">
      <style:table-cell-properties fo:background-color="#ffffcc" fo:wrap-option="no-wrap" style:diagonal-bl-tr="none" style:diagonal-tl-br="none" style:direction="ltr" style:repeat-content="false" style:rotation-align="none" style:rotation-angle="0" style:shrink-to-fit="false" style:text-align-source="value-type" style:vertical-align="bottom"/>
      <style:paragraph-properties fo:margin-left="0cm"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68" style:parent-style-name="Excel_20_Built-in_20_Normal">
      <style:table-cell-properties fo:border="none" fo:wrap-option="no-wrap" style:direction="ltr" style:repeat-content="false" style:rotation-align="none" style:rotation-angle="0" style:shrink-to-fit="false" style:text-align-source="value-type" style:vertical-align="bottom"/>
      <style:paragraph-properties fo:margin-left="0cm" style:writing-mode="page"/>
    </style:style>
    <style:style style:data-style-name="N5114" style:family="table-cell" style:name="ce69" style:parent-style-name="Excel_20_Built-in_20_Normal"/>
    <style:style style:data-style-name="N5114" style:family="table-cell" style:name="ce70" style:parent-style-name="Excel_20_Built-in_20_Normal">
      <style:text-properties fo:font-size="12pt" fo:font-style="normal" fo:font-weight="bold" fo:text-shadow="none" style:font-name="Arial Narrow1" style:font-name-complex="Arial Narrow1" style:font-size-asian="12pt" style:font-size-complex="12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71" style:parent-style-name="Excel_20_Built-in_20_Normal">
      <style:table-cell-properties fo:background-color="transparent" style:diagonal-bl-tr="none" style:diagonal-tl-br="none"/>
    </style:style>
    <style:style style:data-style-name="N5114" style:family="table-cell" style:name="ce72" style:parent-style-name="Excel_20_Built-in_20_Normal">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73" style:parent-style-name="Excel_20_Built-in_20_Normal">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74" style:parent-style-name="Excel_20_Built-in_20_Normal">
      <style:table-cell-properties style:diagonal-bl-tr="none" style:diagonal-tl-br="none"/>
    </style:style>
    <style:style style:data-style-name="N5114" style:family="table-cell" style:name="ce75" style:parent-style-name="Excel_20_Built-in_20_Normal">
      <style:text-properties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76" style:parent-style-name="Excel_20_Built-in_20_Normal">
      <style:table-cell-properties fo:border-bottom="none" fo:border-left="0.088cm solid #000000" fo:border-right="none" fo:border-top="0.088cm solid #000000" style:diagonal-bl-tr="none" style:diagonal-tl-br="none"/>
    </style:style>
    <style:style style:data-style-name="N5114" style:family="table-cell" style:name="ce77" style:parent-style-name="Excel_20_Built-in_20_Normal">
      <style:table-cell-properties fo:border-bottom="none" fo:border-left="0.088cm solid #000000" fo:border-right="none" fo:border-top="none" style:diagonal-bl-tr="none" style:diagonal-tl-br="none"/>
      <style:text-properties fo:font-size="12pt" fo:font-style="normal" fo:font-weight="bold" fo:text-shadow="none" style:font-name="Arial Narrow1" style:font-name-complex="Arial Narrow1" style:font-size-asian="12pt" style:font-size-complex="12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78" style:parent-style-name="Excel_20_Built-in_20_Normal">
      <style:table-cell-properties fo:border-bottom="none" fo:border-left="0.088cm solid #000000" fo:border-right="none" fo:border-top="none" style:diagonal-bl-tr="none" style:diagonal-tl-br="none"/>
    </style:style>
    <style:style style:data-style-name="N5114" style:family="table-cell" style:name="ce79" style:parent-style-name="Excel_20_Built-in_20_Normal">
      <style:table-cell-properties fo:background-color="transparent" fo:border-bottom="none" fo:border-left="0.088cm solid #000000" fo:border-right="none" fo:border-top="none" style:diagonal-bl-tr="none" style:diagonal-tl-br="none"/>
    </style:style>
    <style:style style:data-style-name="N5114" style:family="table-cell" style:name="ce80" style:parent-style-name="Excel_20_Built-in_20_Normal">
      <style:table-cell-properties fo:border-bottom="none" fo:border-left="0.088cm solid #000000" fo:border-right="none" fo:border-top="none"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81" style:parent-style-name="Excel_20_Built-in_20_Normal">
      <style:table-cell-properties fo:border-bottom="0.088cm solid #000000" fo:border-left="0.088cm solid #000000" fo:border-right="none" fo:border-top="none" style:diagonal-bl-tr="none" style:diagonal-tl-br="none"/>
    </style:style>
    <style:style style:data-style-name="N5114" style:family="table-cell" style:name="ce82" style:parent-style-name="Excel_20_Built-in_20_Normal">
      <style:table-cell-properties fo:border-bottom="none" fo:border-left="0.088cm solid #000000" fo:border-right="none" fo:border-top="none" style:diagonal-bl-tr="none" style:diagonal-tl-br="non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83" style:parent-style-name="Excel_20_Built-in_20_Normal">
      <style:table-cell-properties fo:border-bottom="none" fo:border-left="0.088cm solid #000000" fo:border-right="none" fo:border-top="none" style:diagonal-bl-tr="none" style:diagonal-tl-br="none"/>
      <style:text-properties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84" style:parent-style-name="Excel_20_Built-in_20_Normal">
      <style:table-cell-properties fo:border-bottom="none" fo:border-left="none" fo:border-right="none" fo:border-top="0.088cm solid #000000" style:diagonal-bl-tr="none" style:diagonal-tl-br="none"/>
    </style:style>
    <style:style style:data-style-name="N5114" style:family="table-cell" style:name="ce85" style:parent-style-name="Excel_20_Built-in_20_Normal">
      <style:table-cell-properties fo:background-color="#000000" fo:border="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pt" fo:font-style="italic" fo:font-weight="bold" fo:text-shadow="none" style:font-name="Arial Narrow1" style:font-name-complex="Arial Narrow1" style:font-size-asian="12pt" style:font-size-complex="12pt" style:font-style-asian="italic" style:font-style-complex="italic" style:font-weight-asian="bold" style:font-weight-complex="bold" style:text-line-through-style="none" style:text-outline="false" style:text-underline-style="none"/>
    </style:style>
    <style:style style:data-style-name="N5114" style:family="table-cell" style:name="ce86"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start" style:writing-mode="page"/>
    </style:style>
    <style:style style:data-style-name="N5114" style:family="table-cell" style:name="ce87" style:parent-style-name="Excel_20_Built-in_20_Normal">
      <style:table-cell-properties fo:border-bottom="0.035cm solid #000000" fo:border-left="0.035cm solid #000000" fo:border-right="none" fo:border-top="0.035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88" style:parent-style-name="Excel_20_Built-in_20_Normal">
      <style:table-cell-properties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89" style:parent-style-name="Excel_20_Built-in_20_Normal">
      <style:table-cell-properties fo:border-bottom="0.088cm solid #000000" fo:border-left="none" fo:border-right="none" fo:border-top="none" style:diagonal-bl-tr="none" style:diagonal-tl-br="none"/>
    </style:style>
    <style:style style:data-style-name="N5114" style:family="table-cell" style:name="ce90" style:parent-style-name="Excel_20_Built-in_20_Normal">
      <style:table-cell-properties fo:border-bottom="0.035cm solid #000000" fo:border-left="0.035cm solid #000000" fo:border-right="none" fo:border-top="0.035cm solid #000000" style:diagonal-bl-tr="none" style:diagonal-tl-br="non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91" style:parent-style-name="Excel_20_Built-in_20_Normal">
      <style:table-cell-properties style:diagonal-bl-tr="none" style:diagonal-tl-br="non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92" style:parent-style-name="Excel_20_Built-in_20_Normal">
      <style:table-cell-properties style:diagonal-bl-tr="none" style:diagonal-tl-br="none"/>
    </style:style>
    <style:style style:data-style-name="N5114" style:family="table-cell" style:name="ce93" style:parent-style-name="Excel_20_Built-in_20_Normal">
      <style:table-cell-properties fo:border-bottom="0.035cm solid #000000" fo:border-left="0.035cm solid #000000" fo:border-right="none" fo:border-top="0.035cm solid #000000" style:diagonal-bl-tr="none" style:diagonal-tl-br="none"/>
    </style:style>
    <style:style style:data-style-name="N5114" style:family="table-cell" style:name="ce94" style:parent-style-name="Excel_20_Built-in_20_Normal">
      <style:table-cell-properties fo:border-bottom="0.088cm solid #000000" fo:border-left="0.088cm solid #000000" fo:border-right="none" fo:border-top="0.088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95" style:parent-style-name="Excel_20_Built-in_20_Normal">
      <style:table-cell-properties fo:background-color="#000000" fo:border="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pt" fo:font-style="italic" fo:font-weight="bold" fo:text-shadow="none" style:font-name="Arial Narrow" style:font-name-complex="Arial Narrow" style:font-size-asian="12pt" style:font-size-complex="12pt" style:font-style-asian="italic" style:font-style-complex="italic" style:font-weight-asian="bold" style:font-weight-complex="bold" style:text-line-through-style="none" style:text-outline="false" style:text-underline-style="none"/>
    </style:style>
    <style:style style:data-style-name="N5114" style:family="table-cell" style:name="ce96" style:parent-style-name="Excel_20_Built-in_20_Normal">
      <style:table-cell-properties fo:background-color="#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pt" fo:font-style="italic" fo:font-weight="bold" fo:text-shadow="none" style:font-name="Arial Narrow1" style:font-name-complex="Arial Narrow1" style:font-size-asian="12pt" style:font-size-complex="12pt" style:font-style-asian="italic" style:font-style-complex="italic" style:font-weight-asian="bold" style:font-weight-complex="bold" style:text-line-through-style="none" style:text-outline="false" style:text-underline-style="none"/>
    </style:style>
    <style:style style:data-style-name="N5114" style:family="table-cell" style:name="ce97" style:parent-style-name="Excel_20_Built-in_20_Normal">
      <style:table-cell-properties fo:border-bottom="none" fo:border-left="0.035cm solid #000000"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98" style:parent-style-name="Excel_20_Built-in_20_Normal">
      <style:table-cell-properties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99" style:parent-style-name="Excel_20_Built-in_20_Normal">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00" style:parent-style-name="Excel_20_Built-in_20_Normal">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01" style:parent-style-name="Excel_20_Built-in_20_Normal">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02" style:parent-style-name="Excel_20_Built-in_20_Normal">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03" style:parent-style-name="Excel_20_Built-in_20_Normal">
      <style:table-cell-properties fo:border-bottom="none" fo:border-left="0.035cm solid #000000" fo:border-right="none" fo:border-top="none" style:diagonal-bl-tr="none" style:diagonal-tl-br="none"/>
    </style:style>
    <style:style style:data-style-name="N108" style:family="table-cell" style:name="ce104" style:parent-style-name="Excel_20_Built-in_20_Normal">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8" style:family="table-cell" style:name="ce105" style:parent-style-name="Excel_20_Built-in_20_Normal">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08" style:family="table-cell" style:name="ce106" style:parent-style-name="Excel_20_Built-in_20_Normal">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8" style:family="table-cell" style:name="ce107" style:parent-style-name="Excel_20_Built-in_20_Normal">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8" style:family="table-cell" style:name="ce108" style:parent-style-name="Excel_20_Built-in_20_Normal">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8" style:family="table-cell" style:name="ce109" style:parent-style-name="Excel_20_Built-in_20_Normal">
      <style:table-cell-properties fo:background-color="#ffffcc" fo:border-bottom="0.035cm solid #000000" fo:border-left="0.035cm solid #000000" fo:border-right="none" fo:border-top="0.035cm solid #000000"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10" style:parent-style-name="Excel_20_Built-in_20_Normal">
      <style:table-cell-properties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111" style:parent-style-name="Excel_20_Built-in_20_Percent">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3" style:family="table-cell" style:name="ce112" style:parent-style-name="Excel_20_Built-in_20_Percent">
      <style:table-cell-properties fo:background-color="#ffffcc" fo:border-bottom="0.035cm solid #000000"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113" style:parent-style-name="Excel_20_Built-in_20_Normal">
      <style:table-cell-properties fo:border-bottom="0.035cm solid #000000" fo:border-left="none" fo:border-right="none" fo:border-top="0.035cm solid #000000" style:diagonal-bl-tr="none" style:diagonal-tl-br="non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114" style:parent-style-name="Excel_20_Built-in_20_Normal">
      <style:table-cell-properties fo:border-bottom="none"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115" style:parent-style-name="Excel_20_Built-in_20_Normal">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15" style:family="table-cell" style:name="ce116" style:parent-style-name="Excel_20_Built-in_20_Normal">
      <style:table-cell-properties fo:background-color="#ffffcc" fo:border-bottom="0.035cm solid #000000"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7" style:family="table-cell" style:name="ce117" style:parent-style-name="Excel_20_Built-in_20_Normal">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07" style:family="table-cell" style:name="ce118" style:parent-style-name="Excel_20_Built-in_20_Normal">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8" style:family="table-cell" style:name="ce119" style:parent-style-name="Excel_20_Built-in_20_Normal">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120" style:parent-style-name="Excel_20_Built-in_20_Normal">
      <style:table-cell-properties fo:border-bottom="0.035cm solid #000000" fo:border-left="0.035cm solid #000000" fo:border-right="none" fo:border-top="none" style:diagonal-bl-tr="none" style:diagonal-tl-br="none"/>
    </style:style>
    <style:style style:data-style-name="N5114" style:family="table-cell" style:name="ce121" style:parent-style-name="Excel_20_Built-in_20_Normal">
      <style:table-cell-properties fo:background-color="#ffffcc" fo:border-bottom="0.035cm solid #000000"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22" style:parent-style-name="Excel_20_Built-in_20_Normal">
      <style:table-cell-properties fo:border-bottom="0.035cm solid #000000" fo:border-left="none" fo:border-right="none" fo:border-top="0.035cm solid #000000" style:diagonal-bl-tr="none" style:diagonal-tl-br="none"/>
    </style:style>
    <style:style style:data-style-name="N5114" style:family="table-cell" style:name="ce123" style:parent-style-name="Excel_20_Built-in_20_Normal">
      <style:table-cell-properties fo:border-bottom="0.088cm solid #000000" fo:border-left="none" fo:border-right="none" fo:border-top="0.035cm solid #000000" style:diagonal-bl-tr="none" style:diagonal-tl-br="none"/>
    </style:style>
    <style:style style:data-style-name="N5114" style:family="table-cell" style:name="ce124" style:parent-style-name="Excel_20_Built-in_20_Normal">
      <style:table-cell-properties fo:border-bottom="0.088cm solid #000000" fo:border-left="none" fo:border-right="none" fo:border-top="0.088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25" style:parent-style-name="Excel_20_Built-in_20_Normal">
      <style:table-cell-properties fo:background-color="#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pt" fo:font-style="italic" fo:font-weight="bold" fo:text-shadow="none" style:font-name="Arial Narrow" style:font-name-complex="Arial Narrow" style:font-size-asian="12pt" style:font-size-complex="12pt" style:font-style-asian="italic" style:font-style-complex="italic" style:font-weight-asian="bold" style:font-weight-complex="bold" style:text-line-through-style="none" style:text-outline="false" style:text-underline-style="none"/>
    </style:style>
    <style:style style:data-style-name="N107" style:family="table-cell" style:name="ce126" style:parent-style-name="Excel_20_Built-in_20_Normal">
      <style:table-cell-properties fo:background-color="transparent" fo:border-bottom="none"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27" style:parent-style-name="Excel_20_Built-in_20_Normal">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28" style:parent-style-name="Excel_20_Built-in_20_Normal">
      <style:table-cell-properties fo:border-bottom="none"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29" style:parent-style-name="Excel_20_Built-in_20_Normal">
      <style:table-cell-properties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30" style:parent-style-name="Excel_20_Built-in_20_Normal">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31" style:parent-style-name="Excel_20_Built-in_20_Normal">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32" style:parent-style-name="Excel_20_Built-in_20_Normal">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33" style:parent-style-name="Excel_20_Built-in_20_Normal">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8" style:family="table-cell" style:name="ce134" style:parent-style-name="Excel_20_Built-in_20_Normal">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8" style:family="table-cell" style:name="ce135" style:parent-style-name="Excel_20_Built-in_20_Normal">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8" style:family="table-cell" style:name="ce136" style:parent-style-name="Excel_20_Built-in_20_Normal">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8" style:family="table-cell" style:name="ce137" style:parent-style-name="Excel_20_Built-in_20_Normal">
      <style:table-cell-properties fo:background-color="#ffffcc" fo:border-bottom="0.035cm solid #000000" fo:border-left="none" fo:border-right="none" fo:border-top="0.035cm solid #000000"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38"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139" style:parent-style-name="Excel_20_Built-in_20_Percent">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3" style:family="table-cell" style:name="ce140" style:parent-style-name="Excel_20_Built-in_20_Percent">
      <style:table-cell-properties fo:background-color="#ffffcc" fo:border-bottom="0.035cm solid #000000" fo:border-left="none"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5" style:family="table-cell" style:name="ce141" style:parent-style-name="Excel_20_Built-in_20_Normal">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15" style:family="table-cell" style:name="ce142" style:parent-style-name="Excel_20_Built-in_20_Normal">
      <style:table-cell-properties fo:background-color="#ffffcc" fo:border-bottom="0.035cm solid #000000" fo:border-left="none"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7" style:family="table-cell" style:name="ce143" style:parent-style-name="Excel_20_Built-in_20_Normal">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8" style:family="table-cell" style:name="ce144" style:parent-style-name="Excel_20_Built-in_20_Normal">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145" style:parent-style-name="Excel_20_Built-in_20_Normal">
      <style:table-cell-properties fo:border-bottom="0.035cm solid #000000" fo:border-left="none" fo:border-right="none" fo:border-top="none" style:diagonal-bl-tr="none" style:diagonal-tl-br="none"/>
    </style:style>
    <style:style style:data-style-name="N5114" style:family="table-cell" style:name="ce146" style:parent-style-name="Excel_20_Built-in_20_Normal">
      <style:table-cell-properties fo:background-color="#ffffcc" fo:border-bottom="0.035cm solid #000000" fo:border-left="none"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7" style:family="table-cell" style:name="ce147" style:parent-style-name="Excel_20_Built-in_20_Normal">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48" style:parent-style-name="Excel_20_Built-in_20_Normal">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49" style:parent-style-name="Excel_20_Built-in_20_Normal">
      <style:table-cell-properties fo:border-bottom="none"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50" style:parent-style-name="Excel_20_Built-in_20_Normal">
      <style:table-cell-properties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51" style:parent-style-name="Excel_20_Built-in_20_Normal">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52" style:parent-style-name="Excel_20_Built-in_20_Normal">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53" style:parent-style-name="Excel_20_Built-in_20_Normal">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54" style:parent-style-name="Excel_20_Built-in_20_Normal">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55" style:parent-style-name="Excel_20_Built-in_20_Normal">
      <style:table-cell-properties fo:border-bottom="none" fo:border-left="none" fo:border-right="0.035cm solid #000000" fo:border-top="none" style:diagonal-bl-tr="none" style:diagonal-tl-br="none"/>
    </style:style>
    <style:style style:data-style-name="N108" style:family="table-cell" style:name="ce156" style:parent-style-name="Excel_20_Built-in_20_Normal">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57" style:parent-style-name="Excel_20_Built-in_20_Normal">
      <style:table-cell-properties fo:background-color="transparent" fo:border-bottom="none" fo:border-left="none" fo:border-right="0.035cm solid #000000" fo:border-top="none" style:diagonal-bl-tr="none" style:diagonal-tl-br="none"/>
    </style:style>
    <style:style style:data-style-name="N108" style:family="table-cell" style:name="ce158" style:parent-style-name="Excel_20_Built-in_20_Normal">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8" style:family="table-cell" style:name="ce159" style:parent-style-name="Excel_20_Built-in_20_Normal">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8" style:family="table-cell" style:name="ce160" style:parent-style-name="Excel_20_Built-in_20_Normal">
      <style:table-cell-properties fo:background-color="#ffffcc" fo:border-bottom="0.035cm solid #000000" fo:border-left="none" fo:border-right="0.035cm solid #000000" fo:border-top="0.035cm solid #000000"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61" style:parent-style-name="Excel_20_Built-in_20_Normal">
      <style:table-cell-properties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162" style:parent-style-name="Excel_20_Built-in_20_Percent">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3" style:family="table-cell" style:name="ce163" style:parent-style-name="Excel_20_Built-in_20_Percent">
      <style:table-cell-properties fo:background-color="#ffffcc" fo:border-bottom="0.035cm solid #000000"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5" style:family="table-cell" style:name="ce164" style:parent-style-name="Excel_20_Built-in_20_Normal">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15" style:family="table-cell" style:name="ce165" style:parent-style-name="Excel_20_Built-in_20_Normal">
      <style:table-cell-properties fo:background-color="#ffffcc" fo:border-bottom="0.035cm solid #000000"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7" style:family="table-cell" style:name="ce166" style:parent-style-name="Excel_20_Built-in_20_Normal">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8" style:family="table-cell" style:name="ce167" style:parent-style-name="Excel_20_Built-in_20_Normal">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168" style:parent-style-name="Excel_20_Built-in_20_Comma">
      <style:table-cell-properties fo:background-color="transparent" fo:border-bottom="0.035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fo:margin-left="0cm" style:writing-mode="page"/>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169" style:parent-style-name="Excel_20_Built-in_20_Comma">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fo:margin-left="0cm" style:writing-mode="page"/>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170" style:parent-style-name="Excel_20_Built-in_20_Normal">
      <style:table-cell-properties fo:background-color="#ffffcc" fo:border-bottom="0.035cm solid #000000"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107" style:family="table-cell" style:name="ce171" style:parent-style-name="Excel_20_Built-in_20_Normal">
      <style:table-cell-properties fo:background-color="transparent" fo:border-bottom="none"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72" style:parent-style-name="Excel_20_Built-in_20_Normal">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73" style:parent-style-name="Excel_20_Built-in_20_Normal">
      <style:table-cell-properties fo:border-bottom="0.035cm solid #000000" fo:border-left="none" fo:border-right="none" fo:border-top="0.035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74" style:parent-style-name="Excel_20_Built-in_20_Normal">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5114" style:family="table-cell" style:name="ce175" style:parent-style-name="Excel_20_Built-in_20_Normal">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4" style:family="table-cell" style:name="ce176" style:parent-style-name="Excel_20_Built-in_20_Percent">
      <style:table-cell-properties fo:background-color="transparent" fo:border-bottom="0.035cm solid #000000"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5114" style:family="table-cell" style:name="ce177" style:parent-style-name="Excel_20_Built-in_20_Normal">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07" style:family="table-cell" style:name="ce178" style:parent-style-name="Excel_20_Built-in_20_Normal">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179" style:parent-style-name="Excel_20_Built-in_20_Normal">
      <style:table-cell-properties fo:background-color="transparent" fo:border-bottom="0.088cm solid #000000" fo:border-left="none" fo:border-right="none" fo:border-top="none" style:diagonal-bl-tr="none" style:diagonal-tl-br="none"/>
    </style:style>
    <style:style style:data-style-name="N5114" style:family="table-cell" style:name="ce180" style:parent-style-name="Excel_20_Built-in_20_Normal">
      <style:table-cell-properties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81" style:parent-style-name="Excel_20_Built-in_20_Normal">
      <style:table-cell-properties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182" style:parent-style-name="Excel_20_Built-in_20_Normal">
      <style:table-cell-properties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183"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184" style:parent-style-name="Excel_20_Built-in_20_Normal">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5114" style:family="table-cell" style:name="ce185" style:parent-style-name="Excel_20_Built-in_20_Normal">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113" style:family="table-cell" style:name="ce186" style:parent-style-name="Excel_20_Built-in_20_Percen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113" style:family="table-cell" style:name="ce187" style:parent-style-name="Excel_20_Built-in_20_Percent">
      <style:table-cell-properties fo:background-color="transparent" fo:border-bottom="0.035cm solid #000000" fo:border-left="none" fo:border-right="none"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4" style:family="table-cell" style:name="ce188" style:parent-style-name="Excel_20_Built-in_20_Percent">
      <style:table-cell-properties fo:background-color="transparent" fo:border-bottom="0.035cm solid #000000" fo:border-left="none"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3" style:family="table-cell" style:name="ce189" style:parent-style-name="Excel_20_Built-in_20_Percent">
      <style:table-cell-properties fo:background-color="transparent" fo:border-bottom="0.035cm solid #000000" fo:border-left="none"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5114" style:family="table-cell" style:name="ce190"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191" style:parent-style-name="Excel_20_Built-in_20_Normal">
      <style:table-cell-properties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192" style:parent-style-name="Excel_20_Built-in_20_Normal">
      <style:table-cell-properties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3" style:family="table-cell" style:name="ce193" style:parent-style-name="Excel_20_Built-in_20_Percent">
      <style:table-cell-properties fo:background-color="transparent" fo:border-bottom="0.035cm solid #000000" fo:border-left="none" fo:border-right="none"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113" style:family="table-cell" style:name="ce194" style:parent-style-name="Excel_20_Built-in_20_Percent">
      <style:table-cell-properties fo:background-color="transparent" fo:border-bottom="0.035cm solid #000000" fo:border-left="none"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116" style:family="table-cell" style:name="ce195"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3" style:family="table-cell" style:name="ce196" style:parent-style-name="Excel_20_Built-in_20_Percent">
      <style:table-cell-properties fo:background-color="transparent" fo:border-bottom="none"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113" style:family="table-cell" style:name="ce197" style:parent-style-name="Excel_20_Built-in_20_Percent">
      <style:table-cell-properties fo:background-color="transparent" fo:border-bottom="0.035cm solid #000000" fo:border-left="none" fo:border-right="0.035cm solid #000000"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4" style:family="table-cell" style:name="ce198" style:parent-style-name="Excel_20_Built-in_20_Percent">
      <style:table-cell-properties fo:background-color="transparent" fo:border-bottom="0.035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3" style:family="table-cell" style:name="ce199" style:parent-style-name="Excel_20_Built-in_20_Percent">
      <style:table-cell-properties fo:background-color="transparent" fo:border-bottom="0.035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5114" style:family="table-cell" style:name="ce200" style:parent-style-name="Excel_20_Built-in_20_Normal">
      <style:table-cell-properties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5114" style:family="table-cell" style:name="ce201" style:parent-style-name="Excel_20_Built-in_20_Normal">
      <style:table-cell-properties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202" style:parent-style-name="Excel_20_Built-in_20_Normal">
      <style:table-cell-properties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3" style:family="table-cell" style:name="ce203" style:parent-style-name="Excel_20_Built-in_20_Percent">
      <style:table-cell-properties fo:background-color="transparent" fo:border-bottom="0.035cm solid #000000" fo:border-left="none" fo:border-right="0.035cm solid #000000"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5114" style:family="table-cell" style:name="ce204" style:parent-style-name="Excel_20_Built-in_20_Normal">
      <style:table-cell-properties fo:border-bottom="0.035cm solid #000000" fo:border-left="none" fo:border-right="0.035cm solid #000000" fo:border-top="none" style:diagonal-bl-tr="none" style:diagonal-tl-br="none"/>
    </style:style>
    <style:style style:data-style-name="N113" style:family="table-cell" style:name="ce205" style:parent-style-name="Excel_20_Built-in_20_Percent">
      <style:table-cell-properties fo:background-color="transparent" fo:border-bottom="0.035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5114" style:family="table-cell" style:name="ce206" style:parent-style-name="Excel_20_Built-in_20_Normal">
      <style:table-cell-properties fo:border-bottom="0.035cm solid #000000" fo:border-left="none" fo:border-right="0.035cm solid #000000" fo:border-top="0.035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207" style:parent-style-name="Excel_20_Built-in_20_Normal">
      <style:table-cell-properties fo:border-bottom="none" fo:border-left="none" fo:border-right="none" fo:border-top="0.035cm solid #000000" style:diagonal-bl-tr="none" style:diagonal-tl-br="non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4" style:family="table-cell" style:name="ce208" style:parent-style-name="Excel_20_Built-in_20_Percent">
      <style:table-cell-properties fo:background-color="transparent" fo:border-bottom="none"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114" style:family="table-cell" style:name="ce209" style:parent-style-name="Excel_20_Built-in_20_Percent">
      <style:table-cell-properties fo:background-color="transparent" fo:border-bottom="0.035cm solid #000000" fo:border-left="0.035cm solid #000000" fo:border-right="none"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5114" style:family="table-cell" style:name="ce210" style:parent-style-name="Excel_20_Built-in_20_Normal">
      <style:table-cell-properties fo:background-color="transparent" fo:border-bottom="none" fo:border-left="0.035cm solid #000000" fo:border-right="none" fo:border-top="none" style:diagonal-bl-tr="none" style:diagonal-tl-br="none"/>
    </style:style>
    <style:style style:data-style-name="N107" style:family="table-cell" style:name="ce211" style:parent-style-name="Excel_20_Built-in_20_Normal">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7" style:family="table-cell" style:name="ce212" style:parent-style-name="Excel_20_Built-in_20_Normal">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213" style:parent-style-name="Excel_20_Built-in_20_Normal">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1" style:family="table-cell" style:name="ce214" style:parent-style-name="Excel_20_Built-in_20_Normal">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15" style:parent-style-name="Excel_20_Built-in_20_Normal">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216" style:parent-style-name="Excel_20_Built-in_20_Normal">
      <style:table-cell-properties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17" style:parent-style-name="Excel_20_Built-in_20_Normal">
      <style:table-cell-properties fo:border-bottom="none" fo:border-left="0.035cm solid #000000" fo:border-right="none" fo:border-top="none" style:diagonal-bl-tr="none" style:diagonal-tl-br="none"/>
    </style:style>
    <style:style style:data-style-name="N111" style:family="table-cell" style:name="ce218" style:parent-style-name="Excel_20_Built-in_20_Normal">
      <style:table-cell-properties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19" style:parent-style-name="Excel_20_Built-in_20_Normal">
      <style:table-cell-properties fo:background-color="transparent" fo:border-bottom="0.088cm solid #000000" fo:border-left="0.035cm solid #000000" fo:border-right="none"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1" style:family="table-cell" style:name="ce220" style:parent-style-name="Excel_20_Built-in_20_Normal">
      <style:table-cell-properties fo:border-bottom="0.088cm solid #000000" fo:border-left="0.035cm solid #000000" fo:border-right="none"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4" style:family="table-cell" style:name="ce221" style:parent-style-name="Excel_20_Built-in_20_Percen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114" style:family="table-cell" style:name="ce222" style:parent-style-name="Excel_20_Built-in_20_Percent">
      <style:table-cell-properties fo:background-color="transparent" fo:border-bottom="0.035cm solid #000000" fo:border-left="none" fo:border-right="none"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07" style:family="table-cell" style:name="ce223" style:parent-style-name="Excel_20_Built-in_20_Normal">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07" style:family="table-cell" style:name="ce224" style:parent-style-name="Excel_20_Built-in_20_Normal">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7" style:family="table-cell" style:name="ce225" style:parent-style-name="Excel_20_Built-in_20_Normal">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226" style:parent-style-name="Excel_20_Built-in_20_Percen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1" style:family="table-cell" style:name="ce227" style:parent-style-name="Excel_20_Built-in_20_Normal">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28" style:parent-style-name="Excel_20_Built-in_20_Normal">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229"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30" style:parent-style-name="Excel_20_Built-in_20_Normal">
      <style:table-cell-properties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31" style:parent-style-name="Excel_20_Built-in_20_Normal">
      <style:table-cell-properties fo:background-color="transparent" fo:border-bottom="0.088cm solid #000000" fo:border-left="none" fo:border-right="none"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1" style:family="table-cell" style:name="ce232" style:parent-style-name="Excel_20_Built-in_20_Normal">
      <style:table-cell-properties fo:border-bottom="0.088cm solid #000000" fo:border-left="none" fo:border-right="none"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4" style:family="table-cell" style:name="ce233" style:parent-style-name="Excel_20_Built-in_20_Percent">
      <style:table-cell-properties fo:background-color="transparent" fo:border-bottom="none"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114" style:family="table-cell" style:name="ce234" style:parent-style-name="Excel_20_Built-in_20_Percent">
      <style:table-cell-properties fo:background-color="transparent" fo:border-bottom="0.035cm solid #000000" fo:border-left="none" fo:border-right="0.035cm solid #000000"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07" style:family="table-cell" style:name="ce235" style:parent-style-name="Excel_20_Built-in_20_Normal">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07" style:family="table-cell" style:name="ce236" style:parent-style-name="Excel_20_Built-in_20_Normal">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07" style:family="table-cell" style:name="ce237" style:parent-style-name="Excel_20_Built-in_20_Normal">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238" style:parent-style-name="Excel_20_Built-in_20_Currency">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fo:margin-left="0cm" style:writing-mode="page"/>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239" style:parent-style-name="Excel_20_Built-in_20_Normal">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40" style:parent-style-name="Excel_20_Built-in_20_Normal">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241" style:parent-style-name="Excel_20_Built-in_20_Normal">
      <style:table-cell-properties fo:border-bottom="0.035cm solid #000000" fo:border-left="none" fo:border-right="0.035cm solid #000000" fo:border-top="0.035cm solid #000000" style:diagonal-bl-tr="none" style:diagonal-tl-br="none"/>
    </style:style>
    <style:style style:data-style-name="N111" style:family="table-cell" style:name="ce242" style:parent-style-name="Excel_20_Built-in_20_Normal">
      <style:table-cell-properties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43" style:parent-style-name="Excel_20_Built-in_20_Normal">
      <style:table-cell-properties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44" style:parent-style-name="Excel_20_Built-in_20_Normal">
      <style:table-cell-properties fo:background-color="transparent" fo:border-bottom="0.088cm solid #000000" fo:border-left="none" fo:border-right="0.035cm solid #000000"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1" style:family="table-cell" style:name="ce245" style:parent-style-name="Excel_20_Built-in_20_Normal">
      <style:table-cell-properties fo:border-bottom="0.088cm solid #000000" fo:border-left="none" fo:border-right="0.035cm solid #000000"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246" style:parent-style-name="Excel_20_Built-in_20_Normal">
      <style:table-cell-properties fo:border-bottom="none" fo:border-left="none" fo:border-right="none" fo:border-top="0.035cm solid #000000" style:diagonal-bl-tr="none" style:diagonal-tl-br="none"/>
    </style:style>
    <style:style style:data-style-name="N5114" style:family="table-cell" style:name="ce247" style:parent-style-name="Excel_20_Built-in_20_Normal">
      <style:table-cell-properties fo:border="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248" style:parent-style-name="Excel_20_Built-in_20_Percent">
      <style:table-cell-properties fo:background-color="transparent" fo:border-bottom="none"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5114" style:family="table-cell" style:name="ce249" style:parent-style-name="Excel_20_Built-in_20_Normal">
      <style:table-cell-properties fo:background-color="transparent" fo:border-bottom="0.088cm solid #000000" fo:border-left="0.035cm solid #000000" fo:border-right="none"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5114" style:family="table-cell" style:name="ce250" style:parent-style-name="Excel_20_Built-in_20_Normal">
      <style:table-cell-properties fo:border-bottom="0.035cm solid #000000" fo:border-left="0.035cm solid #000000" fo:border-right="none" fo:border-top="none"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251" style:parent-style-name="Excel_20_Built-in_20_Normal">
      <style:table-cell-properties fo:background-color="transparent" fo:border-bottom="0.088cm solid #000000" fo:border-left="0.035cm solid #000000" fo:border-right="none"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3" style:family="table-cell" style:name="ce252" style:parent-style-name="Excel_20_Built-in_20_Percent">
      <style:table-cell-properties fo:background-color="transparent" fo:border-bottom="0.088cm solid #000000" fo:border-left="none" fo:border-right="none" fo:border-top="0.088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5114" style:family="table-cell" style:name="ce253" style:parent-style-name="Excel_20_Built-in_20_Normal">
      <style:table-cell-properties fo:border-bottom="0.035cm solid #000000" fo:border-left="none" fo:border-right="none" fo:border-top="none"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254" style:parent-style-name="Excel_20_Built-in_20_Percent">
      <style:table-cell-properties fo:background-color="transparent" fo:border-bottom="0.088cm solid #000000" fo:border-left="none" fo:border-right="none" fo:border-top="0.088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3" style:family="table-cell" style:name="ce255" style:parent-style-name="Excel_20_Built-in_20_Percent">
      <style:table-cell-properties fo:background-color="transparent" fo:border-bottom="0.088cm solid #000000" fo:border-left="none" fo:border-right="0.035cm solid #000000" fo:border-top="0.088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data-style-name="N5114" style:family="table-cell" style:name="ce256" style:parent-style-name="Excel_20_Built-in_20_Normal">
      <style:table-cell-properties fo:border-bottom="0.035cm solid #000000" fo:border-left="none" fo:border-right="0.035cm solid #000000" fo:border-top="none"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257" style:parent-style-name="Excel_20_Built-in_20_Percent">
      <style:table-cell-properties fo:background-color="transparent" fo:border-bottom="0.088cm solid #000000" fo:border-left="none" fo:border-right="0.035cm solid #000000" fo:border-top="0.088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5114" style:family="table-cell" style:name="ce258" style:parent-style-name="Excel_20_Built-in_20_Normal">
      <style:table-cell-properties fo:border-bottom="0.035cm solid #000000" fo:border-left="none" fo:border-right="0.035cm solid #000000" fo:border-top="0.035cm solid #000000" style:diagonal-bl-tr="none" style:diagonal-tl-br="non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259" style:parent-style-name="Excel_20_Built-in_20_Normal">
      <style:table-cell-properties fo:border-bottom="0.088cm solid #000000" fo:border-left="none" fo:border-right="0.088cm solid #000000" fo:border-top="0.088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260" style:parent-style-name="Excel_20_Built-in_20_Normal">
      <style:table-cell-properties fo:border-bottom="none" fo:border-left="none" fo:border-right="0.088cm solid #000000" fo:border-top="0.088cm solid #000000" style:diagonal-bl-tr="none" style:diagonal-tl-br="none"/>
    </style:style>
    <style:style style:data-style-name="N5114" style:family="table-cell" style:name="ce261" style:parent-style-name="Excel_20_Built-in_20_Normal">
      <style:table-cell-properties fo:border-bottom="none" fo:border-left="none" fo:border-right="0.088cm solid #000000" fo:border-top="none" style:diagonal-bl-tr="none" style:diagonal-tl-br="none"/>
      <style:text-properties fo:font-size="12pt" fo:font-style="normal" fo:font-weight="normal" fo:text-shadow="none" style:font-name="Arial Narrow1" style:font-name-complex="Arial Narrow1" style:font-size-asian="12pt" style:font-size-complex="12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262" style:parent-style-name="Excel_20_Built-in_20_Normal">
      <style:table-cell-properties fo:border-bottom="none" fo:border-left="none" fo:border-right="0.088cm solid #000000" fo:border-top="none" style:diagonal-bl-tr="none" style:diagonal-tl-br="none"/>
    </style:style>
    <style:style style:data-style-name="N5114" style:family="table-cell" style:name="ce263" style:parent-style-name="Excel_20_Built-in_20_Normal">
      <style:table-cell-properties fo:background-color="transparent" fo:border-bottom="none" fo:border-left="none" fo:border-right="0.088cm solid #000000" fo:border-top="none" style:diagonal-bl-tr="none" style:diagonal-tl-br="none"/>
    </style:style>
    <style:style style:data-style-name="N5114" style:family="table-cell" style:name="ce264" style:parent-style-name="Excel_20_Built-in_20_Normal">
      <style:table-cell-properties fo:border-bottom="none" fo:border-left="none" fo:border-right="0.088cm solid #000000" fo:border-top="none"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265" style:parent-style-name="Excel_20_Built-in_20_Normal">
      <style:table-cell-properties fo:border-bottom="0.088cm solid #000000" fo:border-left="none" fo:border-right="0.088cm solid #000000" fo:border-top="none" style:diagonal-bl-tr="none" style:diagonal-tl-br="none"/>
    </style:style>
    <style:style style:data-style-name="N5114" style:family="table-cell" style:name="ce266" style:parent-style-name="Excel_20_Built-in_20_Normal">
      <style:table-cell-properties fo:border-bottom="none" fo:border-left="none" fo:border-right="0.088cm solid #000000" fo:border-top="none" style:diagonal-bl-tr="none" style:diagonal-tl-br="non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267" style:parent-style-name="Excel_20_Built-in_20_Normal">
      <style:table-cell-properties fo:border-bottom="none" fo:border-left="none" fo:border-right="0.088cm solid #000000" fo:border-top="none" style:diagonal-bl-tr="none" style:diagonal-tl-br="none"/>
      <style:text-properties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268" style:parent-style-name="Excel_20_Built-in_20_Normal">
      <style:text-properties fo:font-size="12pt" fo:font-style="normal" fo:font-weight="normal" fo:text-shadow="none" style:font-name="Arial Narrow1" style:font-name-complex="Arial Narrow1" style:font-size-asian="12pt" style:font-size-complex="12pt" style:font-style-asian="normal" style:font-style-complex="normal" style:font-weight-asian="normal" style:font-weight-complex="normal" style:text-line-through-style="none" style:text-outline="false" style:text-underline-style="none" style:use-window-font-color="true"/>
    </style:style>
    <style:style style:data-style-name="N115" style:family="table-cell" style:name="ce269" style:parent-style-name="Excel_20_Built-in_20_Normal">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270" style:parent-style-name="Excel_20_Built-in_20_Normal">
      <style:table-cell-properties fo:background-color="#000000" fo:border="none" fo:wrap-option="no-wrap"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pt" fo:font-style="italic" fo:font-weight="bold" fo:text-shadow="none" style:font-name="Arial Narrow1" style:font-name-complex="Arial Narrow1" style:font-size-asian="12pt" style:font-size-complex="12pt" style:font-style-asian="italic" style:font-style-complex="italic" style:font-weight-asian="bold" style:font-weight-complex="bold" style:text-line-through-style="none" style:text-outline="false" style:text-underline-style="none"/>
    </style:style>
    <style:style style:data-style-name="N115" style:family="table-cell" style:name="ce271" style:parent-style-name="Excel_20_Built-in_20_Normal">
      <style:table-cell-properties fo:wrap-option="no-wrap" style:direction="ltr" style:repeat-content="false" style:rotation-align="none" style:rotation-angle="0" style:shrink-to-fit="false" style:text-align-source="fix" style:vertical-align="bottom"/>
      <style:paragraph-properties fo:margin-left="0.303cm" fo:text-align="start" style:writing-mode="page"/>
    </style:style>
    <style:style style:data-style-name="N115" style:family="table-cell" style:name="ce272" style:parent-style-name="Excel_20_Built-in_20_Normal">
      <style:table-cell-properties fo:border-bottom="none" fo:border-left="0.088cm solid #000000" fo:border-right="none" fo:border-top="0.088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273" style:parent-style-name="Excel_20_Built-in_20_Normal">
      <style:table-cell-properties fo:border-bottom="0.088cm solid #000000" fo:border-left="0.088cm solid #000000" fo:border-right="none" fo:border-top="none"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274" style:parent-style-name="Excel_20_Built-in_20_Normal">
      <style:table-cell-properties fo:border-bottom="none" fo:border-left="0.088cm solid #0000ff" fo:border-right="none" fo:border-top="0.088cm solid #0000ff" style:diagonal-bl-tr="none" style:diagonal-tl-br="non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275" style:parent-style-name="Excel_20_Built-in_20_Normal">
      <style:table-cell-properties fo:border-bottom="none" fo:border-left="0.088cm solid #0000ff" fo:border-right="none" fo:border-top="none" style:diagonal-bl-tr="none" style:diagonal-tl-br="non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276" style:parent-style-name="Excel_20_Built-in_20_Normal">
      <style:table-cell-properties fo:border-bottom="0.088cm solid #0000ff" fo:border-left="0.088cm solid #0000ff" fo:border-right="none" fo:border-top="none" style:diagonal-bl-tr="none" style:diagonal-tl-br="non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277" style:parent-style-name="Excel_20_Built-in_20_Normal">
      <style:table-cell-properties fo:border="none"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278"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279" style:parent-style-name="Excel_20_Built-in_20_Normal">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280" style:parent-style-name="Excel_20_Built-in_20_Normal">
      <style:table-cell-properties fo:border="none" fo:wrap-option="wrap" style:direction="ltr" style:repeat-content="false" style:rotation-align="none" style:rotation-angle="0" style:shrink-to-fit="false" style:text-align-source="fix" style:vertical-align="top"/>
      <style:paragraph-properties fo:margin-left="0cm" fo:text-align="center" style:writing-mode="page"/>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family="table-cell" style:name="ce281" style:parent-style-name="Excel_20_Built-in_20_Normal">
      <style:table-cell-properties fo:wrap-option="wrap" style:direction="ltr" style:repeat-content="false" style:rotation-align="none" style:rotation-angle="0" style:shrink-to-fit="false" style:text-align-source="fix" style:vertical-align="top"/>
      <style:paragraph-properties fo:margin-left="0cm" fo:text-align="center" style:writing-mode="page"/>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data-style-name="N115" style:family="table-cell" style:name="ce282" style:parent-style-name="Excel_20_Built-in_20_Normal">
      <style:table-cell-properties fo:wrap-option="no-wrap"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5" style:family="table-cell" style:name="ce283" style:parent-style-name="Excel_20_Built-in_20_Normal">
      <style:table-cell-properties fo:background-color="#000000" fo:wrap-option="no-wrap"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pt" fo:font-style="italic" fo:font-weight="bold" fo:text-shadow="none" style:font-name="Arial Narrow1" style:font-name-complex="Arial Narrow1" style:font-size-asian="12pt" style:font-size-complex="12pt" style:font-style-asian="italic" style:font-style-complex="italic" style:font-weight-asian="bold" style:font-weight-complex="bold" style:text-line-through-style="none" style:text-outline="false" style:text-underline-style="none"/>
    </style:style>
    <style:style style:data-style-name="N115" style:family="table-cell" style:name="ce284" style:parent-style-name="Excel_20_Built-in_20_Normal">
      <style:table-cell-properties fo:background-color="#ffffcc"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285" style:parent-style-name="Excel_20_Built-in_20_Normal">
      <style:table-cell-properties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286" style:parent-style-name="Excel_20_Built-in_20_Normal">
      <style:table-cell-properties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287" style:parent-style-name="Excel_20_Built-in_20_Normal">
      <style:table-cell-properties fo:border-bottom="none" fo:border-left="0.035cm solid #000000" fo:border-right="none"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288" style:parent-style-name="Excel_20_Built-in_20_Percent">
      <style:table-cell-properties fo:background-color="transparent" fo:border-bottom="0.088cm solid #000000"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5" style:family="table-cell" style:name="ce289" style:parent-style-name="Excel_20_Built-in_20_Normal">
      <style:table-cell-properties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5" style:family="table-cell" style:name="ce290"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3" style:family="table-cell" style:name="ce291" style:parent-style-name="Excel_20_Built-in_20_Percen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3" style:family="table-cell" style:name="ce292" style:parent-style-name="Excel_20_Built-in_20_Percent">
      <style:table-cell-properties fo:background-color="transparent" fo:border-bottom="none" fo:border-left="none" fo:border-right="none" fo:border-top="0.088cm solid #0000ff"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293"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294" style:parent-style-name="Excel_20_Built-in_20_Normal">
      <style:table-cell-properties fo:border-bottom="0.088cm solid #0000ff"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family="table-cell" style:name="ce295" style:parent-style-name="Excel_20_Built-in_20_Percen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5" style:family="table-cell" style:name="ce296" style:parent-style-name="Excel_20_Built-in_20_Normal">
      <style:table-cell-properties fo:background-color="#ffffcc"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1" style:family="table-cell" style:name="ce297"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298" style:parent-style-name="Excel_20_Built-in_20_Normal">
      <style:table-cell-properties fo:border-bottom="none" fo:border-left="none" fo:border-right="none"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299" style:parent-style-name="Excel_20_Built-in_20_Percent">
      <style:table-cell-properties fo:background-color="transparent" fo:border-bottom="0.088cm solid #000000" fo:border-left="none"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5" style:family="table-cell" style:name="ce300" style:parent-style-name="Excel_20_Built-in_20_Normal">
      <style:table-cell-properties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5" style:family="table-cell" style:name="ce301" style:parent-style-name="Excel_20_Built-in_20_Normal">
      <style:table-cell-properties fo:border-bottom="none" fo:border-left="none" fo:border-right="none" fo:border-top="0.088cm solid #0000ff"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302" style:parent-style-name="Excel_20_Built-in_20_Normal">
      <style:table-cell-properties fo:background-color="#ffffcc"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303" style:parent-style-name="Excel_20_Built-in_20_Normal">
      <style:table-cell-properties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304" style:parent-style-name="Excel_20_Built-in_20_Normal">
      <style:table-cell-properties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305" style:parent-style-name="Excel_20_Built-in_20_Normal">
      <style:table-cell-properties fo:border-bottom="none" fo:border-left="none" fo:border-right="0.035cm solid #000000"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306" style:parent-style-name="Excel_20_Built-in_20_Percent">
      <style:table-cell-properties fo:background-color="transparent" fo:border-bottom="0.088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5" style:family="table-cell" style:name="ce307" style:parent-style-name="Excel_20_Built-in_20_Normal">
      <style:table-cell-properties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5" style:family="table-cell" style:name="ce308" style:parent-style-name="Excel_20_Built-in_20_Normal">
      <style:table-cell-properties fo:wrap-option="no-wrap" style:direction="ltr" style:repeat-content="false" style:rotation-align="none" style:rotation-angle="0" style:shrink-to-fit="false" style:text-align-source="fix" style:vertical-align="bottom"/>
      <style:paragraph-properties fo:margin-left="0cm" fo:text-align="end" style:writing-mode="page"/>
    </style:style>
    <style:style style:data-style-name="N115" style:family="table-cell" style:name="ce309"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end" style:writing-mode="page"/>
      <style:text-properties fo:color="#0000ff" fo:font-size="12pt" fo:font-style="normal" fo:font-weight="bold" fo:text-shadow="none" style:font-name="Arial Narrow" style:font-name-complex="Arial Narrow"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310" style:parent-style-name="Excel_20_Built-in_20_Normal">
      <style:table-cell-properties fo:border-bottom="0.088cm solid #0000ff"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end" style:writing-mode="page"/>
      <style:text-properties fo:color="#0000ff" fo:font-size="12pt" fo:font-style="normal" fo:font-weight="bold" fo:text-shadow="none" style:font-name="Arial Narrow" style:font-name-complex="Arial Narrow" style:font-size-asian="12pt" style:font-size-complex="12pt" style:font-style-asian="normal" style:font-style-complex="normal" style:font-weight-asian="bold" style:font-weight-complex="bold" style:text-line-through-style="none" style:text-outline="false" style:text-underline-style="none"/>
    </style:style>
    <style:style style:data-style-name="N111" style:family="table-cell" style:name="ce311" style:parent-style-name="Excel_20_Built-in_20_Normal"/>
    <style:style style:data-style-name="N115" style:family="table-cell" style:name="ce312" style:parent-style-name="Excel_20_Built-in_20_Normal">
      <style:table-cell-properties fo:border-bottom="none" fo:border-left="none" fo:border-right="none" fo:border-top="0.088cm solid #0000ff" style:diagonal-bl-tr="none" style:diagonal-tl-br="non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313" style:parent-style-name="Excel_20_Built-in_20_Normal">
      <style:table-cell-properties style:diagonal-bl-tr="none" style:diagonal-tl-br="none"/>
      <style:text-properties fo:color="#0000ff" fo:font-size="12pt" fo:font-style="normal" fo:font-weight="bold" fo:text-shadow="none" style:font-name="Arial Narrow" style:font-name-complex="Arial Narrow"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314" style:parent-style-name="Excel_20_Built-in_20_Normal">
      <style:table-cell-properties fo:border-bottom="0.088cm solid #0000ff" fo:border-left="none" fo:border-right="none" fo:border-top="none" style:diagonal-bl-tr="none" style:diagonal-tl-br="none"/>
      <style:text-properties fo:color="#0000ff" fo:font-size="12pt" fo:font-style="normal" fo:font-weight="bold" fo:text-shadow="none" style:font-name="Arial Narrow" style:font-name-complex="Arial Narrow"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315" style:parent-style-name="Excel_20_Built-in_20_Normal">
      <style:table-cell-properties fo:background-color="#ffffcc" fo:border="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316" style:parent-style-name="Excel_20_Built-in_20_Normal">
      <style:table-cell-properties fo:border-bottom="none" fo:border-left="0.035cm solid #000000"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317" style:parent-style-name="Excel_20_Built-in_20_Normal">
      <style:table-cell-properties fo:border-bottom="none" fo:border-left="0.035cm solid #000000"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1" style:family="table-cell" style:name="ce318" style:parent-style-name="Excel_20_Built-in_20_Normal">
      <style:table-cell-properties fo:border-bottom="none" fo:border-left="0.035cm solid #000000" fo:border-right="0.035cm solid #000000" fo:border-top="0.088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3" style:family="table-cell" style:name="ce319" style:parent-style-name="Excel_20_Built-in_20_Percent">
      <style:table-cell-properties fo:background-color="transparent" fo:border-bottom="0.088cm solid #000000" fo:border-left="0.035cm solid #000000"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data-style-name="N115" style:family="table-cell" style:name="ce320" style:parent-style-name="Excel_20_Built-in_20_Normal">
      <style:table-cell-properties fo:border-bottom="0.035cm solid #000000" fo:border-left="0.035cm solid #000000"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style>
    <style:style style:data-style-name="N113" style:family="table-cell" style:name="ce321" style:parent-style-name="Excel_20_Built-in_20_Percent">
      <style:table-cell-properties fo:background-color="#ffffcc" fo:border="0.035cm solid #000000"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322"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pt" fo:font-style="normal" fo:font-weight="bold" fo:text-shadow="none" style:font-name="Arial Narrow" style:font-name-complex="Arial Narrow"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323" style:parent-style-name="Excel_20_Built-in_20_Normal">
      <style:table-cell-properties style:diagonal-bl-tr="none" style:diagonal-tl-br="non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324" style:parent-style-name="Excel_20_Built-in_20_Normal">
      <style:table-cell-properties fo:border-bottom="0.088cm solid #0000ff" fo:border-left="none" fo:border-right="none" fo:border-top="none" style:diagonal-bl-tr="none" style:diagonal-tl-br="non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1" style:family="table-cell" style:name="ce325" style:parent-style-name="Excel_20_Built-in_20_Normal">
      <style:table-cell-properties fo:border-bottom="none" fo:border-left="none" fo:border-right="none" fo:border-top="0.088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326" style:parent-style-name="Excel_20_Built-in_20_Normal">
      <style:table-cell-properties fo:border-bottom="0.088cm solid #000000" fo:border-left="none" fo:border-right="none" fo:border-top="none"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327" style:parent-style-name="Excel_20_Built-in_20_Normal">
      <style:table-cell-properties fo:border-bottom="none" fo:border-left="0.035cm solid #000000" fo:border-right="0.035cm solid #000000" fo:border-top="none" style:diagonal-bl-tr="none" style:diagonal-tl-br="none"/>
    </style:style>
    <style:style style:data-style-name="N111" style:family="table-cell" style:name="ce328" style:parent-style-name="Excel_20_Built-in_20_Normal">
      <style:table-cell-properties fo:border-bottom="none" fo:border-left="0.035cm solid #000000" fo:border-right="0.035cm solid #000000" fo:border-top="none" style:diagonal-bl-tr="none" style:diagonal-tl-br="none"/>
    </style:style>
    <style:style style:data-style-name="N115" style:family="table-cell" style:name="ce329" style:parent-style-name="Excel_20_Built-in_20_Normal">
      <style:table-cell-properties fo:border-bottom="0.035cm solid #000000" fo:border-left="0.035cm solid #000000" fo:border-right="0.035cm solid #000000" fo:border-top="none" style:diagonal-bl-tr="none" style:diagonal-tl-br="none"/>
    </style:style>
    <style:style style:data-style-name="N111" style:family="table-cell" style:name="ce330" style:parent-style-name="Excel_20_Built-in_20_Normal">
      <style:table-cell-properties fo:border-bottom="0.088cm solid #0000ff"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pt" fo:font-style="normal" fo:font-weight="bold" fo:text-shadow="none" style:font-name="Arial Narrow" style:font-name-complex="Arial Narrow"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331" style:parent-style-name="Excel_20_Built-in_20_Normal">
      <style:table-cell-properties fo:border-bottom="none" fo:border-left="none" fo:border-right="0.088cm solid #000000" fo:border-top="0.088cm solid #000000"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332" style:parent-style-name="Excel_20_Built-in_20_Normal">
      <style:table-cell-properties fo:border-bottom="0.088cm solid #000000" fo:border-left="none" fo:border-right="0.088cm solid #000000" fo:border-top="none" style:diagonal-bl-tr="none" style:diagonal-tl-br="none"/>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333" style:parent-style-name="Excel_20_Built-in_20_Normal">
      <style:table-cell-properties fo:border-bottom="none" fo:border-left="none" fo:border-right="0.088cm solid #0000ff" fo:border-top="0.088cm solid #0000ff" style:diagonal-bl-tr="none" style:diagonal-tl-br="non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334" style:parent-style-name="Excel_20_Built-in_20_Normal">
      <style:table-cell-properties fo:border-bottom="none" fo:border-left="none" fo:border-right="0.088cm solid #0000ff" fo:border-top="none" style:diagonal-bl-tr="none" style:diagonal-tl-br="non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335" style:parent-style-name="Excel_20_Built-in_20_Normal">
      <style:table-cell-properties fo:border-bottom="0.088cm solid #0000ff" fo:border-left="none" fo:border-right="0.088cm solid #0000ff" fo:border-top="none" style:diagonal-bl-tr="none" style:diagonal-tl-br="none"/>
      <style:text-properties fo:color="#0000ff" fo:font-size="12pt" fo:font-style="normal" fo:font-weight="normal" fo:text-shadow="none" style:font-name="Arial Narrow" style:font-name-complex="Arial Narrow" style:font-size-asian="12pt" style:font-size-complex="12pt" style:font-style-asian="normal" style:font-style-complex="normal" style:font-weight-asian="normal" style:font-weight-complex="normal" style:text-line-through-style="none" style:text-outline="false" style:text-underline-style="none"/>
    </style:style>
    <style:style style:data-style-name="N115" style:family="table-cell" style:name="ce336" style:parent-style-name="Excel_20_Built-in_20_Normal">
      <style:table-cell-properties fo:border="none" fo:wrap-option="wrap" style:direction="ltr" style:repeat-content="false" style:rotation-align="none" style:rotation-angle="0" style:shrink-to-fit="false" style:text-align-source="fix" style:vertical-align="middle"/>
      <style:paragraph-properties fo:margin-left="0cm" fo:text-align="center" style:writing-mode="page"/>
      <style:text-properties fo:color="#0000ff" fo:font-size="12pt" fo:font-style="normal" fo:font-weight="bold" fo:text-shadow="none" style:font-name="Arial Narrow1" style:font-name-complex="Arial Narrow1"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337" style:parent-style-name="Excel_20_Built-in_20_Normal">
      <style:table-cell-properties fo:wrap-option="wrap" style:direction="ltr" style:repeat-content="false" style:rotation-align="none" style:rotation-angle="0" style:shrink-to-fit="false" style:text-align-source="fix" style:vertical-align="middle"/>
      <style:paragraph-properties fo:margin-left="0cm" fo:text-align="center" style:writing-mode="page"/>
      <style:text-properties fo:color="#0000ff" fo:font-size="12pt" fo:font-style="normal" fo:font-weight="bold" fo:text-shadow="none" style:font-name="Arial Narrow1" style:font-name-complex="Arial Narrow1"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338"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style>
    <style:style style:data-style-name="N112" style:family="table-cell" style:name="ce339" style:parent-style-name="Excel_20_Built-in_20_Normal">
      <style:table-cell-properties fo:border="none" fo:wrap-option="no-wrap" style:diagonal-bl-tr="none" style:diagonal-tl-br="none" style:direction="ltr" style:repeat-content="false" style:rotation-align="none" style:rotation-angle="0" style:shrink-to-fit="false" style:text-align-source="fix" style:vertical-align="middle"/>
      <style:paragraph-properties fo:margin-left="0cm" fo:text-align="end" style:writing-mode="page"/>
      <style:text-properties fo:color="#0000ff" fo:font-size="24pt" fo:font-style="normal" fo:font-weight="bold" fo:text-shadow="none" style:font-name="Arial" style:font-name-complex="Arial" style:font-size-asian="24pt" style:font-size-complex="24pt" style:font-style-asian="normal" style:font-style-complex="normal" style:font-weight-asian="bold" style:font-weight-complex="bold" style:text-line-through-style="none" style:text-outline="false" style:text-underline-style="none"/>
    </style:style>
    <style:style style:data-style-name="N112" style:family="table-cell" style:name="ce340"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middle"/>
      <style:paragraph-properties fo:margin-left="0cm" fo:text-align="end" style:writing-mode="page"/>
      <style:text-properties fo:color="#0000ff" fo:font-size="24pt" fo:font-style="normal" fo:font-weight="bold" fo:text-shadow="none" style:font-name="Arial" style:font-name-complex="Arial" style:font-size-asian="24pt" style:font-size-complex="24pt" style:font-style-asian="normal" style:font-style-complex="normal" style:font-weight-asian="bold" style:font-weight-complex="bold" style:text-line-through-style="none" style:text-outline="false" style:text-underline-style="none"/>
    </style:style>
    <style:style style:data-style-name="N112" style:family="table-cell" style:name="ce341" style:parent-style-name="Excel_20_Built-in_20_Normal">
      <style:table-cell-properties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fo:color="#0000ff" fo:font-size="24pt" fo:font-style="normal" fo:font-weight="bold" fo:text-shadow="none" style:font-name="Arial" style:font-name-complex="Arial" style:font-size-asian="24pt" style:font-size-complex="24pt" style:font-style-asian="normal" style:font-style-complex="normal" style:font-weight-asian="bold" style:font-weight-complex="bold" style:text-line-through-style="none" style:text-outline="false" style:text-underline-style="none"/>
    </style:style>
    <style:style style:data-style-name="N115" style:family="table-cell" style:name="ce342" style:parent-style-name="Excel_20_Built-in_20_Normal">
      <style:table-cell-properties fo:border="none" fo:wrap-option="wrap" style:direction="ltr" style:repeat-content="false" style:rotation-align="none" style:rotation-angle="0" style:shrink-to-fit="false" style:text-align-source="fix" style:vertical-align="middle"/>
      <style:paragraph-properties fo:margin-left="0cm" fo:text-align="start" style:writing-mode="page"/>
      <style:text-properties fo:color="#0000ff" fo:font-size="24pt" fo:font-style="normal" fo:font-weight="bold" fo:text-shadow="none" style:font-name="Arial Narrow1" style:font-name-complex="Arial Narrow1" style:font-size-asian="24pt" style:font-size-complex="24pt" style:font-style-asian="normal" style:font-style-complex="normal" style:font-weight-asian="bold" style:font-weight-complex="bold" style:text-line-through-style="none" style:text-outline="false" style:text-underline-style="none"/>
    </style:style>
    <style:style style:data-style-name="N115" style:family="table-cell" style:name="ce343" style:parent-style-name="Excel_20_Built-in_20_Normal">
      <style:table-cell-properties fo:wrap-option="wrap" style:direction="ltr" style:repeat-content="false" style:rotation-align="none" style:rotation-angle="0" style:shrink-to-fit="false" style:text-align-source="fix" style:vertical-align="middle"/>
      <style:paragraph-properties fo:margin-left="0cm" fo:text-align="start" style:writing-mode="page"/>
      <style:text-properties fo:color="#0000ff" fo:font-size="24pt" fo:font-style="normal" fo:font-weight="bold" fo:text-shadow="none" style:font-name="Arial Narrow1" style:font-name-complex="Arial Narrow1" style:font-size-asian="24pt" style:font-size-complex="24pt" style:font-style-asian="normal" style:font-style-complex="normal" style:font-weight-asian="bold" style:font-weight-complex="bold" style:text-line-through-style="none" style:text-outline="false" style:text-underline-style="none"/>
    </style:style>
    <style:style style:data-style-name="N115" style:family="table-cell" style:name="ce344"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24pt" fo:font-style="normal" fo:font-weight="bold" fo:text-shadow="none" style:font-name="Arial Narrow1" style:font-name-complex="Arial Narrow1" style:font-size-asian="24pt" style:font-size-complex="24pt" style:font-style-asian="normal" style:font-style-complex="normal" style:font-weight-asian="bold" style:font-weight-complex="bold" style:text-line-through-style="none" style:text-outline="false" style:text-underline-style="none"/>
    </style:style>
    <style:style style:family="graphic" style:name="gr1">
      <style:graphic-properties draw:ole-draw-aspect="1" draw:visible-area-height="20.496cm" draw:visible-area-left="0cm" draw:visible-area-top="0cm" draw:visible-area-width="7.62cm"/>
    </style:style>
    <style:style style:family="graphic" style:name="gr2">
      <style:graphic-properties draw:ole-draw-aspect="1"/>
    </style:style>
    <style:style style:family="graphic" style:name="gr3">
      <style:graphic-properties draw:auto-grow-height="false" draw:fill="none" draw:stroke="dash" draw:stroke-dash="Dash_20_2" draw:stroke-linejoin="miter" fo:min-height="0.1cm" fo:padding-bottom="0.125cm" fo:padding-left="0.25cm" fo:padding-right="0.25cm" fo:padding-top="0.125cm" fo:wrap-option="wrap" svg:stroke-color="#ff0000" svg:stroke-width="0.071cm"/>
    </style:style>
    <style:style style:family="graphic" style:name="gr4">
      <style:graphic-properties draw:auto-grow-height="false" draw:fill="none" draw:stroke="solid" draw:stroke-linejoin="round" fo:min-height="0.1cm" fo:padding-bottom="0.125cm" fo:padding-left="0.25cm" fo:padding-right="0.25cm" fo:padding-top="0.125cm" fo:wrap-option="wrap" svg:stroke-color="#ff0000" svg:stroke-width="0.071cm"/>
    </style:style>
    <style:style style:family="paragraph" style:name="P1">
      <style:paragraph-properties style:line-break="strict" style:punctuation-wrap="simple" style:writing-mode="page"/>
      <style:text-properties fo:font-size="18pt"/>
    </style:style>
    <style:style style:family="text" style:name="T1">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position="0% 100%" style:text-underline-style="none" style:use-window-font-color="true"/>
    </style:style>
    <style:style style:family="text" style:name="T2">
      <style:text-properties fo:font-size="10pt" fo:font-style="normal" fo:font-weight="normal" fo:text-shadow="none" style:font-name="Arial Narrow1" style:font-name-complex="Arial Narrow1" style:font-size-asian="10pt" style:font-size-complex="10pt" style:font-style-asian="normal" style:font-style-complex="normal" style:font-weight-asian="normal" style:font-weight-complex="normal" style:text-line-through-style="none" style:text-outline="false" style:text-position="0% 100%" style:text-underline-style="none" style:use-window-font-color="true"/>
    </style:style>
    <style:style style:family="text" style:name="T3">
      <style:text-properties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position="0% 100%" style:text-underline-color="font-color" style:text-underline-style="solid" style:text-underline-width="auto" style:use-window-font-color="true"/>
    </style:style>
    <style:style style:family="text" style:name="T4">
      <style:text-properties fo:color="#0000ff" fo:font-size="10pt" fo:font-style="italic" fo:font-weight="bold" fo:text-shadow="none" style:font-name="Arial Narrow1" style:font-name-complex="Arial Narrow1" style:font-size-asian="10pt" style:font-size-complex="10pt" style:font-style-asian="italic" style:font-style-complex="italic" style:font-weight-asian="bold" style:font-weight-complex="bold" style:text-line-through-style="none" style:text-outline="false" style:text-position="0% 100%" style:text-underline-style="none"/>
    </style:style>
    <style:style style:family="text" style:name="T5">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position="0% 100%" style:text-underline-style="none"/>
    </style:style>
    <style:style style:family="text" style:name="T6">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position="0% 100%" style:text-underline-style="none" style:use-window-font-color="true"/>
    </style:style>
    <style:style style:family="table-row" style:name="rod1">
      <style:table-row-properties style:row-height="0.1764in" style:use-optimal-row-height="true"/>
    </style:style>
    <style:style style:family="table-row" style:name="or_918580679">
      <style:table-row-properties fo:break-before="auto" style:row-height="0.3748in" style:use-optimal-row-height="true"/>
    </style:style>
    <style:style style:family="table-row" style:name="or_1293016649">
      <style:table-row-properties fo:break-before="auto" style:row-height="0.3748in" style:use-optimal-row-height="false"/>
    </style:style>
    <style:style style:family="table-row" style:name="or_1325341176">
      <style:table-row-properties fo:break-before="auto" style:row-height="0.0661in" style:use-optimal-row-height="false"/>
    </style:style>
    <style:style style:family="table-row" style:name="or_764776957">
      <style:table-row-properties fo:break-before="auto" style:row-height="0.1874in" style:use-optimal-row-height="false"/>
    </style:style>
    <style:style style:family="table-row" style:name="or_33370785">
      <style:table-row-properties fo:break-before="auto" style:row-height="0.3307in" style:use-optimal-row-height="false"/>
    </style:style>
    <style:style style:family="table-row" style:name="or_99163450">
      <style:table-row-properties fo:break-before="auto" style:row-height="0.1213in" style:use-optimal-row-height="false"/>
    </style:style>
    <style:style style:family="table-row" style:name="or_562235400">
      <style:table-row-properties fo:break-before="auto" style:row-height="0.3528in" style:use-optimal-row-height="false"/>
    </style:style>
    <style:style style:family="table-row" style:name="or_1290995956">
      <style:table-row-properties fo:break-before="auto" style:row-height="0.5292in" style:use-optimal-row-height="false"/>
    </style:style>
    <style:style style:family="table-row" style:name="or_1890451722">
      <style:table-row-properties fo:break-before="auto" style:row-height="0.1433in" style:use-optimal-row-height="false"/>
    </style:style>
    <style:style style:family="table-row" style:name="or_1094077279">
      <style:table-row-properties fo:break-before="auto" style:row-height="0.8709in" style:use-optimal-row-height="false"/>
    </style:style>
    <style:style style:family="table-row" style:name="or_667313016">
      <style:table-row-properties fo:break-before="auto" style:row-height="0.2976in" style:use-optimal-row-height="false"/>
    </style:style>
    <style:style style:family="table-row" style:name="or_758060030">
      <style:table-row-properties fo:break-before="auto" style:row-height="0.6284in" style:use-optimal-row-height="false"/>
    </style:style>
    <style:style style:family="table-row" style:name="or_1415590373">
      <style:table-row-properties fo:break-before="auto" style:row-height="0.463in" style:use-optimal-row-height="false"/>
    </style:style>
    <style:style style:family="table-row" style:name="or_1067502477">
      <style:table-row-properties fo:break-before="auto" style:row-height="0.5953in" style:use-optimal-row-height="false"/>
    </style:style>
    <style:style style:family="table-row" style:name="or_659437980">
      <style:table-row-properties fo:break-before="auto" style:row-height="0.2425in" style:use-optimal-row-height="false"/>
    </style:style>
    <style:style style:family="table-row" style:name="or_105471613">
      <style:table-row-properties fo:break-before="auto" style:row-height="0.1654in" style:use-optimal-row-height="false"/>
    </style:style>
    <style:style style:family="table-row" style:name="or_995904648">
      <style:table-row-properties fo:break-before="auto" style:row-height="0.7717in" style:use-optimal-row-height="false"/>
    </style:style>
    <style:style style:family="table-row" style:name="or_1324974906">
      <style:table-row-properties fo:break-before="auto" style:row-height="0.2205in" style:use-optimal-row-height="false"/>
    </style:style>
    <style:style style:family="table-row" style:name="or_1688353042">
      <style:table-row-properties fo:break-before="auto" style:row-height="0.1984in" style:use-optimal-row-height="false"/>
    </style:style>
    <style:style style:family="table-row" style:name="or_425613604">
      <style:table-row-properties fo:break-before="auto" style:row-height="0.2095in" style:use-optimal-row-height="false"/>
    </style:style>
    <style:style style:family="table-row" style:name="or_9954548">
      <style:table-row-properties fo:break-before="page" style:row-height="0.1984in" style:use-optimal-row-height="false"/>
    </style:style>
    <style:style style:family="table-row" style:name="or_334455234">
      <style:table-row-properties fo:break-before="page" style:row-height="0.1874in" style:use-optimal-row-height="false"/>
    </style:style>
    <style:style style:family="table-column" style:name="cod1">
      <style:table-column-properties style:column-width="0.8819in"/>
    </style:style>
    <style:style style:family="table-column" style:name="oc_451856455">
      <style:table-column-properties fo:break-before="auto" style:column-width="0.2425in"/>
    </style:style>
    <style:style style:family="table-column" style:name="oc_1018927950">
      <style:table-column-properties fo:break-before="auto" style:column-width="0.7055in"/>
    </style:style>
    <style:style style:family="table-column" style:name="oc_181529374">
      <style:table-column-properties fo:break-before="auto" style:column-width="0.1213in"/>
    </style:style>
    <style:style style:family="table-column" style:name="oc_335073880">
      <style:table-column-properties fo:break-before="auto" style:column-width="2.8663in"/>
    </style:style>
    <style:style style:family="table-column" style:name="oc_1618657811">
      <style:table-column-properties fo:break-before="auto" style:column-width="0.0772in"/>
    </style:style>
    <style:style style:family="table-column" style:name="oc_1255325690">
      <style:table-column-properties fo:break-before="auto" style:column-width="3.4836in"/>
    </style:style>
    <style:style style:family="table-column" style:name="oc_1056660844">
      <style:table-column-properties fo:break-before="auto" style:column-width="0.8048in"/>
    </style:style>
    <style:style style:family="table-column" style:name="oc_1498555015">
      <style:table-column-properties fo:break-before="auto" style:column-width="0.7607in"/>
    </style:style>
    <style:style style:family="table-column" style:name="oc_1028725376">
      <style:table-column-properties fo:break-before="auto" style:column-width="0.915in"/>
    </style:style>
    <style:style style:family="table-column" style:name="oc_1364383847">
      <style:table-column-properties fo:break-before="auto" style:column-width="0.5622in"/>
    </style:style>
    <style:style style:family="table-column" style:name="oc_486240315">
      <style:table-column-properties fo:break-before="auto" style:column-width="1.0804in"/>
    </style:style>
    <style:style style:family="table-column" style:name="oc_78088036">
      <style:table-column-properties fo:break-before="auto" style:column-width="0.5071in"/>
    </style:style>
    <style:style style:data-style-name="N115" style:family="table-cell" style:name="ce_1773432825" style:parent-style-name="Default">
      <style:table-cell-properties fo:background-color="transparent" fo:border-bottom="none"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1102in" fo:text-align="start"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065988353" style:parent-style-name="Default">
      <style:table-cell-properties fo:background-color="transparent" fo:border-left="0.035cm solid #000000" fo:border-top="0.035cm solid #000000"/>
      <style:paragraph-properties fo:margin-left="0.1102in" fo:text-align="start"/>
      <style:text-properties fo:font-weight="bold" style:font-name="Arial Narrow" style:font-weight-asian="bold" style:font-weight-complex="bold"/>
    </style:style>
    <style:style style:data-style-name="N115" style:family="table-cell" style:name="ce_468823444" style:parent-style-name="Default">
      <style:table-cell-properties fo:background-color="transparent" fo:border-bottom="none" fo:border-left="0.035cm solid #000000" fo:border-right="none" fo:border-top="none" style:diagonal-bl-tr="none" style:diagonal-tl-br="none"/>
      <style:text-properties style:font-name="Arial Narrow"/>
    </style:style>
    <style:style style:family="table-cell" style:name="ce_737012005" style:parent-style-name="Default">
      <style:table-cell-properties fo:background-color="transparent" fo:border-left="0.035cm solid #000000"/>
      <style:text-properties style:font-name="Arial Narrow"/>
    </style:style>
    <style:style style:data-style-name="N115" style:family="table-cell" style:name="ce_1246194594" style:parent-style-name="Default">
      <style:table-cell-properties fo:background-color="transparent" fo:border-bottom="0.035cm solid #000000" fo:border-left="0.035cm solid #000000" fo:border-right="none" fo:border-top="none" style:diagonal-bl-tr="none" style:diagonal-tl-br="none"/>
      <style:text-properties style:font-name="Arial Narrow"/>
    </style:style>
    <style:style style:family="table-cell" style:name="ce_1142751754" style:parent-style-name="Default">
      <style:table-cell-properties fo:background-color="transparent" fo:border-bottom="0.035cm solid #000000" fo:border-left="0.035cm solid #000000"/>
      <style:text-properties style:font-name="Arial Narrow"/>
    </style:style>
    <style:style style:data-style-name="N115" style:family="table-cell" style:name="ce_911040494"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middle"/>
      <style:paragraph-properties fo:margin-left="0.1102in" fo:text-align="start"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5" style:family="table-cell" style:name="ce_706112282" style:parent-style-name="Default">
      <style:table-cell-properties fo:background-color="transparent" fo:wrap-option="no-wrap" style:direction="ltr" style:repeat-content="false" style:rotation-align="none" style:rotation-angle="0" style:shrink-to-fit="false" style:text-align-source="fix" style:vertical-align="bottom"/>
      <style:paragraph-properties fo:margin-left="0.1102in" fo:text-align="start"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451186101" style:parent-style-name="Default">
      <style:table-cell-properties fo:background-color="transparent"/>
      <style:paragraph-properties fo:margin-left="0.1102in" fo:text-align="start"/>
      <style:text-properties fo:font-weight="bold" style:font-name="Arial Narrow" style:font-weight-asian="bold" style:font-weight-complex="bold"/>
    </style:style>
    <style:style style:data-style-name="N115" style:family="table-cell" style:name="ce_1255320562" style:parent-style-name="Default">
      <style:table-cell-properties fo:background-color="transparent" fo:border-bottom="none"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start"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color="font-color" style:text-underline-style="solid" style:text-underline-width="auto" style:use-window-font-color="true"/>
    </style:style>
    <style:style style:family="table-cell" style:name="ce_8063422" style:parent-style-name="Default">
      <style:table-cell-properties fo:background-color="transparent" fo:border-left="0.035cm solid #000000" fo:border-top="0.035cm solid #000000"/>
      <style:paragraph-properties fo:text-align="start"/>
      <style:text-properties fo:font-weight="bold" style:font-name="Arial Narrow" style:font-weight-asian="bold" style:font-weight-complex="bold" style:text-underline-style="solid"/>
    </style:style>
    <style:style style:data-style-name="N115" style:family="table-cell" style:name="ce_1745486066" style:parent-style-name="Default">
      <style:table-cell-properties fo:background-color="transparent" fo:border-bottom="0.035cm solid #000000" fo:border-left="0.035cm solid #000000"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601243347" style:parent-style-name="Default">
      <style:table-cell-properties fo:background-color="transparent" fo:border-bottom="0.035cm solid #000000" fo:border-left="0.035cm solid #000000" fo:border-right="0.035cm solid #000000"/>
      <style:paragraph-properties fo:text-align="center"/>
      <style:text-properties style:font-name="Arial Narrow"/>
    </style:style>
    <style:style style:data-style-name="N115" style:family="table-cell" style:name="ce_577118393" style:parent-style-name="Default">
      <style:table-cell-properties fo:background-color="transparent"/>
      <style:text-properties style:font-name="Arial Narrow"/>
    </style:style>
    <style:style style:data-style-name="N115" style:family="table-cell" style:name="ce_503034783" style:parent-style-name="Default">
      <style:table-cell-properties fo:background-color="transparent"/>
      <style:text-properties style:font-name="Arial Narrow"/>
    </style:style>
    <style:style style:data-style-name="N115" style:family="table-cell" style:name="ce_1399927118" style:parent-style-name="Default">
      <style:table-cell-properties fo:background-color="transparent"/>
      <style:text-properties style:font-name="Arial Narrow"/>
    </style:style>
    <style:style style:data-style-name="N115" style:family="table-cell" style:name="ce_186311830" style:parent-style-name="Default">
      <style:table-cell-properties fo:background-color="transparent"/>
      <style:text-properties style:font-name="Arial Narrow"/>
    </style:style>
    <style:style style:data-style-name="N115" style:family="table-cell" style:name="ce_128562358" style:parent-style-name="Default">
      <style:table-cell-properties fo:background-color="transparent"/>
      <style:text-properties style:font-name="Arial Narrow"/>
    </style:style>
    <style:style style:data-style-name="N115" style:family="table-cell" style:name="ce_966836013" style:parent-style-name="Default">
      <style:table-cell-properties fo:background-color="transparent" style:diagonal-bl-tr="none" style:diagonal-tl-br="none"/>
      <style:text-properties style:font-name="Arial Narrow"/>
    </style:style>
    <style:style style:data-style-name="N115" style:family="table-cell" style:name="ce_547007229" style:parent-style-name="Default">
      <style:table-cell-properties fo:background-color="transparent"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data-style-name="N115" style:family="table-cell" style:name="ce_35346246" style:parent-style-name="Default">
      <style:table-cell-properties fo:background-color="transparent" fo:wrap-option="no-wrap" style:direction="ltr" style:repeat-content="false" style:rotation-align="none" style:rotation-angle="0" style:shrink-to-fit="false" style:text-align-source="value-type" style:vertical-align="bottom"/>
      <style:paragraph-properties fo:margin-left="0cm" style:writing-mode="page"/>
      <style:text-properties style:font-name="Arial Narrow"/>
    </style:style>
    <style:style style:data-style-name="N115" style:family="table-cell" style:name="ce_1567873731" style:parent-style-name="Default">
      <style:table-cell-properties fo:background-color="transparent"/>
      <style:text-properties style:font-name="Arial Narrow"/>
    </style:style>
    <style:style style:data-style-name="N115" style:family="table-cell" style:name="ce_1404793932" style:parent-style-name="Default">
      <style:table-cell-properties fo:background-color="transparent"/>
      <style:text-properties style:font-name="Arial Narrow"/>
    </style:style>
    <style:style style:data-style-name="N115" style:family="table-cell" style:name="ce_971172214" style:parent-style-name="Default">
      <style:table-cell-properties fo:background-color="transparent"/>
      <style:text-properties style:font-name="Arial Narrow"/>
    </style:style>
    <style:style style:data-style-name="N115" style:family="table-cell" style:name="ce_913357108" style:parent-style-name="Default">
      <style:table-cell-properties fo:background-color="transparent"/>
      <style:text-properties style:font-name="Arial Narrow"/>
    </style:style>
    <style:style style:data-style-name="N115" style:family="table-cell" style:name="ce_55488920" style:parent-style-name="Default">
      <style:table-cell-properties fo:background-color="transparent"/>
      <style:text-properties style:font-name="Arial Narrow"/>
    </style:style>
    <style:style style:data-style-name="N115" style:family="table-cell" style:name="ce_1198250258" style:parent-style-name="Default">
      <style:table-cell-properties fo:background-color="transparent"/>
      <style:text-properties style:font-name="Arial Narrow"/>
    </style:style>
    <style:style style:data-style-name="N115" style:family="table-cell" style:name="ce_1341808514" style:parent-style-name="Default">
      <style:table-cell-properties fo:background-color="transparent"/>
      <style:text-properties style:font-name="Arial Narrow"/>
    </style:style>
    <style:style style:data-style-name="N115" style:family="table-cell" style:name="ce_325724599" style:parent-style-name="Default">
      <style:table-cell-properties fo:background-color="transparent"/>
      <style:text-properties style:font-name="Arial Narrow"/>
    </style:style>
    <style:style style:data-style-name="N115" style:family="table-cell" style:name="ce_615109685" style:parent-style-name="Default">
      <style:table-cell-properties fo:background-color="transparent"/>
      <style:text-properties style:font-name="Arial Narrow"/>
    </style:style>
    <style:style style:data-style-name="N115" style:family="table-cell" style:name="ce_1228201554" style:parent-style-name="Default">
      <style:table-cell-properties fo:background-color="transparent"/>
      <style:text-properties style:font-name="Arial Narrow"/>
    </style:style>
    <style:style style:data-style-name="N115" style:family="table-cell" style:name="ce_439904759" style:parent-style-name="Default">
      <style:table-cell-properties fo:background-color="transparent"/>
      <style:text-properties style:font-name="Arial Narrow"/>
    </style:style>
    <style:style style:data-style-name="N115" style:family="table-cell" style:name="ce_844131776" style:parent-style-name="Default">
      <style:table-cell-properties fo:background-color="transparent"/>
      <style:text-properties style:font-name="Arial Narrow"/>
    </style:style>
    <style:style style:family="table-cell" style:name="ce_1226538873" style:parent-style-name="Default">
      <style:table-cell-properties fo:background-color="transparent"/>
      <style:text-properties style:font-name="Arial Narrow"/>
    </style:style>
    <style:style style:data-style-name="N113" style:family="table-cell" style:name="ce_420645574" style:parent-style-name="Default">
      <style:table-cell-properties fo:background-color="#ffffcc" fo:border="0.035cm solid #000000" fo:border-bottom="0.035cm solid #000000" fo:border-left="0.035cm solid #000000" fo:border-right="0.035cm solid #000000" fo:border-top="0.035cm solid #000000"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267428510" style:parent-style-name="Default">
      <style:table-cell-properties fo:background-color="#ffffcc" fo:border-bottom="0.035cm solid #000000" fo:border-left="0.035cm solid #000000" fo:border-right="0.035cm solid #000000" fo:border-top="0.035cm solid #000000"/>
      <style:paragraph-properties fo:text-align="center"/>
      <style:text-properties style:font-name="Arial Narrow"/>
    </style:style>
    <style:style style:data-style-name="N5114" style:family="table-cell" style:name="ce_2062370844" style:parent-style-name="Default">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5114" style:family="table-cell" style:name="ce_1757232848" style:parent-style-name="Default">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9885784" style:parent-style-name="Default">
      <style:table-cell-properties fo:background-color="transparent" fo:border-right="0.035cm solid #000000"/>
      <style:paragraph-properties fo:text-align="center"/>
      <style:text-properties style:font-name="Arial Narrow"/>
    </style:style>
    <style:style style:data-style-name="N111" style:family="table-cell" style:name="ce_1979358006"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0pt" fo:font-style="normal" fo:font-weight="bold" fo:text-shadow="none" style:font-name="Arial Narrow" style:font-name-complex="Arial Narrow" style:font-size-asian="12.0pt" style:font-size-complex="12.0pt" style:font-style-asian="normal" style:font-style-complex="normal" style:font-weight-asian="bold" style:font-weight-complex="bold" style:text-line-through-style="none" style:text-outline="false" style:text-underline-style="none"/>
    </style:style>
    <style:style style:family="table-cell" style:name="ce_641588039" style:parent-style-name="Default">
      <style:table-cell-properties fo:background-color="transparent"/>
      <style:paragraph-properties fo:text-align="center"/>
      <style:text-properties fo:color="#0000ff" fo:font-size="12.0pt" fo:font-weight="bold" style:font-name="Arial Narrow" style:font-size-asian="12.0pt" style:font-size-complex="12.0pt" style:font-weight-asian="bold" style:font-weight-complex="bold"/>
    </style:style>
    <style:style style:family="table-cell" style:name="ce_385970698" style:parent-style-name="Defaul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fo:margin-left="0cm" style:writing-mode="page"/>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654737677" style:parent-style-name="Default">
      <style:table-cell-properties fo:background-color="transparent"/>
      <style:text-properties style:font-name="Arial Narrow"/>
    </style:style>
    <style:style style:family="table-cell" style:name="ce_1244926098" style:parent-style-name="Default">
      <style:paragraph-properties fo:text-align="center"/>
      <style:text-properties fo:font-size="16.0pt" fo:font-style="italic" fo:font-weight="bold" style:font-size-asian="16.0pt" style:font-size-complex="16.0pt" style:font-weight-asian="bold" style:font-weight-complex="bold"/>
    </style:style>
    <style:style style:family="table-cell" style:name="ce_1175654119" style:parent-style-name="Default">
      <style:text-properties fo:font-style="italic" fo:font-weight="bold" style:font-weight-asian="bold" style:font-weight-complex="bold" style:text-underline-style="solid"/>
    </style:style>
    <style:style style:data-style-name="N115" style:family="table-cell" style:name="ce_899817030" style:parent-style-name="Default">
      <style:table-cell-properties fo:background-color="transparent" fo:border-bottom="none" fo:border-left="0.105cm solid #0000ff" fo:border-right="none" fo:border-top="none" style:diagonal-bl-tr="none" style:diagonal-tl-br="non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1877570318" style:parent-style-name="Default">
      <style:table-cell-properties fo:background-color="transparent" fo:border-left="0.105cm solid #0000ff"/>
      <style:text-properties fo:color="#0000ff" fo:font-size="12.0pt" style:font-name="Arial Narrow" style:font-size-asian="12.0pt" style:font-size-complex="12.0pt"/>
    </style:style>
    <style:style style:family="table-cell" style:name="ce_1382675933" style:parent-style-name="Defaul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fo:margin-left="0cm" style:writing-mode="page"/>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935184620" style:parent-style-name="Default">
      <style:table-cell-properties fo:background-color="transparent"/>
      <style:text-properties style:font-name="Arial Narrow"/>
    </style:style>
    <style:style style:data-style-name="N115" style:family="table-cell" style:name="ce_1570675725" style:parent-style-name="Default">
      <style:table-cell-properties fo:background-color="transparent" fo:border-bottom="0.105cm solid #0000ff" fo:border-left="0.105cm solid #0000ff" fo:border-right="none" fo:border-top="none" style:diagonal-bl-tr="none" style:diagonal-tl-br="non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1609832277" style:parent-style-name="Default">
      <style:table-cell-properties fo:background-color="transparent" fo:border-bottom="0.105cm solid #0000ff" fo:border-left="0.105cm solid #0000ff"/>
      <style:text-properties fo:color="#0000ff" fo:font-size="12.0pt" style:font-name="Arial Narrow" style:font-size-asian="12.0pt" style:font-size-complex="12.0pt"/>
    </style:style>
    <style:style style:family="table-cell" style:name="ce_1508613118" style:parent-style-name="Default">
      <style:table-cell-properties fo:background-color="transparent"/>
      <style:text-properties style:font-name="Arial Narrow"/>
    </style:style>
    <style:style style:data-style-name="N5114" style:family="table-cell" style:name="ce_1500166721" style:parent-style-name="Default">
      <style:table-cell-properties fo:background-color="transparent" fo:border-bottom="none" fo:border-left="none" fo:border-right="0.035cm solid #000000" fo:border-top="none" style:diagonal-bl-tr="none" style:diagonal-tl-br="none"/>
      <style:text-properties style:font-name="Arial Narrow"/>
    </style:style>
    <style:style style:data-style-name="N5114" style:family="table-cell" style:name="ce_1153750139" style:parent-style-name="Default">
      <style:table-cell-properties fo:background-color="transparent" fo:border-bottom="none" fo:border-left="none" fo:border-right="0.035cm solid #000000" fo:border-top="none" style:diagonal-bl-tr="none" style:diagonal-tl-br="none"/>
      <style:text-properties style:font-name="Arial Narrow"/>
    </style:style>
    <style:style style:family="table-cell" style:name="ce_1016741745" style:parent-style-name="Default">
      <style:table-cell-properties fo:background-color="transparent" fo:border-right="0.035cm solid #000000"/>
      <style:text-properties style:font-name="Arial Narrow"/>
    </style:style>
    <style:style style:family="table-cell" style:name="ce_160663830" style:parent-style-name="Default">
      <style:table-cell-properties fo:background-color="transparent" fo:wrap-option="no-wrap" style:direction="ltr" style:repeat-content="false" style:rotation-align="none" style:rotation-angle="0" style:shrink-to-fit="false" style:text-align-source="value-type" style:vertical-align="bottom"/>
      <style:paragraph-properties fo:margin-left="0cm" style:writing-mode="page"/>
      <style:text-properties style:font-name="Arial Narrow"/>
    </style:style>
    <style:style style:family="table-cell" style:name="ce_1626146607" style:parent-style-name="Default">
      <style:table-cell-properties fo:background-color="transparent" fo:border="none" fo:wrap-option="no-wrap" style:direction="ltr" style:repeat-content="false" style:rotation-align="none" style:rotation-angle="0" style:shrink-to-fit="false" style:text-align-source="value-type" style:vertical-align="bottom"/>
      <style:paragraph-properties fo:margin-left="0cm" style:writing-mode="page"/>
      <style:text-properties style:font-name="Arial Narrow"/>
    </style:style>
    <style:style style:family="table-cell" style:name="ce_740024215" style:parent-style-name="Default">
      <style:table-cell-properties fo:background-color="transparent"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071439605" style:parent-style-name="Default">
      <style:table-cell-properties fo:background-color="transparent" fo:wrap-option="no-wrap"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651612710" style:parent-style-name="Default">
      <style:table-cell-properties fo:background-color="transparent"/>
      <style:text-properties style:font-name="Arial Narrow"/>
    </style:style>
    <style:style style:data-style-name="N115" style:family="table-cell" style:name="ce_462873423" style:parent-style-name="Default">
      <style:table-cell-properties fo:background-color="transparent" fo:border="none" fo:wrap-option="wrap" style:direction="ltr" style:repeat-content="false" style:rotation-align="none" style:rotation-angle="0" style:shrink-to-fit="false" style:text-align-source="value-type" style:vertical-align="middle"/>
      <style:paragraph-properties fo:margin-left="0cm" style:writing-mode="page"/>
      <style:text-properties fo:font-size="8.0pt" fo:font-style="italic" fo:font-weight="normal" fo:text-shadow="none" style:font-name="Arial Narrow" style:font-name-complex="Arial Narrow1" style:font-size-asian="8.0pt" style:font-size-complex="8.0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_433124804" style:parent-style-name="Default">
      <style:table-cell-properties fo:background-color="transparent" fo:wrap-option="wrap" style:direction="ltr" style:repeat-content="false" style:rotation-align="none" style:rotation-angle="0" style:shrink-to-fit="false" style:text-align-source="value-type" style:vertical-align="middle"/>
      <style:paragraph-properties fo:margin-left="0cm" style:writing-mode="page"/>
      <style:text-properties fo:font-size="8.0pt" fo:font-style="italic" fo:font-weight="normal" fo:text-shadow="none" style:font-name="Arial Narrow" style:font-name-complex="Arial Narrow1" style:font-size-asian="8.0pt" style:font-size-complex="8.0pt" style:font-style-asian="italic" style:font-style-complex="italic" style:font-weight-asian="normal" style:font-weight-complex="normal" style:text-line-through-style="none" style:text-outline="false" style:text-underline-style="none" style:use-window-font-color="true"/>
    </style:style>
    <style:style style:family="table-cell" style:name="ce_1338773251" style:parent-style-name="Default">
      <style:table-cell-properties fo:background-color="transparent" fo:wrap-option="wrap"/>
      <style:text-properties fo:font-size="8.0pt" fo:font-style="italic" style:font-name="Arial Narrow" style:font-size-asian="8.0pt" style:font-size-complex="8.0pt"/>
    </style:style>
    <style:style style:family="table-cell" style:name="ce_1948813518" style:parent-style-name="Default">
      <style:text-properties fo:font-style="italic" fo:font-weight="bold" style:font-weight-asian="bold" style:font-weight-complex="bold" style:text-underline-style="solid"/>
    </style:style>
    <style:style style:data-style-name="N108" style:family="table-cell" style:name="ce_973708586" style:parent-style-name="Default">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488949329" style:parent-style-name="Default">
      <style:table-cell-properties fo:background-color="#ffffcc" fo:border-right="0.035cm solid #000000"/>
      <style:paragraph-properties fo:text-align="center"/>
      <style:text-properties style:font-name="Arial Narrow"/>
    </style:style>
    <style:style style:data-style-name="N115" style:family="table-cell" style:name="ce_284431984" style:parent-style-name="Default">
      <style:table-cell-properties fo:background-color="transparent" fo:border-bottom="none" fo:border-left="0.105cm solid #000000" fo:border-right="none"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1102in" fo:text-align="start"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493358384" style:parent-style-name="Default">
      <style:table-cell-properties fo:background-color="transparent" fo:border-left="0.105cm solid #000000" fo:border-top="0.105cm solid #000000"/>
      <style:paragraph-properties fo:margin-left="0.1102in" fo:text-align="start"/>
      <style:text-properties fo:font-weight="bold" style:font-name="Arial Narrow" style:font-weight-asian="bold" style:font-weight-complex="bold"/>
    </style:style>
    <style:style style:data-style-name="N115" style:family="table-cell" style:name="ce_1956275567" style:parent-style-name="Default">
      <style:table-cell-properties fo:background-color="transparent"/>
      <style:text-properties fo:font-size="8.0pt" fo:font-style="italic" fo:font-weight="normal" fo:text-shadow="none" style:font-name="Arial Narrow" style:font-name-complex="Arial Narrow1" style:font-size-asian="8.0pt" style:font-size-complex="8.0pt" style:font-style-asian="italic" style:font-style-complex="italic" style:font-weight-asian="normal" style:font-weight-complex="normal" style:text-line-through-style="none" style:text-outline="false" style:text-underline-style="none" style:use-window-font-color="true"/>
    </style:style>
    <style:style style:family="table-cell" style:name="ce_593913131" style:parent-style-name="Default">
      <style:table-cell-properties fo:background-color="transparent"/>
      <style:text-properties fo:font-size="8.0pt" fo:font-style="italic" style:font-name="Arial Narrow" style:font-size-asian="8.0pt" style:font-size-complex="8.0pt"/>
    </style:style>
    <style:style style:data-style-name="N108" style:family="table-cell" style:name="ce_47876756" style:parent-style-name="Default">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128700403" style:parent-style-name="Default">
      <style:table-cell-properties fo:background-color="transparent" fo:border-bottom="0.035cm solid #000000" fo:border-right="0.035cm solid #000000" fo:border-top="0.035cm solid #000000"/>
      <style:paragraph-properties fo:text-align="center"/>
      <style:text-properties fo:font-weight="bold" style:font-name="Arial Narrow" style:font-weight-asian="bold" style:font-weight-complex="bold"/>
    </style:style>
    <style:style style:data-style-name="N115" style:family="table-cell" style:name="ce_1907140047" style:parent-style-name="Default">
      <style:table-cell-properties fo:background-color="transparent" fo:border-bottom="none" fo:border-left="0.105cm solid #000000" fo:border-right="none" fo:border-top="none" style:diagonal-bl-tr="none" style:diagonal-tl-br="none"/>
      <style:text-properties style:font-name="Arial Narrow"/>
    </style:style>
    <style:style style:data-style-name="N115" style:family="table-cell" style:name="ce_1399464370" style:parent-style-name="Default">
      <style:table-cell-properties fo:background-color="transparent" fo:border-bottom="none" fo:border-left="0.105cm solid #000000" fo:border-right="none" fo:border-top="none" fo:wrap-option="no-wrap" style:diagonal-bl-tr="none" style:diagonal-tl-br="none" style:direction="ltr" style:repeat-content="false" style:rotation-align="none" style:rotation-angle="0" style:shrink-to-fit="false" style:text-align-source="value-type" style:vertical-align="bottom"/>
      <style:paragraph-properties fo:margin-left="0cm" style:writing-mode="page"/>
      <style:text-properties style:font-name="Arial Narrow"/>
    </style:style>
    <style:style style:data-style-name="N115" style:family="table-cell" style:name="ce_1546678961" style:parent-style-name="Default">
      <style:table-cell-properties fo:background-color="transparent" fo:border-bottom="none" fo:border-left="0.105cm solid #000000" fo:border-right="none"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512674404" style:parent-style-name="Default">
      <style:table-cell-properties fo:background-color="transparent" fo:border-left="0.105cm solid #000000"/>
      <style:text-properties style:font-name="Arial Narrow"/>
    </style:style>
    <style:style style:data-style-name="N108" style:family="table-cell" style:name="ce_1533324153" style:parent-style-name="Default">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144895656" style:parent-style-name="Default">
      <style:table-cell-properties fo:background-color="transparent" fo:border-bottom="0.035cm solid #000000" fo:border-right="0.035cm solid #000000"/>
      <style:paragraph-properties fo:text-align="center"/>
      <style:text-properties fo:font-weight="bold" style:font-name="Arial Narrow" style:font-weight-asian="bold" style:font-weight-complex="bold"/>
    </style:style>
    <style:style style:data-style-name="N115" style:family="table-cell" style:name="ce_562231294" style:parent-style-name="Default">
      <style:table-cell-properties fo:background-color="transparent" fo:border-bottom="0.105cm solid #000000" fo:border-left="0.105cm solid #000000" fo:border-right="none" fo:border-top="none" style:diagonal-bl-tr="none" style:diagonal-tl-br="none"/>
      <style:text-properties style:font-name="Arial Narrow"/>
    </style:style>
    <style:style style:family="table-cell" style:name="ce_1851089590" style:parent-style-name="Default">
      <style:table-cell-properties fo:background-color="transparent" fo:border-bottom="0.105cm solid #000000" fo:border-left="0.105cm solid #000000"/>
      <style:text-properties style:font-name="Arial Narrow"/>
    </style:style>
    <style:style style:data-style-name="N5114" style:family="table-cell" style:name="ce_549469997" style:parent-style-name="Default">
      <style:table-cell-properties fo:background-color="transparent" fo:border-bottom="0.035cm solid #000000" fo:border-left="0.035cm solid #000000" fo:border-right="none" fo:border-top="0.035cm solid #000000" style:diagonal-bl-tr="none" style:diagonal-tl-br="non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_289436486" style:parent-style-name="Default">
      <style:table-cell-properties fo:background-color="transparent" fo:border-bottom="0.035cm solid #000000" fo:border-left="0.035cm solid #000000" fo:border-right="none" fo:border-top="0.035cm solid #000000" style:diagonal-bl-tr="none" style:diagonal-tl-br="none"/>
      <style:text-properties style:font-name="Arial Narrow"/>
    </style:style>
    <style:style style:family="table-cell" style:name="ce_537054287" style:parent-style-name="Default">
      <style:table-cell-properties fo:background-color="transparent" fo:border-bottom="0.035cm solid #000000" fo:border-left="0.035cm solid #000000" fo:border-top="0.035cm solid #000000"/>
      <style:text-properties style:font-name="Arial Narrow"/>
    </style:style>
    <style:style style:data-style-name="N111" style:family="table-cell" style:name="ce_1976877674" style:parent-style-name="Default">
      <style:table-cell-properties fo:background-color="transparent" style:diagonal-bl-tr="none" style:diagonal-tl-br="none"/>
      <style:text-properties style:font-name="Arial Narrow"/>
    </style:style>
    <style:style style:data-style-name="N111" style:family="table-cell" style:name="ce_589456639" style:parent-style-name="Default">
      <style:table-cell-properties fo:background-color="transparent"/>
      <style:text-properties style:font-name="Arial Narrow"/>
    </style:style>
    <style:style style:family="table-cell" style:name="ce_1482483049" style:parent-style-name="Default">
      <style:table-cell-properties fo:background-color="transparent"/>
      <style:text-properties style:font-name="Arial Narrow"/>
    </style:style>
    <style:style style:data-style-name="N5114" style:family="table-cell" style:name="ce_1058214242" style:parent-style-name="Default">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676318410" style:parent-style-name="Default">
      <style:table-cell-properties fo:background-color="transparent" fo:border-bottom="0.035cm solid #000000" fo:border-right="0.035cm solid #000000" fo:border-top="0.035cm solid #000000"/>
      <style:paragraph-properties fo:text-align="center"/>
      <style:text-properties style:font-name="Arial Narrow"/>
    </style:style>
    <style:style style:data-style-name="N115" style:family="table-cell" style:name="ce_45686186" style:parent-style-name="Default">
      <style:table-cell-properties fo:background-color="#000000" fo:border="none" fo:wrap-option="no-wrap"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style>
    <style:style style:data-style-name="N115" style:family="table-cell" style:name="ce_2013994217" style:parent-style-name="Default">
      <style:table-cell-properties fo:background-color="#000000" fo:wrap-option="no-wrap"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style>
    <style:style style:family="table-cell" style:name="ce_424880840" style:parent-style-name="Default">
      <style:table-cell-properties fo:background-color="#000000"/>
      <style:paragraph-properties fo:text-align="center"/>
      <style:text-properties fo:color="#ffffff" fo:font-style="italic" fo:font-weight="bold" style:font-name="Arial Narrow" style:font-weight-asian="bold" style:font-weight-complex="bold"/>
    </style:style>
    <style:style style:data-style-name="N115" style:family="table-cell" style:name="ce_639982991" style:parent-style-name="Default">
      <style:table-cell-properties fo:background-color="transparent" style:diagonal-bl-tr="none" style:diagonal-tl-br="non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91726735" style:parent-style-name="Default">
      <style:table-cell-properties fo:background-color="transparent"/>
      <style:text-properties fo:color="#0000ff" fo:font-size="12.0pt" style:font-name="Arial Narrow" style:font-size-asian="12.0pt" style:font-size-complex="12.0pt"/>
    </style:style>
    <style:style style:data-style-name="N5114" style:family="table-cell" style:name="ce_1025324043" style:parent-style-name="Default">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_627278957" style:parent-style-name="Default">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372297122" style:parent-style-name="Default">
      <style:table-cell-properties fo:background-color="transparent" fo:border-bottom="0.035cm solid #000000" fo:border-right="0.035cm solid #000000"/>
      <style:paragraph-properties fo:text-align="center"/>
      <style:text-properties style:font-name="Arial Narrow"/>
    </style:style>
    <style:style style:data-style-name="N115" style:family="table-cell" style:name="ce_2068659529" style:parent-style-name="Default">
      <style:table-cell-properties fo:background-color="transparent"/>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color="font-color" style:text-underline-style="solid" style:text-underline-width="auto" style:use-window-font-color="true"/>
    </style:style>
    <style:style style:family="table-cell" style:name="ce_21321996" style:parent-style-name="Default">
      <style:table-cell-properties fo:background-color="transparent"/>
      <style:text-properties fo:font-weight="bold" style:font-name="Arial Narrow" style:font-weight-asian="bold" style:font-weight-complex="bold" style:text-underline-style="solid"/>
    </style:style>
    <style:style style:data-style-name="N115" style:family="table-cell" style:name="ce_911996871" style:parent-style-name="Default">
      <style:table-cell-properties fo:background-color="transparent" fo:border-bottom="0.105cm solid #0000ff" fo:border-left="none" fo:border-right="none" fo:border-top="none" style:diagonal-bl-tr="none" style:diagonal-tl-br="non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265597951" style:parent-style-name="Default">
      <style:table-cell-properties fo:background-color="transparent" fo:border-bottom="0.105cm solid #0000ff"/>
      <style:text-properties fo:color="#0000ff" fo:font-size="12.0pt" style:font-name="Arial Narrow" style:font-size-asian="12.0pt" style:font-size-complex="12.0pt"/>
    </style:style>
    <style:style style:data-style-name="N113" style:family="table-cell" style:name="ce_107503597" style:parent-style-name="Default">
      <style:table-cell-properties fo:background-color="transparent" fo:border-bottom="0.035cm solid #000000" fo:border-left="none" fo:border-right="0.035cm solid #000000"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434339037" style:parent-style-name="Default">
      <style:table-cell-properties fo:background-color="transparent" fo:border-bottom="0.035cm solid #000000" fo:border-right="0.035cm solid #000000" fo:border-top="0.035cm solid #000000"/>
      <style:paragraph-properties fo:text-align="center"/>
      <style:text-properties fo:font-style="italic" style:font-name="Arial Narrow"/>
    </style:style>
    <style:style style:data-style-name="N115" style:family="table-cell" style:name="ce_1550522775" style:parent-style-name="Default">
      <style:table-cell-properties fo:background-color="transparent" fo:border="none" fo:wrap-option="wrap" style:direction="ltr" style:repeat-content="false" style:rotation-align="none" style:rotation-angle="0" style:shrink-to-fit="false" style:text-align-source="fix" style:vertical-align="middle"/>
      <style:paragraph-properties fo:margin-left="0cm" fo:text-align="start" style:writing-mode="page"/>
      <style:text-properties style:font-name="Arial Narrow"/>
    </style:style>
    <style:style style:data-style-name="N115" style:family="table-cell" style:name="ce_1826528438" style:parent-style-name="Default">
      <style:table-cell-properties fo:background-color="transparent" fo:border="none" fo:wrap-option="wrap" style:direction="ltr" style:repeat-content="false" style:rotation-align="none" style:rotation-angle="0" style:shrink-to-fit="false" style:text-align-source="fix" style:vertical-align="bottom"/>
      <style:paragraph-properties fo:margin-left="0cm" fo:text-align="start" style:writing-mode="page"/>
      <style:text-properties style:font-name="Arial Narrow"/>
    </style:style>
    <style:style style:family="table-cell" style:name="ce_693598947" style:parent-style-name="Default">
      <style:table-cell-properties fo:background-color="transparent" fo:wrap-option="wrap"/>
      <style:paragraph-properties fo:text-align="start"/>
      <style:text-properties style:font-name="Arial Narrow"/>
    </style:style>
    <style:style style:data-style-name="N111" style:family="table-cell" style:name="ce_1276771055" style:parent-style-name="Default">
      <style:table-cell-properties fo:background-color="transparent" fo:border-bottom="none" fo:border-left="none" fo:border-right="none" fo:border-top="0.10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838883935" style:parent-style-name="Default">
      <style:table-cell-properties fo:background-color="transparent" fo:border-top="0.105cm solid #000000"/>
      <style:text-properties fo:font-weight="bold" style:font-name="Arial Narrow" style:font-weight-asian="bold" style:font-weight-complex="bold"/>
    </style:style>
    <style:style style:data-style-name="N5114" style:family="table-cell" style:name="ce_525989388" style:parent-style-name="Default">
      <style:table-cell-properties fo:background-color="transparent" fo:border-bottom="0.035cm solid #000000" fo:border-left="none" fo:border-right="0.035cm solid #000000" fo:border-top="none" style:diagonal-bl-tr="none" style:diagonal-tl-br="none"/>
      <style:text-properties style:font-name="Arial Narrow"/>
    </style:style>
    <style:style style:family="table-cell" style:name="ce_1112827739" style:parent-style-name="Default">
      <style:table-cell-properties fo:background-color="transparent" fo:border-bottom="0.035cm solid #000000" fo:border-right="0.035cm solid #000000"/>
      <style:text-properties style:font-name="Arial Narrow"/>
    </style:style>
    <style:style style:data-style-name="N5114" style:family="table-cell" style:name="ce_579578916" style:parent-style-name="Default">
      <style:table-cell-properties fo:background-color="transparent" fo:border-bottom="0.105cm solid #000000" fo:border-left="0.105cm solid #000000" fo:border-right="none" fo:border-top="0.10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977058145" style:parent-style-name="Default">
      <style:table-cell-properties fo:background-color="transparent" fo:border-bottom="0.105cm solid #000000" fo:border-left="0.105cm solid #000000" fo:border-top="0.105cm solid #000000"/>
      <style:text-properties fo:font-weight="bold" style:font-name="Arial Narrow" style:font-weight-asian="bold" style:font-weight-complex="bold"/>
    </style:style>
    <style:style style:data-style-name="N5114" style:family="table-cell" style:name="ce_1643993022" style:parent-style-name="Default">
      <style:table-cell-properties fo:background-color="transparent" fo:border-bottom="none" fo:border-left="0.035cm solid #000000"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412947823" style:parent-style-name="Default">
      <style:table-cell-properties fo:background-color="transparent" fo:border-left="0.035cm solid #000000" fo:border-right="0.035cm solid #000000" fo:border-top="0.035cm solid #000000"/>
      <style:paragraph-properties fo:text-align="center"/>
      <style:text-properties fo:font-weight="bold" style:font-name="Arial Narrow" style:font-weight-asian="bold" style:font-weight-complex="bold"/>
    </style:style>
    <style:style style:data-style-name="N5114" style:family="table-cell" style:name="ce_1738208997"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5114" style:family="table-cell" style:name="ce_752532047"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023645797" style:parent-style-name="Default">
      <style:table-cell-properties fo:background-color="transparent" fo:border-left="0.035cm solid #000000"/>
      <style:paragraph-properties fo:text-align="center"/>
      <style:text-properties style:font-name="Arial Narrow"/>
    </style:style>
    <style:style style:data-style-name="N115" style:family="table-cell" style:name="ce_2114695380" style:parent-style-name="Default">
      <style:table-cell-properties fo:background-color="transparent" fo:border="none" fo:wrap-option="wrap" style:direction="ltr" style:repeat-content="false" style:rotation-align="none" style:rotation-angle="0" style:shrink-to-fit="false" style:text-align-source="fix" style:vertical-align="top"/>
      <style:paragraph-properties fo:margin-left="0cm" fo:text-align="center" style:writing-mode="page"/>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family="table-cell" style:name="ce_1269337681" style:parent-style-name="Default">
      <style:table-cell-properties fo:background-color="transparent" fo:wrap-option="wrap"/>
      <style:paragraph-properties fo:text-align="center"/>
      <style:text-properties fo:color="#0000ff" style:font-name="Arial Narrow"/>
    </style:style>
    <style:style style:family="table-cell" style:name="ce_1756943764" style:parent-style-name="Default">
      <style:table-cell-properties fo:background-color="transparent" fo:wrap-option="wrap" style:direction="ltr" style:repeat-content="false" style:rotation-align="none" style:rotation-angle="0" style:shrink-to-fit="false" style:text-align-source="fix" style:vertical-align="top"/>
      <style:paragraph-properties fo:margin-left="0cm" fo:text-align="center" style:writing-mode="page"/>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family="table-cell" style:name="ce_69217525" style:parent-style-name="Default">
      <style:table-cell-properties fo:background-color="transparent" fo:wrap-option="wrap"/>
      <style:paragraph-properties fo:text-align="center"/>
      <style:text-properties fo:color="#0000ff" style:font-name="Arial Narrow"/>
    </style:style>
    <style:style style:data-style-name="N108" style:family="table-cell" style:name="ce_1170872123" style:parent-style-name="Default">
      <style:table-cell-properties fo:background-color="#ffffcc" fo:border-bottom="0.035cm solid #000000" fo:border-left="none" fo:border-right="0.035cm solid #000000" fo:border-top="0.035cm solid #000000"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388950162" style:parent-style-name="Default">
      <style:table-cell-properties fo:background-color="#ffffcc" fo:border-bottom="0.035cm solid #000000" fo:border-right="0.035cm solid #000000" fo:border-top="0.035cm solid #000000"/>
      <style:paragraph-properties fo:text-align="center"/>
      <style:text-properties fo:font-weight="bold" style:font-name="Arial Narrow" style:font-weight-asian="bold" style:font-weight-complex="bold"/>
    </style:style>
    <style:style style:data-style-name="N115" style:family="table-cell" style:name="ce_601910077" style:parent-style-name="Default">
      <style:table-cell-properties fo:background-color="transparent" fo:wrap-option="no-wrap"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15" style:family="table-cell" style:name="ce_998424159" style:parent-style-name="Default">
      <style:table-cell-properties fo:background-color="transparent" fo:wrap-option="no-wrap"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15" style:family="table-cell" style:name="ce_1822431818"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809376332" style:parent-style-name="Default">
      <style:table-cell-properties fo:background-color="transparent"/>
      <style:paragraph-properties fo:text-align="center"/>
      <style:text-properties style:font-name="Arial Narrow"/>
    </style:style>
    <style:style style:data-style-name="N5114" style:family="table-cell" style:name="ce_1575789702" style:parent-style-name="Default">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661862231" style:parent-style-name="Default">
      <style:table-cell-properties fo:background-color="transparent" fo:border-right="0.035cm solid #000000"/>
      <style:paragraph-properties fo:text-align="center"/>
      <style:text-properties fo:font-weight="bold" style:font-name="Arial Narrow" style:font-weight-asian="bold" style:font-weight-complex="bold"/>
    </style:style>
    <style:style style:data-style-name="N113" style:family="table-cell" style:name="ce_1570350898" style:parent-style-name="Default">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2655919" style:parent-style-name="Default">
      <style:table-cell-properties fo:background-color="#ffffcc" fo:border-right="0.035cm solid #000000"/>
      <style:paragraph-properties fo:text-align="center"/>
      <style:text-properties style:font-name="Arial Narrow"/>
    </style:style>
    <style:style style:data-style-name="N115" style:family="table-cell" style:name="ce_1662484477" style:parent-style-name="Default">
      <style:table-cell-properties fo:background-color="#ffffcc"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243720751" style:parent-style-name="Default">
      <style:table-cell-properties fo:background-color="#ffffcc" fo:border-bottom="0.035cm solid #000000" fo:border-left="0.035cm solid #000000" fo:border-top="0.035cm solid #000000"/>
      <style:paragraph-properties fo:text-align="center"/>
      <style:text-properties fo:font-weight="bold" style:font-name="Arial Narrow" style:font-weight-asian="bold" style:font-weight-complex="bold"/>
    </style:style>
    <style:style style:data-style-name="N115" style:family="table-cell" style:name="ce_238652908" style:parent-style-name="Default">
      <style:table-cell-properties fo:background-color="transparent" fo:wrap-option="wrap"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data-style-name="N115" style:family="table-cell" style:name="ce_210943916" style:parent-style-name="Default">
      <style:table-cell-properties fo:background-color="transparent"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452657749" style:parent-style-name="Default">
      <style:table-cell-properties fo:background-color="transparent" fo:wrap-option="wrap"/>
      <style:text-properties style:font-name="Arial Narrow"/>
    </style:style>
    <style:style style:data-style-name="N115" style:family="table-cell" style:name="ce_1314496226" style:parent-style-name="Default">
      <style:table-cell-properties fo:background-color="transparent" fo:border-bottom="0.105cm solid #000000" fo:border-left="none" fo:border-right="none" fo:border-top="none"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774141973" style:parent-style-name="Default">
      <style:table-cell-properties fo:background-color="transparent" fo:border-bottom="0.105cm solid #000000"/>
      <style:text-properties fo:font-weight="bold" style:font-name="Arial Narrow" style:font-weight-asian="bold" style:font-weight-complex="bold"/>
    </style:style>
    <style:style style:data-style-name="N113" style:family="table-cell" style:name="ce_1215467461" style:parent-style-name="Default">
      <style:table-cell-properties fo:background-color="transparent" fo:border-bottom="0.035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91997642" style:parent-style-name="Default">
      <style:table-cell-properties fo:background-color="transparent" fo:border-bottom="0.035cm solid #000000" fo:border-right="0.035cm solid #000000"/>
      <style:paragraph-properties fo:text-align="center"/>
      <style:text-properties fo:font-style="italic" style:font-name="Arial Narrow"/>
    </style:style>
    <style:style style:data-style-name="N115" style:family="table-cell" style:name="ce_1107181870" style:parent-style-name="Default">
      <style:table-cell-properties fo:background-color="transparent" fo:border="none" fo:wrap-option="wrap" style:direction="ltr" style:repeat-content="false" style:rotation-align="none" style:rotation-angle="0" style:shrink-to-fit="false" style:text-align-source="fix" style:vertical-align="middle"/>
      <style:paragraph-properties fo:margin-left="0cm" fo:text-align="start" style:writing-mode="page"/>
      <style:text-properties fo:color="#0000ff"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family="table-cell" style:name="ce_1322356580" style:parent-style-name="Default">
      <style:table-cell-properties fo:background-color="transparent" fo:wrap-option="wrap"/>
      <style:paragraph-properties fo:text-align="start"/>
      <style:text-properties fo:color="#0000ff" fo:font-style="italic" style:font-name="Arial Narrow"/>
    </style:style>
    <style:style style:data-style-name="N115" style:family="table-cell" style:name="ce_937830140" style:parent-style-name="Default">
      <style:table-cell-properties fo:background-color="transparent" fo:border-bottom="none" fo:border-left="0.035cm solid #000000" fo:border-right="0.035cm solid #000000" fo:border-top="none" style:diagonal-bl-tr="none" style:diagonal-tl-br="none"/>
      <style:text-properties style:font-name="Arial Narrow"/>
    </style:style>
    <style:style style:family="table-cell" style:name="ce_311287851" style:parent-style-name="Default">
      <style:table-cell-properties fo:background-color="transparent" fo:border-left="0.035cm solid #000000" fo:border-right="0.035cm solid #000000"/>
      <style:text-properties style:font-name="Arial Narrow"/>
    </style:style>
    <style:style style:data-style-name="N5114" style:family="table-cell" style:name="ce_1085109976" style:parent-style-name="Default">
      <style:table-cell-properties fo:background-color="transparent" fo:border-bottom="0.035cm solid #000000" fo:border-left="none" fo:border-right="0.035cm solid #000000" fo:border-top="0.03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076564420" style:parent-style-name="Default">
      <style:table-cell-properties fo:background-color="transparent" fo:border-bottom="0.035cm solid #000000" fo:border-right="0.035cm solid #000000" fo:border-top="0.035cm solid #000000"/>
      <style:text-properties fo:font-weight="bold" style:font-name="Arial Narrow" style:font-weight-asian="bold" style:font-weight-complex="bold"/>
    </style:style>
    <style:style style:data-style-name="N115" style:family="table-cell" style:name="ce_1149662573" style:parent-style-name="Default">
      <style:table-cell-properties fo:background-color="transparent"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family="table-cell" style:name="ce_969926537" style:parent-style-name="Default">
      <style:table-cell-properties fo:background-color="transparent" fo:wrap-option="wrap"/>
      <style:text-properties fo:color="#0000ff" fo:font-style="italic" style:font-name="Arial Narrow"/>
    </style:style>
    <style:style style:data-style-name="N111" style:family="table-cell" style:name="ce_1472297491" style:parent-style-name="Default">
      <style:table-cell-properties fo:background-color="transparent" fo:border-bottom="none" fo:border-left="0.035cm solid #000000" fo:border-right="0.035cm solid #000000" fo:border-top="none" style:diagonal-bl-tr="none" style:diagonal-tl-br="none"/>
      <style:text-properties style:font-name="Arial Narrow"/>
    </style:style>
    <style:style style:family="table-cell" style:name="ce_593178898" style:parent-style-name="Default">
      <style:table-cell-properties fo:background-color="transparent" fo:border-left="0.035cm solid #000000" fo:border-right="0.035cm solid #000000"/>
      <style:text-properties style:font-name="Arial Narrow"/>
    </style:style>
    <style:style style:data-style-name="N5114" style:family="table-cell" style:name="ce_1607991800" style:parent-style-name="Default">
      <style:table-cell-properties fo:background-color="transparent" fo:border-bottom="none" fo:border-left="none" fo:border-right="none" fo:border-top="0.035cm solid #000000" style:diagonal-bl-tr="none" style:diagonal-tl-br="non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_224215418" style:parent-style-name="Default">
      <style:table-cell-properties fo:background-color="transparent" fo:border-bottom="none" fo:border-left="none" fo:border-right="none" fo:border-top="0.035cm solid #000000" style:diagonal-bl-tr="none" style:diagonal-tl-br="none"/>
      <style:text-properties style:font-name="Arial Narrow"/>
    </style:style>
    <style:style style:family="table-cell" style:name="ce_356852731" style:parent-style-name="Default">
      <style:table-cell-properties fo:background-color="transparent" fo:border-top="0.035cm solid #000000"/>
      <style:text-properties style:font-name="Arial Narrow"/>
    </style:style>
    <style:style style:data-style-name="N115" style:family="table-cell" style:name="ce_1471801461" style:parent-style-name="Default">
      <style:table-cell-properties fo:background-color="transparent" fo:border-bottom="0.035cm solid #000000" fo:border-left="0.035cm solid #000000" fo:border-right="0.035cm solid #000000" fo:border-top="none" style:diagonal-bl-tr="none" style:diagonal-tl-br="none"/>
      <style:text-properties style:font-name="Arial Narrow"/>
    </style:style>
    <style:style style:family="table-cell" style:name="ce_1225898902" style:parent-style-name="Default">
      <style:table-cell-properties fo:background-color="transparent" fo:border-bottom="0.035cm solid #000000" fo:border-left="0.035cm solid #000000" fo:border-right="0.035cm solid #000000"/>
      <style:text-properties style:font-name="Arial Narrow"/>
    </style:style>
    <style:style style:data-style-name="N113" style:family="table-cell" style:name="ce_1589098762" style:parent-style-name="Default">
      <style:table-cell-properties fo:background-color="#ffffcc" fo:border-bottom="0.035cm solid #000000"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292354876" style:parent-style-name="Default">
      <style:table-cell-properties fo:background-color="#ffffcc" fo:border-bottom="0.035cm solid #000000" fo:border-right="0.035cm solid #000000"/>
      <style:paragraph-properties fo:text-align="center"/>
      <style:text-properties style:font-name="Arial Narrow"/>
    </style:style>
    <style:style style:data-style-name="N115" style:family="table-cell" style:name="ce_1333555540" style:parent-style-name="Default">
      <style:table-cell-properties fo:background-color="transparent"/>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family="table-cell" style:name="ce_253119949" style:parent-style-name="Default">
      <style:table-cell-properties fo:background-color="transparent"/>
      <style:text-properties fo:color="#0000ff" style:font-name="Arial Narrow"/>
    </style:style>
    <style:style style:data-style-name="N115" style:family="table-cell" style:name="ce_1290198847"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307003600" style:parent-style-name="Default">
      <style:table-cell-properties fo:background-color="transparent" fo:border-left="0.035cm solid #000000"/>
      <style:paragraph-properties fo:text-align="center"/>
      <style:text-properties style:font-name="Arial Narrow"/>
    </style:style>
    <style:style style:family="table-cell" style:name="ce_638799352" style:parent-style-name="Default">
      <style:table-cell-properties fo:background-color="transparent" fo:border-bottom="0.105cm solid #000000" fo:border-left="none" fo:border-right="none"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972098110" style:parent-style-name="Default">
      <style:table-cell-properties fo:background-color="transparent" fo:border-bottom="0.105cm solid #000000"/>
      <style:text-properties style:font-name="Arial Narrow"/>
    </style:style>
    <style:style style:data-style-name="N115" style:family="table-cell" style:name="ce_387492424" style:parent-style-name="Default">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509401317" style:parent-style-name="Default">
      <style:table-cell-properties fo:background-color="#ffffcc" fo:border-right="0.035cm solid #000000"/>
      <style:paragraph-properties fo:text-align="center"/>
      <style:text-properties style:font-name="Arial Narrow"/>
    </style:style>
    <style:style style:data-style-name="N111" style:family="table-cell" style:name="ce_1033764800" style:parent-style-name="Default">
      <style:table-cell-properties fo:background-color="transparent" fo:border-bottom="0.105cm solid #000000" fo:border-left="none" fo:border-right="none"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1" style:family="table-cell" style:name="ce_1776720220" style:parent-style-name="Default">
      <style:table-cell-properties fo:background-color="transparent" fo:border-bottom="0.105cm solid #000000" fo:border-left="none" fo:border-right="none"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362061122" style:parent-style-name="Default">
      <style:table-cell-properties fo:background-color="transparent" fo:border-bottom="0.105cm solid #000000" fo:border-top="0.105cm solid #000000"/>
      <style:paragraph-properties fo:text-align="center"/>
      <style:text-properties fo:font-weight="bold" style:font-name="Arial Narrow" style:font-weight-asian="bold" style:font-weight-complex="bold"/>
    </style:style>
    <style:style style:data-style-name="N115" style:family="table-cell" style:name="ce_569787868" style:parent-style-name="Default">
      <style:table-cell-properties fo:background-color="#ffffcc" fo:border-bottom="0.035cm solid #000000"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307852027" style:parent-style-name="Default">
      <style:table-cell-properties fo:background-color="#ffffcc" fo:border-bottom="0.035cm solid #000000" fo:border-right="0.035cm solid #000000"/>
      <style:paragraph-properties fo:text-align="center"/>
      <style:text-properties style:font-name="Arial Narrow"/>
    </style:style>
    <style:style style:data-style-name="N5114" style:family="table-cell" style:name="ce_901432375"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979198630" style:parent-style-name="Default">
      <style:table-cell-properties fo:background-color="transparent" fo:border-left="0.035cm solid #000000"/>
      <style:paragraph-properties fo:text-align="center"/>
      <style:text-properties fo:font-weight="bold" style:font-name="Arial Narrow" style:font-weight-asian="bold" style:font-weight-complex="bold"/>
    </style:style>
    <style:style style:data-style-name="N111" style:family="table-cell" style:name="ce_714220398" style:parent-style-name="Default">
      <style:table-cell-properties fo:background-color="transparent" fo:border-bottom="none" fo:border-left="0.035cm solid #000000" fo:border-right="none"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723230822" style:parent-style-name="Default">
      <style:table-cell-properties fo:background-color="transparent" fo:border-left="0.035cm solid #000000" fo:border-top="0.105cm solid #000000"/>
      <style:paragraph-properties fo:text-align="center"/>
      <style:text-properties fo:font-weight="bold" style:font-name="Arial Narrow" style:font-weight-asian="bold" style:font-weight-complex="bold"/>
    </style:style>
    <style:style style:data-style-name="N113" style:family="table-cell" style:name="ce_558877046" style:parent-style-name="Default">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685152593" style:parent-style-name="Default">
      <style:table-cell-properties fo:background-color="#ffffcc" fo:border-left="0.035cm solid #000000"/>
      <style:paragraph-properties fo:text-align="center"/>
      <style:text-properties style:font-name="Arial Narrow"/>
    </style:style>
    <style:style style:data-style-name="N107" style:family="table-cell" style:name="ce_1950098409" style:parent-style-name="Default">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181872705" style:parent-style-name="Default">
      <style:table-cell-properties fo:background-color="#ffffcc" fo:border-right="0.035cm solid #000000"/>
      <style:paragraph-properties fo:text-align="center"/>
      <style:text-properties style:font-name="Arial Narrow"/>
    </style:style>
    <style:style style:data-style-name="N114" style:family="table-cell" style:name="ce_911789923" style:parent-style-name="Default">
      <style:table-cell-properties fo:background-color="transparent" fo:border-bottom="none"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2061075505" style:parent-style-name="Default">
      <style:table-cell-properties fo:background-color="transparent" fo:border-right="0.035cm solid #000000"/>
      <style:paragraph-properties fo:text-align="center"/>
      <style:text-properties fo:font-style="italic" style:font-name="Arial Narrow"/>
    </style:style>
    <style:style style:data-style-name="N113" style:family="table-cell" style:name="ce_59549080" style:parent-style-name="Default">
      <style:table-cell-properties fo:background-color="transparent" fo:border-bottom="0.105cm solid #000000"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785756944" style:parent-style-name="Default">
      <style:table-cell-properties fo:background-color="transparent" fo:border-bottom="0.105cm solid #000000" fo:border-left="0.035cm solid #000000"/>
      <style:paragraph-properties fo:text-align="center"/>
      <style:text-properties fo:font-style="italic" fo:font-weight="bold" style:font-name="Arial Narrow" style:font-weight-asian="bold" style:font-weight-complex="bold"/>
    </style:style>
    <style:style style:data-style-name="N113" style:family="table-cell" style:name="ce_1503667489" style:parent-style-name="Default">
      <style:table-cell-properties fo:background-color="#ffffcc" fo:border-bottom="0.035cm solid #000000"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346229385" style:parent-style-name="Default">
      <style:table-cell-properties fo:background-color="#ffffcc" fo:border-bottom="0.035cm solid #000000" fo:border-left="0.035cm solid #000000"/>
      <style:paragraph-properties fo:text-align="center"/>
      <style:text-properties style:font-name="Arial Narrow"/>
    </style:style>
    <style:style style:data-style-name="N108" style:family="table-cell" style:name="ce_878718529" style:parent-style-name="Default">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866227691" style:parent-style-name="Default">
      <style:table-cell-properties fo:background-color="transparent" fo:border-bottom="0.035cm solid #000000" fo:border-right="0.035cm solid #000000" fo:border-top="0.035cm solid #000000"/>
      <style:paragraph-properties fo:text-align="center"/>
      <style:text-properties style:font-name="Arial Narrow"/>
    </style:style>
    <style:style style:data-style-name="N114" style:family="table-cell" style:name="ce_2038113528" style:parent-style-name="Default">
      <style:table-cell-properties fo:background-color="transparent" fo:border-bottom="0.035cm solid #000000" fo:border-left="none" fo:border-right="0.035cm solid #000000"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193973474" style:parent-style-name="Default">
      <style:table-cell-properties fo:background-color="transparent" fo:border-bottom="0.035cm solid #000000" fo:border-right="0.035cm solid #000000" fo:border-top="0.035cm solid #000000"/>
      <style:paragraph-properties fo:text-align="center"/>
      <style:text-properties fo:font-style="italic" fo:font-weight="bold" style:font-name="Arial Narrow" style:font-weight-asian="bold" style:font-weight-complex="bold"/>
    </style:style>
    <style:style style:data-style-name="N115" style:family="table-cell" style:name="ce_1425437384" style:parent-style-name="Default">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461079170" style:parent-style-name="Default">
      <style:table-cell-properties fo:background-color="transparent" fo:border-bottom="0.035cm solid #000000" fo:border-left="0.035cm solid #000000"/>
      <style:paragraph-properties fo:text-align="center"/>
      <style:text-properties style:font-name="Arial Narrow"/>
    </style:style>
    <style:style style:data-style-name="N5114" style:family="table-cell" style:name="ce_680569297" style:parent-style-name="Default">
      <style:table-cell-properties fo:background-color="transparent" fo:border-bottom="0.035cm solid #000000" fo:border-left="none" fo:border-right="none" fo:border-top="0.035cm solid #000000" style:diagonal-bl-tr="none" style:diagonal-tl-br="non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_657239695" style:parent-style-name="Default">
      <style:table-cell-properties fo:background-color="transparent" fo:border-bottom="0.035cm solid #000000" fo:border-left="none" fo:border-right="none" fo:border-top="0.035cm solid #000000" style:diagonal-bl-tr="none" style:diagonal-tl-br="none"/>
      <style:text-properties style:font-name="Arial Narrow"/>
    </style:style>
    <style:style style:family="table-cell" style:name="ce_347010801" style:parent-style-name="Default">
      <style:table-cell-properties fo:background-color="transparent" fo:border-bottom="0.035cm solid #000000" fo:border-top="0.035cm solid #000000"/>
      <style:text-properties style:font-name="Arial Narrow"/>
    </style:style>
    <style:style style:family="table-cell" style:name="ce_1452916401" style:parent-style-name="Default">
      <style:table-cell-properties fo:background-color="transparent" fo:border-bottom="0.035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fo:margin-left="0cm" style:writing-mode="page"/>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942942653" style:parent-style-name="Default">
      <style:table-cell-properties fo:background-color="transparent" fo:border-bottom="0.035cm solid #000000" fo:border-right="0.035cm solid #000000"/>
      <style:text-properties style:font-name="Arial Narrow"/>
    </style:style>
    <style:style style:data-style-name="N107" style:family="table-cell" style:name="ce_1242766299" style:parent-style-name="Default">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07" style:family="table-cell" style:name="ce_19965763" style:parent-style-name="Default">
      <style:table-cell-properties fo:background-color="transparent" fo:border-bottom="none"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892895164" style:parent-style-name="Default">
      <style:table-cell-properties fo:background-color="transparent" fo:border-right="0.035cm solid #000000"/>
      <style:paragraph-properties fo:text-align="center"/>
      <style:text-properties style:font-name="Arial Narrow"/>
    </style:style>
    <style:style style:data-style-name="N114" style:family="table-cell" style:name="ce_912697263" style:parent-style-name="Default">
      <style:table-cell-properties fo:background-color="transparent" fo:border-bottom="none"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200869585" style:parent-style-name="Default">
      <style:table-cell-properties fo:background-color="transparent" fo:border-left="0.035cm solid #000000"/>
      <style:paragraph-properties fo:text-align="center"/>
      <style:text-properties fo:font-style="italic" style:font-name="Arial Narrow"/>
    </style:style>
    <style:style style:data-style-name="N114" style:family="table-cell" style:name="ce_150859527" style:parent-style-name="Default">
      <style:table-cell-properties fo:background-color="transparent" fo:border-bottom="0.035cm solid #000000" fo:border-left="0.035cm solid #000000" fo:border-right="none"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011549991" style:parent-style-name="Default">
      <style:table-cell-properties fo:background-color="transparent" fo:border-bottom="0.035cm solid #000000" fo:border-left="0.035cm solid #000000" fo:border-top="0.035cm solid #000000"/>
      <style:paragraph-properties fo:text-align="center"/>
      <style:text-properties fo:font-style="italic" fo:font-weight="bold" style:font-name="Arial Narrow" style:font-weight-asian="bold" style:font-weight-complex="bold"/>
    </style:style>
    <style:style style:data-style-name="N115" style:family="table-cell" style:name="ce_1848626762" style:parent-style-name="Default">
      <style:table-cell-properties fo:background-color="transparent" fo:border-bottom="none" fo:border-left="0.035cm solid #000000" fo:border-right="0.035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2129447079" style:parent-style-name="Default">
      <style:table-cell-properties fo:background-color="transparent" fo:border-left="0.035cm solid #000000" fo:border-right="0.035cm solid #000000" fo:wrap-option="wrap"/>
      <style:paragraph-properties fo:text-align="start"/>
      <style:text-properties style:font-name="Arial Narrow"/>
    </style:style>
    <style:style style:family="table-cell" style:name="ce_1372384368" style:parent-style-name="Default">
      <style:table-cell-properties fo:background-color="transparent" fo:border-bottom="none" fo:border-left="0.035cm solid #000000" fo:border-right="none"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154300213" style:parent-style-name="Default">
      <style:table-cell-properties fo:background-color="transparent" fo:border-left="0.035cm solid #000000" fo:wrap-option="wrap"/>
      <style:text-properties style:font-name="Arial Narrow"/>
    </style:style>
    <style:style style:data-style-name="N115" style:family="table-cell" style:name="ce_949265877" style:parent-style-name="Default">
      <style:table-cell-properties fo:background-color="transparent" fo:border-bottom="0.035cm solid #000000" fo:border-left="0.035cm solid #000000" fo:border-right="0.035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316940743" style:parent-style-name="Default">
      <style:table-cell-properties fo:background-color="transparent" fo:border-bottom="0.035cm solid #000000" fo:border-left="0.035cm solid #000000" fo:border-right="0.035cm solid #000000" fo:wrap-option="wrap"/>
      <style:paragraph-properties fo:text-align="start"/>
      <style:text-properties style:font-name="Arial Narrow"/>
    </style:style>
    <style:style style:family="table-cell" style:name="ce_1939047636" style:parent-style-name="Default">
      <style:table-cell-properties fo:background-color="transparent" fo:border-bottom="0.035cm solid #000000" fo:border-left="0.035cm solid #000000" fo:border-right="none"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512643835" style:parent-style-name="Default">
      <style:table-cell-properties fo:background-color="transparent" fo:border-bottom="0.035cm solid #000000" fo:border-left="0.035cm solid #000000" fo:wrap-option="wrap"/>
      <style:text-properties style:font-name="Arial Narrow"/>
    </style:style>
    <style:style style:data-style-name="N115" style:family="table-cell" style:name="ce_773224268" style:parent-style-name="Default">
      <style:table-cell-properties fo:background-color="transparent" fo:border="none" fo:wrap-option="wrap" style:direction="ltr" style:repeat-content="false" style:rotation-align="none" style:rotation-angle="0" style:shrink-to-fit="false" style:text-align-source="fix" style:vertical-align="bottom"/>
      <style:paragraph-properties fo:margin-left="0cm" fo:text-align="start" style:writing-mode="page"/>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family="table-cell" style:name="ce_393144955" style:parent-style-name="Default">
      <style:table-cell-properties fo:background-color="transparent" fo:wrap-option="wrap"/>
      <style:paragraph-properties fo:text-align="start"/>
      <style:text-properties fo:color="#0000ff" style:font-name="Arial Narrow"/>
    </style:style>
    <style:style style:data-style-name="N115" style:family="table-cell" style:name="ce_154221336" style:parent-style-name="Default">
      <style:table-cell-properties fo:background-color="transparent" fo:border-bottom="none" fo:border-left="0.105cm solid #000000" fo:border-right="none" fo:border-top="0.10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color="font-color" style:text-underline-style="solid" style:text-underline-width="auto" style:use-window-font-color="true"/>
    </style:style>
    <style:style style:family="table-cell" style:name="ce_1567964703" style:parent-style-name="Default">
      <style:table-cell-properties fo:background-color="transparent" fo:border-left="0.105cm solid #000000" fo:border-top="0.105cm solid #000000"/>
      <style:text-properties fo:font-weight="bold" style:font-name="Arial Narrow" style:font-weight-asian="bold" style:font-weight-complex="bold" style:text-underline-style="solid"/>
    </style:style>
    <style:style style:data-style-name="N115" style:family="table-cell" style:name="ce_1803259536" style:parent-style-name="Default">
      <style:table-cell-properties fo:background-color="transparent" fo:border-bottom="none" fo:border-left="0.105cm solid #000000" fo:border-right="none" fo:border-top="none"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color="font-color" style:text-underline-style="solid" style:text-underline-width="auto" style:use-window-font-color="true"/>
    </style:style>
    <style:style style:family="table-cell" style:name="ce_1202772021" style:parent-style-name="Default">
      <style:table-cell-properties fo:background-color="transparent" fo:border-left="0.105cm solid #000000"/>
      <style:text-properties fo:font-weight="bold" style:font-name="Arial Narrow" style:font-weight-asian="bold" style:font-weight-complex="bold" style:text-underline-style="solid"/>
    </style:style>
    <style:style style:data-style-name="N115" style:family="table-cell" style:name="ce_958188075" style:parent-style-name="Default">
      <style:table-cell-properties fo:background-color="transparent" fo:border-bottom="none" fo:border-left="none" fo:border-right="none" fo:border-top="0.105cm solid #000000" style:diagonal-bl-tr="none" style:diagonal-tl-br="none"/>
      <style:text-properties style:font-name="Arial Narrow"/>
    </style:style>
    <style:style style:family="table-cell" style:name="ce_806626866" style:parent-style-name="Default">
      <style:table-cell-properties fo:background-color="transparent" fo:border-top="0.105cm solid #000000"/>
      <style:text-properties style:font-name="Arial Narrow"/>
    </style:style>
    <style:style style:data-style-name="N113" style:family="table-cell" style:name="ce_1103932862" style:parent-style-name="Defaul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780871545" style:parent-style-name="Default">
      <style:table-cell-properties fo:background-color="transparent"/>
      <style:paragraph-properties fo:text-align="center"/>
      <style:text-properties style:font-name="Arial Narrow"/>
    </style:style>
    <style:style style:data-style-name="N5114" style:family="table-cell" style:name="ce_832153001" style:parent-style-name="Default">
      <style:table-cell-properties fo:background-color="transparent" fo:border-bottom="none"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700383144" style:parent-style-name="Default">
      <style:table-cell-properties fo:background-color="transparent" fo:border-left="0.035cm solid #000000" fo:border-top="0.035cm solid #000000"/>
      <style:paragraph-properties fo:text-align="center"/>
      <style:text-properties fo:font-weight="bold" style:font-name="Arial Narrow" style:font-weight-asian="bold" style:font-weight-complex="bold"/>
    </style:style>
    <style:style style:data-style-name="N5114" style:family="table-cell" style:name="ce_1678582684" style:parent-style-name="Default">
      <style:table-cell-properties fo:background-color="#ffffcc" fo:border-bottom="0.035cm solid #000000"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255891048" style:parent-style-name="Default">
      <style:table-cell-properties fo:background-color="#ffffcc" fo:border-bottom="0.035cm solid #000000" fo:border-right="0.035cm solid #000000"/>
      <style:paragraph-properties fo:text-align="center"/>
      <style:text-properties style:font-name="Arial Narrow"/>
    </style:style>
    <style:style style:data-style-name="N107" style:family="table-cell" style:name="ce_752460447" style:parent-style-name="Default">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995926128" style:parent-style-name="Default">
      <style:table-cell-properties fo:background-color="transparent" fo:border-bottom="0.035cm solid #000000" fo:border-right="0.035cm solid #000000" fo:border-top="0.035cm solid #000000"/>
      <style:paragraph-properties fo:text-align="center"/>
      <style:text-properties fo:font-weight="bold" style:font-name="Arial Narrow" style:font-weight-asian="bold" style:font-weight-complex="bold"/>
    </style:style>
    <style:style style:data-style-name="N113" style:family="table-cell" style:name="ce_442537776" style:parent-style-name="Default">
      <style:table-cell-properties fo:background-color="transparent" fo:border-bottom="none" fo:border-left="none" fo:border-right="none" fo:border-top="0.105cm solid #0000ff"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1335436266" style:parent-style-name="Default">
      <style:table-cell-properties fo:background-color="transparent" fo:border-top="0.105cm solid #0000ff"/>
      <style:paragraph-properties fo:text-align="center"/>
      <style:text-properties fo:color="#0000ff" fo:font-size="12.0pt" style:font-name="Arial Narrow" style:font-size-asian="12.0pt" style:font-size-complex="12.0pt"/>
    </style:style>
    <style:style style:data-style-name="N115" style:family="table-cell" style:name="ce_1680943726"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916689460" style:parent-style-name="Default">
      <style:table-cell-properties fo:background-color="transparent"/>
      <style:paragraph-properties fo:text-align="center"/>
      <style:text-properties fo:color="#0000ff" fo:font-size="12.0pt" style:font-name="Arial Narrow" style:font-size-asian="12.0pt" style:font-size-complex="12.0pt"/>
    </style:style>
    <style:style style:data-style-name="N115" style:family="table-cell" style:name="ce_154188395" style:parent-style-name="Default">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228521334" style:parent-style-name="Default">
      <style:table-cell-properties fo:background-color="#ffffcc" fo:border-left="0.035cm solid #000000"/>
      <style:paragraph-properties fo:text-align="center"/>
      <style:text-properties style:font-name="Arial Narrow"/>
    </style:style>
    <style:style style:data-style-name="N115" style:family="table-cell" style:name="ce_1648916936" style:parent-style-name="Default">
      <style:table-cell-properties fo:background-color="transparent" fo:border-bottom="0.105cm solid #0000ff"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831624751" style:parent-style-name="Default">
      <style:table-cell-properties fo:background-color="transparent" fo:border-bottom="0.105cm solid #0000ff"/>
      <style:paragraph-properties fo:text-align="center"/>
      <style:text-properties fo:color="#0000ff" fo:font-size="12.0pt" style:font-name="Arial Narrow" style:font-size-asian="12.0pt" style:font-size-complex="12.0pt"/>
    </style:style>
    <style:style style:data-style-name="N107" style:family="table-cell" style:name="ce_1553348098" style:parent-style-name="Default">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918256001" style:parent-style-name="Default">
      <style:table-cell-properties fo:background-color="transparent" fo:border-bottom="0.035cm solid #000000" fo:border-right="0.035cm solid #000000"/>
      <style:paragraph-properties fo:text-align="center"/>
      <style:text-properties fo:font-weight="bold" style:font-name="Arial Narrow" style:font-weight-asian="bold" style:font-weight-complex="bold"/>
    </style:style>
    <style:style style:data-style-name="N5114" style:family="table-cell" style:name="ce_18517464" style:parent-style-name="Default">
      <style:table-cell-properties fo:background-color="transparent" fo:border-bottom="0.035cm solid #000000" fo:border-left="none" fo:border-right="none" fo:border-top="0.03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576009893" style:parent-style-name="Default">
      <style:table-cell-properties fo:background-color="transparent" fo:border-bottom="0.035cm solid #000000" fo:border-top="0.035cm solid #000000"/>
      <style:text-properties fo:font-weight="bold" style:font-name="Arial Narrow" style:font-weight-asian="bold" style:font-weight-complex="bold"/>
    </style:style>
    <style:style style:data-style-name="N115" style:family="table-cell" style:name="ce_1072382046" style:parent-style-name="Default">
      <style:table-cell-properties fo:background-color="#ffffcc" fo:border-bottom="0.035cm solid #000000"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668407937" style:parent-style-name="Default">
      <style:table-cell-properties fo:background-color="#ffffcc" fo:border-bottom="0.035cm solid #000000" fo:border-left="0.035cm solid #000000"/>
      <style:paragraph-properties fo:text-align="center"/>
      <style:text-properties style:font-name="Arial Narrow"/>
    </style:style>
    <style:style style:family="table-cell" style:name="ce_1908048254" style:parent-style-name="Defaul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888653828" style:parent-style-name="Default">
      <style:table-cell-properties fo:background-color="transparent"/>
      <style:paragraph-properties fo:text-align="center"/>
      <style:text-properties style:font-name="Arial Narrow"/>
    </style:style>
    <style:style style:data-style-name="N107" style:family="table-cell" style:name="ce_606302633"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07" style:family="table-cell" style:name="ce_1340382876" style:parent-style-name="Default">
      <style:table-cell-properties fo:background-color="transparent" fo:border-bottom="none"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862076088" style:parent-style-name="Default">
      <style:table-cell-properties fo:background-color="transparent" fo:border-left="0.035cm solid #000000"/>
      <style:paragraph-properties fo:text-align="center"/>
      <style:text-properties style:font-name="Arial Narrow"/>
    </style:style>
    <style:style style:data-style-name="N5114" style:family="table-cell" style:name="ce_42865557"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416333065" style:parent-style-name="Default">
      <style:table-cell-properties fo:background-color="transparent" fo:border-left="0.035cm solid #000000"/>
      <style:paragraph-properties fo:text-align="center"/>
      <style:text-properties fo:font-style="italic" style:font-name="Arial Narrow"/>
    </style:style>
    <style:style style:data-style-name="N111" style:family="table-cell" style:name="ce_2068996082" style:parent-style-name="Default">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11" style:family="table-cell" style:name="ce_559511580" style:parent-style-name="Default">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11" style:family="table-cell" style:name="ce_763870687" style:parent-style-name="Default">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758258922" style:parent-style-name="Default">
      <style:table-cell-properties fo:background-color="transparent" fo:border-right="0.035cm solid #000000"/>
      <style:paragraph-properties fo:text-align="center"/>
      <style:text-properties style:font-name="Arial Narrow"/>
    </style:style>
    <style:style style:data-style-name="N115" style:family="table-cell" style:name="ce_2016354180" style:parent-style-name="Default">
      <style:table-cell-properties fo:background-color="#ffffcc"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569521793" style:parent-style-name="Default">
      <style:table-cell-properties fo:background-color="#ffffcc" fo:border-bottom="0.035cm solid #000000" fo:border-top="0.035cm solid #000000"/>
      <style:paragraph-properties fo:text-align="center"/>
      <style:text-properties fo:font-weight="bold" style:font-name="Arial Narrow" style:font-weight-asian="bold" style:font-weight-complex="bold"/>
    </style:style>
    <style:style style:data-style-name="N107" style:family="table-cell" style:name="ce_702185624" style:parent-style-name="Default">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832638579" style:parent-style-name="Default">
      <style:table-cell-properties fo:background-color="#ffffcc" fo:border-left="0.035cm solid #000000"/>
      <style:paragraph-properties fo:text-align="center"/>
      <style:text-properties style:font-name="Arial Narrow"/>
    </style:style>
    <style:style style:data-style-name="N5114" style:family="table-cell" style:name="ce_1276781759" style:parent-style-name="Default">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742913726" style:parent-style-name="Default">
      <style:table-cell-properties fo:background-color="transparent" fo:border-bottom="0.035cm solid #000000" fo:border-left="0.035cm solid #000000" fo:border-top="0.035cm solid #000000"/>
      <style:paragraph-properties fo:text-align="center"/>
      <style:text-properties fo:font-style="italic" fo:font-weight="bold" style:font-name="Arial Narrow" style:font-weight-asian="bold" style:font-weight-complex="bold"/>
    </style:style>
    <style:style style:data-style-name="N108" style:family="table-cell" style:name="ce_1727050825" style:parent-style-name="Default">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169457178" style:parent-style-name="Default">
      <style:table-cell-properties fo:background-color="transparent" fo:border-bottom="0.035cm solid #000000" fo:border-left="0.035cm solid #000000" fo:border-top="0.035cm solid #000000"/>
      <style:paragraph-properties fo:text-align="center"/>
      <style:text-properties style:font-name="Arial Narrow"/>
    </style:style>
    <style:style style:data-style-name="N115" style:family="table-cell" style:name="ce_230210473" style:parent-style-name="Default">
      <style:table-cell-properties fo:background-color="transparent" fo:border-bottom="none" fo:border-left="none" fo:border-right="0.105cm solid #000000" fo:border-top="0.105cm solid #000000" style:diagonal-bl-tr="none" style:diagonal-tl-br="none"/>
      <style:text-properties style:font-name="Arial Narrow"/>
    </style:style>
    <style:style style:family="table-cell" style:name="ce_1489043338" style:parent-style-name="Default">
      <style:table-cell-properties fo:background-color="transparent" fo:border-right="0.105cm solid #000000" fo:border-top="0.105cm solid #000000"/>
      <style:text-properties style:font-name="Arial Narrow"/>
    </style:style>
    <style:style style:data-style-name="N111" style:family="table-cell" style:name="ce_752252285" style:parent-style-name="Default">
      <style:table-cell-properties fo:background-color="transparent" fo:border-bottom="0.105cm solid #0000ff"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0pt" fo:font-style="normal" fo:font-weight="bold" fo:text-shadow="none" style:font-name="Arial Narrow" style:font-name-complex="Arial Narrow" style:font-size-asian="12.0pt" style:font-size-complex="12.0pt" style:font-style-asian="normal" style:font-style-complex="normal" style:font-weight-asian="bold" style:font-weight-complex="bold" style:text-line-through-style="none" style:text-outline="false" style:text-underline-style="none"/>
    </style:style>
    <style:style style:family="table-cell" style:name="ce_1559876435" style:parent-style-name="Default">
      <style:table-cell-properties fo:background-color="transparent" fo:border-bottom="0.105cm solid #0000ff"/>
      <style:paragraph-properties fo:text-align="center"/>
      <style:text-properties fo:color="#0000ff" fo:font-size="12.0pt" fo:font-weight="bold" style:font-name="Arial Narrow" style:font-size-asian="12.0pt" style:font-size-complex="12.0pt" style:font-weight-asian="bold" style:font-weight-complex="bold"/>
    </style:style>
    <style:style style:data-style-name="N115" style:family="table-cell" style:name="ce_1594745767" style:parent-style-name="Default">
      <style:table-cell-properties fo:background-color="transparent" fo:border-bottom="none" fo:border-left="none" fo:border-right="0.105cm solid #000000" fo:border-top="0.10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28935555" style:parent-style-name="Default">
      <style:table-cell-properties fo:background-color="transparent" fo:border-right="0.105cm solid #000000" fo:border-top="0.105cm solid #000000"/>
      <style:text-properties fo:font-weight="bold" style:font-name="Arial Narrow" style:font-weight-asian="bold" style:font-weight-complex="bold"/>
    </style:style>
    <style:style style:data-style-name="N5114" style:family="table-cell" style:name="ce_1254373797" style:parent-style-name="Default">
      <style:table-cell-properties fo:background-color="transparent" fo:border-bottom="none" fo:border-left="0.035cm solid #000000" fo:border-right="none" fo:border-top="none" style:diagonal-bl-tr="none" style:diagonal-tl-br="none"/>
      <style:text-properties style:font-name="Arial Narrow"/>
    </style:style>
    <style:style style:data-style-name="N5114" style:family="table-cell" style:name="ce_1011537251" style:parent-style-name="Default">
      <style:table-cell-properties fo:background-color="transparent" fo:border-bottom="none" fo:border-left="0.035cm solid #000000" fo:border-right="none" fo:border-top="none" style:diagonal-bl-tr="none" style:diagonal-tl-br="none"/>
      <style:text-properties style:font-name="Arial Narrow"/>
    </style:style>
    <style:style style:family="table-cell" style:name="ce_132243688" style:parent-style-name="Default">
      <style:table-cell-properties fo:background-color="transparent" fo:border-left="0.035cm solid #000000"/>
      <style:text-properties style:font-name="Arial Narrow"/>
    </style:style>
    <style:style style:data-style-name="N115" style:family="table-cell" style:name="ce_1133812554" style:parent-style-name="Default">
      <style:table-cell-properties fo:background-color="transparent" fo:border-bottom="0.105cm solid #000000" fo:border-left="none" fo:border-right="0.105cm solid #000000" fo:border-top="none"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17938059" style:parent-style-name="Default">
      <style:table-cell-properties fo:background-color="transparent" fo:border-bottom="0.105cm solid #000000" fo:border-right="0.105cm solid #000000"/>
      <style:text-properties fo:font-weight="bold" style:font-name="Arial Narrow" style:font-weight-asian="bold" style:font-weight-complex="bold"/>
    </style:style>
    <style:style style:data-style-name="N107" style:family="table-cell" style:name="ce_1914015572" style:parent-style-name="Default">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775319666" style:parent-style-name="Default">
      <style:table-cell-properties fo:background-color="transparent" fo:border-bottom="0.035cm solid #000000" fo:border-left="0.035cm solid #000000" fo:border-top="0.035cm solid #000000"/>
      <style:paragraph-properties fo:text-align="center"/>
      <style:text-properties fo:font-weight="bold" style:font-name="Arial Narrow" style:font-weight-asian="bold" style:font-weight-complex="bold"/>
    </style:style>
    <style:style style:data-style-name="N115" style:family="table-cell" style:name="ce_1163772875" style:parent-style-name="Default">
      <style:table-cell-properties fo:background-color="transparent" fo:border-bottom="none" fo:border-left="none" fo:border-right="0.105cm solid #0000ff" fo:border-top="0.105cm solid #0000ff" style:diagonal-bl-tr="none" style:diagonal-tl-br="non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450223473" style:parent-style-name="Default">
      <style:table-cell-properties fo:background-color="transparent" fo:border-right="0.105cm solid #0000ff" fo:border-top="0.105cm solid #0000ff"/>
      <style:text-properties fo:color="#0000ff" fo:font-size="12.0pt" style:font-name="Arial Narrow" style:font-size-asian="12.0pt" style:font-size-complex="12.0pt"/>
    </style:style>
    <style:style style:data-style-name="N107" style:family="table-cell" style:name="ce_1769231617" style:parent-style-name="Default">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357125831" style:parent-style-name="Default">
      <style:table-cell-properties fo:background-color="transparent" fo:border-bottom="0.035cm solid #000000" fo:border-left="0.035cm solid #000000"/>
      <style:paragraph-properties fo:text-align="center"/>
      <style:text-properties fo:font-weight="bold" style:font-name="Arial Narrow" style:font-weight-asian="bold" style:font-weight-complex="bold"/>
    </style:style>
    <style:style style:data-style-name="N115" style:family="table-cell" style:name="ce_97685146" style:parent-style-name="Default">
      <style:table-cell-properties fo:background-color="transparent" fo:border-bottom="none" fo:border-left="none" fo:border-right="0.105cm solid #0000ff" fo:border-top="none" style:diagonal-bl-tr="none" style:diagonal-tl-br="non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1936961222" style:parent-style-name="Default">
      <style:table-cell-properties fo:background-color="transparent" fo:border-right="0.105cm solid #0000ff"/>
      <style:text-properties fo:color="#0000ff" fo:font-size="12.0pt" style:font-name="Arial Narrow" style:font-size-asian="12.0pt" style:font-size-complex="12.0pt"/>
    </style:style>
    <style:style style:data-style-name="N5114" style:family="table-cell" style:name="ce_1933117777"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2091993395" style:parent-style-name="Default">
      <style:table-cell-properties fo:background-color="transparent"/>
      <style:paragraph-properties fo:text-align="center"/>
      <style:text-properties fo:font-style="italic" fo:font-weight="bold" style:font-name="Arial Narrow" style:font-weight-asian="bold" style:font-weight-complex="bold"/>
    </style:style>
    <style:style style:data-style-name="N115" style:family="table-cell" style:name="ce_13679225" style:parent-style-name="Default">
      <style:table-cell-properties fo:background-color="transparent" fo:border-bottom="0.105cm solid #0000ff" fo:border-left="none" fo:border-right="0.105cm solid #0000ff" fo:border-top="none" style:diagonal-bl-tr="none" style:diagonal-tl-br="non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1263960964" style:parent-style-name="Default">
      <style:table-cell-properties fo:background-color="transparent" fo:border-bottom="0.105cm solid #0000ff" fo:border-right="0.105cm solid #0000ff"/>
      <style:text-properties fo:color="#0000ff" fo:font-size="12.0pt" style:font-name="Arial Narrow" style:font-size-asian="12.0pt" style:font-size-complex="12.0pt"/>
    </style:style>
    <style:style style:data-style-name="N114" style:family="table-cell" style:name="ce_76755840" style:parent-style-name="Default">
      <style:table-cell-properties fo:background-color="transparent" fo:border-bottom="0.035cm solid #000000"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467722677" style:parent-style-name="Default">
      <style:table-cell-properties fo:background-color="transparent" fo:border-bottom="0.035cm solid #000000" fo:border-left="0.035cm solid #000000"/>
      <style:paragraph-properties fo:text-align="center"/>
      <style:text-properties fo:font-style="italic" fo:font-weight="bold" style:font-name="Arial Narrow" style:font-weight-asian="bold" style:font-weight-complex="bold"/>
    </style:style>
    <style:style style:data-style-name="N111" style:family="table-cell" style:name="ce_284551670" style:parent-style-name="Default">
      <style:table-cell-properties fo:background-color="transparent" fo:border-bottom="none" fo:border-left="none" fo:border-right="none"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098758441" style:parent-style-name="Default">
      <style:table-cell-properties fo:background-color="transparent" fo:border-top="0.105cm solid #000000"/>
      <style:paragraph-properties fo:text-align="center"/>
      <style:text-properties fo:font-weight="bold" style:font-name="Arial Narrow" style:font-weight-asian="bold" style:font-weight-complex="bold"/>
    </style:style>
    <style:style style:data-style-name="N115" style:family="table-cell" style:name="ce_1243142041" style:parent-style-name="Default">
      <style:table-cell-properties fo:background-color="transparent" fo:border-bottom="none" fo:border-left="none" fo:border-right="0.105cm solid #000000" fo:border-top="none" style:diagonal-bl-tr="none" style:diagonal-tl-br="none"/>
      <style:text-properties style:font-name="Arial Narrow"/>
    </style:style>
    <style:style style:data-style-name="N115" style:family="table-cell" style:name="ce_1785917831" style:parent-style-name="Default">
      <style:table-cell-properties fo:background-color="transparent" fo:border-bottom="none" fo:border-left="none" fo:border-right="0.105cm solid #000000"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769266737" style:parent-style-name="Default">
      <style:table-cell-properties fo:background-color="transparent" fo:border-right="0.105cm solid #000000"/>
      <style:text-properties style:font-name="Arial Narrow"/>
    </style:style>
    <style:style style:data-style-name="N5114" style:family="table-cell" style:name="ce_1558500687" style:parent-style-name="Default">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699161088" style:parent-style-name="Default">
      <style:table-cell-properties fo:background-color="transparent" fo:border-bottom="0.035cm solid #000000" fo:border-left="0.035cm solid #000000"/>
      <style:paragraph-properties fo:text-align="center"/>
      <style:text-properties fo:font-style="italic" fo:font-weight="bold" style:font-name="Arial Narrow" style:font-weight-asian="bold" style:font-weight-complex="bold"/>
    </style:style>
    <style:style style:family="table-cell" style:name="ce_1176012364" style:parent-style-name="Default">
      <style:table-cell-properties fo:background-color="transparent" fo:border-bottom="none" fo:border-left="none" fo:border-right="0.105cm solid #000000"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358898619" style:parent-style-name="Default">
      <style:table-cell-properties fo:background-color="transparent" fo:border-right="0.105cm solid #000000"/>
      <style:text-properties style:font-name="Arial Narrow"/>
    </style:style>
    <style:style style:data-style-name="N113" style:family="table-cell" style:name="ce_1258955242" style:parent-style-name="Default">
      <style:table-cell-properties fo:background-color="transparent" fo:border-bottom="0.105cm solid #000000" fo:border-left="none"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972315691" style:parent-style-name="Default">
      <style:table-cell-properties fo:background-color="transparent" fo:border-bottom="0.105cm solid #000000"/>
      <style:paragraph-properties fo:text-align="center"/>
      <style:text-properties fo:font-style="italic" fo:font-weight="bold" style:font-name="Arial Narrow" style:font-weight-asian="bold" style:font-weight-complex="bold"/>
    </style:style>
    <style:style style:family="table-cell" style:name="ce_661765590" style:parent-style-name="Default">
      <style:table-cell-properties fo:background-color="transparent" fo:border-bottom="0.105cm solid #000000" fo:border-left="none" fo:border-right="0.105cm solid #000000" fo:border-top="none"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398736283" style:parent-style-name="Default">
      <style:table-cell-properties fo:background-color="transparent" fo:border-bottom="0.105cm solid #000000" fo:border-right="0.105cm solid #000000"/>
      <style:text-properties style:font-name="Arial Narrow"/>
    </style:style>
    <style:style style:data-style-name="N107" style:family="table-cell" style:name="ce_1296210718"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903075953" style:parent-style-name="Default">
      <style:table-cell-properties fo:background-color="transparent"/>
      <style:paragraph-properties fo:text-align="center"/>
      <style:text-properties fo:font-weight="bold" style:font-name="Arial Narrow" style:font-weight-asian="bold" style:font-weight-complex="bold"/>
    </style:style>
    <style:style style:data-style-name="N115" style:family="table-cell" style:name="ce_1253856401" style:parent-style-name="Default">
      <style:table-cell-properties fo:background-color="transparent" fo:border-bottom="none" fo:border-left="none" fo:border-right="0.035cm solid #000000" fo:border-top="0.035cm solid #000000" style:diagonal-bl-tr="none" style:diagonal-tl-br="none"/>
      <style:text-properties style:font-name="Arial Narrow"/>
    </style:style>
    <style:style style:family="table-cell" style:name="ce_1199262314" style:parent-style-name="Default">
      <style:table-cell-properties fo:background-color="transparent" fo:border-right="0.035cm solid #000000" fo:border-top="0.035cm solid #000000"/>
      <style:text-properties style:font-name="Arial Narrow"/>
    </style:style>
    <style:style style:data-style-name="N5114" style:family="table-cell" style:name="ce_2140965563" style:parent-style-name="Default">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922876667" style:parent-style-name="Default">
      <style:table-cell-properties fo:background-color="transparent" fo:border-bottom="0.035cm solid #000000" fo:border-left="0.035cm solid #000000" fo:border-top="0.035cm solid #000000"/>
      <style:paragraph-properties fo:text-align="center"/>
      <style:text-properties style:font-name="Arial Narrow"/>
    </style:style>
    <style:style style:data-style-name="N115" style:family="table-cell" style:name="ce_1786540175" style:parent-style-name="Default">
      <style:table-cell-properties fo:background-color="transparent" fo:border-bottom="none" fo:border-left="none" fo:border-right="0.035cm solid #000000" fo:border-top="none" style:diagonal-bl-tr="none" style:diagonal-tl-br="none"/>
      <style:text-properties style:font-name="Arial Narrow"/>
    </style:style>
    <style:style style:family="table-cell" style:name="ce_1222162334" style:parent-style-name="Default">
      <style:table-cell-properties fo:background-color="transparent" fo:border-right="0.035cm solid #000000"/>
      <style:text-properties style:font-name="Arial Narrow"/>
    </style:style>
    <style:style style:data-style-name="N5114" style:family="table-cell" style:name="ce_1734606166" style:parent-style-name="Default">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698646487" style:parent-style-name="Default">
      <style:table-cell-properties fo:background-color="transparent" fo:border-bottom="0.035cm solid #000000" fo:border-left="0.035cm solid #000000" fo:border-top="0.035cm solid #000000"/>
      <style:paragraph-properties fo:text-align="center"/>
      <style:text-properties fo:font-style="italic" style:font-name="Arial Narrow"/>
    </style:style>
    <style:style style:data-style-name="N115" style:family="table-cell" style:name="ce_1405276976" style:parent-style-name="Default">
      <style:table-cell-properties fo:background-color="transparent" fo:border-bottom="none"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959655139" style:parent-style-name="Default">
      <style:table-cell-properties fo:background-color="transparent" fo:border-right="0.035cm solid #000000" fo:wrap-option="wrap"/>
      <style:text-properties style:font-name="Arial Narrow"/>
    </style:style>
    <style:style style:data-style-name="N5114" style:family="table-cell" style:name="ce_698205445" style:parent-style-name="Default">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238404139" style:parent-style-name="Default">
      <style:table-cell-properties fo:background-color="transparent" fo:border-bottom="0.035cm solid #000000" fo:border-left="0.035cm solid #000000"/>
      <style:paragraph-properties fo:text-align="center"/>
      <style:text-properties fo:font-style="italic" style:font-name="Arial Narrow"/>
    </style:style>
    <style:style style:data-style-name="N115" style:family="table-cell" style:name="ce_1518091117" style:parent-style-name="Default">
      <style:table-cell-properties fo:background-color="transparent" fo:border-bottom="0.035cm solid #000000"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2034374053" style:parent-style-name="Default">
      <style:table-cell-properties fo:background-color="transparent" fo:border-bottom="0.035cm solid #000000" fo:border-right="0.035cm solid #000000" fo:wrap-option="wrap"/>
      <style:text-properties style:font-name="Arial Narrow"/>
    </style:style>
    <style:style style:data-style-name="N113" style:family="table-cell" style:name="ce_1026403766" style:parent-style-name="Defaul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566099590" style:parent-style-name="Default">
      <style:table-cell-properties fo:background-color="transparent"/>
      <style:paragraph-properties fo:text-align="center"/>
      <style:text-properties fo:font-style="italic" style:font-name="Arial Narrow"/>
    </style:style>
    <style:style style:family="table-cell" style:name="ce_1390961346" style:parent-style-name="Default">
      <style:table-cell-properties fo:background-color="transparent" fo:border-bottom="none"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95929771" style:parent-style-name="Default">
      <style:table-cell-properties fo:background-color="transparent" fo:border-right="0.035cm solid #000000" fo:wrap-option="wrap"/>
      <style:text-properties style:font-name="Arial Narrow"/>
    </style:style>
    <style:style style:data-style-name="N113" style:family="table-cell" style:name="ce_1111842092" style:parent-style-name="Default">
      <style:table-cell-properties fo:background-color="transparent" fo:border-bottom="0.035cm solid #000000" fo:border-left="none" fo:border-right="none"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2043486802" style:parent-style-name="Default">
      <style:table-cell-properties fo:background-color="transparent" fo:border-bottom="0.035cm solid #000000" fo:border-top="0.035cm solid #000000"/>
      <style:paragraph-properties fo:text-align="center"/>
      <style:text-properties fo:font-style="italic" fo:font-weight="bold" style:font-name="Arial Narrow" style:font-weight-asian="bold" style:font-weight-complex="bold"/>
    </style:style>
    <style:style style:data-style-name="N111" style:family="table-cell" style:name="ce_143892150" style:parent-style-name="Default">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_1874757085" style:parent-style-name="Default">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718731415" style:parent-style-name="Default">
      <style:table-cell-properties fo:background-color="transparent" fo:border-bottom="0.035cm solid #000000" fo:border-right="0.035cm solid #000000" fo:border-top="0.035cm solid #000000"/>
      <style:paragraph-properties fo:text-align="center"/>
      <style:text-properties style:font-name="Arial Narrow"/>
    </style:style>
    <style:style style:data-style-name="N5114" style:family="table-cell" style:name="ce_1979307110" style:parent-style-name="Default">
      <style:table-cell-properties fo:background-color="transparent" fo:border-bottom="0.035cm solid #000000" fo:border-left="none" fo:border-right="0.035cm solid #000000" fo:border-top="0.035cm solid #000000" style:diagonal-bl-tr="none" style:diagonal-tl-br="none"/>
      <style:text-properties style:font-name="Arial Narrow"/>
    </style:style>
    <style:style style:data-style-name="N5114" style:family="table-cell" style:name="ce_831836424" style:parent-style-name="Default">
      <style:table-cell-properties fo:background-color="transparent" fo:border-bottom="0.035cm solid #000000" fo:border-left="none" fo:border-right="0.035cm solid #000000" fo:border-top="0.035cm solid #000000" style:diagonal-bl-tr="none" style:diagonal-tl-br="non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20239910" style:parent-style-name="Default">
      <style:table-cell-properties fo:background-color="transparent" fo:border-bottom="0.035cm solid #000000" fo:border-right="0.035cm solid #000000" fo:border-top="0.035cm solid #000000"/>
      <style:text-properties style:font-name="Arial Narrow"/>
    </style:style>
    <style:style style:data-style-name="N111" style:family="table-cell" style:name="ce_35539408"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11" style:family="table-cell" style:name="ce_433526968"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11" style:family="table-cell" style:name="ce_1593962615"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245283700" style:parent-style-name="Default">
      <style:table-cell-properties fo:background-color="transparent" fo:border-left="0.035cm solid #000000"/>
      <style:paragraph-properties fo:text-align="center"/>
      <style:text-properties style:font-name="Arial Narrow"/>
    </style:style>
    <style:style style:data-style-name="N115" style:family="table-cell" style:name="ce_1837415982" style:parent-style-name="Default">
      <style:table-cell-properties fo:background-color="transparent" fo:border="none" fo:wrap-option="wrap" style:direction="ltr" style:repeat-content="false" style:rotation-align="none" style:rotation-angle="0" style:shrink-to-fit="false" style:text-align-source="fix" style:vertical-align="middle"/>
      <style:paragraph-properties fo:margin-left="0cm" fo:text-align="center" style:writing-mode="page"/>
      <style:text-properties fo:color="#0000ff" fo:font-size="12.0pt" fo:font-style="normal" fo:font-weight="bold" fo:text-shadow="none" style:font-name="Arial Narrow" style:font-name-complex="Arial Narrow1" style:font-size-asian="12.0pt" style:font-size-complex="12.0pt" style:font-style-asian="normal" style:font-style-complex="normal" style:font-weight-asian="bold" style:font-weight-complex="bold" style:text-line-through-style="none" style:text-outline="false" style:text-underline-style="none"/>
    </style:style>
    <style:style style:data-style-name="N115" style:family="table-cell" style:name="ce_401718575" style:parent-style-name="Default">
      <style:table-cell-properties fo:background-color="transparent" fo:wrap-option="wrap" style:direction="ltr" style:repeat-content="false" style:rotation-align="none" style:rotation-angle="0" style:shrink-to-fit="false" style:text-align-source="fix" style:vertical-align="middle"/>
      <style:paragraph-properties fo:margin-left="0cm" fo:text-align="center" style:writing-mode="page"/>
      <style:text-properties fo:color="#0000ff" fo:font-size="12.0pt" fo:font-style="normal" fo:font-weight="bold" fo:text-shadow="none" style:font-name="Arial Narrow" style:font-name-complex="Arial Narrow1" style:font-size-asian="12.0pt" style:font-size-complex="12.0pt" style:font-style-asian="normal" style:font-style-complex="normal" style:font-weight-asian="bold" style:font-weight-complex="bold" style:text-line-through-style="none" style:text-outline="false" style:text-underline-style="none"/>
    </style:style>
    <style:style style:family="table-cell" style:name="ce_472388654" style:parent-style-name="Default">
      <style:table-cell-properties fo:background-color="transparent" fo:wrap-option="wrap"/>
      <style:paragraph-properties fo:text-align="center"/>
      <style:text-properties fo:color="#0000ff" fo:font-size="12.0pt" fo:font-weight="bold" style:font-name="Arial Narrow" style:font-size-asian="12.0pt" style:font-size-complex="12.0pt" style:font-weight-asian="bold" style:font-weight-complex="bold"/>
    </style:style>
    <style:style style:data-style-name="N111" style:family="table-cell" style:name="ce_1882092252" style:parent-style-name="Default">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_2060466439" style:parent-style-name="Default">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022123415" style:parent-style-name="Default">
      <style:table-cell-properties fo:background-color="transparent" fo:border-bottom="0.035cm solid #000000" fo:border-left="0.035cm solid #000000" fo:border-top="0.035cm solid #000000"/>
      <style:paragraph-properties fo:text-align="center"/>
      <style:text-properties style:font-name="Arial Narrow"/>
    </style:style>
    <style:style style:data-style-name="N115" style:family="table-cell" style:name="ce_163089355" style:parent-style-name="Default">
      <style:table-cell-properties fo:background-color="transparent"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style>
    <style:style style:family="table-cell" style:name="ce_1925090011" style:parent-style-name="Default">
      <style:table-cell-properties fo:background-color="transparent" fo:wrap-option="wrap"/>
      <style:text-properties fo:color="#0000ff" fo:font-weight="bold" style:font-name="Arial Narrow" style:font-weight-asian="bold" style:font-weight-complex="bold"/>
    </style:style>
    <style:style style:data-style-name="N111" style:family="table-cell" style:name="ce_340939719" style:parent-style-name="Default">
      <style:table-cell-properties fo:background-color="transparent" fo:border-bottom="none" fo:border-left="0.035cm solid #000000" fo:border-right="none" fo:border-top="none" style:diagonal-bl-tr="none" style:diagonal-tl-br="none"/>
      <style:text-properties style:font-name="Arial Narrow"/>
    </style:style>
    <style:style style:family="table-cell" style:name="ce_2133658286" style:parent-style-name="Default">
      <style:table-cell-properties fo:background-color="transparent" fo:border-left="0.035cm solid #000000"/>
      <style:text-properties style:font-name="Arial Narrow"/>
    </style:style>
    <style:style style:data-style-name="N112" style:family="table-cell" style:name="ce_795553291" style:parent-style-name="Default">
      <style:table-cell-properties fo:background-color="transparent" fo:border="none" fo:wrap-option="no-wrap" style:diagonal-bl-tr="none" style:diagonal-tl-br="none" style:direction="ltr" style:repeat-content="false" style:rotation-align="none" style:rotation-angle="0" style:shrink-to-fit="false" style:text-align-source="fix" style:vertical-align="middle"/>
      <style:paragraph-properties fo:margin-left="0cm" fo:text-align="end" style:writing-mode="page"/>
      <style:text-properties fo:color="#0000ff" fo:font-size="24.0pt" fo:font-style="normal" fo:font-weight="bold" fo:text-shadow="none" style:font-name="Arial" style:font-name-complex="Arial" style:font-size-asian="24.0pt" style:font-size-complex="24.0pt" style:font-style-asian="normal" style:font-style-complex="normal" style:font-weight-asian="bold" style:font-weight-complex="bold" style:text-line-through-style="none" style:text-outline="false" style:text-underline-style="none"/>
    </style:style>
    <style:style style:data-style-name="N112" style:family="table-cell" style:name="ce_1565662647"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middle"/>
      <style:paragraph-properties fo:margin-left="0cm" fo:text-align="end" style:writing-mode="page"/>
      <style:text-properties fo:color="#0000ff" fo:font-size="24.0pt" fo:font-style="normal" fo:font-weight="bold" fo:text-shadow="none" style:font-name="Arial" style:font-name-complex="Arial" style:font-size-asian="24.0pt" style:font-size-complex="24.0pt" style:font-style-asian="normal" style:font-style-complex="normal" style:font-weight-asian="bold" style:font-weight-complex="bold" style:text-line-through-style="none" style:text-outline="false" style:text-underline-style="none"/>
    </style:style>
    <style:style style:family="table-cell" style:name="ce_1531790758" style:parent-style-name="Default">
      <style:table-cell-properties fo:background-color="transparent"/>
      <style:paragraph-properties fo:text-align="end"/>
      <style:text-properties fo:color="#0000ff" fo:font-size="24.0pt" fo:font-weight="bold" style:font-size-asian="24.0pt" style:font-size-complex="24.0pt" style:font-weight-asian="bold" style:font-weight-complex="bold"/>
    </style:style>
    <style:style style:data-style-name="N111" style:family="table-cell" style:name="ce_259854427" style:parent-style-name="Default">
      <style:table-cell-properties fo:background-color="transparent" fo:border-bottom="0.105cm solid #000000" fo:border-left="0.035cm solid #000000" fo:border-right="none"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1" style:family="table-cell" style:name="ce_774809619" style:parent-style-name="Default">
      <style:table-cell-properties fo:background-color="transparent" fo:border-bottom="0.105cm solid #000000" fo:border-left="0.035cm solid #000000" fo:border-right="none"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065371141" style:parent-style-name="Default">
      <style:table-cell-properties fo:background-color="transparent" fo:border-bottom="0.105cm solid #000000" fo:border-left="0.035cm solid #000000" fo:border-top="0.105cm solid #000000"/>
      <style:paragraph-properties fo:text-align="center"/>
      <style:text-properties fo:font-weight="bold" style:font-name="Arial Narrow" style:font-weight-asian="bold" style:font-weight-complex="bold"/>
    </style:style>
    <style:style style:data-style-name="N115" style:family="table-cell" style:name="ce_1688030473" style:parent-style-name="Default">
      <style:table-cell-properties fo:background-color="transparent" fo:border-bottom="none" fo:border-left="none" fo:border-right="0.105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text-properties style:font-name="Arial Narrow"/>
    </style:style>
    <style:style style:family="table-cell" style:name="ce_214543614" style:parent-style-name="Default">
      <style:table-cell-properties fo:background-color="transparent" fo:border-right="0.105cm solid #000000" fo:wrap-option="wrap"/>
      <style:paragraph-properties fo:text-align="start"/>
      <style:text-properties style:font-name="Arial Narrow"/>
    </style:style>
    <style:style style:data-style-name="N115" style:family="table-cell" style:name="ce_159528797" style:parent-style-name="Default">
      <style:table-cell-properties fo:background-color="transparent" fo:border-bottom="none" fo:border-left="none" fo:border-right="0.10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131312451" style:parent-style-name="Default">
      <style:table-cell-properties fo:background-color="transparent" fo:border-right="0.105cm solid #000000" fo:wrap-option="wrap"/>
      <style:text-properties fo:font-weight="bold" style:font-name="Arial Narrow" style:font-weight-asian="bold" style:font-weight-complex="bold"/>
    </style:style>
    <style:style style:data-style-name="N115" style:family="table-cell" style:name="ce_260641911" style:parent-style-name="Default">
      <style:table-cell-properties fo:background-color="transparent" fo:border-bottom="none" fo:border-left="none" fo:border-right="0.10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403680226" style:parent-style-name="Default">
      <style:table-cell-properties fo:background-color="transparent" fo:border-right="0.105cm solid #000000" fo:wrap-option="wrap"/>
      <style:text-properties style:font-name="Arial Narrow"/>
    </style:style>
    <style:style style:data-style-name="N114" style:family="table-cell" style:name="ce_211867709" style:parent-style-name="Default">
      <style:table-cell-properties fo:background-color="transparent" fo:border-bottom="0.035cm solid #000000" fo:border-left="none"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278172325" style:parent-style-name="Default">
      <style:table-cell-properties fo:background-color="transparent" fo:border-bottom="0.035cm solid #000000"/>
      <style:paragraph-properties fo:text-align="center"/>
      <style:text-properties fo:font-style="italic" fo:font-weight="bold" style:font-name="Arial Narrow" style:font-weight-asian="bold" style:font-weight-complex="bold"/>
    </style:style>
    <style:style style:data-style-name="N113" style:family="table-cell" style:name="ce_805907766" style:parent-style-name="Default">
      <style:table-cell-properties fo:background-color="transparent" fo:border-bottom="0.035cm solid #000000" fo:border-left="none"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518583503" style:parent-style-name="Default">
      <style:table-cell-properties fo:background-color="transparent" fo:border-bottom="0.035cm solid #000000"/>
      <style:paragraph-properties fo:text-align="center"/>
      <style:text-properties fo:font-style="italic" fo:font-weight="bold" style:font-name="Arial Narrow" style:font-weight-asian="bold" style:font-weight-complex="bold"/>
    </style:style>
    <style:style style:data-style-name="N5114" style:family="table-cell" style:name="ce_777818895" style:parent-style-name="Default">
      <style:table-cell-properties fo:background-color="transparent" fo:border-bottom="0.035cm solid #000000" fo:border-left="0.035cm solid #000000" fo:border-right="none" fo:border-top="none" style:diagonal-bl-tr="none" style:diagonal-tl-br="none"/>
      <style:text-properties style:font-name="Arial Narrow"/>
    </style:style>
    <style:style style:family="table-cell" style:name="ce_1681549293" style:parent-style-name="Default">
      <style:table-cell-properties fo:background-color="transparent" fo:border-bottom="0.035cm solid #000000" fo:border-left="0.035cm solid #000000"/>
      <style:text-properties style:font-name="Arial Narrow"/>
    </style:style>
    <style:style style:data-style-name="N5114" style:family="table-cell" style:name="ce_209607042" style:parent-style-name="Default">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649558205" style:parent-style-name="Default">
      <style:table-cell-properties fo:background-color="transparent" fo:border-bottom="0.035cm solid #000000" fo:border-top="0.035cm solid #000000"/>
      <style:paragraph-properties fo:text-align="center"/>
      <style:text-properties style:font-name="Arial Narrow"/>
    </style:style>
    <style:style style:data-style-name="N5114" style:family="table-cell" style:name="ce_1569272320" style:parent-style-name="Default">
      <style:table-cell-properties fo:background-color="#ffffcc" fo:border-bottom="0.035cm solid #000000"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046523507" style:parent-style-name="Default">
      <style:table-cell-properties fo:background-color="#ffffcc" fo:border-bottom="0.035cm solid #000000" fo:border-left="0.035cm solid #000000"/>
      <style:paragraph-properties fo:text-align="center"/>
      <style:text-properties style:font-name="Arial Narrow"/>
    </style:style>
    <style:style style:data-style-name="N113" style:family="table-cell" style:name="ce_340787305" style:parent-style-name="Default">
      <style:table-cell-properties fo:background-color="transparent" fo:border-bottom="0.035cm solid #000000" fo:border-left="none" fo:border-right="none"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831883683" style:parent-style-name="Default">
      <style:table-cell-properties fo:background-color="transparent" fo:border-bottom="0.035cm solid #000000" fo:border-top="0.035cm solid #000000"/>
      <style:paragraph-properties fo:text-align="center"/>
      <style:text-properties fo:font-style="italic" style:font-name="Arial Narrow"/>
    </style:style>
    <style:style style:data-style-name="N111" style:family="table-cell" style:name="ce_1379944821" style:parent-style-name="Default">
      <style:table-cell-properties fo:background-color="transparent" fo:border-bottom="0.105cm solid #000000" fo:border-left="none" fo:border-right="0.035cm solid #000000"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111" style:family="table-cell" style:name="ce_1487310404" style:parent-style-name="Default">
      <style:table-cell-properties fo:background-color="transparent" fo:border-bottom="0.105cm solid #000000" fo:border-left="none" fo:border-right="0.035cm solid #000000"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16515910" style:parent-style-name="Default">
      <style:table-cell-properties fo:background-color="transparent" fo:border-bottom="0.105cm solid #000000" fo:border-right="0.035cm solid #000000" fo:border-top="0.105cm solid #000000"/>
      <style:paragraph-properties fo:text-align="center"/>
      <style:text-properties fo:font-weight="bold" style:font-name="Arial Narrow" style:font-weight-asian="bold" style:font-weight-complex="bold"/>
    </style:style>
    <style:style style:data-style-name="N113" style:family="table-cell" style:name="ce_905905005" style:parent-style-name="Default">
      <style:table-cell-properties fo:background-color="transparent" fo:border-bottom="0.035cm solid #000000" fo:border-left="none"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790778651" style:parent-style-name="Default">
      <style:table-cell-properties fo:background-color="transparent" fo:border-bottom="0.035cm solid #000000"/>
      <style:paragraph-properties fo:text-align="center"/>
      <style:text-properties fo:font-style="italic" style:font-name="Arial Narrow"/>
    </style:style>
    <style:style style:data-style-name="N5114" style:family="table-cell" style:name="ce_1726164327" style:parent-style-name="Default">
      <style:table-cell-properties fo:background-color="transparent" fo:border-bottom="0.105cm solid #000000" fo:border-left="none" fo:border-right="none" fo:border-top="0.035cm solid #000000" style:diagonal-bl-tr="none" style:diagonal-tl-br="none"/>
      <style:text-properties style:font-name="Arial Narrow"/>
    </style:style>
    <style:style style:family="table-cell" style:name="ce_714398935" style:parent-style-name="Default">
      <style:table-cell-properties fo:background-color="transparent" fo:border-bottom="0.105cm solid #000000" fo:border-top="0.035cm solid #000000"/>
      <style:text-properties style:font-name="Arial Narrow"/>
    </style:style>
    <style:style style:data-style-name="N116" style:family="table-cell" style:name="ce_1980359691"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940753292" style:parent-style-name="Default">
      <style:table-cell-properties fo:background-color="transparent"/>
      <style:paragraph-properties fo:text-align="center"/>
      <style:text-properties style:font-name="Arial Narrow"/>
    </style:style>
    <style:style style:data-style-name="N5114" style:family="table-cell" style:name="ce_2108132667" style:parent-style-name="Default">
      <style:table-cell-properties fo:background-color="transparent" fo:border-bottom="0.105cm solid #000000" fo:border-left="none" fo:border-right="none" fo:border-top="0.10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253136893" style:parent-style-name="Default">
      <style:table-cell-properties fo:background-color="transparent" fo:border-bottom="0.105cm solid #000000" fo:border-top="0.105cm solid #000000"/>
      <style:text-properties fo:font-weight="bold" style:font-name="Arial Narrow" style:font-weight-asian="bold" style:font-weight-complex="bold"/>
    </style:style>
    <style:style style:data-style-name="N113" style:family="table-cell" style:name="ce_1974797478" style:parent-style-name="Default">
      <style:table-cell-properties fo:background-color="transparent" fo:border-bottom="none"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71158427" style:parent-style-name="Default">
      <style:table-cell-properties fo:background-color="transparent" fo:border-right="0.035cm solid #000000"/>
      <style:paragraph-properties fo:text-align="center"/>
      <style:text-properties fo:font-style="italic" style:font-name="Arial Narrow"/>
    </style:style>
    <style:style style:data-style-name="N5114" style:family="table-cell" style:name="ce_245379580" style:parent-style-name="Default">
      <style:table-cell-properties fo:background-color="#000000" fo:border="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0pt" fo:font-style="italic" fo:font-weight="bold" fo:text-shadow="none" style:font-name="Arial Narrow" style:font-name-complex="Arial Narrow1" style:font-size-asian="12.0pt" style:font-size-complex="12.0pt" style:font-style-asian="italic" style:font-style-complex="italic" style:font-weight-asian="bold" style:font-weight-complex="bold" style:text-line-through-style="none" style:text-outline="false" style:text-underline-style="none"/>
    </style:style>
    <style:style style:data-style-name="N5114" style:family="table-cell" style:name="ce_1301105681" style:parent-style-name="Default">
      <style:table-cell-properties fo:background-color="#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0pt" fo:font-style="italic" fo:font-weight="bold" fo:text-shadow="none" style:font-name="Arial Narrow" style:font-name-complex="Arial Narrow1" style:font-size-asian="12.0pt" style:font-size-complex="12.0pt" style:font-style-asian="italic" style:font-style-complex="italic" style:font-weight-asian="bold" style:font-weight-complex="bold" style:text-line-through-style="none" style:text-outline="false" style:text-underline-style="none"/>
    </style:style>
    <style:style style:data-style-name="N5114" style:family="table-cell" style:name="ce_433437165" style:parent-style-name="Default">
      <style:table-cell-properties fo:background-color="#000000" fo:border="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0pt" fo:font-style="italic" fo:font-weight="bold" fo:text-shadow="none" style:font-name="Arial Narrow" style:font-name-complex="Arial Narrow" style:font-size-asian="12.0pt" style:font-size-complex="12.0pt" style:font-style-asian="italic" style:font-style-complex="italic" style:font-weight-asian="bold" style:font-weight-complex="bold" style:text-line-through-style="none" style:text-outline="false" style:text-underline-style="none"/>
    </style:style>
    <style:style style:data-style-name="N5114" style:family="table-cell" style:name="ce_947347004" style:parent-style-name="Default">
      <style:table-cell-properties fo:background-color="#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0pt" fo:font-style="italic" fo:font-weight="bold" fo:text-shadow="none" style:font-name="Arial Narrow" style:font-name-complex="Arial Narrow" style:font-size-asian="12.0pt" style:font-size-complex="12.0pt" style:font-style-asian="italic" style:font-style-complex="italic" style:font-weight-asian="bold" style:font-weight-complex="bold" style:text-line-through-style="none" style:text-outline="false" style:text-underline-style="none"/>
    </style:style>
    <style:style style:family="table-cell" style:name="ce_546472036" style:parent-style-name="Default">
      <style:table-cell-properties fo:background-color="#000000"/>
      <style:paragraph-properties fo:text-align="center"/>
      <style:text-properties fo:color="#ffffff" fo:font-size="12.0pt" fo:font-style="italic" fo:font-weight="bold" style:font-name="Arial Narrow" style:font-size-asian="12.0pt" style:font-size-complex="12.0pt" style:font-weight-asian="bold" style:font-weight-complex="bold"/>
    </style:style>
    <style:style style:data-style-name="N113" style:family="table-cell" style:name="ce_1556555997" style:parent-style-name="Default">
      <style:table-cell-properties fo:background-color="transparent" fo:border-bottom="0.035cm solid #000000" fo:border-left="none" fo:border-right="0.035cm solid #000000"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158044046" style:parent-style-name="Default">
      <style:table-cell-properties fo:background-color="transparent" fo:border-bottom="0.035cm solid #000000" fo:border-right="0.035cm solid #000000" fo:border-top="0.035cm solid #000000"/>
      <style:paragraph-properties fo:text-align="center"/>
      <style:text-properties fo:font-style="italic" fo:font-weight="bold" style:font-name="Arial Narrow" style:font-weight-asian="bold" style:font-weight-complex="bold"/>
    </style:style>
    <style:style style:data-style-name="N5114" style:family="table-cell" style:name="ce_90723347" style:parent-style-name="Default">
      <style:table-cell-properties fo:background-color="transparent" fo:border="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_1925649262"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400282174" style:parent-style-name="Default">
      <style:table-cell-properties fo:background-color="transparent"/>
      <style:paragraph-properties fo:text-align="center"/>
      <style:text-properties fo:font-weight="bold" style:font-name="Arial Narrow" style:font-weight-asian="bold" style:font-weight-complex="bold"/>
    </style:style>
    <style:style style:data-style-name="N114" style:family="table-cell" style:name="ce_375192257" style:parent-style-name="Default">
      <style:table-cell-properties fo:background-color="transparent" fo:border-bottom="0.035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083075991" style:parent-style-name="Default">
      <style:table-cell-properties fo:background-color="transparent" fo:border-bottom="0.035cm solid #000000" fo:border-right="0.035cm solid #000000"/>
      <style:paragraph-properties fo:text-align="center"/>
      <style:text-properties fo:font-style="italic" fo:font-weight="bold" style:font-name="Arial Narrow" style:font-weight-asian="bold" style:font-weight-complex="bold"/>
    </style:style>
    <style:style style:data-style-name="N113" style:family="table-cell" style:name="ce_944008245" style:parent-style-name="Default">
      <style:table-cell-properties fo:background-color="transparent" fo:border-bottom="none" fo:border-left="0.035cm solid #000000" fo:border-right="none"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350989652" style:parent-style-name="Default">
      <style:table-cell-properties fo:background-color="transparent" fo:border-left="0.035cm solid #000000"/>
      <style:paragraph-properties fo:text-align="center"/>
      <style:text-properties fo:font-style="italic" style:font-name="Arial Narrow"/>
    </style:style>
    <style:style style:data-style-name="N113" style:family="table-cell" style:name="ce_1545367038" style:parent-style-name="Default">
      <style:table-cell-properties fo:background-color="transparent" fo:border-bottom="0.035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668107491" style:parent-style-name="Default">
      <style:table-cell-properties fo:background-color="transparent" fo:border-bottom="0.035cm solid #000000" fo:border-right="0.035cm solid #000000"/>
      <style:paragraph-properties fo:text-align="center"/>
      <style:text-properties fo:font-style="italic" fo:font-weight="bold" style:font-name="Arial Narrow" style:font-weight-asian="bold" style:font-weight-complex="bold"/>
    </style:style>
    <style:style style:data-style-name="N5114" style:family="table-cell" style:name="ce_382828027" style:parent-style-name="Default">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_1651251555" style:parent-style-name="Default">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771210703" style:parent-style-name="Default">
      <style:table-cell-properties fo:background-color="transparent" fo:border-bottom="0.035cm solid #000000" fo:border-left="0.035cm solid #000000"/>
      <style:paragraph-properties fo:text-align="center"/>
      <style:text-properties style:font-name="Arial Narrow"/>
    </style:style>
    <style:style style:data-style-name="N5114" style:family="table-cell" style:name="ce_328927257" style:parent-style-name="Default">
      <style:table-cell-properties fo:background-color="transparent" fo:border-bottom="0.105cm solid #000000" fo:border-left="0.035cm solid #000000" fo:border-right="none"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07853895" style:parent-style-name="Default">
      <style:table-cell-properties fo:background-color="transparent" fo:border-bottom="0.105cm solid #000000" fo:border-left="0.035cm solid #000000" fo:border-top="0.105cm solid #000000"/>
      <style:paragraph-properties fo:text-align="center"/>
      <style:text-properties fo:font-style="italic" style:font-name="Arial Narrow"/>
    </style:style>
    <style:style style:data-style-name="N115" style:family="table-cell" style:name="ce_1505119305" style:parent-style-name="Default">
      <style:table-cell-properties fo:background-color="transparent" fo:border-bottom="0.10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middle"/>
      <style:paragraph-properties fo:margin-left="0.1102in" fo:text-align="start"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054400703" style:parent-style-name="Default">
      <style:table-cell-properties fo:background-color="transparent" fo:border-bottom="0.105cm solid #000000"/>
      <style:paragraph-properties fo:margin-left="0.1102in" fo:text-align="start"/>
      <style:text-properties fo:font-weight="bold" style:font-name="Arial Narrow" style:font-weight-asian="bold" style:font-weight-complex="bold"/>
    </style:style>
    <style:style style:data-style-name="N115" style:family="table-cell" style:name="ce_1572945779" style:parent-style-name="Default">
      <style:table-cell-properties fo:background-color="transparent" fo:border-bottom="none" fo:border-left="none" fo:border-right="none" fo:border-top="0.035cm solid #000000" style:diagonal-bl-tr="none" style:diagonal-tl-br="none"/>
      <style:text-properties style:font-name="Arial Narrow"/>
    </style:style>
    <style:style style:family="table-cell" style:name="ce_1071927590" style:parent-style-name="Default">
      <style:table-cell-properties fo:background-color="transparent" fo:border-top="0.035cm solid #000000"/>
      <style:text-properties style:font-name="Arial Narrow"/>
    </style:style>
    <style:style style:data-style-name="N115" style:family="table-cell" style:name="ce_1666395804" style:parent-style-name="Default">
      <style:table-cell-properties fo:background-color="transparent" fo:border-bottom="0.035cm solid #000000" fo:border-left="none" fo:border-right="0.035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text-properties style:font-name="Arial Narrow"/>
    </style:style>
    <style:style style:family="table-cell" style:name="ce_1660335218" style:parent-style-name="Default">
      <style:table-cell-properties fo:background-color="transparent" fo:border-bottom="0.035cm solid #000000" fo:border-right="0.035cm solid #000000" fo:wrap-option="wrap"/>
      <style:paragraph-properties fo:text-align="start"/>
      <style:text-properties style:font-name="Arial Narrow"/>
    </style:style>
    <style:style style:data-style-name="N115" style:family="table-cell" style:name="ce_1965244903" style:parent-style-name="Default">
      <style:table-cell-properties fo:background-color="transparent" fo:border-bottom="0.035cm solid #000000" fo:border-left="none" fo:border-right="none"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779792785" style:parent-style-name="Default">
      <style:table-cell-properties fo:background-color="transparent" fo:border-bottom="0.035cm solid #000000" fo:wrap-option="wrap"/>
      <style:text-properties style:font-name="Arial Narrow"/>
    </style:style>
    <style:style style:data-style-name="N112" style:family="table-cell" style:name="ce_193750367" style:parent-style-name="Default">
      <style:table-cell-properties fo:background-color="transparent" fo:wrap-option="no-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fo:color="#0000ff" fo:font-size="24.0pt" fo:font-style="normal" fo:font-weight="bold" fo:text-shadow="none" style:font-name="Arial" style:font-name-complex="Arial" style:font-size-asian="24.0pt" style:font-size-complex="24.0pt" style:font-style-asian="normal" style:font-style-complex="normal" style:font-weight-asian="bold" style:font-weight-complex="bold" style:text-line-through-style="none" style:text-outline="false" style:text-underline-style="none"/>
    </style:style>
    <style:style style:family="table-cell" style:name="ce_961503694" style:parent-style-name="Default">
      <style:table-cell-properties fo:background-color="transparent"/>
      <style:text-properties fo:color="#0000ff" fo:font-size="24.0pt" fo:font-weight="bold" style:font-size-asian="24.0pt" style:font-size-complex="24.0pt" style:font-weight-asian="bold" style:font-weight-complex="bold"/>
    </style:style>
    <style:style style:data-style-name="N115" style:family="table-cell" style:name="ce_1590012022" style:parent-style-name="Default">
      <style:table-cell-properties fo:background-color="transparent" fo:border="none" fo:wrap-option="wrap" style:direction="ltr" style:repeat-content="false" style:rotation-align="none" style:rotation-angle="0" style:shrink-to-fit="false" style:text-align-source="fix" style:vertical-align="middle"/>
      <style:paragraph-properties fo:margin-left="0cm" fo:text-align="start" style:writing-mode="page"/>
      <style:text-properties fo:color="#0000ff" fo:font-size="24.0pt" fo:font-style="normal" fo:font-weight="bold" fo:text-shadow="none" style:font-name="Arial Narrow" style:font-name-complex="Arial Narrow1" style:font-size-asian="24.0pt" style:font-size-complex="24.0pt" style:font-style-asian="normal" style:font-style-complex="normal" style:font-weight-asian="bold" style:font-weight-complex="bold" style:text-line-through-style="none" style:text-outline="false" style:text-underline-style="none"/>
    </style:style>
    <style:style style:data-style-name="N115" style:family="table-cell" style:name="ce_1704330735" style:parent-style-name="Default">
      <style:table-cell-properties fo:background-color="transparent" fo:wrap-option="wrap" style:direction="ltr" style:repeat-content="false" style:rotation-align="none" style:rotation-angle="0" style:shrink-to-fit="false" style:text-align-source="fix" style:vertical-align="middle"/>
      <style:paragraph-properties fo:margin-left="0cm" fo:text-align="start" style:writing-mode="page"/>
      <style:text-properties fo:color="#0000ff" fo:font-size="24.0pt" fo:font-style="normal" fo:font-weight="bold" fo:text-shadow="none" style:font-name="Arial Narrow" style:font-name-complex="Arial Narrow1" style:font-size-asian="24.0pt" style:font-size-complex="24.0pt" style:font-style-asian="normal" style:font-style-complex="normal" style:font-weight-asian="bold" style:font-weight-complex="bold" style:text-line-through-style="none" style:text-outline="false" style:text-underline-style="none"/>
    </style:style>
    <style:style style:family="table-cell" style:name="ce_154300257" style:parent-style-name="Default">
      <style:table-cell-properties fo:background-color="transparent" fo:wrap-option="wrap"/>
      <style:paragraph-properties fo:text-align="start"/>
      <style:text-properties fo:color="#0000ff" fo:font-size="24.0pt" fo:font-weight="bold" style:font-name="Arial Narrow" style:font-size-asian="24.0pt" style:font-size-complex="24.0pt" style:font-weight-asian="bold" style:font-weight-complex="bold"/>
    </style:style>
    <style:style style:data-style-name="N114" style:family="table-cell" style:name="ce_1359059543" style:parent-style-name="Defaul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167736850" style:parent-style-name="Default">
      <style:table-cell-properties fo:background-color="transparent"/>
      <style:paragraph-properties fo:text-align="center"/>
      <style:text-properties fo:font-style="italic" style:font-name="Arial Narrow"/>
    </style:style>
    <style:style style:data-style-name="N5114" style:family="table-cell" style:name="ce_632427697" style:parent-style-name="Default">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2028180531" style:parent-style-name="Default">
      <style:table-cell-properties fo:background-color="#ffffcc" fo:border-left="0.035cm solid #000000"/>
      <style:paragraph-properties fo:text-align="center"/>
      <style:text-properties style:font-name="Arial Narrow"/>
    </style:style>
    <style:style style:data-style-name="N114" style:family="table-cell" style:name="ce_296157849" style:parent-style-name="Default">
      <style:table-cell-properties fo:background-color="transparent" fo:border-bottom="0.035cm solid #000000" fo:border-left="none" fo:border-right="none" fo:border-top="0.03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974325802" style:parent-style-name="Default">
      <style:table-cell-properties fo:background-color="transparent" fo:border-bottom="0.035cm solid #000000" fo:border-top="0.035cm solid #000000"/>
      <style:paragraph-properties fo:text-align="center"/>
      <style:text-properties fo:font-style="italic" fo:font-weight="bold" style:font-name="Arial Narrow" style:font-weight-asian="bold" style:font-weight-complex="bold"/>
    </style:style>
    <style:style style:data-style-name="N5114" style:family="table-cell" style:name="ce_2084805915" style:parent-style-name="Default">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751681220" style:parent-style-name="Default">
      <style:table-cell-properties fo:background-color="transparent" fo:border-bottom="0.035cm solid #000000" fo:border-left="0.035cm solid #000000" fo:border-top="0.035cm solid #000000"/>
      <style:paragraph-properties fo:text-align="center"/>
      <style:text-properties fo:font-weight="bold" style:font-name="Arial Narrow" style:font-weight-asian="bold" style:font-weight-complex="bold"/>
    </style:style>
    <style:style style:data-style-name="N115" style:family="table-cell" style:name="ce_1396403646" style:parent-style-name="Default">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626371539" style:parent-style-name="Default">
      <style:table-cell-properties fo:background-color="transparent" fo:border-bottom="0.035cm solid #000000"/>
      <style:paragraph-properties fo:text-align="center"/>
      <style:text-properties style:font-name="Arial Narrow"/>
    </style:style>
    <style:style style:data-style-name="N115" style:family="table-cell" style:name="ce_1514315811" style:parent-style-name="Default">
      <style:table-cell-properties fo:background-color="transparent" fo:border-bottom="none" fo:border-left="none" fo:border-right="none" fo:border-top="0.105cm solid #0000ff"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1500021659" style:parent-style-name="Default">
      <style:table-cell-properties fo:background-color="transparent" fo:border-top="0.105cm solid #0000ff"/>
      <style:paragraph-properties fo:text-align="center"/>
      <style:text-properties fo:color="#0000ff" fo:font-size="12.0pt" style:font-name="Arial Narrow" style:font-size-asian="12.0pt" style:font-size-complex="12.0pt"/>
    </style:style>
    <style:style style:data-style-name="N5114" style:family="table-cell" style:name="ce_1080923711" style:parent-style-name="Default">
      <style:table-cell-properties fo:background-color="transparent" fo:border-bottom="none"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006330772" style:parent-style-name="Default">
      <style:table-cell-properties fo:background-color="transparent" fo:border-top="0.035cm solid #000000"/>
      <style:paragraph-properties fo:text-align="center"/>
      <style:text-properties fo:font-weight="bold" style:font-name="Arial Narrow" style:font-weight-asian="bold" style:font-weight-complex="bold"/>
    </style:style>
    <style:style style:data-style-name="N115" style:family="table-cell" style:name="ce_2034046322" style:parent-style-name="Default">
      <style:table-cell-properties fo:background-color="#ffffcc"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853023407" style:parent-style-name="Default">
      <style:table-cell-properties fo:background-color="#ffffcc" fo:border-bottom="0.035cm solid #000000" fo:border-right="0.035cm solid #000000" fo:border-top="0.035cm solid #000000"/>
      <style:paragraph-properties fo:text-align="center"/>
      <style:text-properties fo:font-weight="bold" style:font-name="Arial Narrow" style:font-weight-asian="bold" style:font-weight-complex="bold"/>
    </style:style>
    <style:style style:data-style-name="N5114" style:family="table-cell" style:name="ce_1327329207" style:parent-style-name="Default">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_1359367630" style:parent-style-name="Default">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19721351" style:parent-style-name="Default">
      <style:table-cell-properties fo:background-color="transparent" fo:border-bottom="0.035cm solid #000000"/>
      <style:paragraph-properties fo:text-align="center"/>
      <style:text-properties fo:font-weight="bold" style:font-name="Arial Narrow" style:font-weight-asian="bold" style:font-weight-complex="bold"/>
    </style:style>
    <style:style style:data-style-name="N115" style:family="table-cell" style:name="ce_1696720102" style:parent-style-name="Default">
      <style:table-cell-properties fo:background-color="transparent" fo:border-bottom="none"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328841684" style:parent-style-name="Default">
      <style:table-cell-properties fo:background-color="transparent" fo:border-right="0.035cm solid #000000"/>
      <style:paragraph-properties fo:text-align="center"/>
      <style:text-properties style:font-name="Arial Narrow"/>
    </style:style>
    <style:style style:family="table-cell" style:name="ce_411604934" style:parent-style-name="Default">
      <style:table-cell-properties fo:background-color="transparent" fo:border-bottom="0.035cm solid #000000"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362258427" style:parent-style-name="Default">
      <style:table-cell-properties fo:background-color="transparent" fo:border-bottom="0.035cm solid #000000" fo:border-right="0.035cm solid #000000" fo:wrap-option="wrap"/>
      <style:text-properties style:font-name="Arial Narrow"/>
    </style:style>
    <style:style style:data-style-name="N111" style:family="table-cell" style:name="ce_1539143977" style:parent-style-name="Default">
      <style:table-cell-properties fo:background-color="transparent" fo:border-bottom="none" fo:border-left="none" fo:border-right="0.035cm solid #000000"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689564774" style:parent-style-name="Default">
      <style:table-cell-properties fo:background-color="transparent" fo:border-right="0.035cm solid #000000" fo:border-top="0.105cm solid #000000"/>
      <style:paragraph-properties fo:text-align="center"/>
      <style:text-properties fo:font-weight="bold" style:font-name="Arial Narrow" style:font-weight-asian="bold" style:font-weight-complex="bold"/>
    </style:style>
    <style:style style:data-style-name="N115" style:family="table-cell" style:name="ce_636539217" style:parent-style-name="Default">
      <style:table-cell-properties fo:background-color="transparent" fo:border-bottom="0.105cm solid #000000" fo:border-left="none" fo:border-right="0.105cm solid #000000" fo:border-top="none" style:diagonal-bl-tr="none" style:diagonal-tl-br="none"/>
      <style:text-properties style:font-name="Arial Narrow"/>
    </style:style>
    <style:style style:family="table-cell" style:name="ce_477419743" style:parent-style-name="Default">
      <style:table-cell-properties fo:background-color="transparent" fo:border-bottom="0.105cm solid #000000" fo:border-right="0.105cm solid #000000"/>
      <style:text-properties style:font-name="Arial Narrow"/>
    </style:style>
    <style:style style:data-style-name="N113" style:family="table-cell" style:name="ce_2136540448" style:parent-style-name="Default">
      <style:table-cell-properties fo:background-color="transparent" fo:border-bottom="0.105cm solid #000000" fo:border-left="none"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716165786" style:parent-style-name="Default">
      <style:table-cell-properties fo:background-color="transparent" fo:border-bottom="0.105cm solid #000000" fo:border-right="0.035cm solid #000000"/>
      <style:paragraph-properties fo:text-align="center"/>
      <style:text-properties fo:font-style="italic" fo:font-weight="bold" style:font-name="Arial Narrow" style:font-weight-asian="bold" style:font-weight-complex="bold"/>
    </style:style>
    <style:style style:data-style-name="N115" style:family="table-cell" style:name="ce_313921819" style:parent-style-name="Default">
      <style:table-cell-properties fo:background-color="#ffffcc" fo:border="none" fo:wrap-option="wrap" style:diagonal-bl-tr="none" style:diagonal-tl-br="none" style:direction="ltr" style:repeat-content="false" style:rotation-align="none" style:rotation-angle="0" style:shrink-to-fit="false" style:text-align-source="fix" style:vertical-align="bottom"/>
      <style:paragraph-properties fo:margin-left="0cm" fo:text-align="start" style:writing-mode="page"/>
      <style:text-properties fo:font-size="12.0pt" fo:font-style="normal" fo:font-weight="bold" fo:text-shadow="none" style:font-name="Arial Narrow" style:font-name-complex="Arial Narrow1" style:font-size-asian="12.0pt" style:font-size-complex="12.0pt" style:font-style-asian="normal" style:font-style-complex="normal" style:font-weight-asian="bold" style:font-weight-complex="bold" style:text-line-through-style="none" style:text-outline="false" style:text-underline-style="none" style:use-window-font-color="true"/>
    </style:style>
    <style:style style:family="table-cell" style:name="ce_1969887297" style:parent-style-name="Default">
      <style:table-cell-properties fo:background-color="#ffffcc" fo:wrap-option="wrap"/>
      <style:paragraph-properties fo:text-align="start"/>
      <style:text-properties fo:font-size="12.0pt" fo:font-weight="bold" style:font-name="Arial Narrow" style:font-size-asian="12.0pt" style:font-size-complex="12.0pt" style:font-weight-asian="bold" style:font-weight-complex="bold"/>
    </style:style>
    <style:style style:family="table-cell" style:name="ce_662918543" style:parent-style-name="Default">
      <style:table-cell-properties fo:background-color="#ffffcc" fo:wrap-option="no-wrap" style:diagonal-bl-tr="none" style:diagonal-tl-br="none" style:direction="ltr" style:repeat-content="false" style:rotation-align="none" style:rotation-angle="0" style:shrink-to-fit="false" style:text-align-source="value-type" style:vertical-align="bottom"/>
      <style:paragraph-properties fo:margin-left="0cm"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423086912" style:parent-style-name="Default">
      <style:table-cell-properties fo:background-color="#ffffcc"/>
      <style:text-properties style:font-name="Arial Narrow"/>
    </style:style>
    <style:style style:data-style-name="N115" style:family="table-cell" style:name="ce_1724100499" style:parent-style-name="Default">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667014862" style:parent-style-name="Default">
      <style:table-cell-properties fo:background-color="transparent" fo:border-bottom="0.035cm solid #000000" fo:border-right="0.035cm solid #000000"/>
      <style:paragraph-properties fo:text-align="center"/>
      <style:text-properties style:font-name="Arial Narrow"/>
    </style:style>
    <style:style style:data-style-name="N5114" style:family="table-cell" style:name="ce_92785228" style:parent-style-name="Default">
      <style:table-cell-properties fo:background-color="transparent"/>
      <style:text-properties style:font-name="Arial Narrow"/>
    </style:style>
    <style:style style:data-style-name="N5114" style:family="table-cell" style:name="ce_815296583" style:parent-style-name="Default">
      <style:table-cell-properties fo:background-color="transparent"/>
      <style:text-properties style:font-name="Arial Narrow"/>
    </style:style>
    <style:style style:data-style-name="N5114" style:family="table-cell" style:name="ce_1240996983" style:parent-style-name="Default">
      <style:table-cell-properties fo:background-color="transparent"/>
      <style:text-properties style:font-name="Arial Narrow"/>
    </style:style>
    <style:style style:data-style-name="N5114" style:family="table-cell" style:name="ce_2087333521" style:parent-style-name="Default">
      <style:table-cell-properties fo:background-color="transparent"/>
      <style:text-properties style:font-name="Arial Narrow"/>
    </style:style>
    <style:style style:data-style-name="N5114" style:family="table-cell" style:name="ce_25907164" style:parent-style-name="Default">
      <style:table-cell-properties fo:background-color="transparent"/>
      <style:text-properties style:font-name="Arial Narrow"/>
    </style:style>
    <style:style style:data-style-name="N5114" style:family="table-cell" style:name="ce_1257760587" style:parent-style-name="Default">
      <style:table-cell-properties fo:background-color="transparent"/>
      <style:text-properties style:font-name="Arial Narrow"/>
    </style:style>
    <style:style style:data-style-name="N5114" style:family="table-cell" style:name="ce_948388599" style:parent-style-name="Default">
      <style:table-cell-properties fo:background-color="transparent"/>
      <style:text-properties style:font-name="Arial Narrow"/>
    </style:style>
    <style:style style:data-style-name="N5114" style:family="table-cell" style:name="ce_1545478873" style:parent-style-name="Default">
      <style:table-cell-properties fo:background-color="transparent"/>
      <style:text-properties style:font-name="Arial Narrow"/>
    </style:style>
    <style:style style:data-style-name="N5114" style:family="table-cell" style:name="ce_647043242" style:parent-style-name="Default">
      <style:table-cell-properties fo:background-color="transparent"/>
      <style:text-properties style:font-name="Arial Narrow"/>
    </style:style>
    <style:style style:data-style-name="N5114" style:family="table-cell" style:name="ce_10152261" style:parent-style-name="Default">
      <style:table-cell-properties fo:background-color="transparent"/>
      <style:text-properties style:font-name="Arial Narrow"/>
    </style:style>
    <style:style style:data-style-name="N5114" style:family="table-cell" style:name="ce_1038534281" style:parent-style-name="Default">
      <style:table-cell-properties fo:background-color="transparent"/>
      <style:text-properties style:font-name="Arial Narrow"/>
    </style:style>
    <style:style style:data-style-name="N5114" style:family="table-cell" style:name="ce_786227769" style:parent-style-name="Default">
      <style:table-cell-properties fo:background-color="transparent"/>
      <style:text-properties style:font-name="Arial Narrow"/>
    </style:style>
    <style:style style:data-style-name="N5114" style:family="table-cell" style:name="ce_1535078371" style:parent-style-name="Default">
      <style:table-cell-properties fo:background-color="transparent" style:diagonal-bl-tr="none" style:diagonal-tl-br="none"/>
      <style:text-properties style:font-name="Arial Narrow"/>
    </style:style>
    <style:style style:data-style-name="N5114" style:family="table-cell" style:name="ce_1828007777" style:parent-style-name="Default">
      <style:table-cell-properties fo:background-color="transparent" style:diagonal-bl-tr="none" style:diagonal-tl-br="none"/>
      <style:text-properties style:font-name="Arial Narrow"/>
    </style:style>
    <style:style style:data-style-name="N5114" style:family="table-cell" style:name="ce_1640301128" style:parent-style-name="Default">
      <style:table-cell-properties fo:background-color="transparent" style:diagonal-bl-tr="none" style:diagonal-tl-br="non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_1648349353" style:parent-style-name="Default">
      <style:table-cell-properties fo:background-color="transparent"/>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70434545" style:parent-style-name="Default">
      <style:table-cell-properties fo:background-color="transparent"/>
      <style:text-properties style:font-name="Arial Narrow"/>
    </style:style>
    <style:style style:data-style-name="N115" style:family="table-cell" style:name="ce_285028589" style:parent-style-name="Default">
      <style:table-cell-properties fo:background-color="transparent" fo:wrap-option="no-wrap" style:direction="ltr" style:repeat-content="false" style:rotation-align="none" style:rotation-angle="0" style:shrink-to-fit="false" style:text-align-source="fix" style:vertical-align="bottom"/>
      <style:paragraph-properties fo:margin-left="0cm" fo:text-align="end" style:writing-mode="page"/>
      <style:text-properties style:font-name="Arial Narrow"/>
    </style:style>
    <style:style style:family="table-cell" style:name="ce_963663113" style:parent-style-name="Default">
      <style:table-cell-properties fo:background-color="transparent"/>
      <style:paragraph-properties fo:text-align="end"/>
      <style:text-properties style:font-name="Arial Narrow"/>
    </style:style>
    <style:style style:data-style-name="N5114" style:family="table-cell" style:name="ce_563719626" style:parent-style-name="Default">
      <style:table-cell-properties fo:background-color="transparent" fo:border-bottom="0.035cm solid #000000" fo:border-left="0.035cm solid #000000" fo:border-right="none" fo:border-top="none"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466009233" style:parent-style-name="Default">
      <style:table-cell-properties fo:background-color="transparent" fo:border-bottom="0.035cm solid #000000" fo:border-left="0.035cm solid #000000"/>
      <style:text-properties fo:font-weight="bold" style:font-name="Arial Narrow" style:font-weight-asian="bold" style:font-weight-complex="bold"/>
    </style:style>
    <style:style style:data-style-name="N115" style:family="table-cell" style:name="ce_298880621"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end" style:writing-mode="page"/>
      <style:text-properties fo:color="#0000ff" fo:font-size="12.0pt" fo:font-style="normal" fo:font-weight="bold" fo:text-shadow="none" style:font-name="Arial Narrow" style:font-name-complex="Arial Narrow" style:font-size-asian="12.0pt" style:font-size-complex="12.0pt" style:font-style-asian="normal" style:font-style-complex="normal" style:font-weight-asian="bold" style:font-weight-complex="bold" style:text-line-through-style="none" style:text-outline="false" style:text-underline-style="none"/>
    </style:style>
    <style:style style:family="table-cell" style:name="ce_480437245" style:parent-style-name="Default">
      <style:table-cell-properties fo:background-color="transparent"/>
      <style:paragraph-properties fo:text-align="end"/>
      <style:text-properties fo:color="#0000ff" fo:font-size="12.0pt" fo:font-weight="bold" style:font-name="Arial Narrow" style:font-size-asian="12.0pt" style:font-size-complex="12.0pt" style:font-weight-asian="bold" style:font-weight-complex="bold"/>
    </style:style>
    <style:style style:data-style-name="N5114" style:family="table-cell" style:name="ce_1112879943" style:parent-style-name="Default">
      <style:table-cell-properties fo:background-color="transparent" fo:border-bottom="0.105cm solid #000000" fo:border-left="0.035cm solid #000000" fo:border-right="none"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206849683" style:parent-style-name="Default">
      <style:table-cell-properties fo:background-color="transparent" fo:border-bottom="0.105cm solid #000000" fo:border-left="0.035cm solid #000000" fo:border-top="0.105cm solid #000000"/>
      <style:paragraph-properties fo:text-align="center"/>
      <style:text-properties fo:font-style="italic" fo:font-weight="bold" style:font-name="Arial Narrow" style:font-weight-asian="bold" style:font-weight-complex="bold"/>
    </style:style>
    <style:style style:data-style-name="N115" style:family="table-cell" style:name="ce_712170443" style:parent-style-name="Default">
      <style:table-cell-properties fo:background-color="transparent" fo:border-bottom="0.105cm solid #0000ff"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end" style:writing-mode="page"/>
      <style:text-properties fo:color="#0000ff" fo:font-size="12.0pt" fo:font-style="normal" fo:font-weight="bold" fo:text-shadow="none" style:font-name="Arial Narrow" style:font-name-complex="Arial Narrow" style:font-size-asian="12.0pt" style:font-size-complex="12.0pt" style:font-style-asian="normal" style:font-style-complex="normal" style:font-weight-asian="bold" style:font-weight-complex="bold" style:text-line-through-style="none" style:text-outline="false" style:text-underline-style="none"/>
    </style:style>
    <style:style style:family="table-cell" style:name="ce_1065328124" style:parent-style-name="Default">
      <style:table-cell-properties fo:background-color="transparent" fo:border-bottom="0.105cm solid #0000ff"/>
      <style:paragraph-properties fo:text-align="end"/>
      <style:text-properties fo:color="#0000ff" fo:font-size="12.0pt" fo:font-weight="bold" style:font-name="Arial Narrow" style:font-size-asian="12.0pt" style:font-size-complex="12.0pt" style:font-weight-asian="bold" style:font-weight-complex="bold"/>
    </style:style>
    <style:style style:data-style-name="N5114" style:family="table-cell" style:name="ce_1507587927"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5114" style:family="table-cell" style:name="ce_254637870"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5114" style:family="table-cell" style:name="ce_85564331"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196419444" style:parent-style-name="Default">
      <style:table-cell-properties fo:background-color="transparent"/>
      <style:paragraph-properties fo:text-align="center"/>
      <style:text-properties style:font-name="Arial Narrow"/>
    </style:style>
    <style:style style:data-style-name="N115" style:family="table-cell" style:name="ce_1011987806" style:parent-style-name="Default">
      <style:table-cell-properties fo:background-color="transparent"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24.0pt" fo:font-style="normal" fo:font-weight="bold" fo:text-shadow="none" style:font-name="Arial Narrow" style:font-name-complex="Arial Narrow1" style:font-size-asian="24.0pt" style:font-size-complex="24.0pt" style:font-style-asian="normal" style:font-style-complex="normal" style:font-weight-asian="bold" style:font-weight-complex="bold" style:text-line-through-style="none" style:text-outline="false" style:text-underline-style="none"/>
    </style:style>
    <style:style style:family="table-cell" style:name="ce_963098877" style:parent-style-name="Default">
      <style:table-cell-properties fo:background-color="transparent" fo:wrap-option="wrap"/>
      <style:text-properties fo:color="#0000ff" fo:font-size="24.0pt" fo:font-weight="bold" style:font-name="Arial Narrow" style:font-size-asian="24.0pt" style:font-size-complex="24.0pt" style:font-weight-asian="bold" style:font-weight-complex="bold"/>
    </style:style>
    <style:style style:data-style-name="N107" style:family="table-cell" style:name="ce_731078109"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07" style:family="table-cell" style:name="ce_954074861" style:parent-style-name="Defaul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818953907" style:parent-style-name="Default">
      <style:table-cell-properties fo:background-color="transparent"/>
      <style:paragraph-properties fo:text-align="center"/>
      <style:text-properties style:font-name="Arial Narrow"/>
    </style:style>
    <style:style style:data-style-name="N5114" style:family="table-cell" style:name="ce_1921214618" style:parent-style-name="Default">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_2080707308" style:parent-style-name="Default">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824444984" style:parent-style-name="Default">
      <style:table-cell-properties fo:background-color="transparent" fo:border-bottom="0.035cm solid #000000" fo:border-left="0.035cm solid #000000"/>
      <style:paragraph-properties fo:text-align="center"/>
      <style:text-properties fo:font-weight="bold" style:font-name="Arial Narrow" style:font-weight-asian="bold" style:font-weight-complex="bold"/>
    </style:style>
    <style:style style:data-style-name="N107" style:family="table-cell" style:name="ce_923956605" style:parent-style-name="Default">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94423253" style:parent-style-name="Default">
      <style:table-cell-properties fo:background-color="transparent" fo:border-bottom="0.035cm solid #000000" fo:border-top="0.035cm solid #000000"/>
      <style:paragraph-properties fo:text-align="center"/>
      <style:text-properties fo:font-weight="bold" style:font-name="Arial Narrow" style:font-weight-asian="bold" style:font-weight-complex="bold"/>
    </style:style>
    <style:style style:data-style-name="N107" style:family="table-cell" style:name="ce_1721222867" style:parent-style-name="Default">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612590132" style:parent-style-name="Default">
      <style:table-cell-properties fo:background-color="transparent" fo:border-bottom="0.035cm solid #000000"/>
      <style:paragraph-properties fo:text-align="center"/>
      <style:text-properties fo:font-weight="bold" style:font-name="Arial Narrow" style:font-weight-asian="bold" style:font-weight-complex="bold"/>
    </style:style>
    <style:style style:data-style-name="N108" style:family="table-cell" style:name="ce_1203819446" style:parent-style-name="Default">
      <style:table-cell-properties fo:background-color="#ffffcc" fo:border-bottom="none" fo:border-left="0.035cm solid #000000"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819205266" style:parent-style-name="Default">
      <style:table-cell-properties fo:background-color="#ffffcc" fo:border-left="0.035cm solid #000000"/>
      <style:paragraph-properties fo:text-align="center"/>
      <style:text-properties style:font-name="Arial Narrow"/>
    </style:style>
    <style:style style:data-style-name="N113" style:family="table-cell" style:name="ce_1390548175" style:parent-style-name="Default">
      <style:table-cell-properties fo:background-color="transparent"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38532924" style:parent-style-name="Default">
      <style:table-cell-properties fo:background-color="transparent"/>
      <style:paragraph-properties fo:text-align="center"/>
      <style:text-properties fo:font-style="italic" fo:font-weight="bold" style:font-name="Arial Narrow" style:font-weight-asian="bold" style:font-weight-complex="bold"/>
    </style:style>
    <style:style style:data-style-name="N108" style:family="table-cell" style:name="ce_569909330" style:parent-style-name="Default">
      <style:table-cell-properties fo:background-color="transparent" fo:border-bottom="none"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483049020" style:parent-style-name="Default">
      <style:table-cell-properties fo:background-color="transparent" fo:border-left="0.035cm solid #000000"/>
      <style:paragraph-properties fo:text-align="center"/>
      <style:text-properties style:font-name="Arial Narrow"/>
    </style:style>
    <style:style style:data-style-name="N111" style:family="table-cell" style:name="ce_66831952"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11" style:family="table-cell" style:name="ce_1425813552"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data-style-name="N111" style:family="table-cell" style:name="ce_1581978744"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358936809" style:parent-style-name="Default">
      <style:table-cell-properties fo:background-color="transparent"/>
      <style:paragraph-properties fo:text-align="center"/>
      <style:text-properties style:font-name="Arial Narrow"/>
    </style:style>
    <style:style style:data-style-name="N108" style:family="table-cell" style:name="ce_1432301321" style:parent-style-name="Default">
      <style:table-cell-properties fo:background-color="transparent" fo:border-bottom="0.035cm solid #000000" fo:border-left="0.035cm solid #000000"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300975135" style:parent-style-name="Default">
      <style:table-cell-properties fo:background-color="transparent" fo:border-bottom="0.035cm solid #000000" fo:border-left="0.035cm solid #000000" fo:border-top="0.035cm solid #000000"/>
      <style:paragraph-properties fo:text-align="center"/>
      <style:text-properties fo:font-weight="bold" style:font-name="Arial Narrow" style:font-weight-asian="bold" style:font-weight-complex="bold"/>
    </style:style>
    <style:style style:data-style-name="N115" style:family="table-cell" style:name="ce_1669976815" style:parent-style-name="Default">
      <style:table-cell-properties fo:background-color="transparent" fo:border-bottom="none" fo:border-left="none" fo:border-right="none" fo:border-top="0.105cm solid #0000ff" style:diagonal-bl-tr="none" style:diagonal-tl-br="non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1890097420" style:parent-style-name="Default">
      <style:table-cell-properties fo:background-color="transparent" fo:border-top="0.105cm solid #0000ff"/>
      <style:text-properties fo:color="#0000ff" fo:font-size="12.0pt" style:font-name="Arial Narrow" style:font-size-asian="12.0pt" style:font-size-complex="12.0pt"/>
    </style:style>
    <style:style style:data-style-name="N113" style:family="table-cell" style:name="ce_404944935" style:parent-style-name="Default">
      <style:table-cell-properties fo:background-color="transparent" fo:border-bottom="0.105cm solid #000000" fo:border-left="none" fo:border-right="none" fo:border-top="0.10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557888142" style:parent-style-name="Default">
      <style:table-cell-properties fo:background-color="transparent" fo:border-bottom="0.105cm solid #000000" fo:border-top="0.105cm solid #000000"/>
      <style:paragraph-properties fo:text-align="center"/>
      <style:text-properties fo:font-style="italic" style:font-name="Arial Narrow"/>
    </style:style>
    <style:style style:data-style-name="N115" style:family="table-cell" style:name="ce_1076245396" style:parent-style-name="Default">
      <style:table-cell-properties fo:background-color="transparent" style:diagonal-bl-tr="none" style:diagonal-tl-br="none"/>
      <style:text-properties fo:color="#0000ff" fo:font-size="12.0pt" fo:font-style="normal" fo:font-weight="bold" fo:text-shadow="none" style:font-name="Arial Narrow" style:font-name-complex="Arial Narrow" style:font-size-asian="12.0pt" style:font-size-complex="12.0pt" style:font-style-asian="normal" style:font-style-complex="normal" style:font-weight-asian="bold" style:font-weight-complex="bold" style:text-line-through-style="none" style:text-outline="false" style:text-underline-style="none"/>
    </style:style>
    <style:style style:family="table-cell" style:name="ce_1946822353" style:parent-style-name="Default">
      <style:table-cell-properties fo:background-color="transparent"/>
      <style:text-properties fo:color="#0000ff" fo:font-size="12.0pt" fo:font-weight="bold" style:font-name="Arial Narrow" style:font-size-asian="12.0pt" style:font-size-complex="12.0pt" style:font-weight-asian="bold" style:font-weight-complex="bold"/>
    </style:style>
    <style:style style:data-style-name="N5114" style:family="table-cell" style:name="ce_1624255646" style:parent-style-name="Default">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807113831" style:parent-style-name="Default">
      <style:table-cell-properties fo:background-color="#ffffcc"/>
      <style:paragraph-properties fo:text-align="center"/>
      <style:text-properties style:font-name="Arial Narrow"/>
    </style:style>
    <style:style style:data-style-name="N115" style:family="table-cell" style:name="ce_976880903" style:parent-style-name="Default">
      <style:table-cell-properties fo:background-color="transparent" fo:border-bottom="0.105cm solid #0000ff" fo:border-left="none" fo:border-right="none" fo:border-top="none" style:diagonal-bl-tr="none" style:diagonal-tl-br="none"/>
      <style:text-properties fo:color="#0000ff" fo:font-size="12.0pt" fo:font-style="normal" fo:font-weight="bold" fo:text-shadow="none" style:font-name="Arial Narrow" style:font-name-complex="Arial Narrow" style:font-size-asian="12.0pt" style:font-size-complex="12.0pt" style:font-style-asian="normal" style:font-style-complex="normal" style:font-weight-asian="bold" style:font-weight-complex="bold" style:text-line-through-style="none" style:text-outline="false" style:text-underline-style="none"/>
    </style:style>
    <style:style style:family="table-cell" style:name="ce_688310297" style:parent-style-name="Default">
      <style:table-cell-properties fo:background-color="transparent" fo:border-bottom="0.105cm solid #0000ff"/>
      <style:text-properties fo:color="#0000ff" fo:font-size="12.0pt" fo:font-weight="bold" style:font-name="Arial Narrow" style:font-size-asian="12.0pt" style:font-size-complex="12.0pt" style:font-weight-asian="bold" style:font-weight-complex="bold"/>
    </style:style>
    <style:style style:data-style-name="N5114" style:family="table-cell" style:name="ce_1564702878" style:parent-style-name="Default">
      <style:table-cell-properties fo:background-color="transparent" fo:border-bottom="0.035cm solid #000000" fo:border-left="none" fo:border-right="none" fo:border-top="none"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305702273" style:parent-style-name="Default">
      <style:table-cell-properties fo:background-color="transparent" fo:border-bottom="0.035cm solid #000000"/>
      <style:text-properties fo:font-weight="bold" style:font-name="Arial Narrow" style:font-weight-asian="bold" style:font-weight-complex="bold"/>
    </style:style>
    <style:style style:data-style-name="N115" style:family="table-cell" style:name="ce_1210353254" style:parent-style-name="Default">
      <style:table-cell-properties fo:background-color="#ffffcc" fo:border="0.035cm solid #000000" fo:border-bottom="0.035cm solid #000000" fo:border-left="0.035cm solid #000000"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073898514" style:parent-style-name="Default">
      <style:table-cell-properties fo:background-color="#ffffcc" fo:border-bottom="0.035cm solid #000000" fo:border-left="0.035cm solid #000000" fo:border-right="0.035cm solid #000000" fo:border-top="0.035cm solid #000000"/>
      <style:paragraph-properties fo:text-align="center"/>
      <style:text-properties fo:font-weight="bold" style:font-name="Arial Narrow" style:font-weight-asian="bold" style:font-weight-complex="bold"/>
    </style:style>
    <style:style style:data-style-name="N5114" style:family="table-cell" style:name="ce_80064036" style:parent-style-name="Default">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368812744" style:parent-style-name="Default">
      <style:table-cell-properties fo:background-color="transparent" fo:border-bottom="0.035cm solid #000000" fo:border-top="0.035cm solid #000000"/>
      <style:paragraph-properties fo:text-align="center"/>
      <style:text-properties fo:font-weight="bold" style:font-name="Arial Narrow" style:font-weight-asian="bold" style:font-weight-complex="bold"/>
    </style:style>
    <style:style style:data-style-name="N115" style:family="table-cell" style:name="ce_512129841" style:parent-style-name="Default">
      <style:table-cell-properties fo:background-color="transparent" fo:border-bottom="none" fo:border-left="0.035cm solid #000000"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74844017" style:parent-style-name="Default">
      <style:table-cell-properties fo:background-color="transparent" fo:border-left="0.035cm solid #000000" fo:border-right="0.035cm solid #000000"/>
      <style:paragraph-properties fo:text-align="center"/>
      <style:text-properties style:font-name="Arial Narrow"/>
    </style:style>
    <style:style style:data-style-name="N113" style:family="table-cell" style:name="ce_167166125" style:parent-style-name="Default">
      <style:table-cell-properties fo:background-color="transparent" fo:border-bottom="0.105cm solid #000000" fo:border-left="none" fo:border-right="none" fo:border-top="0.10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1867155209" style:parent-style-name="Default">
      <style:table-cell-properties fo:background-color="transparent" fo:border-bottom="0.105cm solid #000000" fo:border-top="0.105cm solid #000000"/>
      <style:paragraph-properties fo:text-align="center"/>
      <style:text-properties fo:font-style="italic" fo:font-weight="bold" style:font-name="Arial Narrow" style:font-weight-asian="bold" style:font-weight-complex="bold"/>
    </style:style>
    <style:style style:data-style-name="N111" style:family="table-cell" style:name="ce_574118733" style:parent-style-name="Default">
      <style:table-cell-properties fo:background-color="transparent" fo:border-bottom="none" fo:border-left="0.035cm solid #000000"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763987535" style:parent-style-name="Default">
      <style:table-cell-properties fo:background-color="transparent" fo:border-left="0.035cm solid #000000" fo:border-right="0.035cm solid #000000"/>
      <style:paragraph-properties fo:text-align="center"/>
      <style:text-properties style:font-name="Arial Narrow"/>
    </style:style>
    <style:style style:data-style-name="N113" style:family="table-cell" style:name="ce_526879238" style:parent-style-name="Default">
      <style:table-cell-properties fo:background-color="transparent" fo:border-bottom="0.105cm solid #000000" fo:border-left="none" fo:border-right="0.035cm solid #000000" fo:border-top="0.10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normal" fo:text-shadow="none" style:font-name="Arial Narrow" style:font-name-complex="Arial Narrow1" style:font-size-asian="10pt" style:font-size-complex="10pt" style:font-style-asian="italic" style:font-style-complex="italic" style:font-weight-asian="normal" style:font-weight-complex="normal" style:text-line-through-style="none" style:text-outline="false" style:text-underline-style="none" style:use-window-font-color="true"/>
    </style:style>
    <style:style style:family="table-cell" style:name="ce_1971251293" style:parent-style-name="Default">
      <style:table-cell-properties fo:background-color="transparent" fo:border-bottom="0.105cm solid #000000" fo:border-right="0.035cm solid #000000" fo:border-top="0.105cm solid #000000"/>
      <style:paragraph-properties fo:text-align="center"/>
      <style:text-properties fo:font-style="italic" style:font-name="Arial Narrow"/>
    </style:style>
    <style:style style:data-style-name="N111" style:family="table-cell" style:name="ce_63717668" style:parent-style-name="Default">
      <style:table-cell-properties fo:background-color="transparent" fo:border-bottom="none" fo:border-left="0.035cm solid #000000" fo:border-right="0.035cm solid #000000" fo:border-top="0.10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404071070" style:parent-style-name="Default">
      <style:table-cell-properties fo:background-color="transparent" fo:border-left="0.035cm solid #000000" fo:border-right="0.035cm solid #000000" fo:border-top="0.105cm solid #000000"/>
      <style:paragraph-properties fo:text-align="center"/>
      <style:text-properties fo:font-weight="bold" style:font-name="Arial Narrow" style:font-weight-asian="bold" style:font-weight-complex="bold"/>
    </style:style>
    <style:style style:data-style-name="N108" style:family="table-cell" style:name="ce_133286464" style:parent-style-name="Default">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306749999" style:parent-style-name="Default">
      <style:table-cell-properties fo:background-color="#ffffcc"/>
      <style:paragraph-properties fo:text-align="center"/>
      <style:text-properties style:font-name="Arial Narrow"/>
    </style:style>
    <style:style style:data-style-name="N113" style:family="table-cell" style:name="ce_107304937" style:parent-style-name="Default">
      <style:table-cell-properties fo:background-color="transparent" fo:border-bottom="0.105cm solid #000000" fo:border-left="0.035cm solid #000000" fo:border-right="0.035cm solid #000000" fo:border-top="none"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434115654" style:parent-style-name="Default">
      <style:table-cell-properties fo:background-color="transparent" fo:border-bottom="0.105cm solid #000000" fo:border-left="0.035cm solid #000000" fo:border-right="0.035cm solid #000000"/>
      <style:paragraph-properties fo:text-align="center"/>
      <style:text-properties fo:font-style="italic" fo:font-weight="bold" style:font-name="Arial Narrow" style:font-weight-asian="bold" style:font-weight-complex="bold"/>
    </style:style>
    <style:style style:data-style-name="N5114" style:family="table-cell" style:name="ce_1344468159" style:parent-style-name="Default">
      <style:table-cell-properties fo:background-color="transparent" fo:border-bottom="0.035cm solid #000000" fo:border-left="none" fo:border-right="0.035cm solid #000000" fo:border-top="none"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916327915" style:parent-style-name="Default">
      <style:table-cell-properties fo:background-color="transparent" fo:border-bottom="0.035cm solid #000000" fo:border-right="0.035cm solid #000000"/>
      <style:text-properties fo:font-weight="bold" style:font-name="Arial Narrow" style:font-weight-asian="bold" style:font-weight-complex="bold"/>
    </style:style>
    <style:style style:data-style-name="N108" style:family="table-cell" style:name="ce_1195944953" style:parent-style-name="Default">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35334112" style:parent-style-name="Default">
      <style:table-cell-properties fo:background-color="transparent" fo:border-bottom="0.035cm solid #000000" fo:border-top="0.035cm solid #000000"/>
      <style:paragraph-properties fo:text-align="center"/>
      <style:text-properties fo:font-weight="bold" style:font-name="Arial Narrow" style:font-weight-asian="bold" style:font-weight-complex="bold"/>
    </style:style>
    <style:style style:data-style-name="N113" style:family="table-cell" style:name="ce_1569029233" style:parent-style-name="Default">
      <style:table-cell-properties fo:background-color="transparent" fo:border-bottom="0.105cm solid #000000" fo:border-left="none" fo:border-right="0.035cm solid #000000" fo:border-top="0.105cm solid #000000" fo:wrap-option="no-wrap" style:cell-protect="protected"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italic" fo:font-weight="bold" fo:text-shadow="none" style:font-name="Arial Narrow" style:font-name-complex="Arial Narrow1" style:font-size-asian="10pt" style:font-size-complex="10pt" style:font-style-asian="italic" style:font-style-complex="italic" style:font-weight-asian="bold" style:font-weight-complex="bold" style:text-line-through-style="none" style:text-outline="false" style:text-underline-style="none" style:use-window-font-color="true"/>
    </style:style>
    <style:style style:family="table-cell" style:name="ce_2104654916" style:parent-style-name="Default">
      <style:table-cell-properties fo:background-color="transparent" fo:border-bottom="0.105cm solid #000000" fo:border-right="0.035cm solid #000000" fo:border-top="0.105cm solid #000000"/>
      <style:paragraph-properties fo:text-align="center"/>
      <style:text-properties fo:font-style="italic" fo:font-weight="bold" style:font-name="Arial Narrow" style:font-weight-asian="bold" style:font-weight-complex="bold"/>
    </style:style>
    <style:style style:data-style-name="N111" style:family="table-cell" style:name="ce_447176541" style:parent-style-name="Default">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111" style:family="table-cell" style:name="ce_739479822" style:parent-style-name="Default">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2086498587" style:parent-style-name="Default">
      <style:table-cell-properties fo:background-color="transparent" fo:border-bottom="0.035cm solid #000000" fo:border-top="0.035cm solid #000000"/>
      <style:paragraph-properties fo:text-align="center"/>
      <style:text-properties style:font-name="Arial Narrow"/>
    </style:style>
    <style:style style:data-style-name="N108" style:family="table-cell" style:name="ce_1912652066" style:parent-style-name="Default">
      <style:table-cell-properties fo:background-color="transparent" fo:border-bottom="0.035cm solid #000000" fo:border-left="0.035cm solid #000000"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853566572" style:parent-style-name="Default">
      <style:table-cell-properties fo:background-color="transparent" fo:border-bottom="0.035cm solid #000000" fo:border-left="0.035cm solid #000000"/>
      <style:paragraph-properties fo:text-align="center"/>
      <style:text-properties fo:font-weight="bold" style:font-name="Arial Narrow" style:font-weight-asian="bold" style:font-weight-complex="bold"/>
    </style:style>
    <style:style style:data-style-name="N108" style:family="table-cell" style:name="ce_1442634100"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873305550" style:parent-style-name="Default">
      <style:table-cell-properties fo:background-color="transparent"/>
      <style:paragraph-properties fo:text-align="center"/>
      <style:text-properties fo:font-weight="bold" style:font-name="Arial Narrow" style:font-weight-asian="bold" style:font-weight-complex="bold"/>
    </style:style>
    <style:style style:data-style-name="N108" style:family="table-cell" style:name="ce_1584807463" style:parent-style-name="Default">
      <style:table-cell-properties fo:background-color="#ffffcc" fo:border-bottom="0.035cm solid #000000" fo:border-left="0.035cm solid #000000" fo:border-right="none" fo:border-top="0.035cm solid #000000"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33030285" style:parent-style-name="Default">
      <style:table-cell-properties fo:background-color="#ffffcc" fo:border-bottom="0.035cm solid #000000" fo:border-left="0.035cm solid #000000" fo:border-top="0.035cm solid #000000"/>
      <style:paragraph-properties fo:text-align="center"/>
      <style:text-properties fo:font-weight="bold" style:font-name="Arial Narrow" style:font-weight-asian="bold" style:font-weight-complex="bold"/>
    </style:style>
    <style:style style:family="table-cell" style:name="ce_1046211928" style:parent-style-name="Default">
      <style:table-cell-properties fo:background-color="transparent"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17278841" style:parent-style-name="Default">
      <style:table-cell-properties fo:background-color="transparent" fo:wrap-option="wrap"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186834397" style:parent-style-name="Default">
      <style:table-cell-properties fo:background-color="transparent" fo:wrap-option="wrap" style:direction="ltr" style:repeat-content="false" style:rotation-align="none" style:rotation-angle="0" style:shrink-to-fit="false" style:text-align-source="value-type" style:vertical-align="bottom"/>
      <style:paragraph-properties fo:margin-left="0cm" style:writing-mode="page"/>
      <style:text-properties style:font-name="Arial Narrow"/>
    </style:style>
    <style:style style:family="table-cell" style:name="ce_862288155" style:parent-style-name="Default">
      <style:table-cell-properties fo:background-color="transparent" fo:wrap-option="wrap"/>
      <style:text-properties style:font-name="Arial Narrow"/>
    </style:style>
    <style:style style:family="table-cell" style:name="ce_1789524434" style:parent-style-name="Default">
      <style:table-cell-properties fo:background-color="transparent" fo:border-bottom="0.035cm solid #000000" fo:border-left="none" fo:border-right="none"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style:font-name="Arial Narrow"/>
    </style:style>
    <style:style style:family="table-cell" style:name="ce_1500158616" style:parent-style-name="Default">
      <style:table-cell-properties fo:background-color="transparent" fo:border-bottom="0.035cm solid #000000" fo:wrap-option="wrap"/>
      <style:text-properties style:font-name="Arial Narrow"/>
    </style:style>
    <style:style style:family="table-cell" style:name="ce_437995901" style:parent-style-name="Default">
      <style:table-cell-properties fo:background-color="transparent" fo:wrap-option="wrap" style:direction="ltr" style:repeat-content="false" style:rotation-align="none" style:rotation-angle="0" style:shrink-to-fit="false" style:text-align-source="value-type" style:vertical-align="bottom"/>
      <style:paragraph-properties fo:margin-left="0cm" style:writing-mode="page"/>
      <style:text-properties fo:color="#0000ff"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style>
    <style:style style:family="table-cell" style:name="ce_1522232417" style:parent-style-name="Default">
      <style:table-cell-properties fo:background-color="transparent" fo:wrap-option="wrap"/>
      <style:text-properties fo:color="#0000ff" style:font-name="Arial Narrow"/>
    </style:style>
    <style:style style:data-style-name="N115" style:family="table-cell" style:name="ce_448651439" style:parent-style-name="Default">
      <style:table-cell-properties fo:background-color="transparent" fo:border-bottom="0.105cm solid #000000" fo:border-left="none" fo:border-right="none" fo:border-top="none" style:diagonal-bl-tr="none" style:diagonal-tl-br="none"/>
      <style:text-properties style:font-name="Arial Narrow"/>
    </style:style>
    <style:style style:family="table-cell" style:name="ce_1153059594" style:parent-style-name="Default">
      <style:table-cell-properties fo:background-color="transparent" fo:border-bottom="0.105cm solid #000000"/>
      <style:text-properties style:font-name="Arial Narrow"/>
    </style:style>
    <style:style style:data-style-name="N115" style:family="table-cell" style:name="ce_141392734" style:parent-style-name="Default">
      <style:table-cell-properties fo:background-color="transparent"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077246148" style:parent-style-name="Default">
      <style:table-cell-properties fo:background-color="transparent" fo:wrap-option="wrap"/>
      <style:text-properties fo:font-weight="bold" style:font-name="Arial Narrow" style:font-weight-asian="bold" style:font-weight-complex="bold"/>
    </style:style>
    <style:style style:data-style-name="N115" style:family="table-cell" style:name="ce_882699752" style:parent-style-name="Default">
      <style:table-cell-properties fo:background-color="transparent" fo:border-bottom="0.105cm solid #000000" fo:border-left="none" fo:border-right="0.105cm solid #000000" fo:border-top="none" fo:wrap-option="wrap" style:diagonal-bl-tr="none" style:diagonal-tl-br="none" style:direction="ltr" style:repeat-content="false" style:rotation-align="none" style:rotation-angle="0" style:shrink-to-fit="false" style:text-align-source="fix" style:vertical-align="middle"/>
      <style:paragraph-properties fo:margin-left="0cm" fo:text-align="start" style:writing-mode="page"/>
      <style:text-properties style:font-name="Arial Narrow"/>
    </style:style>
    <style:style style:family="table-cell" style:name="ce_1893020929" style:parent-style-name="Default">
      <style:table-cell-properties fo:background-color="transparent" fo:border-bottom="0.105cm solid #000000" fo:border-right="0.105cm solid #000000" fo:wrap-option="wrap"/>
      <style:paragraph-properties fo:text-align="start"/>
      <style:text-properties style:font-name="Arial Narrow"/>
    </style:style>
    <style:style style:data-style-name="N108" style:family="table-cell" style:name="ce_933090809" style:parent-style-name="Default">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51524096" style:parent-style-name="Default">
      <style:table-cell-properties fo:background-color="transparent" fo:border-bottom="0.035cm solid #000000"/>
      <style:paragraph-properties fo:text-align="center"/>
      <style:text-properties fo:font-weight="bold" style:font-name="Arial Narrow" style:font-weight-asian="bold" style:font-weight-complex="bold"/>
    </style:style>
    <style:style style:data-style-name="N108" style:family="table-cell" style:name="ce_1202137786" style:parent-style-name="Default">
      <style:table-cell-properties fo:background-color="#ffffcc" fo:border-bottom="0.035cm solid #000000" fo:border-left="none" fo:border-right="none" fo:border-top="0.035cm solid #000000"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608344083" style:parent-style-name="Default">
      <style:table-cell-properties fo:background-color="#ffffcc" fo:border-bottom="0.035cm solid #000000" fo:border-top="0.035cm solid #000000"/>
      <style:paragraph-properties fo:text-align="center"/>
      <style:text-properties fo:font-weight="bold" style:font-name="Arial Narrow" style:font-weight-asian="bold" style:font-weight-complex="bold"/>
    </style:style>
    <style:style style:data-style-name="N5114" style:family="table-cell" style:name="ce_1036929941" style:parent-style-name="Default">
      <style:table-cell-properties fo:background-color="transparent" fo:border-bottom="0.105cm solid #000000" fo:border-left="none" fo:border-right="0.105cm solid #000000" fo:border-top="0.10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948816523" style:parent-style-name="Default">
      <style:table-cell-properties fo:background-color="transparent" fo:border-bottom="0.105cm solid #000000" fo:border-right="0.105cm solid #000000" fo:border-top="0.105cm solid #000000"/>
      <style:text-properties fo:font-weight="bold" style:font-name="Arial Narrow" style:font-weight-asian="bold" style:font-weight-complex="bold"/>
    </style:style>
    <style:style style:data-style-name="N113" style:family="table-cell" style:name="ce_332892258" style:parent-style-name="Default">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810919277" style:parent-style-name="Default">
      <style:table-cell-properties fo:background-color="#ffffcc"/>
      <style:paragraph-properties fo:text-align="center"/>
      <style:text-properties style:font-name="Arial Narrow"/>
    </style:style>
    <style:style style:data-style-name="N5114" style:family="table-cell" style:name="ce_1779823251" style:parent-style-name="Default">
      <style:table-cell-properties fo:background-color="transparent"/>
      <style:text-properties fo:font-size="12.0pt" fo:font-style="normal" fo:font-weight="bold" fo:text-shadow="none" style:font-name="Arial Narrow" style:font-name-complex="Arial Narrow1" style:font-size-asian="12.0pt" style:font-size-complex="12.0pt" style:font-style-asian="normal" style:font-style-complex="normal" style:font-weight-asian="bold" style:font-weight-complex="bold" style:text-line-through-style="none" style:text-outline="false" style:text-underline-style="none" style:use-window-font-color="true"/>
    </style:style>
    <style:style style:family="table-cell" style:name="ce_1561005845" style:parent-style-name="Default">
      <style:table-cell-properties fo:background-color="transparent"/>
      <style:text-properties fo:font-size="12.0pt" fo:font-weight="bold" style:font-name="Arial Narrow" style:font-size-asian="12.0pt" style:font-size-complex="12.0pt" style:font-weight-asian="bold" style:font-weight-complex="bold"/>
    </style:style>
    <style:style style:data-style-name="N5114" style:family="table-cell" style:name="ce_584694903" style:parent-style-name="Default">
      <style:table-cell-properties fo:background-color="transparent"/>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_1919757862" style:parent-style-name="Default">
      <style:table-cell-properties fo:background-color="transparent"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389619800" style:parent-style-name="Default">
      <style:table-cell-properties fo:background-color="transparent"/>
      <style:text-properties fo:font-weight="bold" style:font-name="Arial Narrow" style:font-weight-asian="bold" style:font-weight-complex="bold"/>
    </style:style>
    <style:style style:data-style-name="N5114" style:family="table-cell" style:name="ce_2112539185" style:parent-style-name="Default">
      <style:table-cell-properties fo:background-color="transparent"/>
      <style:text-properties fo:font-size="12.0pt" fo:font-style="normal" fo:font-weight="normal" fo:text-shadow="none" style:font-name="Arial Narrow" style:font-name-complex="Arial Narrow1" style:font-size-asian="12.0pt" style:font-size-complex="12.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_1153124579" style:parent-style-name="Default">
      <style:table-cell-properties fo:background-color="transparent"/>
      <style:text-properties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use-window-font-color="true"/>
    </style:style>
    <style:style style:family="table-cell" style:name="ce_519480497" style:parent-style-name="Default">
      <style:table-cell-properties fo:background-color="transparent"/>
      <style:text-properties fo:font-size="12.0pt" style:font-name="Arial Narrow" style:font-size-asian="12.0pt" style:font-size-complex="12.0pt"/>
    </style:style>
    <style:style style:data-style-name="N5114" style:family="table-cell" style:name="ce_710632658" style:parent-style-name="Default">
      <style:table-cell-properties fo:background-color="transparent" fo:border-bottom="none" fo:border-left="0.105cm solid #000000" fo:border-right="none" fo:border-top="0.105cm solid #000000" style:diagonal-bl-tr="none" style:diagonal-tl-br="none"/>
      <style:text-properties style:font-name="Arial Narrow"/>
    </style:style>
    <style:style style:family="table-cell" style:name="ce_1728506381" style:parent-style-name="Default">
      <style:table-cell-properties fo:background-color="transparent" fo:border-left="0.105cm solid #000000" fo:border-top="0.105cm solid #000000"/>
      <style:text-properties style:font-name="Arial Narrow"/>
    </style:style>
    <style:style style:data-style-name="N5114" style:family="table-cell" style:name="ce_513460607" style:parent-style-name="Default">
      <style:table-cell-properties fo:background-color="transparent" fo:border-bottom="none" fo:border-left="0.105cm solid #000000" fo:border-right="none" fo:border-top="none" style:diagonal-bl-tr="none" style:diagonal-tl-br="none"/>
      <style:text-properties fo:font-size="12.0pt" fo:font-style="normal" fo:font-weight="bold" fo:text-shadow="none" style:font-name="Arial Narrow" style:font-name-complex="Arial Narrow1" style:font-size-asian="12.0pt" style:font-size-complex="12.0pt" style:font-style-asian="normal" style:font-style-complex="normal" style:font-weight-asian="bold" style:font-weight-complex="bold" style:text-line-through-style="none" style:text-outline="false" style:text-underline-style="none" style:use-window-font-color="true"/>
    </style:style>
    <style:style style:family="table-cell" style:name="ce_398623597" style:parent-style-name="Default">
      <style:table-cell-properties fo:background-color="transparent" fo:border-left="0.105cm solid #000000"/>
      <style:text-properties fo:font-size="12.0pt" fo:font-weight="bold" style:font-name="Arial Narrow" style:font-size-asian="12.0pt" style:font-size-complex="12.0pt" style:font-weight-asian="bold" style:font-weight-complex="bold"/>
    </style:style>
    <style:style style:data-style-name="N5114" style:family="table-cell" style:name="ce_2141355689" style:parent-style-name="Default">
      <style:table-cell-properties fo:background-color="transparent" fo:border-bottom="none" fo:border-left="0.105cm solid #000000" fo:border-right="none" fo:border-top="none" style:diagonal-bl-tr="none" style:diagonal-tl-br="none"/>
      <style:text-properties style:font-name="Arial Narrow"/>
    </style:style>
    <style:style style:data-style-name="N5114" style:family="table-cell" style:name="ce_1475876445" style:parent-style-name="Default">
      <style:table-cell-properties fo:background-color="transparent" fo:border-bottom="none" fo:border-left="0.105cm solid #000000" fo:border-right="none" fo:border-top="none" style:diagonal-bl-tr="none" style:diagonal-tl-br="none"/>
      <style:text-properties style:font-name="Arial Narrow"/>
    </style:style>
    <style:style style:data-style-name="N5114" style:family="table-cell" style:name="ce_512770379" style:parent-style-name="Default">
      <style:table-cell-properties fo:background-color="transparent" fo:border-bottom="none" fo:border-left="0.105cm solid #000000" fo:border-right="none" fo:border-top="none" style:diagonal-bl-tr="none" style:diagonal-tl-br="non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2026326615" style:parent-style-name="Default">
      <style:table-cell-properties fo:background-color="transparent" fo:border-left="0.105cm solid #000000"/>
      <style:text-properties style:font-name="Arial Narrow"/>
    </style:style>
    <style:style style:data-style-name="N5114" style:family="table-cell" style:name="ce_424554500" style:parent-style-name="Default">
      <style:table-cell-properties fo:background-color="transparent" fo:border-bottom="none" fo:border-left="none" fo:border-right="0.105cm solid #000000" fo:border-top="0.105cm solid #000000" style:diagonal-bl-tr="none" style:diagonal-tl-br="none"/>
      <style:text-properties style:font-name="Arial Narrow"/>
    </style:style>
    <style:style style:family="table-cell" style:name="ce_1683192919" style:parent-style-name="Default">
      <style:table-cell-properties fo:background-color="transparent" fo:border-right="0.105cm solid #000000" fo:border-top="0.105cm solid #000000"/>
      <style:text-properties style:font-name="Arial Narrow"/>
    </style:style>
    <style:style style:data-style-name="N5114" style:family="table-cell" style:name="ce_515555655" style:parent-style-name="Default">
      <style:table-cell-properties fo:background-color="transparent" fo:border-bottom="none" fo:border-left="none" fo:border-right="0.105cm solid #000000" fo:border-top="none" style:diagonal-bl-tr="none" style:diagonal-tl-br="none"/>
      <style:text-properties fo:font-size="12.0pt" fo:font-style="normal" fo:font-weight="normal" fo:text-shadow="none" style:font-name="Arial Narrow" style:font-name-complex="Arial Narrow1" style:font-size-asian="12.0pt" style:font-size-complex="12.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_634480095" style:parent-style-name="Default">
      <style:table-cell-properties fo:background-color="transparent" fo:border-bottom="none" fo:border-left="none" fo:border-right="0.105cm solid #000000" fo:border-top="none" style:diagonal-bl-tr="none" style:diagonal-tl-br="none"/>
      <style:text-properties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use-window-font-color="true"/>
    </style:style>
    <style:style style:family="table-cell" style:name="ce_948977653" style:parent-style-name="Default">
      <style:table-cell-properties fo:background-color="transparent" fo:border-right="0.105cm solid #000000"/>
      <style:text-properties fo:font-size="12.0pt" style:font-name="Arial Narrow" style:font-size-asian="12.0pt" style:font-size-complex="12.0pt"/>
    </style:style>
    <style:style style:data-style-name="N113" style:family="table-cell" style:name="ce_647278295" style:parent-style-name="Default">
      <style:table-cell-properties fo:background-color="#ffffcc" fo:border-bottom="0.035cm solid #000000" fo:border-left="none"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300980464" style:parent-style-name="Default">
      <style:table-cell-properties fo:background-color="#ffffcc" fo:border-bottom="0.035cm solid #000000"/>
      <style:paragraph-properties fo:text-align="center"/>
      <style:text-properties style:font-name="Arial Narrow"/>
    </style:style>
    <style:style style:data-style-name="N5114" style:family="table-cell" style:name="ce_1139896536" style:parent-style-name="Default">
      <style:table-cell-properties fo:background-color="transparent" fo:border-bottom="none" fo:border-left="none" fo:border-right="0.105cm solid #000000" fo:border-top="none" style:diagonal-bl-tr="none" style:diagonal-tl-br="none"/>
      <style:text-properties style:font-name="Arial Narrow"/>
    </style:style>
    <style:style style:data-style-name="N5114" style:family="table-cell" style:name="ce_57721986" style:parent-style-name="Default">
      <style:table-cell-properties fo:background-color="transparent" fo:border-bottom="none" fo:border-left="none" fo:border-right="0.105cm solid #000000" fo:border-top="none" style:diagonal-bl-tr="none" style:diagonal-tl-br="none"/>
      <style:text-properties style:font-name="Arial Narrow"/>
    </style:style>
    <style:style style:data-style-name="N5114" style:family="table-cell" style:name="ce_1068115618" style:parent-style-name="Default">
      <style:table-cell-properties fo:background-color="transparent" fo:border-bottom="none" fo:border-left="none" fo:border-right="0.105cm solid #000000" fo:border-top="none" style:diagonal-bl-tr="none" style:diagonal-tl-br="non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816525402" style:parent-style-name="Default">
      <style:table-cell-properties fo:background-color="transparent" fo:border-right="0.105cm solid #000000"/>
      <style:text-properties style:font-name="Arial Narrow"/>
    </style:style>
    <style:style style:data-style-name="N115" style:family="table-cell" style:name="ce_132080520" style:parent-style-name="Default">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32201041" style:parent-style-name="Default">
      <style:table-cell-properties fo:background-color="#ffffcc"/>
      <style:paragraph-properties fo:text-align="center"/>
      <style:text-properties style:font-name="Arial Narrow"/>
    </style:style>
    <style:style style:data-style-name="N115" style:family="table-cell" style:name="ce_742016199" style:parent-style-name="Default">
      <style:table-cell-properties fo:background-color="#ffffcc" fo:border-bottom="0.035cm solid #000000" fo:border-left="none"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567882726" style:parent-style-name="Default">
      <style:table-cell-properties fo:background-color="#ffffcc" fo:border-bottom="0.035cm solid #000000"/>
      <style:paragraph-properties fo:text-align="center"/>
      <style:text-properties style:font-name="Arial Narrow"/>
    </style:style>
    <style:style style:data-style-name="N5114" style:family="table-cell" style:name="ce_773874143" style:parent-style-name="Default">
      <style:table-cell-properties fo:background-color="transparent" fo:border-bottom="none" fo:border-left="none" fo:border-right="0.105cm solid #000000" fo:border-top="none"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794875631" style:parent-style-name="Default">
      <style:table-cell-properties fo:background-color="transparent" fo:border-right="0.105cm solid #000000"/>
      <style:text-properties fo:font-weight="bold" style:font-name="Arial Narrow" style:font-weight-asian="bold" style:font-weight-complex="bold"/>
    </style:style>
    <style:style style:data-style-name="N107" style:family="table-cell" style:name="ce_15915297" style:parent-style-name="Default">
      <style:table-cell-properties fo:background-color="#ffffcc"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729254305" style:parent-style-name="Default">
      <style:table-cell-properties fo:background-color="#ffffcc"/>
      <style:paragraph-properties fo:text-align="center"/>
      <style:text-properties style:font-name="Arial Narrow"/>
    </style:style>
    <style:style style:data-style-name="N5114" style:family="table-cell" style:name="ce_732297925" style:parent-style-name="Default">
      <style:table-cell-properties fo:background-color="transparent" fo:border-bottom="0.105cm solid #000000" fo:border-left="none" fo:border-right="0.105cm solid #000000" fo:border-top="none" style:diagonal-bl-tr="none" style:diagonal-tl-br="none"/>
      <style:text-properties style:font-name="Arial Narrow"/>
    </style:style>
    <style:style style:family="table-cell" style:name="ce_1021375677" style:parent-style-name="Default">
      <style:table-cell-properties fo:background-color="transparent" fo:border-bottom="0.105cm solid #000000" fo:border-right="0.105cm solid #000000"/>
      <style:text-properties style:font-name="Arial Narrow"/>
    </style:style>
    <style:style style:data-style-name="N108" style:family="table-cell" style:name="ce_2064862970" style:parent-style-name="Default">
      <style:table-cell-properties fo:background-color="transparent" fo:border-bottom="0.035cm solid #000000" fo:border-left="none" fo:border-right="none"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family="table-cell" style:name="ce_1490152506" style:parent-style-name="Default">
      <style:table-cell-properties fo:background-color="transparent" fo:border-bottom="0.035cm solid #000000" fo:border-top="0.035cm solid #000000"/>
      <style:paragraph-properties fo:text-align="center"/>
      <style:text-properties style:font-name="Arial Narrow"/>
    </style:style>
    <style:style style:data-style-name="N5114" style:family="table-cell" style:name="ce_16304780" style:parent-style-name="Default">
      <style:table-cell-properties fo:background-color="transparent" fo:border-bottom="0.035cm solid #000000" fo:border-left="none" fo:border-right="none" fo:border-top="none" style:diagonal-bl-tr="none" style:diagonal-tl-br="none"/>
      <style:text-properties style:font-name="Arial Narrow"/>
    </style:style>
    <style:style style:family="table-cell" style:name="ce_1700519799" style:parent-style-name="Default">
      <style:table-cell-properties fo:background-color="transparent" fo:border-bottom="0.035cm solid #000000"/>
      <style:text-properties style:font-name="Arial Narrow"/>
    </style:style>
    <style:style style:data-style-name="N5114" style:family="table-cell" style:name="ce_1510064586" style:parent-style-name="Default">
      <style:table-cell-properties fo:background-color="#ffffcc" fo:border-bottom="0.035cm solid #000000" fo:border-left="none" fo:border-right="none"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706074525" style:parent-style-name="Default">
      <style:table-cell-properties fo:background-color="#ffffcc" fo:border-bottom="0.035cm solid #000000"/>
      <style:paragraph-properties fo:text-align="center"/>
      <style:text-properties style:font-name="Arial Narrow"/>
    </style:style>
    <style:style style:data-style-name="N115" style:family="table-cell" style:name="ce_2079167109" style:parent-style-name="Default">
      <style:table-cell-properties fo:background-color="transparent"/>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904373346" style:parent-style-name="Default">
      <style:table-cell-properties fo:background-color="transparent"/>
      <style:text-properties fo:font-weight="bold" style:font-name="Arial Narrow" style:font-weight-asian="bold" style:font-weight-complex="bold"/>
    </style:style>
    <style:style style:data-style-name="N5114" style:family="table-cell" style:name="ce_1681742877" style:parent-style-name="Default">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normal" fo:text-shadow="none" style:font-name="Arial Narrow" style:font-name-complex="Arial Narrow1"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114" style:family="table-cell" style:name="ce_1696332592" style:parent-style-name="Default">
      <style:table-cell-properties fo:background-color="transparent" fo:border-bottom="0.035cm solid #000000" fo:border-left="none" fo:border-right="none"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864221102" style:parent-style-name="Default">
      <style:table-cell-properties fo:background-color="transparent" fo:border-bottom="0.035cm solid #000000"/>
      <style:paragraph-properties fo:text-align="center"/>
      <style:text-properties style:font-name="Arial Narrow"/>
    </style:style>
    <style:style style:data-style-name="N5114" style:family="table-cell" style:name="ce_1453080850" style:parent-style-name="Default">
      <style:table-cell-properties fo:background-color="transparent" fo:border-bottom="none"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59679122" style:parent-style-name="Default">
      <style:table-cell-properties fo:background-color="transparent" fo:border-right="0.035cm solid #000000" fo:border-top="0.035cm solid #000000"/>
      <style:paragraph-properties fo:text-align="center"/>
      <style:text-properties fo:font-weight="bold" style:font-name="Arial Narrow" style:font-weight-asian="bold" style:font-weight-complex="bold"/>
    </style:style>
    <style:style style:data-style-name="N5114" style:family="table-cell" style:name="ce_1277449641" style:parent-style-name="Default">
      <style:table-cell-properties fo:background-color="transparent" fo:border-bottom="none" fo:border-left="0.105cm solid #000000" fo:border-right="none" fo:border-top="none"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267860617" style:parent-style-name="Default">
      <style:table-cell-properties fo:background-color="transparent" fo:border-left="0.105cm solid #000000"/>
      <style:text-properties fo:font-weight="bold" style:font-name="Arial Narrow" style:font-weight-asian="bold" style:font-weight-complex="bold"/>
    </style:style>
    <style:style style:data-style-name="N5114" style:family="table-cell" style:name="ce_1015394261" style:parent-style-name="Default">
      <style:table-cell-properties fo:background-color="transparent" fo:border-bottom="0.105cm solid #000000" fo:border-left="0.105cm solid #000000" fo:border-right="none" fo:border-top="none" style:diagonal-bl-tr="none" style:diagonal-tl-br="none"/>
      <style:text-properties style:font-name="Arial Narrow"/>
    </style:style>
    <style:style style:family="table-cell" style:name="ce_598437119" style:parent-style-name="Default">
      <style:table-cell-properties fo:background-color="transparent" fo:border-bottom="0.105cm solid #000000" fo:border-left="0.105cm solid #000000"/>
      <style:text-properties style:font-name="Arial Narrow"/>
    </style:style>
    <style:style style:data-style-name="N5114" style:family="table-cell" style:name="ce_773977226" style:parent-style-name="Default">
      <style:table-cell-properties fo:background-color="transparent" fo:border-bottom="none" fo:border-left="0.105cm solid #000000" fo:border-right="none" fo:border-top="none" style:diagonal-bl-tr="none" style:diagonal-tl-br="none"/>
      <style:text-properties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use-window-font-color="true"/>
    </style:style>
    <style:style style:family="table-cell" style:name="ce_428366343" style:parent-style-name="Default">
      <style:table-cell-properties fo:background-color="transparent" fo:border-left="0.105cm solid #000000"/>
      <style:text-properties fo:font-size="12.0pt" style:font-name="Arial Narrow" style:font-size-asian="12.0pt" style:font-size-complex="12.0pt"/>
    </style:style>
    <style:style style:data-style-name="N5114" style:family="table-cell" style:name="ce_939268288" style:parent-style-name="Default">
      <style:table-cell-properties fo:background-color="transparent" fo:border-bottom="none" fo:border-left="none" fo:border-right="none" fo:border-top="0.105cm solid #000000" style:diagonal-bl-tr="none" style:diagonal-tl-br="none"/>
      <style:text-properties style:font-name="Arial Narrow"/>
    </style:style>
    <style:style style:family="table-cell" style:name="ce_126349234" style:parent-style-name="Default">
      <style:table-cell-properties fo:background-color="transparent" fo:border-top="0.105cm solid #000000"/>
      <style:text-properties style:font-name="Arial Narrow"/>
    </style:style>
    <style:style style:data-style-name="N5114" style:family="table-cell" style:name="ce_919138618" style:parent-style-name="Default">
      <style:table-cell-properties fo:background-color="transparent" fo:wrap-option="no-wrap" style:diagonal-bl-tr="none" style:diagonal-tl-br="none" style:direction="ltr" style:repeat-content="false" style:rotation-align="none" style:rotation-angle="0" style:shrink-to-fit="false" style:text-align-source="fix" style:vertical-align="bottom"/>
      <style:paragraph-properties fo:margin-left="0cm" fo:text-align="start" style:writing-mode="page"/>
      <style:text-properties style:font-name="Arial Narrow"/>
    </style:style>
    <style:style style:family="table-cell" style:name="ce_2143695779" style:parent-style-name="Default">
      <style:table-cell-properties fo:background-color="transparent"/>
      <style:paragraph-properties fo:text-align="start"/>
      <style:text-properties style:font-name="Arial Narrow"/>
    </style:style>
    <style:style style:data-style-name="N5114" style:family="table-cell" style:name="ce_1576907604" style:parent-style-name="Default">
      <style:table-cell-properties fo:background-color="transparent" fo:border-bottom="0.035cm solid #000000" fo:border-left="0.035cm solid #000000" fo:border-right="none" fo:border-top="0.03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772181203" style:parent-style-name="Default">
      <style:table-cell-properties fo:background-color="transparent" fo:border-bottom="0.035cm solid #000000" fo:border-left="0.035cm solid #000000" fo:border-top="0.035cm solid #000000"/>
      <style:text-properties fo:font-weight="bold" style:font-name="Arial Narrow" style:font-weight-asian="bold" style:font-weight-complex="bold"/>
    </style:style>
    <style:style style:data-style-name="N5114" style:family="table-cell" style:name="ce_115402177" style:parent-style-name="Default">
      <style:table-cell-properties fo:background-color="transparent" fo:border-bottom="0.105cm solid #000000" fo:border-left="none" fo:border-right="none" fo:border-top="none" style:diagonal-bl-tr="none" style:diagonal-tl-br="none"/>
      <style:text-properties style:font-name="Arial Narrow"/>
    </style:style>
    <style:style style:data-style-name="N5114" style:family="table-cell" style:name="ce_1896174220" style:parent-style-name="Default">
      <style:table-cell-properties fo:background-color="transparent" fo:border-bottom="0.105cm solid #000000" fo:border-left="none" fo:border-right="none" fo:border-top="none" style:diagonal-bl-tr="none" style:diagonal-tl-br="none"/>
      <style:text-properties style:font-name="Arial Narrow"/>
    </style:style>
    <style:style style:family="table-cell" style:name="ce_65713355" style:parent-style-name="Default">
      <style:table-cell-properties fo:background-color="transparent" fo:border-bottom="0.105cm solid #000000"/>
      <style:text-properties style:font-name="Arial Narrow"/>
    </style:style>
    <style:style style:data-style-name="N115" style:family="table-cell" style:name="ce_320820709" style:parent-style-name="Default">
      <style:table-cell-properties fo:background-color="#000000" fo:border="none" fo:wrap-option="no-wrap"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0pt" fo:font-style="italic" fo:font-weight="bold" fo:text-shadow="none" style:font-name="Arial Narrow" style:font-name-complex="Arial Narrow1" style:font-size-asian="12.0pt" style:font-size-complex="12.0pt" style:font-style-asian="italic" style:font-style-complex="italic" style:font-weight-asian="bold" style:font-weight-complex="bold" style:text-line-through-style="none" style:text-outline="false" style:text-underline-style="none"/>
    </style:style>
    <style:style style:data-style-name="N115" style:family="table-cell" style:name="ce_1896330016" style:parent-style-name="Default">
      <style:table-cell-properties fo:background-color="#000000" fo:wrap-option="no-wrap" style:direction="ltr" style:repeat-content="false" style:rotation-align="none" style:rotation-angle="0" style:shrink-to-fit="false" style:text-align-source="fix" style:vertical-align="bottom"/>
      <style:paragraph-properties fo:margin-left="0cm" fo:text-align="center" style:writing-mode="page"/>
      <style:text-properties fo:color="#ffffff" fo:font-size="12.0pt" fo:font-style="italic" fo:font-weight="bold" fo:text-shadow="none" style:font-name="Arial Narrow" style:font-name-complex="Arial Narrow1" style:font-size-asian="12.0pt" style:font-size-complex="12.0pt" style:font-style-asian="italic" style:font-style-complex="italic" style:font-weight-asian="bold" style:font-weight-complex="bold" style:text-line-through-style="none" style:text-outline="false" style:text-underline-style="none"/>
    </style:style>
    <style:style style:family="table-cell" style:name="ce_1585070074" style:parent-style-name="Default">
      <style:table-cell-properties fo:background-color="#000000"/>
      <style:paragraph-properties fo:text-align="center"/>
      <style:text-properties fo:color="#ffffff" fo:font-size="12.0pt" fo:font-style="italic" fo:font-weight="bold" style:font-name="Arial Narrow" style:font-size-asian="12.0pt" style:font-size-complex="12.0pt" style:font-weight-asian="bold" style:font-weight-complex="bold"/>
    </style:style>
    <style:style style:data-style-name="N115" style:family="table-cell" style:name="ce_1894264581" style:parent-style-name="Default">
      <style:table-cell-properties fo:background-color="transparent" fo:wrap-option="no-wrap" style:direction="ltr" style:repeat-content="false" style:rotation-align="none" style:rotation-angle="0" style:shrink-to-fit="false" style:text-align-source="fix" style:vertical-align="bottom"/>
      <style:paragraph-properties fo:margin-left="0.1102in" fo:text-align="start" style:writing-mode="page"/>
      <style:text-properties style:font-name="Arial Narrow"/>
    </style:style>
    <style:style style:family="table-cell" style:name="ce_685845867" style:parent-style-name="Default">
      <style:table-cell-properties fo:background-color="transparent"/>
      <style:paragraph-properties fo:margin-left="0.1102in" fo:text-align="start"/>
      <style:text-properties style:font-name="Arial Narrow"/>
    </style:style>
    <style:style style:data-style-name="N5114" style:family="table-cell" style:name="ce_934548299" style:parent-style-name="Default">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data-style-name="N5114" style:family="table-cell" style:name="ce_284182178" style:parent-style-name="Default">
      <style:table-cell-properties fo:background-color="transparent" fo:border-bottom="0.035cm solid #000000" fo:border-left="none" fo:border-right="0.035cm solid #000000" fo:border-top="none"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818342410" style:parent-style-name="Default">
      <style:table-cell-properties fo:background-color="transparent" fo:border-bottom="0.035cm solid #000000" fo:border-right="0.035cm solid #000000"/>
      <style:paragraph-properties fo:text-align="center"/>
      <style:text-properties fo:font-weight="bold" style:font-name="Arial Narrow" style:font-weight-asian="bold" style:font-weight-complex="bold"/>
    </style:style>
    <style:style style:data-style-name="N115" style:family="table-cell" style:name="ce_1087785127" style:parent-style-name="Default">
      <style:table-cell-properties fo:background-color="transparent" fo:border-bottom="none" fo:border-left="0.105cm solid #000000" fo:border-right="none" fo:border-top="0.105cm solid #000000"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820659908" style:parent-style-name="Default">
      <style:table-cell-properties fo:background-color="transparent" fo:border-left="0.105cm solid #000000" fo:border-top="0.105cm solid #000000"/>
      <style:text-properties fo:font-weight="bold" style:font-name="Arial Narrow" style:font-weight-asian="bold" style:font-weight-complex="bold"/>
    </style:style>
    <style:style style:data-style-name="N115" style:family="table-cell" style:name="ce_1896594244" style:parent-style-name="Default">
      <style:table-cell-properties fo:background-color="transparent" fo:border-bottom="0.105cm solid #000000" fo:border-left="0.105cm solid #000000" fo:border-right="none" fo:border-top="none" style:diagonal-bl-tr="none" style:diagonal-tl-br="non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302868539" style:parent-style-name="Default">
      <style:table-cell-properties fo:background-color="transparent" fo:border-bottom="0.105cm solid #000000" fo:border-left="0.105cm solid #000000"/>
      <style:text-properties fo:font-weight="bold" style:font-name="Arial Narrow" style:font-weight-asian="bold" style:font-weight-complex="bold"/>
    </style:style>
    <style:style style:data-style-name="N5114" style:family="table-cell" style:name="ce_2059646333" style:parent-style-name="Default">
      <style:table-cell-properties fo:background-color="#ffffcc" fo:border-bottom="none" fo:border-left="none" fo:border-right="0.035cm solid #000000" fo:border-top="none" fo:wrap-option="no-wrap" style:cell-protect="none" style:diagonal-bl-tr="none" style:diagonal-tl-br="none" style:direction="ltr" style:print-content="true" style:repeat-content="false" style:rotation-align="none" style:rotation-angle="0" style:shrink-to-fit="false" style:text-align-source="fix" style:vertical-align="bottom"/>
      <style:paragraph-properties fo:margin-left="0cm" fo:text-align="center" style:writing-mode="page"/>
      <style:text-properties style:font-name="Arial Narrow"/>
    </style:style>
    <style:style style:family="table-cell" style:name="ce_1717771733" style:parent-style-name="Default">
      <style:table-cell-properties fo:background-color="#ffffcc" fo:border-right="0.035cm solid #000000"/>
      <style:paragraph-properties fo:text-align="center"/>
      <style:text-properties style:font-name="Arial Narrow"/>
    </style:style>
    <style:style style:data-style-name="N115" style:family="table-cell" style:name="ce_1136065634" style:parent-style-name="Default">
      <style:table-cell-properties fo:background-color="transparent" fo:border-bottom="none" fo:border-left="0.105cm solid #0000ff" fo:border-right="none" fo:border-top="0.105cm solid #0000ff" style:diagonal-bl-tr="none" style:diagonal-tl-br="none"/>
      <style:text-properties fo:color="#0000ff" fo:font-size="12.0pt" fo:font-style="normal" fo:font-weight="normal" fo:text-shadow="none" style:font-name="Arial Narrow" style:font-name-complex="Arial Narrow" style:font-size-asian="12.0pt" style:font-size-complex="12.0pt" style:font-style-asian="normal" style:font-style-complex="normal" style:font-weight-asian="normal" style:font-weight-complex="normal" style:text-line-through-style="none" style:text-outline="false" style:text-underline-style="none"/>
    </style:style>
    <style:style style:family="table-cell" style:name="ce_237423898" style:parent-style-name="Default">
      <style:table-cell-properties fo:background-color="transparent" fo:border-left="0.105cm solid #0000ff" fo:border-top="0.105cm solid #0000ff"/>
      <style:text-properties fo:color="#0000ff" fo:font-size="12.0pt" style:font-name="Arial Narrow" style:font-size-asian="12.0pt" style:font-size-complex="12.0pt"/>
    </style:style>
    <style:style style:data-style-name="N5114" style:family="table-cell" style:name="ce_364247159" style:parent-style-name="Default">
      <style:table-cell-properties fo:background-color="transparent" fo:border-bottom="0.035cm solid #000000" fo:border-left="none" fo:border-right="0.035cm solid #000000" fo:border-top="0.035cm solid #000000" fo:wrap-option="no-wrap" style:diagonal-bl-tr="none" style:diagonal-tl-br="none" style:direction="ltr" style:repeat-content="false" style:rotation-align="none" style:rotation-angle="0" style:shrink-to-fit="false" style:text-align-source="fix" style:vertical-align="bottom"/>
      <style:paragraph-properties fo:margin-left="0cm" fo:text-align="center" style:writing-mode="page"/>
      <style:text-properties fo:font-size="10pt" fo:font-style="normal" fo:font-weight="bold" fo:text-shadow="none" style:font-name="Arial Narrow" style:font-name-complex="Arial Narrow1" style:font-size-asian="10pt" style:font-size-complex="10pt" style:font-style-asian="normal" style:font-style-complex="normal" style:font-weight-asian="bold" style:font-weight-complex="bold" style:text-line-through-style="none" style:text-outline="false" style:text-underline-style="none" style:use-window-font-color="true"/>
    </style:style>
    <style:style style:family="table-cell" style:name="ce_1430857066" style:parent-style-name="Default">
      <style:table-cell-properties fo:background-color="transparent" fo:border-bottom="0.035cm solid #000000" fo:border-right="0.035cm solid #000000" fo:border-top="0.035cm solid #000000"/>
      <style:paragraph-properties fo:text-align="center"/>
      <style:text-properties fo:font-weight="bold" style:font-name="Arial Narrow" style:font-weight-asian="bold" style:font-weight-complex="bold"/>
    </style:style>
    <style:style style:data-style-name="" style:family="table-cell" style:name="ce_1356495627"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793718450"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2023022306" style:parent-style-name="Excel_20_Built-in_20_Normal">
      <style:table-cell-properties fo:border-bottom="none" fo:border-left="none" fo:border-right="0.088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800900488" style:parent-style-name="Excel_20_Built-in_20_Normal">
      <style:table-cell-properties fo:border-bottom="none"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660108501" style:parent-style-name="Excel_20_Built-in_20_Normal">
      <style:table-cell-properties fo:border-bottom="none" fo:border-left="none" fo:border-right="0.035cm solid #000000"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_1934048677"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_180818197"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_548983662"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_1184921320"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_1596194768"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_464340689"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_981389639"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N115" style:family="table-cell" style:name="ce_418892343"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_1666834845"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N115" style:family="table-cell" style:name="ce_152641476"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_1167707528"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_1266235594"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_2056999396"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N115" style:family="table-cell" style:name="ce_199344680"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_1912440812" style:parent-style-name="Excel_20_Built-in_20_Normal">
      <style:table-cell-properties fo:wrap-option="no-wrap" style:direction="ltr" style:repeat-content="false" style:rotation-align="none" style:rotation-angle="0" style:shrink-to-fit="false" style:text-align-source="value-type" style:vertical-align="bottom"/>
      <style:paragraph-properties fo:margin-left="0cm" style:writing-mode="page"/>
    </style:style>
    <style:style style:data-style-name="" style:family="table-cell" style:name="ce_1073119287"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689580158"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108560776" style:parent-style-name="Excel_20_Built-in_20_Normal">
      <style:table-cell-properties fo:border-bottom="none" fo:border-left="0.088cm solid #000000" fo:border-right="none" fo:border-top="none" style:diagonal-bl-tr="none" style:diagonal-tl-br="none"/>
    </style:style>
    <style:style style:data-style-name="" style:family="table-cell" style:name="ce_211191818" style:parent-style-name="Excel_20_Built-in_20_Normal">
      <style:table-cell-properties fo:border-bottom="none" fo:border-left="0.035cm solid #000000" fo:border-right="none" fo:border-top="none" style:diagonal-bl-tr="none" style:diagonal-tl-br="none"/>
    </style:style>
    <style:style style:data-style-name="" style:family="table-cell" style:name="ce_1120867632" style:parent-style-name="Excel_20_Built-in_20_Normal">
      <style:table-cell-properties fo:border-bottom="none" fo:border-left="0.035cm solid #000000" fo:border-right="none" fo:border-top="none"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122502505"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040314275"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1618565519"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765518901"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711224977" style:parent-style-name="Excel_20_Built-in_20_Normal">
      <style:table-cell-properties style:diagonal-bl-tr="none" style:diagonal-tl-br="none"/>
    </style:style>
    <style:style style:data-style-name="" style:family="table-cell" style:name="ce_1729878377"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39260702"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689908586"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504236609"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648284194"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750997697"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1430511491"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2001610789"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N115" style:family="table-cell" style:name="ce_682757806" style:parent-style-name="Excel_20_Built-in_20_Normal">
      <style:table-cell-properties fo:wrap-option="wrap" style:direction="ltr" style:repeat-content="false" style:rotation-align="none" style:rotation-angle="0" style:shrink-to-fit="false" style:text-align-source="fix" style:vertical-align="middle"/>
      <style:paragraph-properties fo:margin-left="0cm" fo:text-align="center" style:writing-mode="page"/>
      <style:text-properties fo:color="#0000ff" fo:font-size="12pt" fo:font-style="normal" fo:font-weight="bold" fo:text-shadow="none" style:font-name="Arial Narrow1" style:font-name-complex="Arial Narrow1"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_1105450762"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normal" fo:font-weight="bold" fo:text-shadow="none" style:font-name="Arial Narrow1" style:font-name-complex="Arial Narrow1" style:font-size-asian="10pt" style:font-size-complex="10pt" style:font-style-asian="normal" style:font-style-complex="normal" style:font-weight-asian="bold" style:font-weight-complex="bold" style:text-line-through-style="none" style:text-outline="false" style:text-underline-style="none"/>
    </style:style>
    <style:style style:data-style-name="N115" style:family="table-cell" style:name="ce_547696091" style:parent-style-name="Excel_20_Built-in_20_Normal">
      <style:table-cell-properties fo:wrap-option="wrap" style:direction="ltr" style:repeat-content="false" style:rotation-align="none" style:rotation-angle="0" style:shrink-to-fit="false" style:text-align-source="fix" style:vertical-align="middle"/>
      <style:paragraph-properties fo:margin-left="0cm" fo:text-align="center" style:writing-mode="page"/>
      <style:text-properties fo:color="#0000ff" fo:font-size="12pt" fo:font-style="normal" fo:font-weight="bold" fo:text-shadow="none" style:font-name="Arial Narrow1" style:font-name-complex="Arial Narrow1"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_1827671803" style:parent-style-name="Excel_20_Built-in_20_Normal">
      <style:table-cell-properties fo:wrap-option="no-wrap" style:diagonal-bl-tr="none" style:diagonal-tl-br="none" style:direction="ltr" style:repeat-content="false" style:rotation-align="none" style:rotation-angle="0" style:shrink-to-fit="false" style:text-align-source="fix" style:vertical-align="middle"/>
      <style:paragraph-properties fo:margin-left="0cm" fo:text-align="end" style:writing-mode="page"/>
      <style:text-properties fo:color="#0000ff" fo:font-size="24pt" fo:font-style="normal" fo:font-weight="bold" fo:text-shadow="none" style:font-name="Arial" style:font-name-complex="Arial" style:font-size-asian="24pt" style:font-size-complex="24pt" style:font-style-asian="normal" style:font-style-complex="normal" style:font-weight-asian="bold" style:font-weight-complex="bold" style:text-line-through-style="none" style:text-outline="false" style:text-underline-style="none"/>
    </style:style>
    <style:style style:data-style-name="N115" style:family="table-cell" style:name="ce_1685222119" style:parent-style-name="Excel_20_Built-in_20_Normal">
      <style:table-cell-properties fo:wrap-option="wrap" style:direction="ltr" style:repeat-content="false" style:rotation-align="none" style:rotation-angle="0" style:shrink-to-fit="false" style:text-align-source="fix" style:vertical-align="middle"/>
      <style:paragraph-properties fo:margin-left="0cm" fo:text-align="center" style:writing-mode="page"/>
      <style:text-properties fo:color="#0000ff" fo:font-size="12pt" fo:font-style="normal" fo:font-weight="bold" fo:text-shadow="none" style:font-name="Arial Narrow1" style:font-name-complex="Arial Narrow1" style:font-size-asian="12pt" style:font-size-complex="12pt" style:font-style-asian="normal" style:font-style-complex="normal" style:font-weight-asian="bold" style:font-weight-complex="bold" style:text-line-through-style="none" style:text-outline="false" style:text-underline-style="none"/>
    </style:style>
    <style:style style:data-style-name="N115" style:family="table-cell" style:name="ce_220423114" style:parent-style-name="Excel_20_Built-in_20_Normal">
      <style:table-cell-properties fo:wrap-option="wrap" style:direction="ltr" style:repeat-content="false" style:rotation-align="none" style:rotation-angle="0" style:shrink-to-fit="false" style:text-align-source="fix" style:vertical-align="middle"/>
      <style:paragraph-properties fo:margin-left="0cm" fo:text-align="start" style:writing-mode="page"/>
      <style:text-properties fo:color="#0000ff" fo:font-size="24pt" fo:font-style="normal" fo:font-weight="bold" fo:text-shadow="none" style:font-name="Arial Narrow1" style:font-name-complex="Arial Narrow1" style:font-size-asian="24pt" style:font-size-complex="24pt" style:font-style-asian="normal" style:font-style-complex="normal" style:font-weight-asian="bold" style:font-weight-complex="bold" style:text-line-through-style="none" style:text-outline="false" style:text-underline-style="none"/>
    </style:style>
    <style:style style:data-style-name="N115" style:family="table-cell" style:name="ce_159370660" style:parent-style-name="Excel_20_Built-in_20_Normal">
      <style:table-cell-properties fo:wrap-option="wrap" style:direction="ltr" style:repeat-content="false" style:rotation-align="none" style:rotation-angle="0" style:shrink-to-fit="false" style:text-align-source="fix" style:vertical-align="middle"/>
      <style:paragraph-properties fo:margin-left="0cm" fo:text-align="center" style:writing-mode="page"/>
      <style:text-properties fo:color="#0000ff" fo:font-size="12pt" fo:font-style="normal" fo:font-weight="bold" fo:text-shadow="none" style:font-name="Arial Narrow1" style:font-name-complex="Arial Narrow1" style:font-size-asian="12pt" style:font-size-complex="12pt" style:font-style-asian="normal" style:font-style-complex="normal" style:font-weight-asian="bold" style:font-weight-complex="bold" style:text-line-through-style="none" style:text-outline="false" style:text-underline-style="none"/>
    </style:style>
    <style:style style:data-style-name="" style:family="table-cell" style:name="ce_1066433750"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525980451"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262621037"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981805113"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664436751"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643926997"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859278833"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239273616"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97039560"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892055891"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318990977"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828702667"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263046942"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 style:family="table-cell" style:name="ce_640694706"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718608562"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1872981229"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445516267"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689939149"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font-size="8pt" fo:font-style="italic" fo:font-weight="normal" fo:text-shadow="none" style:font-name="Arial Narrow1" style:font-name-complex="Arial Narrow1" style:font-size-asian="8pt" style:font-size-complex="8pt" style:font-style-asian="italic" style:font-style-complex="italic" style:font-weight-asian="normal" style:font-weight-complex="normal" style:text-line-through-style="none" style:text-outline="false" style:text-underline-style="none" style:use-window-font-color="true"/>
    </style:style>
    <style:style style:data-style-name="" style:family="table-cell" style:name="ce_1712346969"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534042538"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943749684"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902294629"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27752198"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946171479"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17717046"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976694882"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817403426"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539959552"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1682168584"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383982392"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321485472"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469439384"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1280929773"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2146766437"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369650019"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438979403"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1089553976"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084566294"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941482796"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244482800" style:parent-style-name="Excel_20_Built-in_20_Normal">
      <style:table-cell-properties fo:wrap-option="wrap" style:direction="ltr" style:repeat-content="false" style:rotation-align="none" style:rotation-angle="0" style:shrink-to-fit="false" style:text-align-source="value-type" style:vertical-align="middle"/>
      <style:paragraph-properties fo:margin-left="0cm" style:writing-mode="page"/>
      <style:text-properties fo:color="#0000ff" fo:font-size="10pt" fo:font-style="italic" fo:font-weight="normal" fo:text-shadow="none" style:font-name="Arial Narrow1" style:font-name-complex="Arial Narrow1" style:font-size-asian="10pt" style:font-size-complex="10pt" style:font-style-asian="italic" style:font-style-complex="italic" style:font-weight-asian="normal" style:font-weight-complex="normal" style:text-line-through-style="none" style:text-outline="false" style:text-underline-style="none"/>
    </style:style>
    <style:style style:data-style-name="" style:family="table-cell" style:name="ce_1300766428"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style:style style:data-style-name="" style:family="table-cell" style:name="ce_1766547177" style:parent-style-name="Excel_20_Built-in_20_Normal">
      <style:table-cell-properties fo:wrap-option="wrap" style:diagonal-bl-tr="none" style:diagonal-tl-br="none" style:direction="ltr" style:repeat-content="false" style:rotation-align="none" style:rotation-angle="0" style:shrink-to-fit="false" style:text-align-source="value-type" style:vertical-align="middle"/>
      <style:paragraph-properties fo:margin-left="0cm" style:writing-mode="page"/>
    </style:style>
  </office:automatic-styles>
  <office:body>
    <office:spreadsheet>
      <table:calculation-settings table:automatic-find-labels="false" table:case-sensitive="false" table:use-regular-expressions="false">
        <table:iteration table:maximum-difference="0.0001"/>
      </table:calculation-settings>
      <table:table id="os1" table:name="1. Instructions &amp; Assumptions" table:print="true" table:print-ranges="'1. Instructions &amp; Assumptions'.B1:'1. Instructions &amp; Assumptions'.S77" table:style-name="ta1">
        <office:forms form:apply-design-mode="false" form:automatic-focus="false"/>
        <table:table-column id="oc1" table:default-cell-style-name="ce_844131776" table:number-columns-repeated="4" table:style-name="oc_451856455"/>
        <table:table-column id="oc2" table:default-cell-style-name="ce_844131776" table:number-columns-repeated="13" table:style-name="oc_1018927950"/>
        <table:table-column id="oc3" table:default-cell-style-name="ce_844131776" table:style-name="oc_181529374"/>
        <table:table-column id="oc4" table:default-cell-style-name="ce_844131776" table:style-name="oc_335073880"/>
        <table:table-column id="oc5" table:default-cell-style-name="ce_844131776" table:number-columns-repeated="1005" table:style-name="oc_1018927950"/>
        <table:table-row id="or1" table:style-name="rod1" table:visibility="collapse">
          <table:table-cell table:number-columns-repeated="1024"/>
        </table:table-row>
        <table:table-row id="or2" table:style-name="rod1" table:visibility="collapse">
          <table:table-cell/>
          <table:table-cell table:style-name="ce_45686186" office:value-type="string" table:number-columns-spanned="16" table:number-rows-spanned="1" id="or2_oc6">
            <text:p>Lotus Symphony Business Value Calculator</text:p>
          </table:table-cell>
          <table:covered-table-cell table:style-name="ce_2013994217" id="or2_oc7"/>
          <table:covered-table-cell table:style-name="ce_2013994217" id="or2_oc8"/>
          <table:covered-table-cell table:style-name="ce_2013994217" id="or2_oc2"/>
          <table:covered-table-cell table:style-name="ce_2013994217" id="or2_oc9"/>
          <table:covered-table-cell table:style-name="ce_2013994217" id="or2_oc10"/>
          <table:covered-table-cell table:style-name="ce_2013994217" id="or2_oc11"/>
          <table:covered-table-cell table:style-name="ce_2013994217" id="or2_oc12"/>
          <table:covered-table-cell table:style-name="ce_2013994217" id="or2_oc13"/>
          <table:covered-table-cell table:style-name="ce_2013994217" id="or2_oc14"/>
          <table:covered-table-cell table:style-name="ce_2013994217" id="or2_oc15"/>
          <table:covered-table-cell table:style-name="ce_2013994217" id="or2_oc16"/>
          <table:covered-table-cell table:style-name="ce_2013994217" id="or2_oc17"/>
          <table:covered-table-cell table:style-name="ce_2013994217" id="or2_oc18"/>
          <table:covered-table-cell table:style-name="ce_2013994217" id="or2_oc19"/>
          <table:covered-table-cell table:style-name="ce_2013994217" id="or2_oc20"/>
          <table:table-cell table:style-name="ce_2013994217" id="or2_oc3"/>
          <table:table-cell table:number-columns-repeated="2"/>
          <table:table-cell table:number-columns-repeated="1004"/>
        </table:table-row>
        <table:table-row id="or3" table:style-name="or_1293016649" table:visibility="collapse">
          <table:table-cell table:number-columns-repeated="1024"/>
        </table:table-row>
        <table:table-row id="or4" table:style-name="rod1" table:visibility="collapse">
          <table:table-cell/>
          <table:table-cell table:style-name="ce_2068659529" office:value-type="string" id="or4_oc6">
            <text:p>Overview:</text:p>
          </table:table-cell>
          <table:table-cell table:number-columns-repeated="2"/>
          <table:table-cell table:style-name="ce_1333555540" office:value-type="string" id="or4_oc2">
            <text:p>IBM CONFIDENTIAL -- FOR INTERNAL USE ONLY!</text:p>
          </table:table-cell>
          <table:table-cell table:number-columns-repeated="15"/>
          <table:table-cell table:number-columns-repeated="1004"/>
        </table:table-row>
        <table:table-row id="or5" table:style-name="or_1325341176" table:visibility="collapse">
          <table:table-cell/>
          <table:table-cell table:style-name="ce_2068659529" id="or5_oc6"/>
          <table:table-cell table:number-columns-repeated="18"/>
          <table:table-cell table:number-columns-repeated="1004"/>
        </table:table-row>
        <table:table-row id="or6" table:style-name="or_764776957">
          <table:table-cell/>
          <table:table-cell table:style-name="ce_1550522775" office:value-type="string" table:number-columns-spanned="16" table:number-rows-spanned="6" id="or6_oc6">
            <text:p id="n1">The <text:span text:style-name="T1">Lotus Symphony Business Value Calculator</text:span><text:span text:style-name="T2"> is provided to aid sales personnel in demonstrating, for a particular customer, the potential expected savings of using Lotus Symphony instead of Microsoft Office for certain (or all) employees in their organization. <text:s/>The </text:span><text:span text:style-name="T1">Lotus Symphony Business Value Calculator</text:span><text:span text:style-name="T2"> allows for numerous customer-specific assumptions regarding the skill mix of the employee population (task workers vs. knowledge workers), Microsoft Office New License and Renewal pricing, rate-and-pace of organization migration, and inherent training costs. <text:s/>The calculator is </text:span><text:span text:style-name="T3">not</text:span><text:span text:style-name="T2"> intended to be an all-inclusive assessment of a customer's costs and the potential savings of migrating to Lotus Symphony, and should </text:span><text:span text:style-name="T3">not</text:span><text:span text:style-name="T2"> be used as the sole justification of a decisoin to move to Lotus Symphony. <text:s/>All Cost &amp; Expense and Savings contained herein are calculated in $USD.</text:span></text:p>
          </table:table-cell>
          <table:covered-table-cell table:style-name="ce_238652908" id="or6_oc7"/>
          <table:covered-table-cell table:style-name="ce_238652908" id="or6_oc8"/>
          <table:covered-table-cell table:style-name="ce_238652908" id="or6_oc2"/>
          <table:covered-table-cell table:style-name="ce_238652908" id="or6_oc9"/>
          <table:covered-table-cell table:style-name="ce_238652908" id="or6_oc10"/>
          <table:covered-table-cell table:style-name="ce_238652908" id="or6_oc11"/>
          <table:covered-table-cell table:style-name="ce_238652908" id="or6_oc12"/>
          <table:covered-table-cell table:style-name="ce_238652908" id="or6_oc13"/>
          <table:covered-table-cell table:style-name="ce_238652908" id="or6_oc14"/>
          <table:covered-table-cell table:style-name="ce_238652908" id="or6_oc15"/>
          <table:covered-table-cell table:style-name="ce_238652908" id="or6_oc16"/>
          <table:covered-table-cell table:style-name="ce_238652908" id="or6_oc17"/>
          <table:covered-table-cell table:style-name="ce_238652908" id="or6_oc18"/>
          <table:covered-table-cell table:style-name="ce_238652908" id="or6_oc19"/>
          <table:covered-table-cell table:style-name="ce_238652908" id="or6_oc20"/>
          <table:table-cell table:style-name="ce_238652908" id="or6_oc3"/>
          <table:table-cell table:number-columns-repeated="2"/>
          <table:table-cell table:number-columns-repeated="1004"/>
        </table:table-row>
        <table:table-row id="or7" table:number-rows-repeated="5" table:style-name="rod1">
          <table:table-cell/>
          <table:covered-table-cell table:style-name="ce_238652908" id="or7_oc6"/>
          <table:covered-table-cell table:style-name="ce_238652908" id="or7_oc7"/>
          <table:covered-table-cell table:style-name="ce_238652908" id="or7_oc8"/>
          <table:covered-table-cell table:style-name="ce_238652908" id="or7_oc2"/>
          <table:covered-table-cell table:style-name="ce_238652908" id="or7_oc9"/>
          <table:covered-table-cell table:style-name="ce_238652908" id="or7_oc10"/>
          <table:covered-table-cell table:style-name="ce_238652908" id="or7_oc11"/>
          <table:covered-table-cell table:style-name="ce_238652908" id="or7_oc12"/>
          <table:covered-table-cell table:style-name="ce_238652908" id="or7_oc13"/>
          <table:covered-table-cell table:style-name="ce_238652908" id="or7_oc14"/>
          <table:covered-table-cell table:style-name="ce_238652908" id="or7_oc15"/>
          <table:covered-table-cell table:style-name="ce_238652908" id="or7_oc16"/>
          <table:covered-table-cell table:style-name="ce_238652908" id="or7_oc17"/>
          <table:covered-table-cell table:style-name="ce_238652908" id="or7_oc18"/>
          <table:covered-table-cell table:style-name="ce_238652908" id="or7_oc19"/>
          <table:covered-table-cell table:style-name="ce_238652908" id="or7_oc20"/>
          <table:table-cell table:style-name="ce_238652908" id="or7_oc3"/>
          <table:table-cell table:number-columns-repeated="2"/>
          <table:table-cell table:number-columns-repeated="1004"/>
        </table:table-row>
        <table:table-row id="or12" table:style-name="or_1325341176">
          <table:table-cell/>
          <table:table-cell table:style-name="ce_238652908" table:number-columns-repeated="17" id="or12_oc6"/>
          <table:table-cell table:number-columns-repeated="2"/>
          <table:table-cell table:number-columns-repeated="1004"/>
        </table:table-row>
        <table:table-row id="or13" table:style-name="or_764776957">
          <table:table-cell/>
          <table:table-cell table:style-name="ce_1107181870" office:value-type="string" table:number-columns-spanned="16" table:number-rows-spanned="5" id="or13_oc6">
            <text:p id="n2">The Business Value of Lotus Symphony Calculator is intended for use by IBM employees only. <text:s/>It is <text:span text:style-name="T4">not</text:span><text:span text:style-name="T5"> to be given to a customer, partner or supplier, or run on any computer other than one belonging to an IBM employee. <text:s/>The IBM employee may work in cooperation with the customer to use this calculator: <text:s/>The customer may see the calculator in its entirety and participate in providing the appropriate input for relevant assumptions. <text:s/>However, only the resulting table and chart on the </text:span><text:span text:style-name="T4">Comparison Tab</text:span><text:span text:style-name="T5"> maybe copied / pasted into either a presentation or document for presentation to said customer. <text:s/>The resulting chart or other email/correspondence should be labelled “Model of Estimated customer savings based on customer provided assumptions for deployment of Lotus Symphony – the results of this tool are provided “AS IS” to customer.</text:span></text:p>
          </table:table-cell>
          <table:covered-table-cell table:style-name="ce_1149662573" id="or13_oc7"/>
          <table:covered-table-cell table:style-name="ce_1149662573" id="or13_oc8"/>
          <table:covered-table-cell table:style-name="ce_1149662573" id="or13_oc2"/>
          <table:covered-table-cell table:style-name="ce_1149662573" id="or13_oc9"/>
          <table:covered-table-cell table:style-name="ce_1149662573" id="or13_oc10"/>
          <table:covered-table-cell table:style-name="ce_1149662573" id="or13_oc11"/>
          <table:covered-table-cell table:style-name="ce_1149662573" id="or13_oc12"/>
          <table:covered-table-cell table:style-name="ce_1149662573" id="or13_oc13"/>
          <table:covered-table-cell table:style-name="ce_1149662573" id="or13_oc14"/>
          <table:covered-table-cell table:style-name="ce_1149662573" id="or13_oc15"/>
          <table:covered-table-cell table:style-name="ce_1149662573" id="or13_oc16"/>
          <table:covered-table-cell table:style-name="ce_1149662573" id="or13_oc17"/>
          <table:covered-table-cell table:style-name="ce_1149662573" id="or13_oc18"/>
          <table:covered-table-cell table:style-name="ce_1149662573" id="or13_oc19"/>
          <table:covered-table-cell table:style-name="ce_1149662573" id="or13_oc20"/>
          <table:table-cell table:style-name="ce_1149662573" id="or13_oc3"/>
          <table:table-cell table:number-columns-repeated="2"/>
          <table:table-cell table:number-columns-repeated="1004"/>
        </table:table-row>
        <table:table-row id="or14" table:number-rows-repeated="3" table:style-name="rod1">
          <table:table-cell/>
          <table:covered-table-cell table:style-name="ce_1149662573" id="or14_oc6"/>
          <table:covered-table-cell table:style-name="ce_1149662573" id="or14_oc7"/>
          <table:covered-table-cell table:style-name="ce_1149662573" id="or14_oc8"/>
          <table:covered-table-cell table:style-name="ce_1149662573" id="or14_oc2"/>
          <table:covered-table-cell table:style-name="ce_1149662573" id="or14_oc9"/>
          <table:covered-table-cell table:style-name="ce_1149662573" id="or14_oc10"/>
          <table:covered-table-cell table:style-name="ce_1149662573" id="or14_oc11"/>
          <table:covered-table-cell table:style-name="ce_1149662573" id="or14_oc12"/>
          <table:covered-table-cell table:style-name="ce_1149662573" id="or14_oc13"/>
          <table:covered-table-cell table:style-name="ce_1149662573" id="or14_oc14"/>
          <table:covered-table-cell table:style-name="ce_1149662573" id="or14_oc15"/>
          <table:covered-table-cell table:style-name="ce_1149662573" id="or14_oc16"/>
          <table:covered-table-cell table:style-name="ce_1149662573" id="or14_oc17"/>
          <table:covered-table-cell table:style-name="ce_1149662573" id="or14_oc18"/>
          <table:covered-table-cell table:style-name="ce_1149662573" id="or14_oc19"/>
          <table:covered-table-cell table:style-name="ce_1149662573" id="or14_oc20"/>
          <table:table-cell table:style-name="ce_1149662573" id="or14_oc3"/>
          <table:table-cell table:number-columns-repeated="2"/>
          <table:table-cell table:number-columns-repeated="1004"/>
        </table:table-row>
        <table:table-row id="or17" table:style-name="or_33370785">
          <table:table-cell/>
          <table:covered-table-cell table:style-name="ce_1149662573" id="or17_oc6"/>
          <table:covered-table-cell table:style-name="ce_1149662573" id="or17_oc7"/>
          <table:covered-table-cell table:style-name="ce_1149662573" id="or17_oc8"/>
          <table:covered-table-cell table:style-name="ce_1149662573" id="or17_oc2"/>
          <table:covered-table-cell table:style-name="ce_1149662573" id="or17_oc9"/>
          <table:covered-table-cell table:style-name="ce_1149662573" id="or17_oc10"/>
          <table:covered-table-cell table:style-name="ce_1149662573" id="or17_oc11"/>
          <table:covered-table-cell table:style-name="ce_1149662573" id="or17_oc12"/>
          <table:covered-table-cell table:style-name="ce_1149662573" id="or17_oc13"/>
          <table:covered-table-cell table:style-name="ce_1149662573" id="or17_oc14"/>
          <table:covered-table-cell table:style-name="ce_1149662573" id="or17_oc15"/>
          <table:covered-table-cell table:style-name="ce_1149662573" id="or17_oc16"/>
          <table:covered-table-cell table:style-name="ce_1149662573" id="or17_oc17"/>
          <table:covered-table-cell table:style-name="ce_1149662573" id="or17_oc18"/>
          <table:covered-table-cell table:style-name="ce_1149662573" id="or17_oc19"/>
          <table:covered-table-cell table:style-name="ce_1149662573" id="or17_oc20"/>
          <table:table-cell table:style-name="ce_1149662573" id="or17_oc3"/>
          <table:table-cell table:number-columns-repeated="2"/>
          <table:table-cell table:number-columns-repeated="1004"/>
        </table:table-row>
        <table:table-row id="or18" table:style-name="or_99163450">
          <table:table-cell table:number-columns-repeated="1024"/>
        </table:table-row>
        <table:table-row id="or19" table:style-name="or_562235400">
          <table:table-cell/>
          <table:table-cell table:style-name="ce_1826528438" office:value-type="string" table:number-columns-spanned="16" table:number-rows-spanned="2" id="or19_oc6">
            <text:p>To use this Business Value of Lotus Symphony Calculator, please</text:p>
            <text:p>1) read all instructions below first, </text:p>
            <text:p>2) ensure you and customer have data needed for input -- see Calculator Checklist to right</text:p>
            <text:p>3) provide relevant input to Tab 2. Calculator (input cells are shaded yellow) </text:p>
            <text:p>4) see results on Tab 4.Potential Savings and copy/paste those charts/results into a presentation, document or email. </text:p>
          </table:table-cell>
          <table:covered-table-cell table:style-name="ce_160663830" id="or19_oc7"/>
          <table:covered-table-cell table:style-name="ce_160663830" id="or19_oc8"/>
          <table:covered-table-cell table:style-name="ce_160663830" id="or19_oc2"/>
          <table:covered-table-cell table:style-name="ce_160663830" id="or19_oc9"/>
          <table:covered-table-cell table:style-name="ce_160663830" id="or19_oc10"/>
          <table:covered-table-cell table:style-name="ce_160663830" id="or19_oc11"/>
          <table:covered-table-cell table:style-name="ce_160663830" id="or19_oc12"/>
          <table:covered-table-cell table:style-name="ce_160663830" id="or19_oc13"/>
          <table:covered-table-cell table:style-name="ce_160663830" id="or19_oc14"/>
          <table:covered-table-cell table:style-name="ce_160663830" id="or19_oc15"/>
          <table:covered-table-cell table:style-name="ce_160663830" id="or19_oc16"/>
          <table:covered-table-cell table:style-name="ce_160663830" id="or19_oc17"/>
          <table:covered-table-cell table:style-name="ce_160663830" id="or19_oc18"/>
          <table:covered-table-cell table:style-name="ce_160663830" id="or19_oc19"/>
          <table:covered-table-cell table:style-name="ce_160663830" id="or19_oc20"/>
          <table:table-cell table:style-name="ce_160663830" id="or19_oc3"/>
          <table:table-cell table:style-name="ce_313921819" office:value-type="string" table:number-rows-spanned="2" id="or19_oc4">
            <text:p>Calculator Checklist</text:p>
            <text:p id="n3"><text:span text:style-name="T2">Need to know to complete calculator:</text:span></text:p>
          </table:table-cell>
          <table:table-cell table:number-columns-repeated="1005"/>
        </table:table-row>
        <table:table-row id="or20" table:style-name="or_1290995956">
          <table:table-cell/>
          <table:covered-table-cell table:style-name="ce_160663830" id="or20_oc6"/>
          <table:covered-table-cell table:style-name="ce_160663830" id="or20_oc7"/>
          <table:covered-table-cell table:style-name="ce_160663830" id="or20_oc8"/>
          <table:covered-table-cell table:style-name="ce_160663830" id="or20_oc2"/>
          <table:covered-table-cell table:style-name="ce_160663830" id="or20_oc9"/>
          <table:covered-table-cell table:style-name="ce_160663830" id="or20_oc10"/>
          <table:covered-table-cell table:style-name="ce_160663830" id="or20_oc11"/>
          <table:covered-table-cell table:style-name="ce_160663830" id="or20_oc12"/>
          <table:covered-table-cell table:style-name="ce_160663830" id="or20_oc13"/>
          <table:covered-table-cell table:style-name="ce_160663830" id="or20_oc14"/>
          <table:covered-table-cell table:style-name="ce_160663830" id="or20_oc15"/>
          <table:covered-table-cell table:style-name="ce_160663830" id="or20_oc16"/>
          <table:covered-table-cell table:style-name="ce_160663830" id="or20_oc17"/>
          <table:covered-table-cell table:style-name="ce_160663830" id="or20_oc18"/>
          <table:covered-table-cell table:style-name="ce_160663830" id="or20_oc19"/>
          <table:covered-table-cell table:style-name="ce_160663830" id="or20_oc20"/>
          <table:table-cell table:style-name="ce_160663830" id="or20_oc3"/>
          <table:covered-table-cell table:style-name="ce_662918543" id="or20_oc4"/>
          <table:table-cell table:number-columns-repeated="1005"/>
        </table:table-row>
        <table:table-row id="or21" table:style-name="or_1890451722">
          <table:table-cell table:number-columns-repeated="18"/>
          <table:table-cell table:style-name="ce_1626146607" table:number-rows-spanned="22" id="or21_oc4">
            <draw:frame draw:z-index="0" draw:style-name="gr1" svg:width="7.171cm" svg:height="15.912cm" svg:x="0.15cm" svg:y="0.05cm" id="n4">
              <draw:object-ole draw:class-id="00000000-0000-0000-0000-000000000000" xlink:href="./Obj100" xlink:type="simple" xlink:show="embed" xlink:actuate="onLoad"/>
              <draw:image xlink:href="./ObjectReplacements/Obj100" xlink:type="simple" xlink:show="embed" xlink:actuate="onLoad"/>
            </draw:frame>
          </table:table-cell>
          <table:table-cell table:number-columns-repeated="1005"/>
        </table:table-row>
        <table:table-row id="or22" table:style-name="rod1">
          <table:table-cell/>
          <table:table-cell table:style-name="ce_284431984" office:value-type="string" id="or22_oc6">
            <text:p>Number of Employee &amp; Baseline Cost Assumptions</text:p>
          </table:table-cell>
          <table:table-cell table:style-name="ce_958188075" table:number-columns-repeated="14" id="or22_oc7"/>
          <table:table-cell table:style-name="ce_230210473" id="or22_oc20"/>
          <table:table-cell/>
          <table:covered-table-cell table:style-name="ce_160663830" id="or22_oc4"/>
          <table:table-cell table:number-columns-repeated="1005"/>
        </table:table-row>
        <table:table-row id="or23" table:style-name="or_1325341176">
          <table:table-cell/>
          <table:table-cell table:style-name="ce_1907140047" id="or23_oc6"/>
          <table:table-cell table:style-name="ce_966836013" table:number-columns-repeated="14" id="or23_oc7"/>
          <table:table-cell table:style-name="ce_1243142041" id="or23_oc20"/>
          <table:table-cell/>
          <table:covered-table-cell table:style-name="ce_160663830" id="or23_oc4"/>
          <table:table-cell table:number-columns-repeated="1005"/>
        </table:table-row>
        <table:table-row id="or24" table:style-name="rod1">
          <table:table-cell/>
          <table:table-cell table:style-name="ce_1907140047" id="or24_oc6"/>
          <table:table-cell table:style-name="ce_1688030473" office:value-type="string" table:number-columns-spanned="15" table:number-rows-spanned="7" id="or24_oc7">
            <text:p id="n5">First it is necessary to gain some insights into the customer's current environment. <text:s/><text:span text:style-name="T1">Note: <text:s/>All shaded cells are available for manipulation. <text:s/>Columns D-F are open for manipulation. </text:span><text:span text:style-name="T6">Columns H-R are simply provided to demonstrate the resulting calculation in the out years based on customer input -- as a method of double checking the input. <text:s/>Do not manipulate columns H-R.</text:span></text:p>
            <text:p id="n6"><text:span text:style-name="T6"/></text:p>
            <text:p id="n7"><text:span text:style-name="T6">The first set of assumptions requires the user to input information regarding the number of employees and users within the organization. <text:s/>Employees can be separated into three different categories (i.e. task workers vs. knowledge workers) to manage the expected growth rates (in number of employees) of said groupings, the rate-and-pace of migration, and the cost of training employees in a particular grouping. <text:s/></text:span></text:p>
            <text:p id="n8"><text:span text:style-name="T6">Once the number of employees and expected growth is provided, a Cost-per-Hour for each category of employee must be assumed. <text:s/>For purposes of the "Assumed Total Cost ($M)" calculation, the template assumes 47 work weeks per year @ 40hrs per work week. <text:s/>As with each of the prior assumptions, growth is afforded for via Yr2 and Yr3 explicit assumptions. <text:s/></text:span></text:p>
            <text:p id="n9"><text:span text:style-name="T6">Lastly, a Cost-per-incident for product Support must be provided.</text:span></text:p>
          </table:table-cell>
          <table:covered-table-cell table:style-name="ce_210943916" id="or24_oc8"/>
          <table:covered-table-cell table:style-name="ce_210943916" id="or24_oc2"/>
          <table:covered-table-cell table:style-name="ce_210943916" id="or24_oc9"/>
          <table:covered-table-cell table:style-name="ce_210943916" id="or24_oc10"/>
          <table:covered-table-cell table:style-name="ce_210943916" id="or24_oc11"/>
          <table:covered-table-cell table:style-name="ce_210943916" id="or24_oc12"/>
          <table:covered-table-cell table:style-name="ce_210943916" id="or24_oc13"/>
          <table:covered-table-cell table:style-name="ce_210943916" id="or24_oc14"/>
          <table:covered-table-cell table:style-name="ce_210943916" id="or24_oc15"/>
          <table:covered-table-cell table:style-name="ce_210943916" id="or24_oc16"/>
          <table:covered-table-cell table:style-name="ce_210943916" id="or24_oc17"/>
          <table:covered-table-cell table:style-name="ce_210943916" id="or24_oc18"/>
          <table:covered-table-cell table:style-name="ce_210943916" id="or24_oc19"/>
          <table:covered-table-cell table:style-name="ce_260641911" id="or24_oc20"/>
          <table:table-cell table:style-name="ce_238652908" id="or24_oc3"/>
          <table:covered-table-cell table:style-name="ce_160663830" id="or24_oc4"/>
          <table:table-cell table:number-columns-repeated="1005"/>
        </table:table-row>
        <table:table-row id="or25" table:number-rows-repeated="5" table:style-name="rod1">
          <table:table-cell/>
          <table:table-cell table:style-name="ce_1907140047" id="or25_oc6"/>
          <table:covered-table-cell table:style-name="ce_210943916" id="or25_oc7"/>
          <table:covered-table-cell table:style-name="ce_210943916" id="or25_oc8"/>
          <table:covered-table-cell table:style-name="ce_210943916" id="or25_oc2"/>
          <table:covered-table-cell table:style-name="ce_210943916" id="or25_oc9"/>
          <table:covered-table-cell table:style-name="ce_210943916" id="or25_oc10"/>
          <table:covered-table-cell table:style-name="ce_210943916" id="or25_oc11"/>
          <table:covered-table-cell table:style-name="ce_210943916" id="or25_oc12"/>
          <table:covered-table-cell table:style-name="ce_210943916" id="or25_oc13"/>
          <table:covered-table-cell table:style-name="ce_210943916" id="or25_oc14"/>
          <table:covered-table-cell table:style-name="ce_210943916" id="or25_oc15"/>
          <table:covered-table-cell table:style-name="ce_210943916" id="or25_oc16"/>
          <table:covered-table-cell table:style-name="ce_210943916" id="or25_oc17"/>
          <table:covered-table-cell table:style-name="ce_210943916" id="or25_oc18"/>
          <table:covered-table-cell table:style-name="ce_210943916" id="or25_oc19"/>
          <table:covered-table-cell table:style-name="ce_260641911" id="or25_oc20"/>
          <table:table-cell table:style-name="ce_238652908" id="or25_oc3"/>
          <table:covered-table-cell table:style-name="ce_160663830" id="or25_oc4"/>
          <table:table-cell table:number-columns-repeated="1005"/>
        </table:table-row>
        <table:table-row id="or30" table:style-name="or_1094077279">
          <table:table-cell/>
          <table:table-cell table:style-name="ce_1907140047" id="or30_oc6"/>
          <table:covered-table-cell table:style-name="ce_210943916" id="or30_oc7"/>
          <table:covered-table-cell table:style-name="ce_210943916" id="or30_oc8"/>
          <table:covered-table-cell table:style-name="ce_210943916" id="or30_oc2"/>
          <table:covered-table-cell table:style-name="ce_210943916" id="or30_oc9"/>
          <table:covered-table-cell table:style-name="ce_210943916" id="or30_oc10"/>
          <table:covered-table-cell table:style-name="ce_210943916" id="or30_oc11"/>
          <table:covered-table-cell table:style-name="ce_210943916" id="or30_oc12"/>
          <table:covered-table-cell table:style-name="ce_210943916" id="or30_oc13"/>
          <table:covered-table-cell table:style-name="ce_210943916" id="or30_oc14"/>
          <table:covered-table-cell table:style-name="ce_210943916" id="or30_oc15"/>
          <table:covered-table-cell table:style-name="ce_210943916" id="or30_oc16"/>
          <table:covered-table-cell table:style-name="ce_210943916" id="or30_oc17"/>
          <table:covered-table-cell table:style-name="ce_210943916" id="or30_oc18"/>
          <table:covered-table-cell table:style-name="ce_210943916" id="or30_oc19"/>
          <table:covered-table-cell table:style-name="ce_260641911" id="or30_oc20"/>
          <table:table-cell table:style-name="ce_238652908" id="or30_oc3"/>
          <table:covered-table-cell table:style-name="ce_160663830" id="or30_oc4"/>
          <table:table-cell table:number-columns-repeated="1005"/>
        </table:table-row>
        <table:table-row id="or31" table:style-name="or_1325341176">
          <table:table-cell/>
          <table:table-cell table:style-name="ce_1907140047" id="or31_oc6"/>
          <table:table-cell table:style-name="ce_210943916" table:number-columns-repeated="14" id="or31_oc7"/>
          <table:table-cell table:style-name="ce_260641911" id="or31_oc20"/>
          <table:table-cell table:style-name="ce_238652908" id="or31_oc3"/>
          <table:covered-table-cell table:style-name="ce_160663830" id="or31_oc4"/>
          <table:table-cell table:number-columns-repeated="1005"/>
        </table:table-row>
        <table:table-row id="or32" table:style-name="or_667313016">
          <table:table-cell/>
          <table:table-cell table:style-name="ce_1907140047" id="or32_oc6"/>
          <table:table-cell table:style-name="ce_159528797" office:value-type="string" table:number-columns-spanned="15" table:number-rows-spanned="1" id="or32_oc7">
            <text:p>Employee chategorization</text:p>
          </table:table-cell>
          <table:covered-table-cell table:style-name="ce_141392734" id="or32_oc8"/>
          <table:covered-table-cell table:style-name="ce_141392734" id="or32_oc2"/>
          <table:covered-table-cell table:style-name="ce_141392734" id="or32_oc9"/>
          <table:covered-table-cell table:style-name="ce_141392734" id="or32_oc10"/>
          <table:covered-table-cell table:style-name="ce_141392734" id="or32_oc11"/>
          <table:covered-table-cell table:style-name="ce_141392734" id="or32_oc12"/>
          <table:covered-table-cell table:style-name="ce_141392734" id="or32_oc13"/>
          <table:covered-table-cell table:style-name="ce_141392734" id="or32_oc14"/>
          <table:covered-table-cell table:style-name="ce_141392734" id="or32_oc15"/>
          <table:covered-table-cell table:style-name="ce_141392734" id="or32_oc16"/>
          <table:covered-table-cell table:style-name="ce_141392734" id="or32_oc17"/>
          <table:covered-table-cell table:style-name="ce_141392734" id="or32_oc18"/>
          <table:covered-table-cell table:style-name="ce_141392734" id="or32_oc19"/>
          <table:covered-table-cell table:style-name="ce_159528797" id="or32_oc20"/>
          <table:table-cell table:style-name="ce_238652908" id="or32_oc3"/>
          <table:covered-table-cell table:style-name="ce_160663830" id="or32_oc4"/>
          <table:table-cell table:number-columns-repeated="1005"/>
        </table:table-row>
        <table:table-row id="or33" table:style-name="rod1">
          <table:table-cell/>
          <table:table-cell table:style-name="ce_1907140047" id="or33_oc6"/>
          <table:table-cell table:style-name="ce_260641911" office:value-type="string" table:number-columns-spanned="15" table:number-rows-spanned="2" id="or33_oc7">
            <text:p>While not intended to represent all types of employees, this calculator does provide three broad categories of users in an attempt to show the blended costs of training and supporting a rollout of Lotus Symphony.</text:p>
          </table:table-cell>
          <table:covered-table-cell table:style-name="ce_210943916" id="or33_oc8"/>
          <table:covered-table-cell table:style-name="ce_210943916" id="or33_oc2"/>
          <table:covered-table-cell table:style-name="ce_210943916" id="or33_oc9"/>
          <table:covered-table-cell table:style-name="ce_210943916" id="or33_oc10"/>
          <table:covered-table-cell table:style-name="ce_210943916" id="or33_oc11"/>
          <table:covered-table-cell table:style-name="ce_210943916" id="or33_oc12"/>
          <table:covered-table-cell table:style-name="ce_210943916" id="or33_oc13"/>
          <table:covered-table-cell table:style-name="ce_210943916" id="or33_oc14"/>
          <table:covered-table-cell table:style-name="ce_210943916" id="or33_oc15"/>
          <table:covered-table-cell table:style-name="ce_210943916" id="or33_oc16"/>
          <table:covered-table-cell table:style-name="ce_210943916" id="or33_oc17"/>
          <table:covered-table-cell table:style-name="ce_210943916" id="or33_oc18"/>
          <table:covered-table-cell table:style-name="ce_210943916" id="or33_oc19"/>
          <table:covered-table-cell table:style-name="ce_260641911" id="or33_oc20"/>
          <table:table-cell table:style-name="ce_238652908" id="or33_oc3"/>
          <table:covered-table-cell table:style-name="ce_160663830" id="or33_oc4"/>
          <table:table-cell table:number-columns-repeated="1005"/>
        </table:table-row>
        <table:table-row id="or34" table:style-name="rod1">
          <table:table-cell/>
          <table:table-cell table:style-name="ce_1907140047" id="or34_oc6"/>
          <table:covered-table-cell table:style-name="ce_210943916" id="or34_oc7"/>
          <table:covered-table-cell table:style-name="ce_210943916" id="or34_oc8"/>
          <table:covered-table-cell table:style-name="ce_210943916" id="or34_oc2"/>
          <table:covered-table-cell table:style-name="ce_210943916" id="or34_oc9"/>
          <table:covered-table-cell table:style-name="ce_210943916" id="or34_oc10"/>
          <table:covered-table-cell table:style-name="ce_210943916" id="or34_oc11"/>
          <table:covered-table-cell table:style-name="ce_210943916" id="or34_oc12"/>
          <table:covered-table-cell table:style-name="ce_210943916" id="or34_oc13"/>
          <table:covered-table-cell table:style-name="ce_210943916" id="or34_oc14"/>
          <table:covered-table-cell table:style-name="ce_210943916" id="or34_oc15"/>
          <table:covered-table-cell table:style-name="ce_210943916" id="or34_oc16"/>
          <table:covered-table-cell table:style-name="ce_210943916" id="or34_oc17"/>
          <table:covered-table-cell table:style-name="ce_210943916" id="or34_oc18"/>
          <table:covered-table-cell table:style-name="ce_210943916" id="or34_oc19"/>
          <table:covered-table-cell table:style-name="ce_260641911" id="or34_oc20"/>
          <table:table-cell table:style-name="ce_238652908" id="or34_oc3"/>
          <table:covered-table-cell table:style-name="ce_160663830" id="or34_oc4"/>
          <table:table-cell table:number-columns-repeated="1005"/>
        </table:table-row>
        <table:table-row id="or35" table:style-name="or_1325341176">
          <table:table-cell/>
          <table:table-cell table:style-name="ce_1907140047" id="or35_oc6"/>
          <table:table-cell table:style-name="ce_210943916" table:number-columns-repeated="14" id="or35_oc7"/>
          <table:table-cell table:style-name="ce_260641911" id="or35_oc20"/>
          <table:table-cell table:style-name="ce_238652908" id="or35_oc3"/>
          <table:covered-table-cell table:style-name="ce_160663830" id="or35_oc4"/>
          <table:table-cell table:number-columns-repeated="1005"/>
        </table:table-row>
        <table:table-row id="or36" table:style-name="rod1">
          <table:table-cell/>
          <table:table-cell table:style-name="ce_1399464370" id="or36_oc6"/>
          <table:table-cell table:style-name="ce_911040494" office:value-type="string" id="or36_oc7">
            <text:p>Definition -- Light User</text:p>
          </table:table-cell>
          <table:table-cell table:style-name="ce_547007229" table:number-columns-repeated="13" id="or36_oc8"/>
          <table:table-cell table:style-name="ce_1785917831" id="or36_oc20"/>
          <table:table-cell/>
          <table:covered-table-cell table:style-name="ce_160663830" id="or36_oc4"/>
          <table:table-cell table:style-name="ce_35346246" table:number-columns-repeated="1005" id="or36_oc5"/>
        </table:table-row>
        <table:table-row id="or37" table:style-name="or_758060030">
          <table:table-cell/>
          <table:table-cell table:style-name="ce_1399464370" id="or37_oc6"/>
          <table:table-cell table:style-name="ce_911040494" id="or37_oc7"/>
          <table:table-cell table:style-name="ce_1688030473" office:value-type="string" table:number-columns-spanned="14" table:number-rows-spanned="1" id="or37_oc8">
            <text:p>Also referred to as a task worker.  These employees typically have very basic office productivity needs. </text:p>
            <text:p>They mostly view and do light editing, fill out templates (i.e. status reports, timecards, fax cover sheets, form letters, etc.). They require little to no customization. Examples may include:  Customer service, HR, field service personnel, tellers, and other supporting functions.</text:p>
          </table:table-cell>
          <table:covered-table-cell table:style-name="ce_740024215" id="or37_oc2"/>
          <table:covered-table-cell table:style-name="ce_740024215" id="or37_oc9"/>
          <table:covered-table-cell table:style-name="ce_740024215" id="or37_oc10"/>
          <table:covered-table-cell table:style-name="ce_740024215" id="or37_oc11"/>
          <table:covered-table-cell table:style-name="ce_740024215" id="or37_oc12"/>
          <table:covered-table-cell table:style-name="ce_740024215" id="or37_oc13"/>
          <table:covered-table-cell table:style-name="ce_740024215" id="or37_oc14"/>
          <table:covered-table-cell table:style-name="ce_740024215" id="or37_oc15"/>
          <table:covered-table-cell table:style-name="ce_740024215" id="or37_oc16"/>
          <table:covered-table-cell table:style-name="ce_740024215" id="or37_oc17"/>
          <table:covered-table-cell table:style-name="ce_740024215" id="or37_oc18"/>
          <table:covered-table-cell table:style-name="ce_740024215" id="or37_oc19"/>
          <table:covered-table-cell table:style-name="ce_1176012364" id="or37_oc20"/>
          <table:table-cell table:style-name="ce_1071439605" id="or37_oc3"/>
          <table:covered-table-cell table:style-name="ce_160663830" id="or37_oc4"/>
          <table:table-cell table:style-name="ce_35346246" table:number-columns-repeated="1005" id="or37_oc5"/>
        </table:table-row>
        <table:table-row id="or38" table:style-name="or_1325341176">
          <table:table-cell/>
          <table:table-cell table:style-name="ce_1907140047" id="or38_oc6"/>
          <table:table-cell table:style-name="ce_210943916" table:number-columns-repeated="14" id="or38_oc7"/>
          <table:table-cell table:style-name="ce_260641911" id="or38_oc20"/>
          <table:table-cell table:style-name="ce_238652908" id="or38_oc3"/>
          <table:covered-table-cell table:style-name="ce_160663830" id="or38_oc4"/>
          <table:table-cell table:number-columns-repeated="1005"/>
        </table:table-row>
        <table:table-row id="or39" table:style-name="rod1">
          <table:table-cell/>
          <table:table-cell table:style-name="ce_1907140047" id="or39_oc6"/>
          <table:table-cell table:style-name="ce_911040494" office:value-type="string" id="or39_oc7">
            <text:p>Definition -- Knowledge Worker</text:p>
          </table:table-cell>
          <table:table-cell table:style-name="ce_210943916" table:number-columns-repeated="13" id="or39_oc8"/>
          <table:table-cell table:style-name="ce_260641911" id="or39_oc20"/>
          <table:table-cell table:style-name="ce_238652908" id="or39_oc3"/>
          <table:covered-table-cell table:style-name="ce_160663830" id="or39_oc4"/>
          <table:table-cell table:number-columns-repeated="1005"/>
        </table:table-row>
        <table:table-row id="or40" table:style-name="or_1415590373">
          <table:table-cell/>
          <table:table-cell table:style-name="ce_1907140047" id="or40_oc6"/>
          <table:table-cell table:style-name="ce_911040494" id="or40_oc7"/>
          <table:table-cell table:style-name="ce_1688030473" office:value-type="string" table:number-columns-spanned="14" table:number-rows-spanned="1" id="or40_oc8">
            <text:p>Knowledge workers have more robust needs for documents, spreadsheets &amp; presentations with stronger interoperability requirements as they need to collaborate with Microsoft Office users.  They create original content.  Examples may include:  sales, marketing, branch managers, trainers, etc.</text:p>
          </table:table-cell>
          <table:covered-table-cell table:style-name="ce_740024215" id="or40_oc2"/>
          <table:covered-table-cell table:style-name="ce_740024215" id="or40_oc9"/>
          <table:covered-table-cell table:style-name="ce_740024215" id="or40_oc10"/>
          <table:covered-table-cell table:style-name="ce_740024215" id="or40_oc11"/>
          <table:covered-table-cell table:style-name="ce_740024215" id="or40_oc12"/>
          <table:covered-table-cell table:style-name="ce_740024215" id="or40_oc13"/>
          <table:covered-table-cell table:style-name="ce_740024215" id="or40_oc14"/>
          <table:covered-table-cell table:style-name="ce_740024215" id="or40_oc15"/>
          <table:covered-table-cell table:style-name="ce_740024215" id="or40_oc16"/>
          <table:covered-table-cell table:style-name="ce_740024215" id="or40_oc17"/>
          <table:covered-table-cell table:style-name="ce_740024215" id="or40_oc18"/>
          <table:covered-table-cell table:style-name="ce_740024215" id="or40_oc19"/>
          <table:covered-table-cell table:style-name="ce_1176012364" id="or40_oc20"/>
          <table:table-cell table:style-name="ce_1071439605" id="or40_oc3"/>
          <table:covered-table-cell table:style-name="ce_160663830" id="or40_oc4"/>
          <table:table-cell table:number-columns-repeated="1005"/>
        </table:table-row>
        <table:table-row id="or41" table:style-name="or_1325341176">
          <table:table-cell/>
          <table:table-cell table:style-name="ce_1907140047" id="or41_oc6"/>
          <table:table-cell table:style-name="ce_210943916" table:number-columns-repeated="14" id="or41_oc7"/>
          <table:table-cell table:style-name="ce_260641911" id="or41_oc20"/>
          <table:table-cell table:style-name="ce_238652908" id="or41_oc3"/>
          <table:covered-table-cell table:style-name="ce_160663830" id="or41_oc4"/>
          <table:table-cell table:number-columns-repeated="1005"/>
        </table:table-row>
        <table:table-row id="or42" table:style-name="rod1">
          <table:table-cell/>
          <table:table-cell table:style-name="ce_1907140047" id="or42_oc6"/>
          <table:table-cell table:style-name="ce_911040494" office:value-type="string" id="or42_oc7">
            <text:p>Definition -- Special Requirements Employees</text:p>
          </table:table-cell>
          <table:table-cell table:style-name="ce_210943916" table:number-columns-repeated="13" id="or42_oc8"/>
          <table:table-cell table:style-name="ce_260641911" id="or42_oc20"/>
          <table:table-cell table:style-name="ce_238652908" id="or42_oc3"/>
          <table:covered-table-cell table:style-name="ce_160663830" id="or42_oc4"/>
          <table:table-cell table:number-columns-repeated="1005"/>
        </table:table-row>
        <table:table-row id="or43" table:style-name="or_1067502477">
          <table:table-cell/>
          <table:table-cell table:style-name="ce_562231294" id="or43_oc6"/>
          <table:table-cell table:style-name="ce_1505119305" id="or43_oc7"/>
          <table:table-cell table:style-name="ce_882699752" office:value-type="string" table:number-columns-spanned="14" table:number-rows-spanned="1" id="or43_oc8">
            <text:p>Also referred to as Power Users, these special requirements employees are typically very heavy Microsoft Excel users with signficant reliance upon 3rd party application integration, such as Essbase or Cognos and heavy reliance on Visual Basic Macros. Examples may include: finance department, drug trial / drug approval clinicians, statisticians, actuaries, technical writers, etc.</text:p>
          </table:table-cell>
          <table:covered-table-cell table:style-name="ce_638799352" id="or43_oc2"/>
          <table:covered-table-cell table:style-name="ce_638799352" id="or43_oc9"/>
          <table:covered-table-cell table:style-name="ce_638799352" id="or43_oc10"/>
          <table:covered-table-cell table:style-name="ce_638799352" id="or43_oc11"/>
          <table:covered-table-cell table:style-name="ce_638799352" id="or43_oc12"/>
          <table:covered-table-cell table:style-name="ce_638799352" id="or43_oc13"/>
          <table:covered-table-cell table:style-name="ce_638799352" id="or43_oc14"/>
          <table:covered-table-cell table:style-name="ce_638799352" id="or43_oc15"/>
          <table:covered-table-cell table:style-name="ce_638799352" id="or43_oc16"/>
          <table:covered-table-cell table:style-name="ce_638799352" id="or43_oc17"/>
          <table:covered-table-cell table:style-name="ce_638799352" id="or43_oc18"/>
          <table:covered-table-cell table:style-name="ce_638799352" id="or43_oc19"/>
          <table:covered-table-cell table:style-name="ce_661765590" id="or43_oc20"/>
          <table:table-cell table:style-name="ce_1071439605" id="or43_oc3"/>
          <table:table-cell table:number-columns-repeated="2"/>
          <table:table-cell table:number-columns-repeated="1004"/>
        </table:table-row>
        <table:table-row id="or44" table:style-name="or_1325341176">
          <table:table-cell table:number-columns-repeated="1024"/>
        </table:table-row>
        <table:table-row id="or45" table:style-name="rod1">
          <table:table-cell/>
          <table:table-cell table:style-name="ce_1773432825" office:value-type="string" id="or45_oc6">
            <text:p>Projected Deployment Costs - Staying with Microsoft Office</text:p>
          </table:table-cell>
          <table:table-cell table:style-name="ce_1572945779" table:number-columns-repeated="14" id="or45_oc7"/>
          <table:table-cell table:style-name="ce_1253856401" id="or45_oc20"/>
          <table:table-cell table:number-columns-repeated="3"/>
          <table:table-cell table:number-columns-repeated="1004"/>
        </table:table-row>
        <table:table-row id="or46" table:style-name="or_1325341176">
          <table:table-cell/>
          <table:table-cell table:style-name="ce_468823444" id="or46_oc6"/>
          <table:table-cell table:style-name="ce_966836013" table:number-columns-repeated="14" id="or46_oc7"/>
          <table:table-cell table:style-name="ce_1786540175" id="or46_oc20"/>
          <table:table-cell table:number-columns-repeated="3"/>
          <table:table-cell table:number-columns-repeated="1004"/>
        </table:table-row>
        <table:table-row id="or47" table:style-name="rod1">
          <table:table-cell/>
          <table:table-cell table:style-name="ce_468823444" id="or47_oc6"/>
          <table:table-cell table:style-name="ce_1666395804" office:value-type="string" table:number-columns-spanned="15" table:number-rows-spanned="8" id="or47_oc7">
            <text:p id="n10">In this section the Total Deployment Costs of the customer's existing and future Microsoft Office deployment is projected. <text:s/><text:span text:style-name="T1">Note: <text:s/>All shaded cells are available for manipulation.</text:span><text:span text:style-name="T6"> <text:s/>The first set of assumptions requires tinformation regarding the customer's expected migration to Microsoft Office, <text:s/>expected licensing costs, training costs and support costs. <text:s text:c="2"/>While these cells are available for manipulation, based on the experience of IBM's Project Liberate team, the Calculator has been pre-populated with explicit pricing for both New License transactions (growth in the number of employees requiring licensing) and Maintenance transactions (aka Sub&amp;Supt or Assurance). <text:s/>Based on the typical Enterprise Agreement the Project Liberate Team encounters for organizations of 14K+ employees, the Calculator was pre-populated with Microsoft Office Professional EA pricing at Level D Entitlement (3yr Maintenance @ $89/User/Yr and New License + Maintenance @ $165/User/Yr). <text:s/>Secondly, space is provided to project Support Costs based on two inputs: <text:s/>1) The number of expected incidents per 10K employees and 2) The previously assumed Cost per incident (Number of Employee &amp; Baseline Cost Assumptions).</text:span></text:p>
          </table:table-cell>
          <table:covered-table-cell table:style-name="ce_210943916" id="or47_oc8"/>
          <table:covered-table-cell table:style-name="ce_210943916" id="or47_oc2"/>
          <table:covered-table-cell table:style-name="ce_210943916" id="or47_oc9"/>
          <table:covered-table-cell table:style-name="ce_210943916" id="or47_oc10"/>
          <table:covered-table-cell table:style-name="ce_210943916" id="or47_oc11"/>
          <table:covered-table-cell table:style-name="ce_210943916" id="or47_oc12"/>
          <table:covered-table-cell table:style-name="ce_210943916" id="or47_oc13"/>
          <table:covered-table-cell table:style-name="ce_210943916" id="or47_oc14"/>
          <table:covered-table-cell table:style-name="ce_210943916" id="or47_oc15"/>
          <table:covered-table-cell table:style-name="ce_210943916" id="or47_oc16"/>
          <table:covered-table-cell table:style-name="ce_210943916" id="or47_oc17"/>
          <table:covered-table-cell table:style-name="ce_210943916" id="or47_oc18"/>
          <table:covered-table-cell table:style-name="ce_210943916" id="or47_oc19"/>
          <table:covered-table-cell table:style-name="ce_1405276976" id="or47_oc20"/>
          <table:table-cell table:style-name="ce_238652908" id="or47_oc3"/>
          <table:table-cell table:number-columns-repeated="2"/>
          <table:table-cell table:number-columns-repeated="1004"/>
        </table:table-row>
        <table:table-row id="or48" table:number-rows-repeated="6" table:style-name="rod1">
          <table:table-cell/>
          <table:table-cell table:style-name="ce_468823444" id="or48_oc6"/>
          <table:covered-table-cell table:style-name="ce_210943916" id="or48_oc7"/>
          <table:covered-table-cell table:style-name="ce_210943916" id="or48_oc8"/>
          <table:covered-table-cell table:style-name="ce_210943916" id="or48_oc2"/>
          <table:covered-table-cell table:style-name="ce_210943916" id="or48_oc9"/>
          <table:covered-table-cell table:style-name="ce_210943916" id="or48_oc10"/>
          <table:covered-table-cell table:style-name="ce_210943916" id="or48_oc11"/>
          <table:covered-table-cell table:style-name="ce_210943916" id="or48_oc12"/>
          <table:covered-table-cell table:style-name="ce_210943916" id="or48_oc13"/>
          <table:covered-table-cell table:style-name="ce_210943916" id="or48_oc14"/>
          <table:covered-table-cell table:style-name="ce_210943916" id="or48_oc15"/>
          <table:covered-table-cell table:style-name="ce_210943916" id="or48_oc16"/>
          <table:covered-table-cell table:style-name="ce_210943916" id="or48_oc17"/>
          <table:covered-table-cell table:style-name="ce_210943916" id="or48_oc18"/>
          <table:covered-table-cell table:style-name="ce_210943916" id="or48_oc19"/>
          <table:covered-table-cell table:style-name="ce_1405276976" id="or48_oc20"/>
          <table:table-cell table:style-name="ce_238652908" id="or48_oc3"/>
          <table:table-cell table:number-columns-repeated="2"/>
          <table:table-cell table:number-columns-repeated="1004"/>
        </table:table-row>
        <table:table-row id="or54" table:style-name="rod1">
          <table:table-cell/>
          <table:table-cell table:style-name="ce_1246194594" id="or54_oc6"/>
          <table:covered-table-cell table:style-name="ce_1965244903" id="or54_oc7"/>
          <table:covered-table-cell table:style-name="ce_1965244903" id="or54_oc8"/>
          <table:covered-table-cell table:style-name="ce_1965244903" id="or54_oc2"/>
          <table:covered-table-cell table:style-name="ce_1965244903" id="or54_oc9"/>
          <table:covered-table-cell table:style-name="ce_1965244903" id="or54_oc10"/>
          <table:covered-table-cell table:style-name="ce_1965244903" id="or54_oc11"/>
          <table:covered-table-cell table:style-name="ce_1965244903" id="or54_oc12"/>
          <table:covered-table-cell table:style-name="ce_1965244903" id="or54_oc13"/>
          <table:covered-table-cell table:style-name="ce_1965244903" id="or54_oc14"/>
          <table:covered-table-cell table:style-name="ce_1965244903" id="or54_oc15"/>
          <table:covered-table-cell table:style-name="ce_1965244903" id="or54_oc16"/>
          <table:covered-table-cell table:style-name="ce_1965244903" id="or54_oc17"/>
          <table:covered-table-cell table:style-name="ce_1965244903" id="or54_oc18"/>
          <table:covered-table-cell table:style-name="ce_1965244903" id="or54_oc19"/>
          <table:covered-table-cell table:style-name="ce_1518091117" id="or54_oc20"/>
          <table:table-cell table:style-name="ce_238652908" id="or54_oc3"/>
          <table:table-cell table:number-columns-repeated="2"/>
          <table:table-cell table:number-columns-repeated="1004"/>
        </table:table-row>
        <table:table-row id="or55" table:style-name="or_1325341176">
          <table:table-cell/>
          <table:table-cell table:style-name="ce_706112282" id="or55_oc6"/>
          <table:table-cell table:number-columns-repeated="18"/>
          <table:table-cell table:number-columns-repeated="1004"/>
        </table:table-row>
        <table:table-row id="or56" table:style-name="rod1">
          <table:table-cell/>
          <table:table-cell table:style-name="ce_1773432825" office:value-type="string" id="or56_oc6">
            <text:p>Projected Deployment Costs - MIGRATION to Symphony</text:p>
          </table:table-cell>
          <table:table-cell table:style-name="ce_1572945779" table:number-columns-repeated="14" id="or56_oc7"/>
          <table:table-cell table:style-name="ce_1253856401" id="or56_oc20"/>
          <table:table-cell table:number-columns-repeated="3"/>
          <table:table-cell table:number-columns-repeated="1004"/>
        </table:table-row>
        <table:table-row id="or57" table:style-name="or_1325341176">
          <table:table-cell/>
          <table:table-cell table:style-name="ce_468823444" id="or57_oc6"/>
          <table:table-cell table:style-name="ce_966836013" table:number-columns-repeated="14" id="or57_oc7"/>
          <table:table-cell table:style-name="ce_1786540175" id="or57_oc20"/>
          <table:table-cell table:number-columns-repeated="3"/>
          <table:table-cell table:number-columns-repeated="1004"/>
        </table:table-row>
        <table:table-row id="or58" table:style-name="rod1">
          <table:table-cell/>
          <table:table-cell table:style-name="ce_468823444" id="or58_oc6"/>
          <table:table-cell table:style-name="ce_1666395804" office:value-type="string" table:number-columns-spanned="15" table:number-rows-spanned="7" id="or58_oc7">
            <text:p>In the final calculation on the Calculator tab, inputs regarding the rate-and-pace of migration from MS Office to Lotus Symphony for each user category are defined.  The user of this Calculator can see the outcome of his / her assumptions in the boxes to the immediate-right of the inputs.  These boxes reflect the number of employees (by category) that are using Lotus Symphony, are new MS Office users, or are yet to be migrated, existing MS Office users. The second set of assumptions allows the user to project the number of hours of training required to make the transition.  Training Costs are then projected employing the Cost-per-Hour assumed previously (Number of Employee &amp; Baseline Cost Assumptions).  Licensing &amp; Maintenace costs for those users still utilizing MS Office calculate naturally based on prior assumptions.  Lastly, Support Costs are projected similarly to the Staying with Microsoft Office scenario, allowing for both the remaining Office and new Symphony populations to be modeled.</text:p>
          </table:table-cell>
          <table:covered-table-cell table:style-name="ce_210943916" id="or58_oc8"/>
          <table:covered-table-cell table:style-name="ce_210943916" id="or58_oc2"/>
          <table:covered-table-cell table:style-name="ce_210943916" id="or58_oc9"/>
          <table:covered-table-cell table:style-name="ce_210943916" id="or58_oc10"/>
          <table:covered-table-cell table:style-name="ce_210943916" id="or58_oc11"/>
          <table:covered-table-cell table:style-name="ce_210943916" id="or58_oc12"/>
          <table:covered-table-cell table:style-name="ce_210943916" id="or58_oc13"/>
          <table:covered-table-cell table:style-name="ce_210943916" id="or58_oc14"/>
          <table:covered-table-cell table:style-name="ce_210943916" id="or58_oc15"/>
          <table:covered-table-cell table:style-name="ce_210943916" id="or58_oc16"/>
          <table:covered-table-cell table:style-name="ce_210943916" id="or58_oc17"/>
          <table:covered-table-cell table:style-name="ce_210943916" id="or58_oc18"/>
          <table:covered-table-cell table:style-name="ce_210943916" id="or58_oc19"/>
          <table:covered-table-cell table:style-name="ce_1405276976" id="or58_oc20"/>
          <table:table-cell table:style-name="ce_238652908" id="or58_oc3"/>
          <table:table-cell table:number-columns-repeated="2"/>
          <table:table-cell table:number-columns-repeated="1004"/>
        </table:table-row>
        <table:table-row id="or59" table:number-rows-repeated="5" table:style-name="rod1">
          <table:table-cell/>
          <table:table-cell table:style-name="ce_468823444" id="or59_oc6"/>
          <table:covered-table-cell table:style-name="ce_210943916" id="or59_oc7"/>
          <table:covered-table-cell table:style-name="ce_210943916" id="or59_oc8"/>
          <table:covered-table-cell table:style-name="ce_210943916" id="or59_oc2"/>
          <table:covered-table-cell table:style-name="ce_210943916" id="or59_oc9"/>
          <table:covered-table-cell table:style-name="ce_210943916" id="or59_oc10"/>
          <table:covered-table-cell table:style-name="ce_210943916" id="or59_oc11"/>
          <table:covered-table-cell table:style-name="ce_210943916" id="or59_oc12"/>
          <table:covered-table-cell table:style-name="ce_210943916" id="or59_oc13"/>
          <table:covered-table-cell table:style-name="ce_210943916" id="or59_oc14"/>
          <table:covered-table-cell table:style-name="ce_210943916" id="or59_oc15"/>
          <table:covered-table-cell table:style-name="ce_210943916" id="or59_oc16"/>
          <table:covered-table-cell table:style-name="ce_210943916" id="or59_oc17"/>
          <table:covered-table-cell table:style-name="ce_210943916" id="or59_oc18"/>
          <table:covered-table-cell table:style-name="ce_210943916" id="or59_oc19"/>
          <table:covered-table-cell table:style-name="ce_1405276976" id="or59_oc20"/>
          <table:table-cell table:style-name="ce_238652908" id="or59_oc3"/>
          <table:table-cell table:number-columns-repeated="2"/>
          <table:table-cell table:number-columns-repeated="1004"/>
        </table:table-row>
        <table:table-row id="or64" table:style-name="rod1">
          <table:table-cell/>
          <table:table-cell table:style-name="ce_1246194594" id="or64_oc6"/>
          <table:covered-table-cell table:style-name="ce_1965244903" id="or64_oc7"/>
          <table:covered-table-cell table:style-name="ce_1965244903" id="or64_oc8"/>
          <table:covered-table-cell table:style-name="ce_1965244903" id="or64_oc2"/>
          <table:covered-table-cell table:style-name="ce_1965244903" id="or64_oc9"/>
          <table:covered-table-cell table:style-name="ce_1965244903" id="or64_oc10"/>
          <table:covered-table-cell table:style-name="ce_1965244903" id="or64_oc11"/>
          <table:covered-table-cell table:style-name="ce_1965244903" id="or64_oc12"/>
          <table:covered-table-cell table:style-name="ce_1965244903" id="or64_oc13"/>
          <table:covered-table-cell table:style-name="ce_1965244903" id="or64_oc14"/>
          <table:covered-table-cell table:style-name="ce_1965244903" id="or64_oc15"/>
          <table:covered-table-cell table:style-name="ce_1965244903" id="or64_oc16"/>
          <table:covered-table-cell table:style-name="ce_1965244903" id="or64_oc17"/>
          <table:covered-table-cell table:style-name="ce_1965244903" id="or64_oc18"/>
          <table:covered-table-cell table:style-name="ce_1965244903" id="or64_oc19"/>
          <table:covered-table-cell table:style-name="ce_1518091117" id="or64_oc20"/>
          <table:table-cell table:style-name="ce_238652908" id="or64_oc3"/>
          <table:table-cell table:number-columns-repeated="2"/>
          <table:table-cell table:number-columns-repeated="1004"/>
        </table:table-row>
        <table:table-row id="or65" table:style-name="or_1325341176">
          <table:table-cell table:number-columns-repeated="1024"/>
        </table:table-row>
        <table:table-row id="or66" table:style-name="rod1">
          <table:table-cell/>
          <table:table-cell table:style-name="ce_1255320562" office:value-type="string" id="or66_oc6">
            <text:p>Tab 4:  Results </text:p>
          </table:table-cell>
          <table:table-cell table:style-name="ce_1572945779" table:number-columns-repeated="14" id="or66_oc7"/>
          <table:table-cell table:style-name="ce_1253856401" id="or66_oc20"/>
          <table:table-cell table:number-columns-repeated="3"/>
          <table:table-cell table:number-columns-repeated="1004"/>
        </table:table-row>
        <table:table-row id="or67" table:style-name="or_1325341176">
          <table:table-cell/>
          <table:table-cell table:style-name="ce_468823444" id="or67_oc6"/>
          <table:table-cell table:style-name="ce_966836013" table:number-columns-repeated="14" id="or67_oc7"/>
          <table:table-cell table:style-name="ce_1786540175" id="or67_oc20"/>
          <table:table-cell table:number-columns-repeated="3"/>
          <table:table-cell table:number-columns-repeated="1004"/>
        </table:table-row>
        <table:table-row id="or68" table:style-name="rod1">
          <table:table-cell/>
          <table:table-cell table:style-name="ce_1848626762" office:value-type="string" table:number-columns-spanned="16" table:number-rows-spanned="5" id="or68_oc6">
            <text:p>This tab allows the user to assess the financial implications of a move from Microsoft Office to Lotus Symphony in the context of the assumptions made within the Calculator tab.  There is only one assumption to be made on Tab 4: Results, the Discount (or Hurdle) Rate.  This calculation assumes that all outlays are made in the year the expense is incurred, in cash (no financing).  Two metrics are provided:  1) The Net Present Value [NPV] of the explicit projection horizon (3yrs) and 2) The NPV of the explicit projection horizon PLUS the ongoing (Yr4, Yr5, etc.) savings assuming population characteristics prevalent at EoYr3 remain in existence in perpetuity.</text:p>
          </table:table-cell>
          <table:covered-table-cell table:style-name="ce_1046211928" id="or68_oc7"/>
          <table:covered-table-cell table:style-name="ce_1046211928" id="or68_oc8"/>
          <table:covered-table-cell table:style-name="ce_1046211928" id="or68_oc2"/>
          <table:covered-table-cell table:style-name="ce_1046211928" id="or68_oc9"/>
          <table:covered-table-cell table:style-name="ce_1046211928" id="or68_oc10"/>
          <table:covered-table-cell table:style-name="ce_1046211928" id="or68_oc11"/>
          <table:covered-table-cell table:style-name="ce_1046211928" id="or68_oc12"/>
          <table:covered-table-cell table:style-name="ce_1046211928" id="or68_oc13"/>
          <table:covered-table-cell table:style-name="ce_1046211928" id="or68_oc14"/>
          <table:covered-table-cell table:style-name="ce_1046211928" id="or68_oc15"/>
          <table:covered-table-cell table:style-name="ce_1046211928" id="or68_oc16"/>
          <table:covered-table-cell table:style-name="ce_1046211928" id="or68_oc17"/>
          <table:covered-table-cell table:style-name="ce_1046211928" id="or68_oc18"/>
          <table:covered-table-cell table:style-name="ce_1046211928" id="or68_oc19"/>
          <table:covered-table-cell table:style-name="ce_1390961346" id="or68_oc20"/>
          <table:table-cell table:style-name="ce_117278841" id="or68_oc3"/>
          <table:table-cell table:number-columns-repeated="2"/>
          <table:table-cell table:number-columns-repeated="1004"/>
        </table:table-row>
        <table:table-row id="or69" table:number-rows-repeated="4" table:style-name="rod1">
          <table:table-cell/>
          <table:covered-table-cell table:style-name="ce_1372384368" id="or69_oc6"/>
          <table:covered-table-cell table:style-name="ce_1046211928" id="or69_oc7"/>
          <table:covered-table-cell table:style-name="ce_1046211928" id="or69_oc8"/>
          <table:covered-table-cell table:style-name="ce_1046211928" id="or69_oc2"/>
          <table:covered-table-cell table:style-name="ce_1046211928" id="or69_oc9"/>
          <table:covered-table-cell table:style-name="ce_1046211928" id="or69_oc10"/>
          <table:covered-table-cell table:style-name="ce_1046211928" id="or69_oc11"/>
          <table:covered-table-cell table:style-name="ce_1046211928" id="or69_oc12"/>
          <table:covered-table-cell table:style-name="ce_1046211928" id="or69_oc13"/>
          <table:covered-table-cell table:style-name="ce_1046211928" id="or69_oc14"/>
          <table:covered-table-cell table:style-name="ce_1046211928" id="or69_oc15"/>
          <table:covered-table-cell table:style-name="ce_1046211928" id="or69_oc16"/>
          <table:covered-table-cell table:style-name="ce_1046211928" id="or69_oc17"/>
          <table:covered-table-cell table:style-name="ce_1046211928" id="or69_oc18"/>
          <table:covered-table-cell table:style-name="ce_1046211928" id="or69_oc19"/>
          <table:covered-table-cell table:style-name="ce_1390961346" id="or69_oc20"/>
          <table:table-cell table:style-name="ce_117278841" id="or69_oc3"/>
          <table:table-cell table:number-columns-repeated="2"/>
          <table:table-cell table:number-columns-repeated="1004"/>
        </table:table-row>
        <table:table-row id="or73" table:style-name="or_1325341176">
          <table:table-cell/>
          <table:table-cell table:style-name="ce_468823444" id="or73_oc6"/>
          <table:table-cell table:style-name="ce_966836013" table:number-columns-repeated="14" id="or73_oc7"/>
          <table:table-cell table:style-name="ce_1786540175" id="or73_oc20"/>
          <table:table-cell table:number-columns-repeated="3"/>
          <table:table-cell table:number-columns-repeated="1004"/>
        </table:table-row>
        <table:table-row id="or74" table:style-name="rod1">
          <table:table-cell/>
          <table:table-cell table:style-name="ce_949265877" office:value-type="string" table:number-columns-spanned="16" table:number-rows-spanned="2" id="or74_oc6">
            <text:p>At the end of this exercise you may copy / paste the resulting costs and savings charts (found on the Results Tab) into a presentation, document or email for the customer.</text:p>
          </table:table-cell>
          <table:covered-table-cell table:style-name="ce_1046211928" id="or74_oc7"/>
          <table:covered-table-cell table:style-name="ce_1046211928" id="or74_oc8"/>
          <table:covered-table-cell table:style-name="ce_1046211928" id="or74_oc2"/>
          <table:covered-table-cell table:style-name="ce_1046211928" id="or74_oc9"/>
          <table:covered-table-cell table:style-name="ce_1046211928" id="or74_oc10"/>
          <table:covered-table-cell table:style-name="ce_1046211928" id="or74_oc11"/>
          <table:covered-table-cell table:style-name="ce_1046211928" id="or74_oc12"/>
          <table:covered-table-cell table:style-name="ce_1046211928" id="or74_oc13"/>
          <table:covered-table-cell table:style-name="ce_1046211928" id="or74_oc14"/>
          <table:covered-table-cell table:style-name="ce_1046211928" id="or74_oc15"/>
          <table:covered-table-cell table:style-name="ce_1046211928" id="or74_oc16"/>
          <table:covered-table-cell table:style-name="ce_1046211928" id="or74_oc17"/>
          <table:covered-table-cell table:style-name="ce_1046211928" id="or74_oc18"/>
          <table:covered-table-cell table:style-name="ce_1046211928" id="or74_oc19"/>
          <table:covered-table-cell table:style-name="ce_1390961346" id="or74_oc20"/>
          <table:table-cell table:style-name="ce_117278841" id="or74_oc3"/>
          <table:table-cell table:number-columns-repeated="2"/>
          <table:table-cell table:number-columns-repeated="1004"/>
        </table:table-row>
        <table:table-row id="or75" table:style-name="or_659437980">
          <table:table-cell/>
          <table:covered-table-cell table:style-name="ce_1939047636" id="or75_oc6"/>
          <table:covered-table-cell table:style-name="ce_1789524434" id="or75_oc7"/>
          <table:covered-table-cell table:style-name="ce_1789524434" id="or75_oc8"/>
          <table:covered-table-cell table:style-name="ce_1789524434" id="or75_oc2"/>
          <table:covered-table-cell table:style-name="ce_1789524434" id="or75_oc9"/>
          <table:covered-table-cell table:style-name="ce_1789524434" id="or75_oc10"/>
          <table:covered-table-cell table:style-name="ce_1789524434" id="or75_oc11"/>
          <table:covered-table-cell table:style-name="ce_1789524434" id="or75_oc12"/>
          <table:covered-table-cell table:style-name="ce_1789524434" id="or75_oc13"/>
          <table:covered-table-cell table:style-name="ce_1789524434" id="or75_oc14"/>
          <table:covered-table-cell table:style-name="ce_1789524434" id="or75_oc15"/>
          <table:covered-table-cell table:style-name="ce_1789524434" id="or75_oc16"/>
          <table:covered-table-cell table:style-name="ce_1789524434" id="or75_oc17"/>
          <table:covered-table-cell table:style-name="ce_1789524434" id="or75_oc18"/>
          <table:covered-table-cell table:style-name="ce_1789524434" id="or75_oc19"/>
          <table:covered-table-cell table:style-name="ce_411604934" id="or75_oc20"/>
          <table:table-cell table:style-name="ce_117278841" id="or75_oc3"/>
          <table:table-cell table:number-columns-repeated="2"/>
          <table:table-cell table:number-columns-repeated="1004"/>
        </table:table-row>
        <table:table-row id="or76" table:style-name="or_105471613">
          <table:table-cell table:number-columns-repeated="1024"/>
        </table:table-row>
        <table:table-row id="or77" table:style-name="or_995904648">
          <table:table-cell/>
          <table:table-cell table:style-name="ce_773224268" office:value-type="string" table:number-columns-spanned="16" table:number-rows-spanned="1" id="or77_oc6">
            <text:p>All Microsoft Office Renewal and New License costs were provided based on Microsoft Office Professional with a three year Enterprise Agreement. These figures were based on the experience of the IBM Project Liberate team.  http://www-01.ibm.com/software/info/reducecost/license_optimization.html  Customers should be informed that if their own pricing and cost profile are different then those used as a benchmark from MS publicly available data, such pricing/costs should always be used to improve the accuracy of the results.</text:p>
          </table:table-cell>
          <table:covered-table-cell table:style-name="ce_437995901" id="or77_oc7"/>
          <table:covered-table-cell table:style-name="ce_437995901" id="or77_oc8"/>
          <table:covered-table-cell table:style-name="ce_437995901" id="or77_oc2"/>
          <table:covered-table-cell table:style-name="ce_437995901" id="or77_oc9"/>
          <table:covered-table-cell table:style-name="ce_437995901" id="or77_oc10"/>
          <table:covered-table-cell table:style-name="ce_437995901" id="or77_oc11"/>
          <table:covered-table-cell table:style-name="ce_437995901" id="or77_oc12"/>
          <table:covered-table-cell table:style-name="ce_437995901" id="or77_oc13"/>
          <table:covered-table-cell table:style-name="ce_437995901" id="or77_oc14"/>
          <table:covered-table-cell table:style-name="ce_437995901" id="or77_oc15"/>
          <table:covered-table-cell table:style-name="ce_437995901" id="or77_oc16"/>
          <table:covered-table-cell table:style-name="ce_437995901" id="or77_oc17"/>
          <table:covered-table-cell table:style-name="ce_437995901" id="or77_oc18"/>
          <table:covered-table-cell table:style-name="ce_437995901" id="or77_oc19"/>
          <table:covered-table-cell table:style-name="ce_437995901" id="or77_oc20"/>
          <table:table-cell table:style-name="ce_1186834397" id="or77_oc3"/>
          <table:table-cell table:number-columns-repeated="2"/>
          <table:table-cell table:number-columns-repeated="1004"/>
        </table:table-row>
        <table:table-row id="or78" table:style-name="or_1324974906">
          <table:table-cell table:number-columns-repeated="1024"/>
        </table:table-row>
        <table:table-row id="or79" table:style-name="rod1">
          <table:table-cell/>
          <table:table-cell table:style-name="ce_154221336" office:value-type="string" id="or79_oc6">
            <text:p>Questions:</text:p>
          </table:table-cell>
          <table:table-cell table:style-name="ce_958188075" table:number-columns-repeated="14" id="or79_oc7"/>
          <table:table-cell table:style-name="ce_230210473" id="or79_oc20"/>
          <table:table-cell table:number-columns-repeated="3"/>
          <table:table-cell table:number-columns-repeated="1004"/>
        </table:table-row>
        <table:table-row id="or80" table:style-name="or_1325341176">
          <table:table-cell/>
          <table:table-cell table:style-name="ce_1803259536" id="or80_oc6"/>
          <table:table-cell table:style-name="ce_966836013" table:number-columns-repeated="14" id="or80_oc7"/>
          <table:table-cell table:style-name="ce_1243142041" id="or80_oc20"/>
          <table:table-cell table:number-columns-repeated="3"/>
          <table:table-cell table:number-columns-repeated="1004"/>
        </table:table-row>
        <table:table-row id="or81" table:style-name="or_764776957">
          <table:table-cell/>
          <table:table-cell table:style-name="ce_1546678961" office:value-type="string" id="or81_oc6">
            <text:p>If you have questions or concerns in using this Calculator or any Lotus Symphony opportunities, please contact:</text:p>
          </table:table-cell>
          <table:table-cell table:style-name="ce_210943916" table:number-columns-repeated="14" id="or81_oc7"/>
          <table:table-cell table:style-name="ce_260641911" id="or81_oc20"/>
          <table:table-cell table:style-name="ce_238652908" id="or81_oc3"/>
          <table:table-cell table:number-columns-repeated="2"/>
          <table:table-cell table:number-columns-repeated="1004"/>
        </table:table-row>
        <table:table-row id="or82" table:style-name="rod1">
          <table:table-cell/>
          <table:table-cell table:style-name="ce_1907140047" id="or82_oc6"/>
          <table:table-cell table:style-name="ce_711224977" office:value-type="string" id="or82_oc7">
            <text:p>Gary Kearney, Lotus Sales, WW Sales Lead, Lotus Symphony</text:p>
          </table:table-cell>
          <table:table-cell table:style-name="ce_966836013" table:number-columns-repeated="13" id="or82_oc8"/>
          <table:table-cell table:style-name="ce_1243142041" id="or82_oc20"/>
          <table:table-cell table:number-columns-repeated="3"/>
          <table:table-cell table:number-columns-repeated="1004"/>
        </table:table-row>
        <table:table-row id="or83" table:style-name="rod1">
          <table:table-cell/>
          <table:table-cell table:style-name="ce_1907140047" id="or83_oc6"/>
          <table:table-cell table:style-name="ce_711224977" office:value-type="string" id="or83_oc7">
            <text:p>Jeanette Barlow, Product Management, Lotus Symphony</text:p>
          </table:table-cell>
          <table:table-cell table:style-name="ce_966836013" table:number-columns-repeated="13" id="or83_oc8"/>
          <table:table-cell table:style-name="ce_1243142041" id="or83_oc20"/>
          <table:table-cell table:number-columns-repeated="3"/>
          <table:table-cell table:number-columns-repeated="1004"/>
        </table:table-row>
        <table:table-row id="or84" table:style-name="rod1">
          <table:table-cell/>
          <table:table-cell table:style-name="ce_1907140047" id="or84_oc6"/>
          <table:table-cell table:style-name="ce_711224977" office:value-type="string" id="or84_oc7">
            <text:p>Eric Otchet, Product Management, Lotus Symphony</text:p>
          </table:table-cell>
          <table:table-cell table:style-name="ce_966836013" table:number-columns-repeated="13" id="or84_oc8"/>
          <table:table-cell table:style-name="ce_1243142041" id="or84_oc20"/>
          <table:table-cell table:number-columns-repeated="3"/>
          <table:table-cell table:number-columns-repeated="1004"/>
        </table:table-row>
        <table:table-row id="or85" table:style-name="or_1688353042">
          <table:table-cell/>
          <table:table-cell table:style-name="ce_562231294" id="or85_oc6"/>
          <table:table-cell table:style-name="ce_448651439" office:value-type="string" id="or85_oc7">
            <text:p>David Pearson, ISSL, WW Practice Leader, Lotus Symphony</text:p>
          </table:table-cell>
          <table:table-cell table:style-name="ce_448651439" table:number-columns-repeated="13" id="or85_oc8"/>
          <table:table-cell table:style-name="ce_636539217" id="or85_oc20"/>
          <table:table-cell table:number-columns-repeated="3"/>
          <table:table-cell table:number-columns-repeated="1004"/>
        </table:table-row>
        <table:table-row id="or86" table:style-name="rod1">
          <table:table-cell table:number-columns-repeated="1024"/>
        </table:table-row>
        <table:table-row table:number-rows-repeated="1048489">
          <table:table-cell table:number-columns-repeated="1024"/>
        </table:table-row>
        <table:table-row>
          <table:table-cell table:number-columns-repeated="1024"/>
        </table:table-row>
      </table:table>
      <table:table id="os2" table:name="2. Calculator" table:print="true" table:style-name="ta2">
        <table:table-column id="oc21" table:default-cell-style-name="ce_786227769" table:style-name="oc_451856455"/>
        <table:table-column id="oc22" table:default-cell-style-name="ce_786227769" table:style-name="oc_1618657811"/>
        <table:table-column id="oc23" table:default-cell-style-name="ce_786227769" table:style-name="oc_1255325690"/>
        <table:table-column id="oc24" table:default-cell-style-name="ce_786227769" table:number-columns-repeated="3" table:style-name="oc_1056660844"/>
        <table:table-column id="oc25" table:default-cell-style-name="ce_786227769" table:style-name="oc_1618657811"/>
        <table:table-column id="oc26" table:default-cell-style-name="ce_786227769" table:number-columns-repeated="3" table:style-name="oc_1056660844"/>
        <table:table-column id="oc27" table:default-cell-style-name="ce_786227769" table:style-name="oc_1618657811"/>
        <table:table-column id="oc28" table:default-cell-style-name="ce_786227769" table:number-columns-repeated="3" table:style-name="oc_1056660844"/>
        <table:table-column id="oc29" table:default-cell-style-name="ce_786227769" table:style-name="oc_1618657811"/>
        <table:table-column id="oc30" table:default-cell-style-name="ce_786227769" table:number-columns-repeated="3" table:style-name="oc_1056660844"/>
        <table:table-column id="oc31" table:default-cell-style-name="ce_786227769" table:number-columns-repeated="2" table:style-name="oc_1618657811"/>
        <table:table-column id="oc32" table:default-cell-style-name="ce_786227769" table:number-columns-repeated="1004" table:style-name="oc_1018927950"/>
        <table:table-row id="or87" table:style-name="or_1688353042">
          <table:table-cell table:number-columns-repeated="1024"/>
        </table:table-row>
        <table:table-row id="or88" table:style-name="or_1325341176">
          <table:table-cell/>
          <table:table-cell table:style-name="ce_710632658" id="or88_oc22"/>
          <table:table-cell table:style-name="ce_939268288" table:number-columns-repeated="17" id="or88_oc23"/>
          <table:table-cell table:style-name="ce_424554500" id="or88_oc33"/>
          <table:table-cell table:number-columns-repeated="1004"/>
        </table:table-row>
        <table:table-row id="or89" table:style-name="or_425613604">
          <table:table-cell table:style-name="ce_1779823251" id="or89_oc21"/>
          <table:table-cell table:style-name="ce_513460607" id="or89_oc22"/>
          <table:table-cell table:style-name="ce_245379580" office:value-type="string" table:number-columns-spanned="17" table:number-rows-spanned="1" id="or89_oc23">
            <text:p>Number of Employee &amp; Baseline Cost Assumptions</text:p>
          </table:table-cell>
          <table:covered-table-cell table:style-name="ce_1301105681" id="or89_oc24"/>
          <table:covered-table-cell table:style-name="ce_1301105681" id="or89_oc34"/>
          <table:covered-table-cell table:style-name="ce_1301105681" id="or89_oc35"/>
          <table:covered-table-cell table:style-name="ce_1301105681" id="or89_oc25"/>
          <table:covered-table-cell table:style-name="ce_1301105681" id="or89_oc26"/>
          <table:covered-table-cell table:style-name="ce_1301105681" id="or89_oc36"/>
          <table:covered-table-cell table:style-name="ce_1301105681" id="or89_oc37"/>
          <table:covered-table-cell table:style-name="ce_1301105681" id="or89_oc27"/>
          <table:covered-table-cell table:style-name="ce_1301105681" id="or89_oc28"/>
          <table:covered-table-cell table:style-name="ce_1301105681" id="or89_oc38"/>
          <table:covered-table-cell table:style-name="ce_1301105681" id="or89_oc39"/>
          <table:covered-table-cell table:style-name="ce_1301105681" id="or89_oc29"/>
          <table:covered-table-cell table:style-name="ce_1301105681" id="or89_oc30"/>
          <table:covered-table-cell table:style-name="ce_1301105681" id="or89_oc40"/>
          <table:covered-table-cell table:style-name="ce_1301105681" id="or89_oc41"/>
          <table:covered-table-cell table:style-name="ce_1301105681" id="or89_oc31"/>
          <table:table-cell table:style-name="ce_515555655" id="or89_oc33"/>
          <table:table-cell table:style-name="ce_2112539185" table:number-columns-repeated="1004" id="or89_oc32"/>
        </table:table-row>
        <table:table-row id="or90" table:style-name="rod1">
          <table:table-cell/>
          <table:table-cell table:style-name="ce_2141355689" id="or90_oc22"/>
          <table:table-cell table:style-name="ce_1535078371" table:number-columns-repeated="17" id="or90_oc23"/>
          <table:table-cell table:style-name="ce_1139896536" id="or90_oc33"/>
          <table:table-cell table:number-columns-repeated="1004"/>
        </table:table-row>
        <table:table-row id="or91" table:style-name="rod1">
          <table:table-cell/>
          <table:table-cell table:style-name="ce_2141355689" id="or91_oc22"/>
          <table:table-cell table:style-name="ce_1535078371" id="or91_oc23"/>
          <table:table-cell table:style-name="ce_1643993022" office:value-type="string" table:number-columns-spanned="3" table:number-rows-spanned="1" id="or91_oc24">
            <text:p>No. of Employee Assumptions</text:p>
          </table:table-cell>
          <table:covered-table-cell table:style-name="ce_1080923711" id="or91_oc34"/>
          <table:covered-table-cell table:style-name="ce_1453080850" id="or91_oc35"/>
          <table:table-cell table:style-name="ce_1535078371" id="or91_oc25"/>
          <table:table-cell table:style-name="ce_1643993022" office:value-type="string" table:number-columns-spanned="3" table:number-rows-spanned="1" id="or91_oc26">
            <text:p>Assumed Growth Rates</text:p>
          </table:table-cell>
          <table:covered-table-cell table:style-name="ce_1080923711" id="or91_oc36"/>
          <table:covered-table-cell table:style-name="ce_1453080850" id="or91_oc37"/>
          <table:table-cell table:style-name="ce_1535078371" id="or91_oc27"/>
          <table:table-cell table:style-name="ce_1643993022" office:value-type="string" table:number-columns-spanned="3" table:number-rows-spanned="1" id="or91_oc28">
            <text:p>Assumed Distribution</text:p>
          </table:table-cell>
          <table:covered-table-cell table:style-name="ce_1080923711" id="or91_oc38"/>
          <table:covered-table-cell table:style-name="ce_1453080850" id="or91_oc39"/>
          <table:table-cell table:style-name="ce_1535078371" table:number-columns-repeated="5" id="or91_oc29"/>
          <table:table-cell table:style-name="ce_1139896536" id="or91_oc33"/>
          <table:table-cell table:number-columns-repeated="1004"/>
        </table:table-row>
        <table:table-row id="or92" table:style-name="rod1">
          <table:table-cell/>
          <table:table-cell table:style-name="ce_2141355689" id="or92_oc22"/>
          <table:table-cell table:style-name="ce_1535078371" id="or92_oc23"/>
          <table:table-cell table:style-name="ce_1921214618" office:value-type="string" id="or92_oc24">
            <text:p>Yr1</text:p>
          </table:table-cell>
          <table:table-cell table:style-name="ce_1327329207" office:value-type="string" id="or92_oc34">
            <text:p>Yr2</text:p>
          </table:table-cell>
          <table:table-cell table:style-name="ce_934548299" office:value-type="string" id="or92_oc35">
            <text:p>Yr3</text:p>
          </table:table-cell>
          <table:table-cell table:style-name="ce_1535078371" id="or92_oc25"/>
          <table:table-cell table:style-name="ce_1921214618" office:value-type="string" id="or92_oc26">
            <text:p>Yr1</text:p>
          </table:table-cell>
          <table:table-cell table:style-name="ce_1327329207" office:value-type="string" id="or92_oc36">
            <text:p>Yr2</text:p>
          </table:table-cell>
          <table:table-cell table:style-name="ce_934548299" office:value-type="string" id="or92_oc37">
            <text:p>Yr3</text:p>
          </table:table-cell>
          <table:table-cell table:style-name="ce_1535078371" id="or92_oc27"/>
          <table:table-cell table:style-name="ce_1921214618" office:value-type="string" id="or92_oc28">
            <text:p>Yr1</text:p>
          </table:table-cell>
          <table:table-cell table:style-name="ce_1327329207" office:value-type="string" id="or92_oc38">
            <text:p>Yr2</text:p>
          </table:table-cell>
          <table:table-cell table:style-name="ce_934548299" office:value-type="string" id="or92_oc39">
            <text:p>Yr3</text:p>
          </table:table-cell>
          <table:table-cell table:style-name="ce_1535078371" table:number-columns-repeated="5" id="or92_oc29"/>
          <table:table-cell table:style-name="ce_1139896536" id="or92_oc33"/>
          <table:table-cell table:number-columns-repeated="1004"/>
        </table:table-row>
        <table:table-row id="or93" table:style-name="or_1325341176">
          <table:table-cell/>
          <table:table-cell table:style-name="ce_2141355689" id="or93_oc22"/>
          <table:table-cell table:style-name="ce_1535078371" id="or93_oc23"/>
          <table:table-cell table:style-name="ce_1738208997" id="or93_oc24"/>
          <table:table-cell table:style-name="ce_1507587927" id="or93_oc34"/>
          <table:table-cell table:style-name="ce_2062370844" id="or93_oc35"/>
          <table:table-cell table:style-name="ce_1535078371" id="or93_oc25"/>
          <table:table-cell table:style-name="ce_1254373797" id="or93_oc26"/>
          <table:table-cell table:style-name="ce_1535078371" id="or93_oc36"/>
          <table:table-cell table:style-name="ce_1500166721" id="or93_oc37"/>
          <table:table-cell table:style-name="ce_1535078371" id="or93_oc27"/>
          <table:table-cell table:style-name="ce_1254373797" id="or93_oc28"/>
          <table:table-cell/>
          <table:table-cell table:style-name="ce_1500166721" id="or93_oc39"/>
          <table:table-cell table:style-name="ce_1535078371" table:number-columns-repeated="5" id="or93_oc29"/>
          <table:table-cell table:style-name="ce_1139896536" id="or93_oc33"/>
          <table:table-cell table:number-columns-repeated="1004"/>
        </table:table-row>
        <table:table-row id="or94" table:style-name="rod1">
          <table:table-cell/>
          <table:table-cell table:style-name="ce_2141355689" id="or94_oc22"/>
          <table:table-cell table:style-name="ce_919138618" office:value-type="string" id="or94_oc23">
            <text:p>Number of Light Users</text:p>
          </table:table-cell>
          <table:table-cell table:style-name="ce_632427697" office:value-type="float" office:value="50000" id="or94_oc24">
            <text:p>50000</text:p>
          </table:table-cell>
          <table:table-cell table:style-name="ce_1624255646" office:value-type="float" office:value="52500" id="or94_oc34">
            <text:p>52500</text:p>
          </table:table-cell>
          <table:table-cell table:style-name="ce_2059646333" office:value-type="float" office:value="55125" id="or94_oc35">
            <text:p>55125</text:p>
          </table:table-cell>
          <table:table-cell table:style-name="ce_1535078371" id="or94_oc25"/>
          <table:table-cell table:style-name="ce_42865557" office:value-type="string" id="or94_oc26">
            <text:p>--</text:p>
          </table:table-cell>
          <table:table-cell table:style-name="ce_1026403766" table:formula="=IF(ISERROR(E8/D8-1);&quot;--&quot;;(E8/D8-1))" office:value-type="string" office:value="0.05" id="or94_oc36">
            <text:p>=IF(ISERROR(E8/D8-1);"--";(E8/D8-1))</text:p>
          </table:table-cell>
          <table:table-cell table:style-name="ce_1974797478" table:formula="=IF(ISERROR(F8/E8-1);&quot;--&quot;;(F8/E8-1))" office:value-type="string" office:value="0.05" id="or94_oc37">
            <text:p>=IF(ISERROR(F8/E8-1);"--";(F8/E8-1))</text:p>
          </table:table-cell>
          <table:table-cell table:style-name="ce_1535078371" id="or94_oc27"/>
          <table:table-cell table:style-name="ce_912697263" table:formula="=D8/D$12" office:value-type="string" office:value="0.5" id="or94_oc28">
            <text:p>=D8/D$12</text:p>
          </table:table-cell>
          <table:table-cell table:style-name="ce_1359059543" table:formula="=E8/E$12" office:value-type="string" office:value="0.5" id="or94_oc38">
            <text:p>=E8/E$12</text:p>
          </table:table-cell>
          <table:table-cell table:style-name="ce_911789923" table:formula="=F8/F$12" office:value-type="string" office:value="0.5" id="or94_oc39">
            <text:p>=F8/F$12</text:p>
          </table:table-cell>
          <table:table-cell table:style-name="ce_1535078371" table:number-columns-repeated="5" id="or94_oc29"/>
          <table:table-cell table:style-name="ce_1139896536" id="or94_oc33"/>
          <table:table-cell table:number-columns-repeated="1004"/>
        </table:table-row>
        <table:table-row id="or95" table:style-name="rod1">
          <table:table-cell/>
          <table:table-cell table:style-name="ce_2141355689" id="or95_oc22"/>
          <table:table-cell table:style-name="ce_1535078371" office:value-type="string" id="or95_oc23">
            <text:p>Number of Knowledge Workers</text:p>
          </table:table-cell>
          <table:table-cell table:style-name="ce_632427697" office:value-type="float" office:value="40000" id="or95_oc24">
            <text:p>40000</text:p>
          </table:table-cell>
          <table:table-cell table:style-name="ce_1624255646" office:value-type="float" office:value="42000" id="or95_oc34">
            <text:p>42000</text:p>
          </table:table-cell>
          <table:table-cell table:style-name="ce_2059646333" office:value-type="float" office:value="44100" id="or95_oc35">
            <text:p>44100</text:p>
          </table:table-cell>
          <table:table-cell table:style-name="ce_1535078371" id="or95_oc25"/>
          <table:table-cell table:style-name="ce_42865557" office:value-type="string" id="or95_oc26">
            <text:p>--</text:p>
          </table:table-cell>
          <table:table-cell table:style-name="ce_1026403766" table:formula="=IF(ISERROR(E9/D9-1);&quot;--&quot;;(E9/D9-1))" office:value-type="string" office:value="0.05" id="or95_oc36">
            <text:p>=IF(ISERROR(E9/D9-1);"--";(E9/D9-1))</text:p>
          </table:table-cell>
          <table:table-cell table:style-name="ce_1974797478" table:formula="=IF(ISERROR(F9/E9-1);&quot;--&quot;;(F9/E9-1))" office:value-type="string" office:value="0.05" id="or95_oc37">
            <text:p>=IF(ISERROR(F9/E9-1);"--";(F9/E9-1))</text:p>
          </table:table-cell>
          <table:table-cell table:style-name="ce_1535078371" id="or95_oc27"/>
          <table:table-cell table:style-name="ce_912697263" table:formula="=D9/D$12" office:value-type="string" office:value="0.4" id="or95_oc28">
            <text:p>=D9/D$12</text:p>
          </table:table-cell>
          <table:table-cell table:style-name="ce_1359059543" table:formula="=E9/E$12" office:value-type="string" office:value="0.4" id="or95_oc38">
            <text:p>=E9/E$12</text:p>
          </table:table-cell>
          <table:table-cell table:style-name="ce_911789923" table:formula="=F9/F$12" office:value-type="string" office:value="0.4" id="or95_oc39">
            <text:p>=F9/F$12</text:p>
          </table:table-cell>
          <table:table-cell table:style-name="ce_1535078371" table:number-columns-repeated="5" id="or95_oc29"/>
          <table:table-cell table:style-name="ce_1139896536" id="or95_oc33"/>
          <table:table-cell table:number-columns-repeated="1004"/>
        </table:table-row>
        <table:table-row id="or96" table:style-name="rod1">
          <table:table-cell/>
          <table:table-cell table:style-name="ce_2141355689" id="or96_oc22"/>
          <table:table-cell table:style-name="ce_919138618" office:value-type="string" id="or96_oc23">
            <text:p>Number of Special Requirements Employees</text:p>
          </table:table-cell>
          <table:table-cell table:style-name="ce_632427697" office:value-type="float" office:value="10000" id="or96_oc24">
            <text:p>10000</text:p>
          </table:table-cell>
          <table:table-cell table:style-name="ce_1624255646" office:value-type="float" office:value="10500" id="or96_oc34">
            <text:p>10500</text:p>
          </table:table-cell>
          <table:table-cell table:style-name="ce_2059646333" office:value-type="float" office:value="11025" id="or96_oc35">
            <text:p>11025</text:p>
          </table:table-cell>
          <table:table-cell table:style-name="ce_1535078371" id="or96_oc25"/>
          <table:table-cell table:style-name="ce_42865557" office:value-type="string" id="or96_oc26">
            <text:p>--</text:p>
          </table:table-cell>
          <table:table-cell table:style-name="ce_1026403766" table:formula="=IF(ISERROR(E10/D10-1);&quot;--&quot;;(E10/D10-1))" office:value-type="string" office:value="0.05" id="or96_oc36">
            <text:p>=IF(ISERROR(E10/D10-1);"--";(E10/D10-1))</text:p>
          </table:table-cell>
          <table:table-cell table:style-name="ce_1974797478" table:formula="=IF(ISERROR(F10/E10-1);&quot;--&quot;;(F10/E10-1))" office:value-type="string" office:value="0.05" id="or96_oc37">
            <text:p>=IF(ISERROR(F10/E10-1);"--";(F10/E10-1))</text:p>
          </table:table-cell>
          <table:table-cell table:style-name="ce_1535078371" id="or96_oc27"/>
          <table:table-cell table:style-name="ce_912697263" table:formula="=D10/D$12" office:value-type="string" office:value="0.1" id="or96_oc28">
            <text:p>=D10/D$12</text:p>
          </table:table-cell>
          <table:table-cell table:style-name="ce_1359059543" table:formula="=E10/E$12" office:value-type="string" office:value="0.1" id="or96_oc38">
            <text:p>=E10/E$12</text:p>
          </table:table-cell>
          <table:table-cell table:style-name="ce_911789923" table:formula="=F10/F$12" office:value-type="string" office:value="0.1" id="or96_oc39">
            <text:p>=F10/F$12</text:p>
          </table:table-cell>
          <table:table-cell table:style-name="ce_1535078371" table:number-columns-repeated="5" id="or96_oc29"/>
          <table:table-cell table:style-name="ce_1139896536" id="or96_oc33"/>
          <table:table-cell table:number-columns-repeated="1004"/>
        </table:table-row>
        <table:table-row id="or97" table:style-name="or_1325341176">
          <table:table-cell table:style-name="ce_1828007777" id="or97_oc21"/>
          <table:table-cell table:style-name="ce_1475876445" id="or97_oc22"/>
          <table:table-cell table:style-name="ce_1828007777" id="or97_oc23"/>
          <table:table-cell table:style-name="ce_1738208997" id="or97_oc24"/>
          <table:table-cell table:style-name="ce_1507587927" id="or97_oc34"/>
          <table:table-cell table:style-name="ce_2062370844" id="or97_oc35"/>
          <table:table-cell table:style-name="ce_1828007777" id="or97_oc25"/>
          <table:table-cell table:style-name="ce_42865557" id="or97_oc26"/>
          <table:table-cell table:style-name="ce_1026403766" id="or97_oc36"/>
          <table:table-cell table:style-name="ce_1974797478" id="or97_oc37"/>
          <table:table-cell table:style-name="ce_1828007777" id="or97_oc27"/>
          <table:table-cell table:style-name="ce_912697263" id="or97_oc28"/>
          <table:table-cell table:style-name="ce_1359059543" id="or97_oc38"/>
          <table:table-cell table:style-name="ce_911789923" id="or97_oc39"/>
          <table:table-cell table:style-name="ce_1828007777" table:number-columns-repeated="5" id="or97_oc29"/>
          <table:table-cell table:style-name="ce_57721986" id="or97_oc33"/>
          <table:table-cell table:style-name="ce_1828007777" table:number-columns-repeated="1004" id="or97_oc32"/>
        </table:table-row>
        <table:table-row id="or98" table:style-name="rod1">
          <table:table-cell table:style-name="ce_584694903" id="or98_oc21"/>
          <table:table-cell table:style-name="ce_1277449641" id="or98_oc22"/>
          <table:table-cell table:style-name="ce_1576907604" office:value-type="string" id="or98_oc23">
            <text:p>Number of Employees </text:p>
          </table:table-cell>
          <table:table-cell table:style-name="ce_2084805915" table:formula="=SUM(D8:D10)" office:value-type="string" office:value="100000" id="or98_oc24">
            <text:p>=SUM(D8:D10)</text:p>
          </table:table-cell>
          <table:table-cell table:style-name="ce_80064036" table:formula="=SUM(E8:E10)" office:value-type="string" office:value="105000" id="or98_oc34">
            <text:p>=SUM(E8:E10)</text:p>
          </table:table-cell>
          <table:table-cell table:style-name="ce_364247159" table:formula="=SUM(F8:F10)" office:value-type="string" office:value="110250" id="or98_oc35">
            <text:p>=SUM(F8:F10)</text:p>
          </table:table-cell>
          <table:table-cell table:style-name="ce_18517464" id="or98_oc25"/>
          <table:table-cell table:style-name="ce_1276781759" office:value-type="string" id="or98_oc26">
            <text:p>--</text:p>
          </table:table-cell>
          <table:table-cell table:style-name="ce_1111842092" table:formula="=IF(ISERROR(E12/D12-1);&quot;--&quot;;(E12/D12-1))" office:value-type="string" office:value="0.05" id="or98_oc36">
            <text:p>=IF(ISERROR(E12/D12-1);"--";(E12/D12-1))</text:p>
          </table:table-cell>
          <table:table-cell table:style-name="ce_1556555997" table:formula="=IF(ISERROR(F12/E12-1);&quot;--&quot;;(F12/E12-1))" office:value-type="string" office:value="0.05" id="or98_oc37">
            <text:p>=IF(ISERROR(F12/E12-1);"--";(F12/E12-1))</text:p>
          </table:table-cell>
          <table:table-cell table:style-name="ce_1085109976" id="or98_oc27"/>
          <table:table-cell table:style-name="ce_150859527" table:formula="=D12/D$12" office:value-type="string" office:value="1" id="or98_oc28">
            <text:p>=D12/D$12</text:p>
          </table:table-cell>
          <table:table-cell table:style-name="ce_296157849" table:formula="=E12/E$12" office:value-type="string" office:value="1" id="or98_oc38">
            <text:p>=E12/E$12</text:p>
          </table:table-cell>
          <table:table-cell table:style-name="ce_2038113528" table:formula="=F12/F$12" office:value-type="string" office:value="1" id="or98_oc39">
            <text:p>=F12/F$12</text:p>
          </table:table-cell>
          <table:table-cell table:style-name="ce_1085109976" id="or98_oc29"/>
          <table:table-cell table:style-name="ce_1919757862" table:number-columns-repeated="4" id="or98_oc30"/>
          <table:table-cell table:style-name="ce_773874143" id="or98_oc33"/>
          <table:table-cell table:style-name="ce_584694903" table:number-columns-repeated="1004" id="or98_oc32"/>
        </table:table-row>
        <table:table-row id="or99" table:style-name="or_1325341176">
          <table:table-cell table:style-name="ce_584694903" id="or99_oc21"/>
          <table:table-cell table:style-name="ce_1277449641" id="or99_oc22"/>
          <table:table-cell table:style-name="ce_1919757862" id="or99_oc23"/>
          <table:table-cell table:style-name="ce_2080707308" id="or99_oc24"/>
          <table:table-cell table:style-name="ce_1359367630" id="or99_oc34"/>
          <table:table-cell table:style-name="ce_284182178" id="or99_oc35"/>
          <table:table-cell table:style-name="ce_1919757862" id="or99_oc25"/>
          <table:table-cell table:style-name="ce_76755840" id="or99_oc26"/>
          <table:table-cell table:style-name="ce_211867709" id="or99_oc36"/>
          <table:table-cell table:style-name="ce_375192257" id="or99_oc37"/>
          <table:table-cell table:style-name="ce_1919757862" id="or99_oc27"/>
          <table:table-cell table:style-name="ce_1558500687" id="or99_oc28"/>
          <table:table-cell table:style-name="ce_805907766" id="or99_oc38"/>
          <table:table-cell table:style-name="ce_1545367038" id="or99_oc39"/>
          <table:table-cell table:style-name="ce_1919757862" table:number-columns-repeated="5" id="or99_oc29"/>
          <table:table-cell table:style-name="ce_773874143" id="or99_oc33"/>
          <table:table-cell table:style-name="ce_584694903" table:number-columns-repeated="1004" id="or99_oc32"/>
        </table:table-row>
        <table:table-row id="or100" table:style-name="or_764776957">
          <table:table-cell/>
          <table:table-cell table:style-name="ce_2141355689" id="or100_oc22"/>
          <table:table-cell table:style-name="ce_1535078371" table:number-columns-repeated="17" id="or100_oc23"/>
          <table:table-cell table:style-name="ce_1139896536" id="or100_oc33"/>
          <table:table-cell table:number-columns-repeated="1004"/>
        </table:table-row>
        <table:table-row id="or101" table:style-name="or_764776957">
          <table:table-cell/>
          <table:table-cell table:style-name="ce_2141355689" id="or101_oc22"/>
          <table:table-cell table:style-name="ce_1535078371" id="or101_oc23"/>
          <table:table-cell table:style-name="ce_1643993022" office:value-type="string" table:number-columns-spanned="3" table:number-rows-spanned="1" id="or101_oc24">
            <text:p>Cost per Employee Assumptions</text:p>
          </table:table-cell>
          <table:covered-table-cell table:style-name="ce_1080923711" id="or101_oc34"/>
          <table:covered-table-cell table:style-name="ce_1453080850" id="or101_oc35"/>
          <table:table-cell table:style-name="ce_1535078371" id="or101_oc25"/>
          <table:table-cell table:style-name="ce_1643993022" office:value-type="string" table:number-columns-spanned="3" table:number-rows-spanned="1" id="or101_oc26">
            <text:p>Assumed Growth Rates</text:p>
          </table:table-cell>
          <table:covered-table-cell table:style-name="ce_1080923711" id="or101_oc36"/>
          <table:covered-table-cell table:style-name="ce_1453080850" id="or101_oc37"/>
          <table:table-cell table:style-name="ce_1535078371" id="or101_oc27"/>
          <table:table-cell table:style-name="ce_1643993022" office:value-type="string" table:number-columns-spanned="3" table:number-rows-spanned="1" id="or101_oc28">
            <text:p>Assumed Total Cost ($M)</text:p>
          </table:table-cell>
          <table:covered-table-cell table:style-name="ce_1080923711" id="or101_oc38"/>
          <table:covered-table-cell table:style-name="ce_1453080850" id="or101_oc39"/>
          <table:table-cell/>
          <table:table-cell table:style-name="ce_1643993022" office:value-type="string" table:number-columns-spanned="3" table:number-rows-spanned="1" id="or101_oc30">
            <text:p>Assumed Growth Rates</text:p>
          </table:table-cell>
          <table:covered-table-cell table:style-name="ce_1080923711" id="or101_oc40"/>
          <table:covered-table-cell table:style-name="ce_1453080850" id="or101_oc41"/>
          <table:table-cell/>
          <table:table-cell table:style-name="ce_1139896536" id="or101_oc33"/>
          <table:table-cell table:number-columns-repeated="1004"/>
        </table:table-row>
        <table:table-row id="or102" table:style-name="or_764776957">
          <table:table-cell/>
          <table:table-cell table:style-name="ce_2141355689" id="or102_oc22"/>
          <table:table-cell table:style-name="ce_1535078371" id="or102_oc23"/>
          <table:table-cell table:style-name="ce_1921214618" office:value-type="string" id="or102_oc24">
            <text:p>Yr1</text:p>
          </table:table-cell>
          <table:table-cell table:style-name="ce_1327329207" office:value-type="string" id="or102_oc34">
            <text:p>Yr2</text:p>
          </table:table-cell>
          <table:table-cell table:style-name="ce_934548299" office:value-type="string" id="or102_oc35">
            <text:p>Yr3</text:p>
          </table:table-cell>
          <table:table-cell table:style-name="ce_1535078371" id="or102_oc25"/>
          <table:table-cell table:style-name="ce_1921214618" office:value-type="string" id="or102_oc26">
            <text:p>Yr1</text:p>
          </table:table-cell>
          <table:table-cell table:style-name="ce_1327329207" office:value-type="string" id="or102_oc36">
            <text:p>Yr2</text:p>
          </table:table-cell>
          <table:table-cell table:style-name="ce_934548299" office:value-type="string" id="or102_oc37">
            <text:p>Yr3</text:p>
          </table:table-cell>
          <table:table-cell table:style-name="ce_1535078371" id="or102_oc27"/>
          <table:table-cell table:style-name="ce_1921214618" office:value-type="string" id="or102_oc28">
            <text:p>Yr1</text:p>
          </table:table-cell>
          <table:table-cell table:style-name="ce_1327329207" office:value-type="string" id="or102_oc38">
            <text:p>Yr2</text:p>
          </table:table-cell>
          <table:table-cell table:style-name="ce_934548299" office:value-type="string" id="or102_oc39">
            <text:p>Yr3</text:p>
          </table:table-cell>
          <table:table-cell/>
          <table:table-cell table:style-name="ce_1921214618" office:value-type="string" id="or102_oc30">
            <text:p>Yr1</text:p>
          </table:table-cell>
          <table:table-cell table:style-name="ce_1327329207" office:value-type="string" id="or102_oc40">
            <text:p>Yr2</text:p>
          </table:table-cell>
          <table:table-cell table:style-name="ce_934548299" office:value-type="string" id="or102_oc41">
            <text:p>Yr3</text:p>
          </table:table-cell>
          <table:table-cell/>
          <table:table-cell table:style-name="ce_1139896536" id="or102_oc33"/>
          <table:table-cell table:number-columns-repeated="1004"/>
        </table:table-row>
        <table:table-row id="or103" table:style-name="or_1325341176">
          <table:table-cell/>
          <table:table-cell table:style-name="ce_2141355689" id="or103_oc22"/>
          <table:table-cell table:style-name="ce_1535078371" id="or103_oc23"/>
          <table:table-cell table:style-name="ce_1254373797" id="or103_oc24"/>
          <table:table-cell table:style-name="ce_1535078371" id="or103_oc34"/>
          <table:table-cell table:style-name="ce_1500166721" id="or103_oc35"/>
          <table:table-cell table:style-name="ce_1535078371" id="or103_oc25"/>
          <table:table-cell table:style-name="ce_1254373797" id="or103_oc26"/>
          <table:table-cell table:style-name="ce_1535078371" id="or103_oc36"/>
          <table:table-cell table:style-name="ce_1500166721" id="or103_oc37"/>
          <table:table-cell table:style-name="ce_1535078371" id="or103_oc27"/>
          <table:table-cell table:style-name="ce_1254373797" id="or103_oc28"/>
          <table:table-cell/>
          <table:table-cell table:style-name="ce_1500166721" id="or103_oc39"/>
          <table:table-cell/>
          <table:table-cell table:style-name="ce_1254373797" id="or103_oc30"/>
          <table:table-cell/>
          <table:table-cell table:style-name="ce_1500166721" id="or103_oc41"/>
          <table:table-cell/>
          <table:table-cell table:style-name="ce_1139896536" id="or103_oc33"/>
          <table:table-cell table:number-columns-repeated="1004"/>
        </table:table-row>
        <table:table-row id="or104" table:style-name="rod1">
          <table:table-cell/>
          <table:table-cell table:style-name="ce_2141355689" id="or104_oc22"/>
          <table:table-cell table:style-name="ce_1535078371" office:value-type="string" id="or104_oc23">
            <text:p>Cost per Hour - Light User</text:p>
          </table:table-cell>
          <table:table-cell table:style-name="ce_1203819446" office:value-type="float" office:value="20" id="or104_oc24">
            <text:p>20</text:p>
          </table:table-cell>
          <table:table-cell table:style-name="ce_133286464" office:value-type="float" office:value="20.6" id="or104_oc34">
            <text:p>20.6</text:p>
          </table:table-cell>
          <table:table-cell table:style-name="ce_973708586" office:value-type="float" office:value="21.218" id="or104_oc35">
            <text:p>21.218</text:p>
          </table:table-cell>
          <table:table-cell table:style-name="ce_1535078371" id="or104_oc25"/>
          <table:table-cell table:style-name="ce_42865557" office:value-type="string" id="or104_oc26">
            <text:p>--</text:p>
          </table:table-cell>
          <table:table-cell table:style-name="ce_1026403766" table:formula="=IF(ISERROR(E18/D18-1);&quot;--&quot;;(E18/D18-1))" office:value-type="string" office:value="0.03" id="or104_oc36">
            <text:p>=IF(ISERROR(E18/D18-1);"--";(E18/D18-1))</text:p>
          </table:table-cell>
          <table:table-cell table:style-name="ce_1974797478" table:formula="=IF(ISERROR(F18/E18-1);&quot;--&quot;;(F18/E18-1))" office:value-type="string" office:value="0.03" id="or104_oc37">
            <text:p>=IF(ISERROR(F18/E18-1);"--";(F18/E18-1))</text:p>
          </table:table-cell>
          <table:table-cell table:style-name="ce_1535078371" id="or104_oc27"/>
          <table:table-cell table:style-name="ce_606302633" table:formula="=D8*D18*47*40/1000000" office:value-type="string" office:value="1880" id="or104_oc28">
            <text:p>=D8*D18*47*40/1000000</text:p>
          </table:table-cell>
          <table:table-cell table:style-name="ce_731078109" table:formula="=E8*E18*47*40/1000000" office:value-type="string" office:value="2033.22" id="or104_oc38">
            <text:p>=E8*E18*47*40/1000000</text:p>
          </table:table-cell>
          <table:table-cell table:style-name="ce_1242766299" table:formula="=F8*F18*47*40/1000000" office:value-type="string" office:value="2198.92743" id="or104_oc39">
            <text:p>=F8*F18*47*40/1000000</text:p>
          </table:table-cell>
          <table:table-cell table:style-name="ce_731078109" id="or104_oc29"/>
          <table:table-cell table:style-name="ce_42865557" office:value-type="string" id="or104_oc30">
            <text:p>--</text:p>
          </table:table-cell>
          <table:table-cell table:style-name="ce_1026403766" table:formula="=IF(ISERROR(M18/L18-1);&quot;--&quot;;(M18/L18-1))" office:value-type="string" office:value="0.0814999999999999" id="or104_oc40">
            <text:p>=IF(ISERROR(M18/L18-1);"--";(M18/L18-1))</text:p>
          </table:table-cell>
          <table:table-cell table:style-name="ce_1974797478" table:formula="=IF(ISERROR(N18/M18-1);&quot;--&quot;;(N18/M18-1))" office:value-type="string" office:value="0.0815000000000003" id="or104_oc41">
            <text:p>=IF(ISERROR(N18/M18-1);"--";(N18/M18-1))</text:p>
          </table:table-cell>
          <table:table-cell/>
          <table:table-cell table:style-name="ce_1139896536" id="or104_oc33"/>
          <table:table-cell table:number-columns-repeated="1004"/>
        </table:table-row>
        <table:table-row id="or105" table:style-name="rod1">
          <table:table-cell/>
          <table:table-cell table:style-name="ce_2141355689" id="or105_oc22"/>
          <table:table-cell table:style-name="ce_1535078371" office:value-type="string" id="or105_oc23">
            <text:p>Cost per Hour - Knowledge Worker</text:p>
          </table:table-cell>
          <table:table-cell table:style-name="ce_1203819446" office:value-type="float" office:value="35" id="or105_oc24">
            <text:p>35</text:p>
          </table:table-cell>
          <table:table-cell table:style-name="ce_133286464" office:value-type="float" office:value="36.05" id="or105_oc34">
            <text:p>36.05</text:p>
          </table:table-cell>
          <table:table-cell table:style-name="ce_973708586" office:value-type="float" office:value="37.1315" id="or105_oc35">
            <text:p>37.1315</text:p>
          </table:table-cell>
          <table:table-cell table:style-name="ce_1535078371" id="or105_oc25"/>
          <table:table-cell table:style-name="ce_42865557" office:value-type="string" id="or105_oc26">
            <text:p>--</text:p>
          </table:table-cell>
          <table:table-cell table:style-name="ce_1026403766" table:formula="=IF(ISERROR(E19/D19-1);&quot;--&quot;;(E19/D19-1))" office:value-type="string" office:value="0.03" id="or105_oc36">
            <text:p>=IF(ISERROR(E19/D19-1);"--";(E19/D19-1))</text:p>
          </table:table-cell>
          <table:table-cell table:style-name="ce_1974797478" table:formula="=IF(ISERROR(F19/E19-1);&quot;--&quot;;(F19/E19-1))" office:value-type="string" office:value="0.0300000000000002" id="or105_oc37">
            <text:p>=IF(ISERROR(F19/E19-1);"--";(F19/E19-1))</text:p>
          </table:table-cell>
          <table:table-cell table:style-name="ce_1535078371" id="or105_oc27"/>
          <table:table-cell table:style-name="ce_606302633" table:formula="=D9*D19*47*40/1000000" office:value-type="string" office:value="2632" id="or105_oc28">
            <text:p>=D9*D19*47*40/1000000</text:p>
          </table:table-cell>
          <table:table-cell table:style-name="ce_731078109" table:formula="=E9*E19*47*40/1000000" office:value-type="string" office:value="2846.508" id="or105_oc38">
            <text:p>=E9*E19*47*40/1000000</text:p>
          </table:table-cell>
          <table:table-cell table:style-name="ce_1242766299" table:formula="=F9*F19*47*40/1000000" office:value-type="string" office:value="3078.498402" id="or105_oc39">
            <text:p>=F9*F19*47*40/1000000</text:p>
          </table:table-cell>
          <table:table-cell table:style-name="ce_731078109" id="or105_oc29"/>
          <table:table-cell table:style-name="ce_42865557" office:value-type="string" id="or105_oc30">
            <text:p>--</text:p>
          </table:table-cell>
          <table:table-cell table:style-name="ce_1026403766" table:formula="=IF(ISERROR(M19/L19-1);&quot;--&quot;;(M19/L19-1))" office:value-type="string" office:value="0.0814999999999997" id="or105_oc40">
            <text:p>=IF(ISERROR(M19/L19-1);"--";(M19/L19-1))</text:p>
          </table:table-cell>
          <table:table-cell table:style-name="ce_1974797478" table:formula="=IF(ISERROR(N19/M19-1);&quot;--&quot;;(N19/M19-1))" office:value-type="string" office:value="0.0815000000000006" id="or105_oc41">
            <text:p>=IF(ISERROR(N19/M19-1);"--";(N19/M19-1))</text:p>
          </table:table-cell>
          <table:table-cell/>
          <table:table-cell table:style-name="ce_1139896536" id="or105_oc33"/>
          <table:table-cell table:number-columns-repeated="1004"/>
        </table:table-row>
        <table:table-row id="or106" table:style-name="rod1">
          <table:table-cell/>
          <table:table-cell table:style-name="ce_2141355689" id="or106_oc22"/>
          <table:table-cell table:style-name="ce_919138618" office:value-type="string" id="or106_oc23">
            <text:p>Cost per Hour - Special Requirements Employees</text:p>
          </table:table-cell>
          <table:table-cell table:style-name="ce_1203819446" office:value-type="float" office:value="60" id="or106_oc24">
            <text:p>60</text:p>
          </table:table-cell>
          <table:table-cell table:style-name="ce_133286464" office:value-type="float" office:value="61.8" id="or106_oc34">
            <text:p>61.8</text:p>
          </table:table-cell>
          <table:table-cell table:style-name="ce_973708586" office:value-type="float" office:value="63.654" id="or106_oc35">
            <text:p>63.654</text:p>
          </table:table-cell>
          <table:table-cell table:style-name="ce_1535078371" id="or106_oc25"/>
          <table:table-cell table:style-name="ce_42865557" office:value-type="string" id="or106_oc26">
            <text:p>--</text:p>
          </table:table-cell>
          <table:table-cell table:style-name="ce_1026403766" table:formula="=IF(ISERROR(E20/D20-1);&quot;--&quot;;(E20/D20-1))" office:value-type="string" office:value="0.03" id="or106_oc36">
            <text:p>=IF(ISERROR(E20/D20-1);"--";(E20/D20-1))</text:p>
          </table:table-cell>
          <table:table-cell table:style-name="ce_1974797478" table:formula="=IF(ISERROR(F20/E20-1);&quot;--&quot;;(F20/E20-1))" office:value-type="string" office:value="0.03" id="or106_oc37">
            <text:p>=IF(ISERROR(F20/E20-1);"--";(F20/E20-1))</text:p>
          </table:table-cell>
          <table:table-cell table:style-name="ce_1535078371" id="or106_oc27"/>
          <table:table-cell table:style-name="ce_606302633" table:formula="=D10*D20*47*40/1000000" office:value-type="string" office:value="1128" id="or106_oc28">
            <text:p>=D10*D20*47*40/1000000</text:p>
          </table:table-cell>
          <table:table-cell table:style-name="ce_731078109" table:formula="=E10*E20*47*40/1000000" office:value-type="string" office:value="1219.932" id="or106_oc38">
            <text:p>=E10*E20*47*40/1000000</text:p>
          </table:table-cell>
          <table:table-cell table:style-name="ce_1242766299" table:formula="=F10*F20*47*40/1000000" office:value-type="string" office:value="1319.356458" id="or106_oc39">
            <text:p>=F10*F20*47*40/1000000</text:p>
          </table:table-cell>
          <table:table-cell table:style-name="ce_731078109" id="or106_oc29"/>
          <table:table-cell table:style-name="ce_42865557" office:value-type="string" id="or106_oc30">
            <text:p>--</text:p>
          </table:table-cell>
          <table:table-cell table:style-name="ce_1026403766" table:formula="=IF(ISERROR(M20/L20-1);&quot;--&quot;;(M20/L20-1))" office:value-type="string" office:value="0.0814999999999999" id="or106_oc40">
            <text:p>=IF(ISERROR(M20/L20-1);"--";(M20/L20-1))</text:p>
          </table:table-cell>
          <table:table-cell table:style-name="ce_1974797478" table:formula="=IF(ISERROR(N20/M20-1);&quot;--&quot;;(N20/M20-1))" office:value-type="string" office:value="0.0814999999999999" id="or106_oc41">
            <text:p>=IF(ISERROR(N20/M20-1);"--";(N20/M20-1))</text:p>
          </table:table-cell>
          <table:table-cell/>
          <table:table-cell table:style-name="ce_1139896536" id="or106_oc33"/>
          <table:table-cell table:number-columns-repeated="1004"/>
        </table:table-row>
        <table:table-row id="or107" table:style-name="or_1325341176">
          <table:table-cell table:style-name="ce_1828007777" id="or107_oc21"/>
          <table:table-cell table:style-name="ce_1475876445" id="or107_oc22"/>
          <table:table-cell table:style-name="ce_1828007777" id="or107_oc23"/>
          <table:table-cell table:style-name="ce_569909330" id="or107_oc24"/>
          <table:table-cell table:style-name="ce_1828007777" id="or107_oc34"/>
          <table:table-cell table:style-name="ce_1153750139" id="or107_oc35"/>
          <table:table-cell table:style-name="ce_1828007777" id="or107_oc25"/>
          <table:table-cell table:style-name="ce_42865557" id="or107_oc26"/>
          <table:table-cell table:style-name="ce_1026403766" id="or107_oc36"/>
          <table:table-cell table:style-name="ce_1974797478" id="or107_oc37"/>
          <table:table-cell table:style-name="ce_1828007777" id="or107_oc27"/>
          <table:table-cell table:style-name="ce_1011537251" id="or107_oc28"/>
          <table:table-cell/>
          <table:table-cell table:style-name="ce_1153750139" id="or107_oc39"/>
          <table:table-cell/>
          <table:table-cell table:style-name="ce_1011537251" id="or107_oc30"/>
          <table:table-cell/>
          <table:table-cell table:style-name="ce_1153750139" id="or107_oc41"/>
          <table:table-cell/>
          <table:table-cell table:style-name="ce_57721986" id="or107_oc33"/>
          <table:table-cell table:style-name="ce_1828007777" table:number-columns-repeated="1004" id="or107_oc32"/>
        </table:table-row>
        <table:table-row id="or108" table:style-name="rod1">
          <table:table-cell table:style-name="ce_584694903" id="or108_oc21"/>
          <table:table-cell table:style-name="ce_1277449641" id="or108_oc22"/>
          <table:table-cell table:style-name="ce_1576907604" office:value-type="string" id="or108_oc23">
            <text:p>Cost per Hour - Blended</text:p>
          </table:table-cell>
          <table:table-cell table:style-name="ce_1432301321" table:formula="=SUMPRODUCT(D8:D10;D18:D20)/D12" office:value-type="string" office:value="30" id="or108_oc24">
            <text:p>=SUMPRODUCT(D8:D10;D18:D20)/D12</text:p>
          </table:table-cell>
          <table:table-cell table:style-name="ce_1195944953" table:formula="=SUMPRODUCT(E8:E10;E18:E20)/E12" office:value-type="string" office:value="30.9" id="or108_oc34">
            <text:p>=SUMPRODUCT(E8:E10;E18:E20)/E12</text:p>
          </table:table-cell>
          <table:table-cell table:style-name="ce_47876756" table:formula="=SUMPRODUCT(F8:F10;F18:F20)/F12" office:value-type="string" office:value="31.827" id="or108_oc35">
            <text:p>=SUMPRODUCT(F8:F10;F18:F20)/F12</text:p>
          </table:table-cell>
          <table:table-cell table:style-name="ce_18517464" id="or108_oc25"/>
          <table:table-cell table:style-name="ce_1276781759" office:value-type="string" id="or108_oc26">
            <text:p>--</text:p>
          </table:table-cell>
          <table:table-cell table:style-name="ce_1111842092" table:formula="=IF(ISERROR(E22/D22-1);&quot;--&quot;;(E22/D22-1))" office:value-type="string" office:value="0.03" id="or108_oc36">
            <text:p>=IF(ISERROR(E22/D22-1);"--";(E22/D22-1))</text:p>
          </table:table-cell>
          <table:table-cell table:style-name="ce_1556555997" table:formula="=IF(ISERROR(F22/E22-1);&quot;--&quot;;(F22/E22-1))" office:value-type="string" office:value="0.0300000000000002" id="or108_oc37">
            <text:p>=IF(ISERROR(F22/E22-1);"--";(F22/E22-1))</text:p>
          </table:table-cell>
          <table:table-cell table:style-name="ce_18517464" id="or108_oc27"/>
          <table:table-cell table:style-name="ce_1914015572" table:formula="=SUM(L18:L20)" office:value-type="string" office:value="5640" id="or108_oc28">
            <text:p>=SUM(L18:L20)</text:p>
          </table:table-cell>
          <table:table-cell table:style-name="ce_923956605" table:formula="=SUM(M18:M20)" office:value-type="string" office:value="6099.66" id="or108_oc38">
            <text:p>=SUM(M18:M20)</text:p>
          </table:table-cell>
          <table:table-cell table:style-name="ce_752460447" table:formula="=SUM(N18:N20)" office:value-type="string" office:value="6596.78229" id="or108_oc39">
            <text:p>=SUM(N18:N20)</text:p>
          </table:table-cell>
          <table:table-cell table:style-name="ce_18517464" id="or108_oc29"/>
          <table:table-cell table:style-name="ce_1276781759" office:value-type="string" id="or108_oc30">
            <text:p>--</text:p>
          </table:table-cell>
          <table:table-cell table:style-name="ce_1111842092" table:formula="=IF(ISERROR(M22/L22-1);&quot;--&quot;;(M22/L22-1))" office:value-type="string" office:value="0.0814999999999999" id="or108_oc40">
            <text:p>=IF(ISERROR(M22/L22-1);"--";(M22/L22-1))</text:p>
          </table:table-cell>
          <table:table-cell table:style-name="ce_1556555997" table:formula="=IF(ISERROR(N22/M22-1);&quot;--&quot;;(N22/M22-1))" office:value-type="string" office:value="0.0815000000000001" id="or108_oc41">
            <text:p>=IF(ISERROR(N22/M22-1);"--";(N22/M22-1))</text:p>
          </table:table-cell>
          <table:table-cell table:style-name="ce_1085109976" id="or108_oc31"/>
          <table:table-cell table:style-name="ce_773874143" id="or108_oc33"/>
          <table:table-cell table:style-name="ce_584694903" table:number-columns-repeated="1004" id="or108_oc32"/>
        </table:table-row>
        <table:table-row id="or109" table:style-name="or_1325341176">
          <table:table-cell table:style-name="ce_584694903" id="or109_oc21"/>
          <table:table-cell table:style-name="ce_1277449641" id="or109_oc22"/>
          <table:table-cell table:style-name="ce_1919757862" id="or109_oc23"/>
          <table:table-cell table:style-name="ce_1912652066" id="or109_oc24"/>
          <table:table-cell table:style-name="ce_933090809" id="or109_oc34"/>
          <table:table-cell table:style-name="ce_1533324153" id="or109_oc35"/>
          <table:table-cell table:style-name="ce_1919757862" id="or109_oc25"/>
          <table:table-cell table:style-name="ce_1558500687" id="or109_oc26"/>
          <table:table-cell table:style-name="ce_805907766" id="or109_oc36"/>
          <table:table-cell table:style-name="ce_1545367038" id="or109_oc37"/>
          <table:table-cell table:style-name="ce_1919757862" id="or109_oc27"/>
          <table:table-cell table:style-name="ce_1769231617" id="or109_oc28"/>
          <table:table-cell table:style-name="ce_1721222867" id="or109_oc38"/>
          <table:table-cell table:style-name="ce_1553348098" id="or109_oc39"/>
          <table:table-cell table:style-name="ce_1919757862" id="or109_oc29"/>
          <table:table-cell table:style-name="ce_1558500687" id="or109_oc30"/>
          <table:table-cell table:style-name="ce_805907766" id="or109_oc40"/>
          <table:table-cell table:style-name="ce_1545367038" id="or109_oc41"/>
          <table:table-cell table:style-name="ce_1919757862" id="or109_oc31"/>
          <table:table-cell table:style-name="ce_773874143" id="or109_oc33"/>
          <table:table-cell table:style-name="ce_584694903" table:number-columns-repeated="1004" id="or109_oc32"/>
        </table:table-row>
        <table:table-row id="or110" table:style-name="rod1">
          <table:table-cell table:style-name="ce_584694903" id="or110_oc21"/>
          <table:table-cell table:style-name="ce_1277449641" id="or110_oc22"/>
          <table:table-cell table:style-name="ce_1919757862" id="or110_oc23"/>
          <table:table-cell table:style-name="ce_1442634100" table:number-columns-repeated="3" id="or110_oc24"/>
          <table:table-cell table:style-name="ce_1919757862" id="or110_oc25"/>
          <table:table-cell table:style-name="ce_1296210718" table:number-columns-repeated="3" id="or110_oc26"/>
          <table:table-cell table:style-name="ce_1919757862" id="or110_oc27"/>
          <table:table-cell table:style-name="ce_1933117777" id="or110_oc28"/>
          <table:table-cell table:style-name="ce_1390548175" table:number-columns-repeated="2" id="or110_oc38"/>
          <table:table-cell table:style-name="ce_1919757862" table:number-columns-repeated="5" id="or110_oc29"/>
          <table:table-cell table:style-name="ce_773874143" id="or110_oc33"/>
          <table:table-cell table:style-name="ce_584694903" table:number-columns-repeated="1004" id="or110_oc32"/>
        </table:table-row>
        <table:table-row id="or111" table:style-name="rod1">
          <table:table-cell/>
          <table:table-cell table:style-name="ce_2141355689" id="or111_oc22"/>
          <table:table-cell table:style-name="ce_1535078371" id="or111_oc23"/>
          <table:table-cell table:style-name="ce_1643993022" office:value-type="string" table:number-columns-spanned="3" table:number-rows-spanned="1" id="or111_oc24">
            <text:p>Cost per Incident Assumptions</text:p>
          </table:table-cell>
          <table:covered-table-cell table:style-name="ce_1080923711" id="or111_oc34"/>
          <table:covered-table-cell table:style-name="ce_1453080850" id="or111_oc35"/>
          <table:table-cell table:style-name="ce_1535078371" id="or111_oc25"/>
          <table:table-cell table:style-name="ce_1643993022" office:value-type="string" table:number-columns-spanned="3" table:number-rows-spanned="1" id="or111_oc26">
            <text:p>Assumed Growth Rates</text:p>
          </table:table-cell>
          <table:covered-table-cell table:style-name="ce_1080923711" id="or111_oc36"/>
          <table:covered-table-cell table:style-name="ce_1453080850" id="or111_oc37"/>
          <table:table-cell table:style-name="ce_1535078371" table:number-columns-repeated="9" id="or111_oc27"/>
          <table:table-cell table:style-name="ce_1139896536" id="or111_oc33"/>
          <table:table-cell table:number-columns-repeated="1004"/>
        </table:table-row>
        <table:table-row id="or112" table:style-name="rod1">
          <table:table-cell/>
          <table:table-cell table:style-name="ce_2141355689" id="or112_oc22"/>
          <table:table-cell table:style-name="ce_1535078371" id="or112_oc23"/>
          <table:table-cell table:style-name="ce_1921214618" office:value-type="string" id="or112_oc24">
            <text:p>Yr1</text:p>
          </table:table-cell>
          <table:table-cell table:style-name="ce_1327329207" office:value-type="string" id="or112_oc34">
            <text:p>Yr2</text:p>
          </table:table-cell>
          <table:table-cell table:style-name="ce_934548299" office:value-type="string" id="or112_oc35">
            <text:p>Yr3</text:p>
          </table:table-cell>
          <table:table-cell table:style-name="ce_1535078371" id="or112_oc25"/>
          <table:table-cell table:style-name="ce_1921214618" office:value-type="string" id="or112_oc26">
            <text:p>Yr1</text:p>
          </table:table-cell>
          <table:table-cell table:style-name="ce_1327329207" office:value-type="string" id="or112_oc36">
            <text:p>Yr2</text:p>
          </table:table-cell>
          <table:table-cell table:style-name="ce_934548299" office:value-type="string" id="or112_oc37">
            <text:p>Yr3</text:p>
          </table:table-cell>
          <table:table-cell table:style-name="ce_1535078371" table:number-columns-repeated="3" id="or112_oc27"/>
          <table:table-cell table:style-name="ce_385970698" id="or112_oc39"/>
          <table:table-cell table:style-name="ce_1535078371" table:number-columns-repeated="5" id="or112_oc29"/>
          <table:table-cell table:style-name="ce_1139896536" id="or112_oc33"/>
          <table:table-cell table:number-columns-repeated="1004"/>
        </table:table-row>
        <table:table-row id="or113" table:style-name="or_1325341176">
          <table:table-cell/>
          <table:table-cell table:style-name="ce_2141355689" id="or113_oc22"/>
          <table:table-cell table:style-name="ce_1535078371" id="or113_oc23"/>
          <table:table-cell table:style-name="ce_1254373797" id="or113_oc24"/>
          <table:table-cell table:style-name="ce_1535078371" id="or113_oc34"/>
          <table:table-cell table:style-name="ce_1500166721" id="or113_oc35"/>
          <table:table-cell table:style-name="ce_1535078371" id="or113_oc25"/>
          <table:table-cell table:style-name="ce_1254373797" id="or113_oc26"/>
          <table:table-cell table:style-name="ce_1535078371" id="or113_oc36"/>
          <table:table-cell table:style-name="ce_1500166721" id="or113_oc37"/>
          <table:table-cell table:style-name="ce_1535078371" table:number-columns-repeated="9" id="or113_oc27"/>
          <table:table-cell table:style-name="ce_1139896536" id="or113_oc33"/>
          <table:table-cell table:number-columns-repeated="1004"/>
        </table:table-row>
        <table:table-row id="or114" table:style-name="rod1">
          <table:table-cell table:style-name="ce_584694903" id="or114_oc21"/>
          <table:table-cell table:style-name="ce_1277449641" id="or114_oc22"/>
          <table:table-cell table:style-name="ce_1576907604" office:value-type="string" id="or114_oc23">
            <text:p>Cost per Incident - Help Desk</text:p>
          </table:table-cell>
          <table:table-cell table:style-name="ce_1584807463" office:value-type="float" office:value="10" id="or114_oc24">
            <text:p>10</text:p>
          </table:table-cell>
          <table:table-cell table:style-name="ce_1202137786" table:formula="=D28*1.03" office:value-type="string" office:value="10.3" id="or114_oc34">
            <text:p>=D28*1.03</text:p>
          </table:table-cell>
          <table:table-cell table:style-name="ce_1170872123" table:formula="=E28*1.03" office:value-type="string" office:value="10.609" id="or114_oc35">
            <text:p>=E28*1.03</text:p>
          </table:table-cell>
          <table:table-cell table:style-name="ce_18517464" id="or114_oc25"/>
          <table:table-cell table:style-name="ce_1276781759" office:value-type="string" id="or114_oc26">
            <text:p>--</text:p>
          </table:table-cell>
          <table:table-cell table:style-name="ce_1111842092" table:formula="=IF(ISERROR(E28/D28-1);&quot;--&quot;;(E28/D28-1))" office:value-type="string" office:value="0.03" id="or114_oc36">
            <text:p>=IF(ISERROR(E28/D28-1);"--";(E28/D28-1))</text:p>
          </table:table-cell>
          <table:table-cell table:style-name="ce_1556555997" table:formula="=IF(ISERROR(F28/E28-1);&quot;--&quot;;(F28/E28-1))" office:value-type="string" office:value="0.03" id="or114_oc37">
            <text:p>=IF(ISERROR(F28/E28-1);"--";(F28/E28-1))</text:p>
          </table:table-cell>
          <table:table-cell table:style-name="ce_1085109976" id="or114_oc27"/>
          <table:table-cell table:style-name="ce_1919757862" table:number-columns-repeated="8" id="or114_oc28"/>
          <table:table-cell table:style-name="ce_773874143" id="or114_oc33"/>
          <table:table-cell table:style-name="ce_584694903" table:number-columns-repeated="1004" id="or114_oc32"/>
        </table:table-row>
        <table:table-row id="or115" table:style-name="or_1325341176">
          <table:table-cell/>
          <table:table-cell table:style-name="ce_2141355689" id="or115_oc22"/>
          <table:table-cell table:style-name="ce_1919757862" id="or115_oc23"/>
          <table:table-cell table:style-name="ce_1912652066" id="or115_oc24"/>
          <table:table-cell table:style-name="ce_933090809" id="or115_oc34"/>
          <table:table-cell table:style-name="ce_1533324153" id="or115_oc35"/>
          <table:table-cell table:style-name="ce_1919757862" id="or115_oc25"/>
          <table:table-cell table:style-name="ce_1558500687" id="or115_oc26"/>
          <table:table-cell table:style-name="ce_805907766" id="or115_oc36"/>
          <table:table-cell table:style-name="ce_1545367038" id="or115_oc37"/>
          <table:table-cell table:style-name="ce_1919757862" id="or115_oc27"/>
          <table:table-cell table:style-name="ce_1535078371" table:number-columns-repeated="8" id="or115_oc28"/>
          <table:table-cell table:style-name="ce_1139896536" id="or115_oc33"/>
          <table:table-cell table:number-columns-repeated="1004"/>
        </table:table-row>
        <table:table-row id="or116" table:style-name="or_1325341176">
          <table:table-cell/>
          <table:table-cell table:style-name="ce_1015394261" id="or116_oc22"/>
          <table:table-cell table:style-name="ce_115402177" table:number-columns-repeated="5" id="or116_oc23"/>
          <table:table-cell table:style-name="ce_1896174220" table:number-columns-repeated="3" id="or116_oc26"/>
          <table:table-cell table:style-name="ce_115402177" table:number-columns-repeated="9" id="or116_oc27"/>
          <table:table-cell table:style-name="ce_732297925" id="or116_oc33"/>
          <table:table-cell table:number-columns-repeated="1004"/>
        </table:table-row>
        <table:table-row id="or117" table:style-name="or_9954548">
          <table:table-cell table:number-columns-repeated="1024"/>
        </table:table-row>
        <table:table-row id="or118" table:style-name="or_1325341176">
          <table:table-cell/>
          <table:table-cell table:style-name="ce_710632658" id="or118_oc22"/>
          <table:table-cell table:style-name="ce_939268288" table:number-columns-repeated="17" id="or118_oc23"/>
          <table:table-cell table:style-name="ce_424554500" id="or118_oc33"/>
          <table:table-cell table:number-columns-repeated="1004"/>
        </table:table-row>
        <table:table-row id="or119" table:style-name="or_425613604">
          <table:table-cell/>
          <table:table-cell table:style-name="ce_2141355689" id="or119_oc22"/>
          <table:table-cell table:style-name="ce_245379580" office:value-type="string" table:number-columns-spanned="17" table:number-rows-spanned="1" id="or119_oc23">
            <text:p>Projected Deployment Costs - Staying with Microsoft</text:p>
          </table:table-cell>
          <table:covered-table-cell table:style-name="ce_1301105681" id="or119_oc24"/>
          <table:covered-table-cell table:style-name="ce_1301105681" id="or119_oc34"/>
          <table:covered-table-cell table:style-name="ce_1301105681" id="or119_oc35"/>
          <table:covered-table-cell table:style-name="ce_1301105681" id="or119_oc25"/>
          <table:covered-table-cell table:style-name="ce_1301105681" id="or119_oc26"/>
          <table:covered-table-cell table:style-name="ce_1301105681" id="or119_oc36"/>
          <table:covered-table-cell table:style-name="ce_1301105681" id="or119_oc37"/>
          <table:covered-table-cell table:style-name="ce_1301105681" id="or119_oc27"/>
          <table:covered-table-cell table:style-name="ce_1301105681" id="or119_oc28"/>
          <table:covered-table-cell table:style-name="ce_1301105681" id="or119_oc38"/>
          <table:covered-table-cell table:style-name="ce_1301105681" id="or119_oc39"/>
          <table:covered-table-cell table:style-name="ce_1301105681" id="or119_oc29"/>
          <table:covered-table-cell table:style-name="ce_1301105681" id="or119_oc30"/>
          <table:covered-table-cell table:style-name="ce_1301105681" id="or119_oc40"/>
          <table:covered-table-cell table:style-name="ce_1301105681" id="or119_oc41"/>
          <table:covered-table-cell table:style-name="ce_1301105681" id="or119_oc31"/>
          <table:table-cell table:style-name="ce_1139896536" id="or119_oc33"/>
          <table:table-cell table:number-columns-repeated="1004"/>
        </table:table-row>
        <table:table-row id="or120" table:style-name="or_764776957">
          <table:table-cell/>
          <table:table-cell table:style-name="ce_2141355689" id="or120_oc22"/>
          <table:table-cell table:style-name="ce_1535078371" table:number-columns-repeated="17" id="or120_oc23"/>
          <table:table-cell table:style-name="ce_1139896536" id="or120_oc33"/>
          <table:table-cell table:number-columns-repeated="1004"/>
        </table:table-row>
        <table:table-row id="or121" table:style-name="or_764776957">
          <table:table-cell/>
          <table:table-cell table:style-name="ce_2141355689" id="or121_oc22"/>
          <table:table-cell table:style-name="ce_1535078371" id="or121_oc23"/>
          <table:table-cell table:style-name="ce_1643993022" office:value-type="string" table:number-columns-spanned="3" table:number-rows-spanned="1" id="or121_oc24">
            <text:p>%age of MS Office '07 Deployed</text:p>
          </table:table-cell>
          <table:covered-table-cell table:style-name="ce_1080923711" id="or121_oc34"/>
          <table:covered-table-cell table:style-name="ce_1453080850" id="or121_oc35"/>
          <table:table-cell table:style-name="ce_1535078371" id="or121_oc25"/>
          <table:table-cell table:style-name="ce_1643993022" office:value-type="string" table:number-columns-spanned="3" table:number-rows-spanned="1" id="or121_oc26">
            <text:p>Office 2007 Users</text:p>
          </table:table-cell>
          <table:covered-table-cell table:style-name="ce_1080923711" id="or121_oc36"/>
          <table:covered-table-cell table:style-name="ce_1453080850" id="or121_oc37"/>
          <table:table-cell table:style-name="ce_1535078371" id="or121_oc27"/>
          <table:table-cell table:style-name="ce_1643993022" office:value-type="string" table:number-columns-spanned="3" table:number-rows-spanned="1" id="or121_oc28">
            <text:p>Office 2003 Users</text:p>
          </table:table-cell>
          <table:covered-table-cell table:style-name="ce_1080923711" id="or121_oc38"/>
          <table:covered-table-cell table:style-name="ce_1453080850" id="or121_oc39"/>
          <table:table-cell/>
          <table:table-cell table:style-name="ce_90723347" table:number-columns-spanned="3" table:number-rows-spanned="1" id="or121_oc30"/>
          <table:covered-table-cell table:style-name="ce_1925649262" id="or121_oc40"/>
          <table:covered-table-cell table:style-name="ce_1925649262" id="or121_oc41"/>
          <table:table-cell/>
          <table:table-cell table:style-name="ce_1139896536" id="or121_oc33"/>
          <table:table-cell table:number-columns-repeated="1004"/>
        </table:table-row>
        <table:table-row id="or122" table:style-name="or_764776957">
          <table:table-cell/>
          <table:table-cell table:style-name="ce_2141355689" id="or122_oc22"/>
          <table:table-cell table:style-name="ce_1535078371" id="or122_oc23"/>
          <table:table-cell table:style-name="ce_1921214618" office:value-type="string" id="or122_oc24">
            <text:p>Yr1</text:p>
          </table:table-cell>
          <table:table-cell table:style-name="ce_1327329207" office:value-type="string" id="or122_oc34">
            <text:p>Yr2</text:p>
          </table:table-cell>
          <table:table-cell table:style-name="ce_934548299" office:value-type="string" id="or122_oc35">
            <text:p>Yr3</text:p>
          </table:table-cell>
          <table:table-cell table:style-name="ce_1535078371" id="or122_oc25"/>
          <table:table-cell table:style-name="ce_1921214618" office:value-type="string" id="or122_oc26">
            <text:p>Yr1</text:p>
          </table:table-cell>
          <table:table-cell table:style-name="ce_1327329207" office:value-type="string" id="or122_oc36">
            <text:p>Yr2</text:p>
          </table:table-cell>
          <table:table-cell table:style-name="ce_934548299" office:value-type="string" id="or122_oc37">
            <text:p>Yr3</text:p>
          </table:table-cell>
          <table:table-cell table:style-name="ce_1535078371" id="or122_oc27"/>
          <table:table-cell table:style-name="ce_1921214618" office:value-type="string" id="or122_oc28">
            <text:p>Yr1</text:p>
          </table:table-cell>
          <table:table-cell table:style-name="ce_1327329207" office:value-type="string" id="or122_oc38">
            <text:p>Yr2</text:p>
          </table:table-cell>
          <table:table-cell table:style-name="ce_934548299" office:value-type="string" id="or122_oc39">
            <text:p>Yr3</text:p>
          </table:table-cell>
          <table:table-cell/>
          <table:table-cell table:style-name="ce_1925649262" table:number-columns-repeated="3" id="or122_oc30"/>
          <table:table-cell/>
          <table:table-cell table:style-name="ce_1139896536" id="or122_oc33"/>
          <table:table-cell table:number-columns-repeated="1004"/>
        </table:table-row>
        <table:table-row id="or123" table:style-name="or_1325341176">
          <table:table-cell/>
          <table:table-cell table:style-name="ce_2141355689" id="or123_oc22"/>
          <table:table-cell table:style-name="ce_1535078371" id="or123_oc23"/>
          <table:table-cell table:style-name="ce_901432375" id="or123_oc24"/>
          <table:table-cell table:style-name="ce_1925649262" id="or123_oc34"/>
          <table:table-cell table:style-name="ce_1575789702" id="or123_oc35"/>
          <table:table-cell table:style-name="ce_1535078371" id="or123_oc25"/>
          <table:table-cell table:style-name="ce_1254373797" id="or123_oc26"/>
          <table:table-cell table:style-name="ce_1535078371" id="or123_oc36"/>
          <table:table-cell table:style-name="ce_1500166721" id="or123_oc37"/>
          <table:table-cell table:style-name="ce_1535078371" id="or123_oc27"/>
          <table:table-cell table:style-name="ce_1254373797" id="or123_oc28"/>
          <table:table-cell/>
          <table:table-cell table:style-name="ce_1500166721" id="or123_oc39"/>
          <table:table-cell table:style-name="ce_1535078371" table:number-columns-repeated="5" id="or123_oc29"/>
          <table:table-cell table:style-name="ce_1139896536" id="or123_oc33"/>
          <table:table-cell table:number-columns-repeated="1004"/>
        </table:table-row>
        <table:table-row id="or124" table:style-name="or_764776957">
          <table:table-cell/>
          <table:table-cell table:style-name="ce_2141355689" id="or124_oc22"/>
          <table:table-cell table:style-name="ce_1535078371" office:value-type="string" id="or124_oc23">
            <text:p>Light Users</text:p>
          </table:table-cell>
          <table:table-cell table:style-name="ce_558877046" office:value-type="percentage" office:value="0" id="or124_oc24">
            <text:p>0</text:p>
          </table:table-cell>
          <table:table-cell table:style-name="ce_332892258" office:value-type="percentage" office:value="0.15" id="or124_oc34">
            <text:p>0.15</text:p>
          </table:table-cell>
          <table:table-cell table:style-name="ce_1570350898" office:value-type="percentage" office:value="0.5" id="or124_oc35">
            <text:p>0.5</text:p>
          </table:table-cell>
          <table:table-cell table:style-name="ce_1535078371" id="or124_oc25"/>
          <table:table-cell table:style-name="ce_752532047" table:formula="=D38*D8" office:value-type="string" office:value="0" id="or124_oc26">
            <text:p>=D38*D8</text:p>
          </table:table-cell>
          <table:table-cell table:style-name="ce_254637870" table:formula="=E38*E8" office:value-type="string" office:value="7875" id="or124_oc36">
            <text:p>=E38*E8</text:p>
          </table:table-cell>
          <table:table-cell table:style-name="ce_1757232848" table:formula="=F38*F8" office:value-type="string" office:value="27562.5" id="or124_oc37">
            <text:p>=F38*F8</text:p>
          </table:table-cell>
          <table:table-cell table:style-name="ce_1535078371" id="or124_oc27"/>
          <table:table-cell table:style-name="ce_752532047" table:formula="=D8-H38" office:value-type="string" office:value="50000" id="or124_oc28">
            <text:p>=D8-H38</text:p>
          </table:table-cell>
          <table:table-cell table:style-name="ce_254637870" table:formula="=E8-I38" office:value-type="string" office:value="44625" id="or124_oc38">
            <text:p>=E8-I38</text:p>
          </table:table-cell>
          <table:table-cell table:style-name="ce_1757232848" table:formula="=F8-J38" office:value-type="string" office:value="27562.5" id="or124_oc39">
            <text:p>=F8-J38</text:p>
          </table:table-cell>
          <table:table-cell/>
          <table:table-cell table:style-name="ce_254637870" table:number-columns-repeated="3" id="or124_oc30"/>
          <table:table-cell/>
          <table:table-cell table:style-name="ce_1139896536" id="or124_oc33"/>
          <table:table-cell table:number-columns-repeated="1004"/>
        </table:table-row>
        <table:table-row id="or125" table:style-name="or_764776957">
          <table:table-cell/>
          <table:table-cell table:style-name="ce_2141355689" id="or125_oc22"/>
          <table:table-cell table:style-name="ce_1535078371" office:value-type="string" id="or125_oc23">
            <text:p>Knowledge Workers</text:p>
          </table:table-cell>
          <table:table-cell table:style-name="ce_558877046" office:value-type="percentage" office:value="0.25" id="or125_oc24">
            <text:p>0.25</text:p>
          </table:table-cell>
          <table:table-cell table:style-name="ce_332892258" office:value-type="percentage" office:value="0.85" id="or125_oc34">
            <text:p>0.85</text:p>
          </table:table-cell>
          <table:table-cell table:style-name="ce_1570350898" office:value-type="percentage" office:value="1" id="or125_oc35">
            <text:p>1</text:p>
          </table:table-cell>
          <table:table-cell table:style-name="ce_1535078371" id="or125_oc25"/>
          <table:table-cell table:style-name="ce_752532047" table:formula="=D39*D9" office:value-type="string" office:value="10000" id="or125_oc26">
            <text:p>=D39*D9</text:p>
          </table:table-cell>
          <table:table-cell table:style-name="ce_254637870" table:formula="=E39*E9" office:value-type="string" office:value="35700" id="or125_oc36">
            <text:p>=E39*E9</text:p>
          </table:table-cell>
          <table:table-cell table:style-name="ce_1757232848" table:formula="=F39*F9" office:value-type="string" office:value="44100" id="or125_oc37">
            <text:p>=F39*F9</text:p>
          </table:table-cell>
          <table:table-cell table:style-name="ce_1535078371" id="or125_oc27"/>
          <table:table-cell table:style-name="ce_752532047" table:formula="=D9-H39" office:value-type="string" office:value="30000" id="or125_oc28">
            <text:p>=D9-H39</text:p>
          </table:table-cell>
          <table:table-cell table:style-name="ce_254637870" table:formula="=E9-I39" office:value-type="string" office:value="6300" id="or125_oc38">
            <text:p>=E9-I39</text:p>
          </table:table-cell>
          <table:table-cell table:style-name="ce_1757232848" table:formula="=F9-J39" office:value-type="string" office:value="0" id="or125_oc39">
            <text:p>=F9-J39</text:p>
          </table:table-cell>
          <table:table-cell/>
          <table:table-cell table:style-name="ce_254637870" table:number-columns-repeated="3" id="or125_oc30"/>
          <table:table-cell/>
          <table:table-cell table:style-name="ce_1139896536" id="or125_oc33"/>
          <table:table-cell table:number-columns-repeated="1004"/>
        </table:table-row>
        <table:table-row id="or126" table:style-name="or_764776957">
          <table:table-cell/>
          <table:table-cell table:style-name="ce_2141355689" id="or126_oc22"/>
          <table:table-cell table:style-name="ce_919138618" office:value-type="string" id="or126_oc23">
            <text:p>Special Requirements Employees</text:p>
          </table:table-cell>
          <table:table-cell table:style-name="ce_1503667489" office:value-type="percentage" office:value="0.5" id="or126_oc24">
            <text:p>0.5</text:p>
          </table:table-cell>
          <table:table-cell table:style-name="ce_647278295" office:value-type="percentage" office:value="0.85" id="or126_oc34">
            <text:p>0.85</text:p>
          </table:table-cell>
          <table:table-cell table:style-name="ce_1589098762" office:value-type="percentage" office:value="1" id="or126_oc35">
            <text:p>1</text:p>
          </table:table-cell>
          <table:table-cell table:style-name="ce_1535078371" id="or126_oc25"/>
          <table:table-cell table:style-name="ce_752532047" table:formula="=D40*D10" office:value-type="string" office:value="5000" id="or126_oc26">
            <text:p>=D40*D10</text:p>
          </table:table-cell>
          <table:table-cell table:style-name="ce_254637870" table:formula="=E40*E10" office:value-type="string" office:value="8925" id="or126_oc36">
            <text:p>=E40*E10</text:p>
          </table:table-cell>
          <table:table-cell table:style-name="ce_1757232848" table:formula="=F40*F10" office:value-type="string" office:value="11025" id="or126_oc37">
            <text:p>=F40*F10</text:p>
          </table:table-cell>
          <table:table-cell table:style-name="ce_1535078371" id="or126_oc27"/>
          <table:table-cell table:style-name="ce_752532047" table:formula="=D10-H40" office:value-type="string" office:value="5000" id="or126_oc28">
            <text:p>=D10-H40</text:p>
          </table:table-cell>
          <table:table-cell table:style-name="ce_254637870" table:formula="=E10-I40" office:value-type="string" office:value="1575" id="or126_oc38">
            <text:p>=E10-I40</text:p>
          </table:table-cell>
          <table:table-cell table:style-name="ce_1757232848" table:formula="=F10-J40" office:value-type="string" office:value="0" id="or126_oc39">
            <text:p>=F10-J40</text:p>
          </table:table-cell>
          <table:table-cell/>
          <table:table-cell table:style-name="ce_254637870" table:number-columns-repeated="3" id="or126_oc30"/>
          <table:table-cell/>
          <table:table-cell table:style-name="ce_1139896536" id="or126_oc33"/>
          <table:table-cell table:number-columns-repeated="1004"/>
        </table:table-row>
        <table:table-row id="or127" table:style-name="or_1325341176">
          <table:table-cell/>
          <table:table-cell table:style-name="ce_2141355689" id="or127_oc22"/>
          <table:table-cell table:style-name="ce_1535078371" table:number-columns-repeated="5" id="or127_oc23"/>
          <table:table-cell table:style-name="ce_1254373797" id="or127_oc26"/>
          <table:table-cell table:style-name="ce_1535078371" id="or127_oc36"/>
          <table:table-cell table:style-name="ce_1500166721" id="or127_oc37"/>
          <table:table-cell table:style-name="ce_1535078371" id="or127_oc27"/>
          <table:table-cell table:style-name="ce_1254373797" id="or127_oc28"/>
          <table:table-cell/>
          <table:table-cell table:style-name="ce_1500166721" id="or127_oc39"/>
          <table:table-cell table:style-name="ce_1535078371" table:number-columns-repeated="5" id="or127_oc29"/>
          <table:table-cell table:style-name="ce_1139896536" id="or127_oc33"/>
          <table:table-cell table:number-columns-repeated="1004"/>
        </table:table-row>
        <table:table-row id="or128" table:style-name="or_764776957">
          <table:table-cell table:style-name="ce_584694903" id="or128_oc21"/>
          <table:table-cell table:style-name="ce_1277449641" id="or128_oc22"/>
          <table:table-cell table:style-name="ce_549469997" office:value-type="string" id="or128_oc23">
            <text:p>Total Assumed Users</text:p>
          </table:table-cell>
          <table:table-cell table:style-name="ce_680569297" table:number-columns-repeated="4" id="or128_oc24"/>
          <table:table-cell table:style-name="ce_2140965563" table:formula="=SUM(H38:H40)" office:value-type="string" office:value="15000" id="or128_oc26">
            <text:p>=SUM(H38:H40)</text:p>
          </table:table-cell>
          <table:table-cell table:style-name="ce_209607042" table:formula="=SUM(I38:I40)" office:value-type="string" office:value="52500" id="or128_oc36">
            <text:p>=SUM(I38:I40)</text:p>
          </table:table-cell>
          <table:table-cell table:style-name="ce_1058214242" table:formula="=SUM(J38:J40)" office:value-type="string" office:value="82687.5" id="or128_oc37">
            <text:p>=SUM(J38:J40)</text:p>
          </table:table-cell>
          <table:table-cell table:style-name="ce_680569297" id="or128_oc27"/>
          <table:table-cell table:style-name="ce_2140965563" table:formula="=SUM(L38:L40)" office:value-type="string" office:value="85000" id="or128_oc28">
            <text:p>=SUM(L38:L40)</text:p>
          </table:table-cell>
          <table:table-cell table:style-name="ce_209607042" table:formula="=SUM(M38:M40)" office:value-type="string" office:value="52500" id="or128_oc38">
            <text:p>=SUM(M38:M40)</text:p>
          </table:table-cell>
          <table:table-cell table:style-name="ce_1058214242" table:formula="=SUM(N38:N40)" office:value-type="string" office:value="27562.5" id="or128_oc39">
            <text:p>=SUM(N38:N40)</text:p>
          </table:table-cell>
          <table:table-cell table:style-name="ce_1085109976" id="or128_oc29"/>
          <table:table-cell table:style-name="ce_85564331" table:number-columns-repeated="3" id="or128_oc30"/>
          <table:table-cell table:style-name="ce_1919757862" id="or128_oc31"/>
          <table:table-cell table:style-name="ce_773874143" id="or128_oc33"/>
          <table:table-cell table:style-name="ce_584694903" table:number-columns-repeated="1004" id="or128_oc32"/>
        </table:table-row>
        <table:table-row id="or129" table:style-name="or_1325341176">
          <table:table-cell table:style-name="ce_584694903" id="or129_oc21"/>
          <table:table-cell table:style-name="ce_1277449641" id="or129_oc22"/>
          <table:table-cell table:style-name="ce_1640301128" table:number-columns-repeated="5" id="or129_oc23"/>
          <table:table-cell table:style-name="ce_382828027" id="or129_oc26"/>
          <table:table-cell table:style-name="ce_1681742877" id="or129_oc36"/>
          <table:table-cell table:style-name="ce_1025324043" id="or129_oc37"/>
          <table:table-cell table:style-name="ce_1640301128" id="or129_oc27"/>
          <table:table-cell table:style-name="ce_382828027" id="or129_oc28"/>
          <table:table-cell table:style-name="ce_1681742877" id="or129_oc38"/>
          <table:table-cell table:style-name="ce_1025324043" id="or129_oc39"/>
          <table:table-cell table:style-name="ce_1919757862" table:number-columns-repeated="5" id="or129_oc29"/>
          <table:table-cell table:style-name="ce_773874143" id="or129_oc33"/>
          <table:table-cell table:style-name="ce_584694903" table:number-columns-repeated="1004" id="or129_oc32"/>
        </table:table-row>
        <table:table-row id="or130" table:style-name="or_764776957">
          <table:table-cell table:style-name="ce_584694903" id="or130_oc21"/>
          <table:table-cell table:style-name="ce_1277449641" id="or130_oc22"/>
          <table:table-cell table:style-name="ce_1640301128" table:number-columns-repeated="5" id="or130_oc23"/>
          <table:table-cell table:style-name="ce_85564331" table:number-columns-repeated="3" id="or130_oc26"/>
          <table:table-cell table:style-name="ce_1640301128" id="or130_oc27"/>
          <table:table-cell table:style-name="ce_1919757862" table:number-columns-repeated="8" id="or130_oc28"/>
          <table:table-cell table:style-name="ce_773874143" id="or130_oc33"/>
          <table:table-cell table:style-name="ce_584694903" table:number-columns-repeated="1004" id="or130_oc32"/>
        </table:table-row>
        <table:table-row id="or131" table:style-name="or_764776957">
          <table:table-cell table:style-name="ce_1648349353" id="or131_oc21"/>
          <table:table-cell table:style-name="ce_512770379" id="or131_oc22"/>
          <table:table-cell table:style-name="ce_1535078371" id="or131_oc23"/>
          <table:table-cell table:style-name="ce_1643993022" office:value-type="string" table:number-columns-spanned="3" table:number-rows-spanned="1" id="or131_oc24">
            <text:p>Training Hours</text:p>
          </table:table-cell>
          <table:covered-table-cell table:style-name="ce_1080923711" id="or131_oc34"/>
          <table:covered-table-cell table:style-name="ce_1453080850" id="or131_oc35"/>
          <table:table-cell table:style-name="ce_1535078371" id="or131_oc25"/>
          <table:table-cell table:style-name="ce_1643993022" office:value-type="string" table:number-columns-spanned="3" table:number-rows-spanned="1" id="or131_oc26">
            <text:p>Total Hours of Training</text:p>
          </table:table-cell>
          <table:covered-table-cell table:style-name="ce_1080923711" id="or131_oc36"/>
          <table:covered-table-cell table:style-name="ce_1453080850" id="or131_oc37"/>
          <table:table-cell table:style-name="ce_1535078371" id="or131_oc27"/>
          <table:table-cell table:style-name="ce_1643993022" office:value-type="string" table:number-columns-spanned="3" table:number-rows-spanned="1" id="or131_oc28">
            <text:p>Assumed Training Cost ($M)</text:p>
          </table:table-cell>
          <table:covered-table-cell table:style-name="ce_1080923711" id="or131_oc38"/>
          <table:covered-table-cell table:style-name="ce_1453080850" id="or131_oc39"/>
          <table:table-cell/>
          <table:table-cell table:style-name="ce_1643993022" office:value-type="string" table:number-columns-spanned="3" table:number-rows-spanned="1" id="or131_oc30">
            <text:p>Assumed Growth Rates</text:p>
          </table:table-cell>
          <table:covered-table-cell table:style-name="ce_1080923711" id="or131_oc40"/>
          <table:covered-table-cell table:style-name="ce_1453080850" id="or131_oc41"/>
          <table:table-cell/>
          <table:table-cell table:style-name="ce_1068115618" id="or131_oc33"/>
          <table:table-cell table:style-name="ce_1648349353" table:number-columns-repeated="1004" id="or131_oc32"/>
        </table:table-row>
        <table:table-row id="or132" table:style-name="rod1">
          <table:table-cell/>
          <table:table-cell table:style-name="ce_2141355689" id="or132_oc22"/>
          <table:table-cell table:style-name="ce_1535078371" id="or132_oc23"/>
          <table:table-cell table:style-name="ce_901432375" office:value-type="string" id="or132_oc24">
            <text:p>Yr1</text:p>
          </table:table-cell>
          <table:table-cell table:style-name="ce_1925649262" office:value-type="string" id="or132_oc34">
            <text:p>Yr2</text:p>
          </table:table-cell>
          <table:table-cell table:style-name="ce_1575789702" office:value-type="string" id="or132_oc35">
            <text:p>Yr3</text:p>
          </table:table-cell>
          <table:table-cell table:style-name="ce_1535078371" id="or132_oc25"/>
          <table:table-cell table:style-name="ce_1921214618" office:value-type="string" id="or132_oc26">
            <text:p>Yr1</text:p>
          </table:table-cell>
          <table:table-cell table:style-name="ce_1327329207" office:value-type="string" id="or132_oc36">
            <text:p>Yr2</text:p>
          </table:table-cell>
          <table:table-cell table:style-name="ce_934548299" office:value-type="string" id="or132_oc37">
            <text:p>Yr3</text:p>
          </table:table-cell>
          <table:table-cell table:style-name="ce_1535078371" id="or132_oc27"/>
          <table:table-cell table:style-name="ce_1921214618" office:value-type="string" id="or132_oc28">
            <text:p>Yr1</text:p>
          </table:table-cell>
          <table:table-cell table:style-name="ce_1327329207" office:value-type="string" id="or132_oc38">
            <text:p>Yr2</text:p>
          </table:table-cell>
          <table:table-cell table:style-name="ce_934548299" office:value-type="string" id="or132_oc39">
            <text:p>Yr3</text:p>
          </table:table-cell>
          <table:table-cell/>
          <table:table-cell table:style-name="ce_1921214618" office:value-type="string" id="or132_oc30">
            <text:p>Yr1</text:p>
          </table:table-cell>
          <table:table-cell table:style-name="ce_1327329207" office:value-type="string" id="or132_oc40">
            <text:p>Yr2</text:p>
          </table:table-cell>
          <table:table-cell table:style-name="ce_934548299" office:value-type="string" id="or132_oc41">
            <text:p>Yr3</text:p>
          </table:table-cell>
          <table:table-cell/>
          <table:table-cell table:style-name="ce_1139896536" id="or132_oc33"/>
          <table:table-cell table:number-columns-repeated="1004"/>
        </table:table-row>
        <table:table-row id="or133" table:style-name="or_1325341176">
          <table:table-cell/>
          <table:table-cell table:style-name="ce_2141355689" id="or133_oc22"/>
          <table:table-cell table:style-name="ce_1535078371" id="or133_oc23"/>
          <table:table-cell table:style-name="ce_832153001" id="or133_oc24"/>
          <table:table-cell table:style-name="ce_1080923711" id="or133_oc34"/>
          <table:table-cell table:style-name="ce_1453080850" id="or133_oc35"/>
          <table:table-cell table:style-name="ce_1535078371" id="or133_oc25"/>
          <table:table-cell table:style-name="ce_1254373797" id="or133_oc26"/>
          <table:table-cell table:style-name="ce_1535078371" id="or133_oc36"/>
          <table:table-cell table:style-name="ce_1500166721" id="or133_oc37"/>
          <table:table-cell table:style-name="ce_1535078371" id="or133_oc27"/>
          <table:table-cell table:style-name="ce_1254373797" id="or133_oc28"/>
          <table:table-cell/>
          <table:table-cell table:style-name="ce_1500166721" id="or133_oc39"/>
          <table:table-cell/>
          <table:table-cell table:style-name="ce_1254373797" id="or133_oc30"/>
          <table:table-cell/>
          <table:table-cell table:style-name="ce_1500166721" id="or133_oc41"/>
          <table:table-cell/>
          <table:table-cell table:style-name="ce_1139896536" id="or133_oc33"/>
          <table:table-cell table:number-columns-repeated="1004"/>
        </table:table-row>
        <table:table-row id="or134" table:style-name="rod1">
          <table:table-cell/>
          <table:table-cell table:style-name="ce_2141355689" id="or134_oc22"/>
          <table:table-cell table:style-name="ce_1535078371" office:value-type="string" id="or134_oc23">
            <text:p>Light Users</text:p>
          </table:table-cell>
          <table:table-cell table:style-name="ce_154188395" office:value-type="float" office:value="1" id="or134_oc24">
            <text:p>1</text:p>
          </table:table-cell>
          <table:table-cell table:style-name="ce_132080520" office:value-type="float" office:value="1" id="or134_oc34">
            <text:p>1</text:p>
          </table:table-cell>
          <table:table-cell table:style-name="ce_387492424" office:value-type="float" office:value="1" id="or134_oc35">
            <text:p>1</text:p>
          </table:table-cell>
          <table:table-cell table:style-name="ce_1535078371" id="or134_oc25"/>
          <table:table-cell table:style-name="ce_752532047" table:formula="=D48*H38" office:value-type="string" office:value="0" id="or134_oc26">
            <text:p>=D48*H38</text:p>
          </table:table-cell>
          <table:table-cell table:style-name="ce_254637870" table:formula="=IF(I38&gt;H38;E48*(I38-H38);0)" office:value-type="string" office:value="7875" id="or134_oc36">
            <text:p>=IF(I38&gt;H38;E48*(I38-H38);0)</text:p>
          </table:table-cell>
          <table:table-cell table:style-name="ce_1757232848" table:formula="=IF(J38&gt;I38;F48*(J38-I38);0)" office:value-type="string" office:value="19687.5" id="or134_oc37">
            <text:p>=IF(J38&gt;I38;F48*(J38-I38);0)</text:p>
          </table:table-cell>
          <table:table-cell table:style-name="ce_1535078371" id="or134_oc27"/>
          <table:table-cell table:style-name="ce_35539408" table:formula="=H48*D18/1000000" office:value-type="string" office:value="0" id="or134_oc28">
            <text:p>=H48*D18/1000000</text:p>
          </table:table-cell>
          <table:table-cell table:style-name="ce_66831952" table:formula="=I48*E18/1000000" office:value-type="string" office:value="0.162225" id="or134_oc38">
            <text:p>=I48*E18/1000000</text:p>
          </table:table-cell>
          <table:table-cell table:style-name="ce_2068996082" table:formula="=J48*F18/1000000" office:value-type="string" office:value="0.417729375" id="or134_oc39">
            <text:p>=J48*F18/1000000</text:p>
          </table:table-cell>
          <table:table-cell/>
          <table:table-cell table:style-name="ce_42865557" table:formula="=IF(L48&gt;0;&quot;inf.&quot;;&quot;--&quot;)" office:value-type="string" office:string-value="--" id="or134_oc30">
            <text:p>=IF(L48&gt;0;"inf.";"--")</text:p>
          </table:table-cell>
          <table:table-cell table:style-name="ce_1026403766" table:formula="=IF(ISERROR(M48/L48-1);&quot;--&quot;;(M48/L48-1))" office:value-type="string" office:string-value="--" id="or134_oc40">
            <text:p>=IF(ISERROR(M48/L48-1);"--";(M48/L48-1))</text:p>
          </table:table-cell>
          <table:table-cell table:style-name="ce_1974797478" table:formula="=IF(ISERROR(N48/M48-1);&quot;--&quot;;(N48/M48-1))" office:value-type="string" office:value="1.575" id="or134_oc41">
            <text:p>=IF(ISERROR(N48/M48-1);"--";(N48/M48-1))</text:p>
          </table:table-cell>
          <table:table-cell/>
          <table:table-cell table:style-name="ce_1139896536" id="or134_oc33"/>
          <table:table-cell table:number-columns-repeated="1004"/>
        </table:table-row>
        <table:table-row id="or135" table:style-name="rod1">
          <table:table-cell/>
          <table:table-cell table:style-name="ce_2141355689" id="or135_oc22"/>
          <table:table-cell table:style-name="ce_1535078371" office:value-type="string" id="or135_oc23">
            <text:p>Knowledge Workers</text:p>
          </table:table-cell>
          <table:table-cell table:style-name="ce_154188395" office:value-type="float" office:value="2" id="or135_oc24">
            <text:p>2</text:p>
          </table:table-cell>
          <table:table-cell table:style-name="ce_132080520" office:value-type="float" office:value="2" id="or135_oc34">
            <text:p>2</text:p>
          </table:table-cell>
          <table:table-cell table:style-name="ce_387492424" office:value-type="float" office:value="2" id="or135_oc35">
            <text:p>2</text:p>
          </table:table-cell>
          <table:table-cell table:style-name="ce_1535078371" id="or135_oc25"/>
          <table:table-cell table:style-name="ce_752532047" table:formula="=D49*H39" office:value-type="string" office:value="20000" id="or135_oc26">
            <text:p>=D49*H39</text:p>
          </table:table-cell>
          <table:table-cell table:style-name="ce_254637870" table:formula="=IF(I39&gt;H39;E49*(I39-H39);0)" office:value-type="string" office:value="51400" id="or135_oc36">
            <text:p>=IF(I39&gt;H39;E49*(I39-H39);0)</text:p>
          </table:table-cell>
          <table:table-cell table:style-name="ce_1757232848" table:formula="=IF(J39&gt;I39;F49*(J39-I39);0)" office:value-type="string" office:value="16800" id="or135_oc37">
            <text:p>=IF(J39&gt;I39;F49*(J39-I39);0)</text:p>
          </table:table-cell>
          <table:table-cell table:style-name="ce_1535078371" id="or135_oc27"/>
          <table:table-cell table:style-name="ce_35539408" table:formula="=H49*D19/1000000" office:value-type="string" office:value="0.7" id="or135_oc28">
            <text:p>=H49*D19/1000000</text:p>
          </table:table-cell>
          <table:table-cell table:style-name="ce_66831952" table:formula="=I49*E19/1000000" office:value-type="string" office:value="1.85297" id="or135_oc38">
            <text:p>=I49*E19/1000000</text:p>
          </table:table-cell>
          <table:table-cell table:style-name="ce_2068996082" table:formula="=J49*F19/1000000" office:value-type="string" office:value="0.6238092" id="or135_oc39">
            <text:p>=J49*F19/1000000</text:p>
          </table:table-cell>
          <table:table-cell/>
          <table:table-cell table:style-name="ce_42865557" table:formula="=IF(L49&gt;0;&quot;inf.&quot;;&quot;--&quot;)" office:value-type="string" office:string-value="inf." id="or135_oc30">
            <text:p>=IF(L49&gt;0;"inf.";"--")</text:p>
          </table:table-cell>
          <table:table-cell table:style-name="ce_1026403766" table:formula="=IF(ISERROR(M49/L49-1);&quot;--&quot;;(M49/L49-1))" office:value-type="string" office:value="1.6471" id="or135_oc40">
            <text:p>=IF(ISERROR(M49/L49-1);"--";(M49/L49-1))</text:p>
          </table:table-cell>
          <table:table-cell table:style-name="ce_1974797478" table:formula="=IF(ISERROR(N49/M49-1);&quot;--&quot;;(N49/M49-1))" office:value-type="string" office:value="-0.663346303501945" id="or135_oc41">
            <text:p>=IF(ISERROR(N49/M49-1);"--";(N49/M49-1))</text:p>
          </table:table-cell>
          <table:table-cell/>
          <table:table-cell table:style-name="ce_1139896536" id="or135_oc33"/>
          <table:table-cell table:number-columns-repeated="1004"/>
        </table:table-row>
        <table:table-row id="or136" table:style-name="rod1">
          <table:table-cell/>
          <table:table-cell table:style-name="ce_2141355689" id="or136_oc22"/>
          <table:table-cell table:style-name="ce_919138618" office:value-type="string" id="or136_oc23">
            <text:p>Special Requirements Employees</text:p>
          </table:table-cell>
          <table:table-cell table:style-name="ce_1072382046" office:value-type="float" office:value="4" id="or136_oc24">
            <text:p>4</text:p>
          </table:table-cell>
          <table:table-cell table:style-name="ce_742016199" office:value-type="float" office:value="4" id="or136_oc34">
            <text:p>4</text:p>
          </table:table-cell>
          <table:table-cell table:style-name="ce_569787868" office:value-type="float" office:value="4" id="or136_oc35">
            <text:p>4</text:p>
          </table:table-cell>
          <table:table-cell table:style-name="ce_1535078371" id="or136_oc25"/>
          <table:table-cell table:style-name="ce_752532047" table:formula="=D50*H40" office:value-type="string" office:value="20000" id="or136_oc26">
            <text:p>=D50*H40</text:p>
          </table:table-cell>
          <table:table-cell table:style-name="ce_254637870" table:formula="=IF(I40&gt;H40;E50*(I40-H40);0)" office:value-type="string" office:value="15700" id="or136_oc36">
            <text:p>=IF(I40&gt;H40;E50*(I40-H40);0)</text:p>
          </table:table-cell>
          <table:table-cell table:style-name="ce_1757232848" table:formula="=IF(J40&gt;I40;F50*(J40-I40);0)" office:value-type="string" office:value="8400" id="or136_oc37">
            <text:p>=IF(J40&gt;I40;F50*(J40-I40);0)</text:p>
          </table:table-cell>
          <table:table-cell table:style-name="ce_1535078371" id="or136_oc27"/>
          <table:table-cell table:style-name="ce_35539408" table:formula="=H50*D20/1000000" office:value-type="string" office:value="1.2" id="or136_oc28">
            <text:p>=H50*D20/1000000</text:p>
          </table:table-cell>
          <table:table-cell table:style-name="ce_66831952" table:formula="=I50*E20/1000000" office:value-type="string" office:value="0.97026" id="or136_oc38">
            <text:p>=I50*E20/1000000</text:p>
          </table:table-cell>
          <table:table-cell table:style-name="ce_2068996082" table:formula="=J50*F20/1000000" office:value-type="string" office:value="0.5346936" id="or136_oc39">
            <text:p>=J50*F20/1000000</text:p>
          </table:table-cell>
          <table:table-cell/>
          <table:table-cell table:style-name="ce_944008245" table:formula="=IF(L50&gt;0;&quot;inf.&quot;;&quot;--&quot;)" office:value-type="string" office:string-value="inf." id="or136_oc30">
            <text:p>=IF(L50&gt;0;"inf.";"--")</text:p>
          </table:table-cell>
          <table:table-cell table:style-name="ce_1026403766" table:formula="=IF(ISERROR(M50/L50-1);&quot;--&quot;;(M50/L50-1))" office:value-type="string" office:value="-0.19145" id="or136_oc40">
            <text:p>=IF(ISERROR(M50/L50-1);"--";(M50/L50-1))</text:p>
          </table:table-cell>
          <table:table-cell table:style-name="ce_1974797478" table:formula="=IF(ISERROR(N50/M50-1);&quot;--&quot;;(N50/M50-1))" office:value-type="string" office:value="-0.448917197452229" id="or136_oc41">
            <text:p>=IF(ISERROR(N50/M50-1);"--";(N50/M50-1))</text:p>
          </table:table-cell>
          <table:table-cell/>
          <table:table-cell table:style-name="ce_1139896536" id="or136_oc33"/>
          <table:table-cell table:number-columns-repeated="1004"/>
        </table:table-row>
        <table:table-row id="or137" table:style-name="or_1325341176">
          <table:table-cell/>
          <table:table-cell table:style-name="ce_2141355689" id="or137_oc22"/>
          <table:table-cell table:style-name="ce_1535078371" table:number-columns-repeated="5" id="or137_oc23"/>
          <table:table-cell table:style-name="ce_1254373797" id="or137_oc26"/>
          <table:table-cell table:style-name="ce_1535078371" id="or137_oc36"/>
          <table:table-cell table:style-name="ce_1500166721" id="or137_oc37"/>
          <table:table-cell table:style-name="ce_1535078371" id="or137_oc27"/>
          <table:table-cell table:style-name="ce_1254373797" id="or137_oc28"/>
          <table:table-cell/>
          <table:table-cell table:style-name="ce_1500166721" id="or137_oc39"/>
          <table:table-cell/>
          <table:table-cell table:style-name="ce_42865557" id="or137_oc30"/>
          <table:table-cell table:style-name="ce_1026403766" id="or137_oc40"/>
          <table:table-cell table:style-name="ce_1974797478" id="or137_oc41"/>
          <table:table-cell/>
          <table:table-cell table:style-name="ce_1139896536" id="or137_oc33"/>
          <table:table-cell table:number-columns-repeated="1004"/>
        </table:table-row>
        <table:table-row id="or138" table:style-name="rod1">
          <table:table-cell/>
          <table:table-cell table:style-name="ce_2141355689" id="or138_oc22"/>
          <table:table-cell table:style-name="ce_549469997" office:value-type="string" id="or138_oc23">
            <text:p>Projected Training Costs</text:p>
          </table:table-cell>
          <table:table-cell table:style-name="ce_680569297" table:number-columns-repeated="4" id="or138_oc24"/>
          <table:table-cell table:style-name="ce_2140965563" table:formula="=SUM(H48:H50)" office:value-type="string" office:value="40000" id="or138_oc26">
            <text:p>=SUM(H48:H50)</text:p>
          </table:table-cell>
          <table:table-cell table:style-name="ce_209607042" table:formula="=SUM(I48:I50)" office:value-type="string" office:value="74975" id="or138_oc36">
            <text:p>=SUM(I48:I50)</text:p>
          </table:table-cell>
          <table:table-cell table:style-name="ce_1058214242" table:formula="=SUM(J48:J50)" office:value-type="string" office:value="44887.5" id="or138_oc37">
            <text:p>=SUM(J48:J50)</text:p>
          </table:table-cell>
          <table:table-cell table:style-name="ce_680569297" id="or138_oc27"/>
          <table:table-cell table:style-name="ce_1882092252" table:formula="=SUM(L48:L50)" office:value-type="string" office:value="1.9" id="or138_oc28">
            <text:p>=SUM(L48:L50)</text:p>
          </table:table-cell>
          <table:table-cell table:style-name="ce_447176541" table:formula="=SUM(M48:M50)" office:value-type="string" office:value="2.985455" id="or138_oc38">
            <text:p>=SUM(M48:M50)</text:p>
          </table:table-cell>
          <table:table-cell table:style-name="ce_143892150" table:formula="=SUM(N48:N50)" office:value-type="string" office:value="1.576232175" id="or138_oc39">
            <text:p>=SUM(N48:N50)</text:p>
          </table:table-cell>
          <table:table-cell table:style-name="ce_657239695" id="or138_oc29"/>
          <table:table-cell table:style-name="ce_1734606166" table:formula="=IF(L52&gt;0;&quot;inf.&quot;;&quot;--&quot;)" office:value-type="string" office:string-value="inf." id="or138_oc30">
            <text:p>=IF(L52&gt;0;"inf.";"--")</text:p>
          </table:table-cell>
          <table:table-cell table:style-name="ce_340787305" table:formula="=IF(ISERROR(M52/L52-1);&quot;--&quot;;(M52/L52-1))" office:value-type="string" office:value="0.571292105263158" id="or138_oc40">
            <text:p>=IF(ISERROR(M52/L52-1);"--";(M52/L52-1))</text:p>
          </table:table-cell>
          <table:table-cell table:style-name="ce_107503597" table:formula="=IF(ISERROR(N52/M52-1);&quot;--&quot;;(N52/M52-1))" office:value-type="string" office:value="-0.472029498016215" id="or138_oc41">
            <text:p>=IF(ISERROR(N52/M52-1);"--";(N52/M52-1))</text:p>
          </table:table-cell>
          <table:table-cell table:style-name="ce_1979307110" id="or138_oc31"/>
          <table:table-cell table:style-name="ce_1139896536" id="or138_oc33"/>
          <table:table-cell table:number-columns-repeated="1004"/>
        </table:table-row>
        <table:table-row id="or139" table:style-name="or_1325341176">
          <table:table-cell/>
          <table:table-cell table:style-name="ce_2141355689" id="or139_oc22"/>
          <table:table-cell table:style-name="ce_1640301128" table:number-columns-repeated="5" id="or139_oc23"/>
          <table:table-cell table:style-name="ce_2140965563" id="or139_oc26"/>
          <table:table-cell table:style-name="ce_209607042" id="or139_oc36"/>
          <table:table-cell table:style-name="ce_1058214242" id="or139_oc37"/>
          <table:table-cell table:style-name="ce_1607991800" id="or139_oc27"/>
          <table:table-cell table:style-name="ce_289436486" id="or139_oc28"/>
          <table:table-cell table:style-name="ce_657239695" id="or139_oc38"/>
          <table:table-cell table:style-name="ce_1979307110" id="or139_oc39"/>
          <table:table-cell table:style-name="ce_224215418" id="or139_oc29"/>
          <table:table-cell table:style-name="ce_289436486" id="or139_oc30"/>
          <table:table-cell table:style-name="ce_657239695" id="or139_oc40"/>
          <table:table-cell table:style-name="ce_1979307110" id="or139_oc41"/>
          <table:table-cell/>
          <table:table-cell table:style-name="ce_1139896536" id="or139_oc33"/>
          <table:table-cell table:number-columns-repeated="1004"/>
        </table:table-row>
        <table:table-row id="or140" table:style-name="or_764776957">
          <table:table-cell table:style-name="ce_584694903" id="or140_oc21"/>
          <table:table-cell table:style-name="ce_1277449641" id="or140_oc22"/>
          <table:table-cell table:style-name="ce_1640301128" table:number-columns-repeated="5" id="or140_oc23"/>
          <table:table-cell table:style-name="ce_85564331" table:number-columns-repeated="3" id="or140_oc26"/>
          <table:table-cell table:style-name="ce_1640301128" id="or140_oc27"/>
          <table:table-cell table:style-name="ce_1919757862" table:number-columns-repeated="8" id="or140_oc28"/>
          <table:table-cell table:style-name="ce_773874143" id="or140_oc33"/>
          <table:table-cell table:style-name="ce_584694903" table:number-columns-repeated="1004" id="or140_oc32"/>
        </table:table-row>
        <table:table-row id="or141" table:style-name="or_764776957">
          <table:table-cell table:style-name="ce_1648349353" id="or141_oc21"/>
          <table:table-cell table:style-name="ce_512770379" id="or141_oc22"/>
          <table:table-cell table:style-name="ce_1535078371" id="or141_oc23"/>
          <table:table-cell table:style-name="ce_1643993022" office:value-type="string" table:number-columns-spanned="3" table:number-rows-spanned="1" id="or141_oc24">
            <text:p>Productivity Cost Hours</text:p>
          </table:table-cell>
          <table:covered-table-cell table:style-name="ce_1080923711" id="or141_oc34"/>
          <table:covered-table-cell table:style-name="ce_1453080850" id="or141_oc35"/>
          <table:table-cell table:style-name="ce_1535078371" id="or141_oc25"/>
          <table:table-cell table:style-name="ce_1643993022" office:value-type="string" table:number-columns-spanned="3" table:number-rows-spanned="1" id="or141_oc26">
            <text:p>Total Hours of Productivity Cost</text:p>
          </table:table-cell>
          <table:covered-table-cell table:style-name="ce_1080923711" id="or141_oc36"/>
          <table:covered-table-cell table:style-name="ce_1453080850" id="or141_oc37"/>
          <table:table-cell table:style-name="ce_1535078371" id="or141_oc27"/>
          <table:table-cell table:style-name="ce_1643993022" office:value-type="string" table:number-columns-spanned="3" table:number-rows-spanned="1" id="or141_oc28">
            <text:p>Assumed Productivity Cost ($M)</text:p>
          </table:table-cell>
          <table:covered-table-cell table:style-name="ce_1080923711" id="or141_oc38"/>
          <table:covered-table-cell table:style-name="ce_1453080850" id="or141_oc39"/>
          <table:table-cell/>
          <table:table-cell table:style-name="ce_1643993022" office:value-type="string" table:number-columns-spanned="3" table:number-rows-spanned="1" id="or141_oc30">
            <text:p>Assumed Growth Rates</text:p>
          </table:table-cell>
          <table:covered-table-cell table:style-name="ce_1080923711" id="or141_oc40"/>
          <table:covered-table-cell table:style-name="ce_1453080850" id="or141_oc41"/>
          <table:table-cell/>
          <table:table-cell table:style-name="ce_1068115618" id="or141_oc33"/>
          <table:table-cell table:style-name="ce_1648349353" table:number-columns-repeated="1004" id="or141_oc32"/>
        </table:table-row>
        <table:table-row id="or142" table:style-name="rod1">
          <table:table-cell/>
          <table:table-cell table:style-name="ce_2141355689" id="or142_oc22"/>
          <table:table-cell table:style-name="ce_1535078371" id="or142_oc23"/>
          <table:table-cell table:style-name="ce_901432375" office:value-type="string" id="or142_oc24">
            <text:p>Yr1</text:p>
          </table:table-cell>
          <table:table-cell table:style-name="ce_1925649262" office:value-type="string" id="or142_oc34">
            <text:p>Yr2</text:p>
          </table:table-cell>
          <table:table-cell table:style-name="ce_1575789702" office:value-type="string" id="or142_oc35">
            <text:p>Yr3</text:p>
          </table:table-cell>
          <table:table-cell table:style-name="ce_1535078371" id="or142_oc25"/>
          <table:table-cell table:style-name="ce_1921214618" office:value-type="string" id="or142_oc26">
            <text:p>Yr1</text:p>
          </table:table-cell>
          <table:table-cell table:style-name="ce_1327329207" office:value-type="string" id="or142_oc36">
            <text:p>Yr2</text:p>
          </table:table-cell>
          <table:table-cell table:style-name="ce_934548299" office:value-type="string" id="or142_oc37">
            <text:p>Yr3</text:p>
          </table:table-cell>
          <table:table-cell table:style-name="ce_1535078371" id="or142_oc27"/>
          <table:table-cell table:style-name="ce_1921214618" office:value-type="string" id="or142_oc28">
            <text:p>Yr1</text:p>
          </table:table-cell>
          <table:table-cell table:style-name="ce_1327329207" office:value-type="string" id="or142_oc38">
            <text:p>Yr2</text:p>
          </table:table-cell>
          <table:table-cell table:style-name="ce_934548299" office:value-type="string" id="or142_oc39">
            <text:p>Yr3</text:p>
          </table:table-cell>
          <table:table-cell/>
          <table:table-cell table:style-name="ce_1921214618" office:value-type="string" id="or142_oc30">
            <text:p>Yr1</text:p>
          </table:table-cell>
          <table:table-cell table:style-name="ce_1327329207" office:value-type="string" id="or142_oc40">
            <text:p>Yr2</text:p>
          </table:table-cell>
          <table:table-cell table:style-name="ce_934548299" office:value-type="string" id="or142_oc41">
            <text:p>Yr3</text:p>
          </table:table-cell>
          <table:table-cell/>
          <table:table-cell table:style-name="ce_1139896536" id="or142_oc33"/>
          <table:table-cell table:number-columns-repeated="1004"/>
        </table:table-row>
        <table:table-row id="or143" table:style-name="or_1325341176">
          <table:table-cell/>
          <table:table-cell table:style-name="ce_2141355689" id="or143_oc22"/>
          <table:table-cell table:style-name="ce_1535078371" id="or143_oc23"/>
          <table:table-cell table:style-name="ce_832153001" id="or143_oc24"/>
          <table:table-cell table:style-name="ce_1080923711" id="or143_oc34"/>
          <table:table-cell table:style-name="ce_1453080850" id="or143_oc35"/>
          <table:table-cell table:style-name="ce_1535078371" id="or143_oc25"/>
          <table:table-cell table:style-name="ce_1254373797" id="or143_oc26"/>
          <table:table-cell table:style-name="ce_1535078371" id="or143_oc36"/>
          <table:table-cell table:style-name="ce_1500166721" id="or143_oc37"/>
          <table:table-cell table:style-name="ce_1535078371" id="or143_oc27"/>
          <table:table-cell table:style-name="ce_1254373797" id="or143_oc28"/>
          <table:table-cell/>
          <table:table-cell table:style-name="ce_1500166721" id="or143_oc39"/>
          <table:table-cell/>
          <table:table-cell table:style-name="ce_1254373797" id="or143_oc30"/>
          <table:table-cell/>
          <table:table-cell table:style-name="ce_1500166721" id="or143_oc41"/>
          <table:table-cell/>
          <table:table-cell table:style-name="ce_1139896536" id="or143_oc33"/>
          <table:table-cell table:number-columns-repeated="1004"/>
        </table:table-row>
        <table:table-row id="or144" table:style-name="rod1">
          <table:table-cell/>
          <table:table-cell table:style-name="ce_2141355689" id="or144_oc22"/>
          <table:table-cell table:style-name="ce_1535078371" office:value-type="string" id="or144_oc23">
            <text:p>Light Users</text:p>
          </table:table-cell>
          <table:table-cell table:style-name="ce_154188395" office:value-type="float" office:value="2" id="or144_oc24">
            <text:p>2</text:p>
          </table:table-cell>
          <table:table-cell table:style-name="ce_132080520" office:value-type="float" office:value="2" id="or144_oc34">
            <text:p>2</text:p>
          </table:table-cell>
          <table:table-cell table:style-name="ce_387492424" office:value-type="float" office:value="2" id="or144_oc35">
            <text:p>2</text:p>
          </table:table-cell>
          <table:table-cell table:style-name="ce_1535078371" id="or144_oc25"/>
          <table:table-cell table:style-name="ce_752532047" table:formula="=D58*H38" office:value-type="string" office:value="0" id="or144_oc26">
            <text:p>=D58*H38</text:p>
          </table:table-cell>
          <table:table-cell table:style-name="ce_254637870" table:formula="=IF(I38&gt;H38;E58*(I38-H38);0)" office:value-type="string" office:value="15750" id="or144_oc36">
            <text:p>=IF(I38&gt;H38;E58*(I38-H38);0)</text:p>
          </table:table-cell>
          <table:table-cell table:style-name="ce_1757232848" table:formula="=IF(J38&gt;I38;F58*(J38-I38);0)" office:value-type="string" office:value="39375" id="or144_oc37">
            <text:p>=IF(J38&gt;I38;F58*(J38-I38);0)</text:p>
          </table:table-cell>
          <table:table-cell table:style-name="ce_1535078371" id="or144_oc27"/>
          <table:table-cell table:style-name="ce_35539408" table:formula="=H58*D18/1000000" office:value-type="string" office:value="0" id="or144_oc28">
            <text:p>=H58*D18/1000000</text:p>
          </table:table-cell>
          <table:table-cell table:style-name="ce_66831952" table:formula="=I58*E18/1000000" office:value-type="string" office:value="0.32445" id="or144_oc38">
            <text:p>=I58*E18/1000000</text:p>
          </table:table-cell>
          <table:table-cell table:style-name="ce_2068996082" table:formula="=J58*F18/1000000" office:value-type="string" office:value="0.83545875" id="or144_oc39">
            <text:p>=J58*F18/1000000</text:p>
          </table:table-cell>
          <table:table-cell/>
          <table:table-cell table:style-name="ce_42865557" table:formula="=IF(L58&gt;0;&quot;inf.&quot;;&quot;--&quot;)" office:value-type="string" office:string-value="--" id="or144_oc30">
            <text:p>=IF(L58&gt;0;"inf.";"--")</text:p>
          </table:table-cell>
          <table:table-cell table:style-name="ce_1026403766" table:formula="=IF(ISERROR(M58/L58-1);&quot;--&quot;;(M58/L58-1))" office:value-type="string" office:string-value="--" id="or144_oc40">
            <text:p>=IF(ISERROR(M58/L58-1);"--";(M58/L58-1))</text:p>
          </table:table-cell>
          <table:table-cell table:style-name="ce_1974797478" table:formula="=IF(ISERROR(N58/M58-1);&quot;--&quot;;(N58/M58-1))" office:value-type="string" office:value="1.575" id="or144_oc41">
            <text:p>=IF(ISERROR(N58/M58-1);"--";(N58/M58-1))</text:p>
          </table:table-cell>
          <table:table-cell/>
          <table:table-cell table:style-name="ce_1139896536" id="or144_oc33"/>
          <table:table-cell table:number-columns-repeated="1004"/>
        </table:table-row>
        <table:table-row id="or145" table:style-name="rod1">
          <table:table-cell/>
          <table:table-cell table:style-name="ce_2141355689" id="or145_oc22"/>
          <table:table-cell table:style-name="ce_1535078371" office:value-type="string" id="or145_oc23">
            <text:p>Knowledge Workers</text:p>
          </table:table-cell>
          <table:table-cell table:style-name="ce_154188395" office:value-type="float" office:value="4" id="or145_oc24">
            <text:p>4</text:p>
          </table:table-cell>
          <table:table-cell table:style-name="ce_132080520" office:value-type="float" office:value="4" id="or145_oc34">
            <text:p>4</text:p>
          </table:table-cell>
          <table:table-cell table:style-name="ce_387492424" office:value-type="float" office:value="4" id="or145_oc35">
            <text:p>4</text:p>
          </table:table-cell>
          <table:table-cell table:style-name="ce_1535078371" id="or145_oc25"/>
          <table:table-cell table:style-name="ce_752532047" table:formula="=D59*H39" office:value-type="string" office:value="40000" id="or145_oc26">
            <text:p>=D59*H39</text:p>
          </table:table-cell>
          <table:table-cell table:style-name="ce_254637870" table:formula="=IF(I39&gt;H39;E59*(I39-H39);0)" office:value-type="string" office:value="102800" id="or145_oc36">
            <text:p>=IF(I39&gt;H39;E59*(I39-H39);0)</text:p>
          </table:table-cell>
          <table:table-cell table:style-name="ce_1757232848" table:formula="=IF(J39&gt;I39;F59*(J39-I39);0)" office:value-type="string" office:value="33600" id="or145_oc37">
            <text:p>=IF(J39&gt;I39;F59*(J39-I39);0)</text:p>
          </table:table-cell>
          <table:table-cell table:style-name="ce_1535078371" id="or145_oc27"/>
          <table:table-cell table:style-name="ce_35539408" table:formula="=H59*D19/1000000" office:value-type="string" office:value="1.4" id="or145_oc28">
            <text:p>=H59*D19/1000000</text:p>
          </table:table-cell>
          <table:table-cell table:style-name="ce_66831952" table:formula="=I59*E19/1000000" office:value-type="string" office:value="3.70594" id="or145_oc38">
            <text:p>=I59*E19/1000000</text:p>
          </table:table-cell>
          <table:table-cell table:style-name="ce_2068996082" table:formula="=J59*F19/1000000" office:value-type="string" office:value="1.2476184" id="or145_oc39">
            <text:p>=J59*F19/1000000</text:p>
          </table:table-cell>
          <table:table-cell/>
          <table:table-cell table:style-name="ce_42865557" table:formula="=IF(L59&gt;0;&quot;inf.&quot;;&quot;--&quot;)" office:value-type="string" office:string-value="inf." id="or145_oc30">
            <text:p>=IF(L59&gt;0;"inf.";"--")</text:p>
          </table:table-cell>
          <table:table-cell table:style-name="ce_1026403766" table:formula="=IF(ISERROR(M59/L59-1);&quot;--&quot;;(M59/L59-1))" office:value-type="string" office:value="1.6471" id="or145_oc40">
            <text:p>=IF(ISERROR(M59/L59-1);"--";(M59/L59-1))</text:p>
          </table:table-cell>
          <table:table-cell table:style-name="ce_1974797478" table:formula="=IF(ISERROR(N59/M59-1);&quot;--&quot;;(N59/M59-1))" office:value-type="string" office:value="-0.663346303501945" id="or145_oc41">
            <text:p>=IF(ISERROR(N59/M59-1);"--";(N59/M59-1))</text:p>
          </table:table-cell>
          <table:table-cell/>
          <table:table-cell table:style-name="ce_1139896536" id="or145_oc33"/>
          <table:table-cell table:number-columns-repeated="1004"/>
        </table:table-row>
        <table:table-row id="or146" table:style-name="rod1">
          <table:table-cell/>
          <table:table-cell table:style-name="ce_2141355689" id="or146_oc22"/>
          <table:table-cell table:style-name="ce_919138618" office:value-type="string" id="or146_oc23">
            <text:p>Special Requirements Employees</text:p>
          </table:table-cell>
          <table:table-cell table:style-name="ce_1072382046" office:value-type="float" office:value="8" id="or146_oc24">
            <text:p>8</text:p>
          </table:table-cell>
          <table:table-cell table:style-name="ce_742016199" office:value-type="float" office:value="8" id="or146_oc34">
            <text:p>8</text:p>
          </table:table-cell>
          <table:table-cell table:style-name="ce_569787868" office:value-type="float" office:value="8" id="or146_oc35">
            <text:p>8</text:p>
          </table:table-cell>
          <table:table-cell table:style-name="ce_1535078371" id="or146_oc25"/>
          <table:table-cell table:style-name="ce_752532047" table:formula="=D60*H40" office:value-type="string" office:value="40000" id="or146_oc26">
            <text:p>=D60*H40</text:p>
          </table:table-cell>
          <table:table-cell table:style-name="ce_254637870" table:formula="=IF(I40&gt;H40;E60*(I40-H40);0)" office:value-type="string" office:value="31400" id="or146_oc36">
            <text:p>=IF(I40&gt;H40;E60*(I40-H40);0)</text:p>
          </table:table-cell>
          <table:table-cell table:style-name="ce_1757232848" table:formula="=IF(J40&gt;I40;F60*(J40-I40);0)" office:value-type="string" office:value="16800" id="or146_oc37">
            <text:p>=IF(J40&gt;I40;F60*(J40-I40);0)</text:p>
          </table:table-cell>
          <table:table-cell table:style-name="ce_1535078371" id="or146_oc27"/>
          <table:table-cell table:style-name="ce_35539408" table:formula="=H60*D20/1000000" office:value-type="string" office:value="2.4" id="or146_oc28">
            <text:p>=H60*D20/1000000</text:p>
          </table:table-cell>
          <table:table-cell table:style-name="ce_66831952" table:formula="=I60*E20/1000000" office:value-type="string" office:value="1.94052" id="or146_oc38">
            <text:p>=I60*E20/1000000</text:p>
          </table:table-cell>
          <table:table-cell table:style-name="ce_2068996082" table:formula="=J60*F20/1000000" office:value-type="string" office:value="1.0693872" id="or146_oc39">
            <text:p>=J60*F20/1000000</text:p>
          </table:table-cell>
          <table:table-cell/>
          <table:table-cell table:style-name="ce_944008245" table:formula="=IF(L60&gt;0;&quot;inf.&quot;;&quot;--&quot;)" office:value-type="string" office:string-value="inf." id="or146_oc30">
            <text:p>=IF(L60&gt;0;"inf.";"--")</text:p>
          </table:table-cell>
          <table:table-cell table:style-name="ce_1026403766" table:formula="=IF(ISERROR(M60/L60-1);&quot;--&quot;;(M60/L60-1))" office:value-type="string" office:value="-0.19145" id="or146_oc40">
            <text:p>=IF(ISERROR(M60/L60-1);"--";(M60/L60-1))</text:p>
          </table:table-cell>
          <table:table-cell table:style-name="ce_1974797478" table:formula="=IF(ISERROR(N60/M60-1);&quot;--&quot;;(N60/M60-1))" office:value-type="string" office:value="-0.448917197452229" id="or146_oc41">
            <text:p>=IF(ISERROR(N60/M60-1);"--";(N60/M60-1))</text:p>
          </table:table-cell>
          <table:table-cell/>
          <table:table-cell table:style-name="ce_1139896536" id="or146_oc33"/>
          <table:table-cell table:number-columns-repeated="1004"/>
        </table:table-row>
        <table:table-row id="or147" table:style-name="or_1325341176">
          <table:table-cell/>
          <table:table-cell table:style-name="ce_2141355689" id="or147_oc22"/>
          <table:table-cell table:style-name="ce_1535078371" table:number-columns-repeated="5" id="or147_oc23"/>
          <table:table-cell table:style-name="ce_1254373797" id="or147_oc26"/>
          <table:table-cell table:style-name="ce_1535078371" id="or147_oc36"/>
          <table:table-cell table:style-name="ce_1500166721" id="or147_oc37"/>
          <table:table-cell table:style-name="ce_1535078371" id="or147_oc27"/>
          <table:table-cell table:style-name="ce_1254373797" id="or147_oc28"/>
          <table:table-cell/>
          <table:table-cell table:style-name="ce_1500166721" id="or147_oc39"/>
          <table:table-cell/>
          <table:table-cell table:style-name="ce_42865557" id="or147_oc30"/>
          <table:table-cell table:style-name="ce_1026403766" id="or147_oc40"/>
          <table:table-cell table:style-name="ce_1974797478" id="or147_oc41"/>
          <table:table-cell/>
          <table:table-cell table:style-name="ce_1139896536" id="or147_oc33"/>
          <table:table-cell table:number-columns-repeated="1004"/>
        </table:table-row>
        <table:table-row id="or148" table:style-name="rod1">
          <table:table-cell/>
          <table:table-cell table:style-name="ce_2141355689" id="or148_oc22"/>
          <table:table-cell table:style-name="ce_549469997" office:value-type="string" id="or148_oc23">
            <text:p>Projected Productivity Costs</text:p>
          </table:table-cell>
          <table:table-cell table:style-name="ce_680569297" table:number-columns-repeated="4" id="or148_oc24"/>
          <table:table-cell table:style-name="ce_2140965563" table:formula="=SUM(H58:H60)" office:value-type="string" office:value="80000" id="or148_oc26">
            <text:p>=SUM(H58:H60)</text:p>
          </table:table-cell>
          <table:table-cell table:style-name="ce_209607042" table:formula="=SUM(I58:I60)" office:value-type="string" office:value="149950" id="or148_oc36">
            <text:p>=SUM(I58:I60)</text:p>
          </table:table-cell>
          <table:table-cell table:style-name="ce_1058214242" table:formula="=SUM(J58:J60)" office:value-type="string" office:value="89775" id="or148_oc37">
            <text:p>=SUM(J58:J60)</text:p>
          </table:table-cell>
          <table:table-cell table:style-name="ce_680569297" id="or148_oc27"/>
          <table:table-cell table:style-name="ce_1882092252" table:formula="=SUM(L58:L60)" office:value-type="string" office:value="3.8" id="or148_oc28">
            <text:p>=SUM(L58:L60)</text:p>
          </table:table-cell>
          <table:table-cell table:style-name="ce_447176541" table:formula="=SUM(M58:M60)" office:value-type="string" office:value="5.97091" id="or148_oc38">
            <text:p>=SUM(M58:M60)</text:p>
          </table:table-cell>
          <table:table-cell table:style-name="ce_143892150" table:formula="=SUM(N58:N60)" office:value-type="string" office:value="3.15246435" id="or148_oc39">
            <text:p>=SUM(N58:N60)</text:p>
          </table:table-cell>
          <table:table-cell table:style-name="ce_657239695" id="or148_oc29"/>
          <table:table-cell table:style-name="ce_1734606166" table:formula="=IF(L62&gt;0;&quot;inf.&quot;;&quot;--&quot;)" office:value-type="string" office:string-value="inf." id="or148_oc30">
            <text:p>=IF(L62&gt;0;"inf.";"--")</text:p>
          </table:table-cell>
          <table:table-cell table:style-name="ce_340787305" table:formula="=IF(ISERROR(M62/L62-1);&quot;--&quot;;(M62/L62-1))" office:value-type="string" office:value="0.571292105263158" id="or148_oc40">
            <text:p>=IF(ISERROR(M62/L62-1);"--";(M62/L62-1))</text:p>
          </table:table-cell>
          <table:table-cell table:style-name="ce_107503597" table:formula="=IF(ISERROR(N62/M62-1);&quot;--&quot;;(N62/M62-1))" office:value-type="string" office:value="-0.472029498016215" id="or148_oc41">
            <text:p>=IF(ISERROR(N62/M62-1);"--";(N62/M62-1))</text:p>
          </table:table-cell>
          <table:table-cell table:style-name="ce_1979307110" id="or148_oc31"/>
          <table:table-cell table:style-name="ce_1139896536" id="or148_oc33"/>
          <table:table-cell table:number-columns-repeated="1004"/>
        </table:table-row>
        <table:table-row id="or149" table:style-name="or_1325341176">
          <table:table-cell/>
          <table:table-cell table:style-name="ce_2141355689" id="or149_oc22"/>
          <table:table-cell table:style-name="ce_1640301128" table:number-columns-repeated="5" id="or149_oc23"/>
          <table:table-cell table:style-name="ce_2140965563" id="or149_oc26"/>
          <table:table-cell table:style-name="ce_209607042" id="or149_oc36"/>
          <table:table-cell table:style-name="ce_1058214242" id="or149_oc37"/>
          <table:table-cell table:style-name="ce_1607991800" id="or149_oc27"/>
          <table:table-cell table:style-name="ce_289436486" id="or149_oc28"/>
          <table:table-cell table:style-name="ce_657239695" id="or149_oc38"/>
          <table:table-cell table:style-name="ce_1979307110" id="or149_oc39"/>
          <table:table-cell table:style-name="ce_224215418" id="or149_oc29"/>
          <table:table-cell table:style-name="ce_289436486" id="or149_oc30"/>
          <table:table-cell table:style-name="ce_657239695" id="or149_oc40"/>
          <table:table-cell table:style-name="ce_1979307110" id="or149_oc41"/>
          <table:table-cell/>
          <table:table-cell table:style-name="ce_1139896536" id="or149_oc33"/>
          <table:table-cell table:number-columns-repeated="1004"/>
        </table:table-row>
        <table:table-row id="or150" table:style-name="or_764776957">
          <table:table-cell/>
          <table:table-cell table:style-name="ce_2141355689" id="or150_oc22"/>
          <table:table-cell table:style-name="ce_1535078371" table:number-columns-repeated="17" id="or150_oc23"/>
          <table:table-cell table:style-name="ce_1139896536" id="or150_oc33"/>
          <table:table-cell table:number-columns-repeated="1004"/>
        </table:table-row>
        <table:table-row id="or151" table:style-name="rod1">
          <table:table-cell/>
          <table:table-cell table:style-name="ce_2141355689" id="or151_oc22"/>
          <table:table-cell table:style-name="ce_1535078371" id="or151_oc23"/>
          <table:table-cell table:style-name="ce_1643993022" office:value-type="string" table:number-columns-spanned="3" table:number-rows-spanned="1" id="or151_oc24">
            <text:p>Cost per User Assumptions</text:p>
          </table:table-cell>
          <table:covered-table-cell table:style-name="ce_1080923711" id="or151_oc34"/>
          <table:covered-table-cell table:style-name="ce_1453080850" id="or151_oc35"/>
          <table:table-cell table:style-name="ce_1535078371" id="or151_oc25"/>
          <table:table-cell table:style-name="ce_1643993022" office:value-type="string" table:number-columns-spanned="3" table:number-rows-spanned="1" id="or151_oc26">
            <text:p>Assumed Growth Rates</text:p>
          </table:table-cell>
          <table:covered-table-cell table:style-name="ce_1080923711" id="or151_oc36"/>
          <table:covered-table-cell table:style-name="ce_1453080850" id="or151_oc37"/>
          <table:table-cell table:style-name="ce_1535078371" id="or151_oc27"/>
          <table:table-cell table:style-name="ce_1643993022" office:value-type="string" table:number-columns-spanned="3" table:number-rows-spanned="1" id="or151_oc28">
            <text:p>Assumed Office Cost ($M)</text:p>
          </table:table-cell>
          <table:covered-table-cell table:style-name="ce_1080923711" id="or151_oc38"/>
          <table:covered-table-cell table:style-name="ce_1453080850" id="or151_oc39"/>
          <table:table-cell/>
          <table:table-cell table:style-name="ce_1643993022" office:value-type="string" table:number-columns-spanned="3" table:number-rows-spanned="1" id="or151_oc30">
            <text:p>Assumed Growth Rates</text:p>
          </table:table-cell>
          <table:covered-table-cell table:style-name="ce_1080923711" id="or151_oc40"/>
          <table:covered-table-cell table:style-name="ce_1453080850" id="or151_oc41"/>
          <table:table-cell/>
          <table:table-cell table:style-name="ce_1139896536" id="or151_oc33"/>
          <table:table-cell table:number-columns-repeated="1004"/>
        </table:table-row>
        <table:table-row id="or152" table:style-name="rod1">
          <table:table-cell/>
          <table:table-cell table:style-name="ce_2141355689" id="or152_oc22"/>
          <table:table-cell table:style-name="ce_1535078371" id="or152_oc23"/>
          <table:table-cell table:style-name="ce_1921214618" office:value-type="string" id="or152_oc24">
            <text:p>Yr1</text:p>
          </table:table-cell>
          <table:table-cell table:style-name="ce_1327329207" office:value-type="string" id="or152_oc34">
            <text:p>Yr2</text:p>
          </table:table-cell>
          <table:table-cell table:style-name="ce_934548299" office:value-type="string" id="or152_oc35">
            <text:p>Yr3</text:p>
          </table:table-cell>
          <table:table-cell table:style-name="ce_1535078371" id="or152_oc25"/>
          <table:table-cell table:style-name="ce_1921214618" office:value-type="string" id="or152_oc26">
            <text:p>Yr1</text:p>
          </table:table-cell>
          <table:table-cell table:style-name="ce_1327329207" office:value-type="string" id="or152_oc36">
            <text:p>Yr2</text:p>
          </table:table-cell>
          <table:table-cell table:style-name="ce_934548299" office:value-type="string" id="or152_oc37">
            <text:p>Yr3</text:p>
          </table:table-cell>
          <table:table-cell table:style-name="ce_1535078371" id="or152_oc27"/>
          <table:table-cell table:style-name="ce_1921214618" office:value-type="string" id="or152_oc28">
            <text:p>Yr1</text:p>
          </table:table-cell>
          <table:table-cell table:style-name="ce_1327329207" office:value-type="string" id="or152_oc38">
            <text:p>Yr2</text:p>
          </table:table-cell>
          <table:table-cell table:style-name="ce_934548299" office:value-type="string" id="or152_oc39">
            <text:p>Yr3</text:p>
          </table:table-cell>
          <table:table-cell/>
          <table:table-cell table:style-name="ce_1921214618" office:value-type="string" id="or152_oc30">
            <text:p>Yr1</text:p>
          </table:table-cell>
          <table:table-cell table:style-name="ce_1327329207" office:value-type="string" id="or152_oc40">
            <text:p>Yr2</text:p>
          </table:table-cell>
          <table:table-cell table:style-name="ce_934548299" office:value-type="string" id="or152_oc41">
            <text:p>Yr3</text:p>
          </table:table-cell>
          <table:table-cell/>
          <table:table-cell table:style-name="ce_1139896536" id="or152_oc33"/>
          <table:table-cell table:number-columns-repeated="1004"/>
        </table:table-row>
        <table:table-row id="or153" table:style-name="or_1325341176">
          <table:table-cell/>
          <table:table-cell table:style-name="ce_2141355689" id="or153_oc22"/>
          <table:table-cell table:style-name="ce_1535078371" id="or153_oc23"/>
          <table:table-cell table:style-name="ce_1254373797" id="or153_oc24"/>
          <table:table-cell table:style-name="ce_1535078371" id="or153_oc34"/>
          <table:table-cell table:style-name="ce_1500166721" id="or153_oc35"/>
          <table:table-cell table:style-name="ce_1535078371" id="or153_oc25"/>
          <table:table-cell table:style-name="ce_1254373797" id="or153_oc26"/>
          <table:table-cell table:style-name="ce_1535078371" id="or153_oc36"/>
          <table:table-cell table:style-name="ce_1500166721" id="or153_oc37"/>
          <table:table-cell table:style-name="ce_1535078371" id="or153_oc27"/>
          <table:table-cell table:style-name="ce_1254373797" id="or153_oc28"/>
          <table:table-cell/>
          <table:table-cell table:style-name="ce_1500166721" id="or153_oc39"/>
          <table:table-cell/>
          <table:table-cell table:style-name="ce_1254373797" id="or153_oc30"/>
          <table:table-cell/>
          <table:table-cell table:style-name="ce_1500166721" id="or153_oc41"/>
          <table:table-cell/>
          <table:table-cell table:style-name="ce_1139896536" id="or153_oc33"/>
          <table:table-cell table:number-columns-repeated="1004"/>
        </table:table-row>
        <table:table-row id="or154" table:style-name="rod1">
          <table:table-cell/>
          <table:table-cell table:style-name="ce_2141355689" id="or154_oc22"/>
          <table:table-cell table:style-name="ce_1535078371" office:value-type="string" id="or154_oc23">
            <text:p>Microsoft Office - New License</text:p>
          </table:table-cell>
          <table:table-cell table:style-name="ce_606302633" id="or154_oc24"/>
          <table:table-cell table:style-name="ce_15915297" office:value-type="float" office:value="165" id="or154_oc34">
            <text:p>165</text:p>
          </table:table-cell>
          <table:table-cell table:style-name="ce_1950098409" office:value-type="float" office:value="165" id="or154_oc35">
            <text:p>165</text:p>
          </table:table-cell>
          <table:table-cell table:style-name="ce_1535078371" id="or154_oc25"/>
          <table:table-cell table:style-name="ce_42865557" id="or154_oc26"/>
          <table:table-cell table:style-name="ce_1026403766" office:value-type="string" id="or154_oc36">
            <text:p>--</text:p>
          </table:table-cell>
          <table:table-cell table:style-name="ce_1974797478" table:formula="=IF(ISERROR(F68/E68-1);&quot;--&quot;;(F68/E68-1))" office:value-type="string" office:value="0" id="or154_oc37">
            <text:p>=IF(ISERROR(F68/E68-1);"--";(F68/E68-1))</text:p>
          </table:table-cell>
          <table:table-cell table:style-name="ce_1535078371" id="or154_oc27"/>
          <table:table-cell table:style-name="ce_35539408" office:value-type="float" office:value="0" id="or154_oc28">
            <text:p>0</text:p>
          </table:table-cell>
          <table:table-cell table:style-name="ce_66831952" table:formula="=IF(E12&gt;D12;((E12-D12)*E68/1000000);0)" office:value-type="string" office:value="0.825" id="or154_oc38">
            <text:p>=IF(E12&gt;D12;((E12-D12)*E68/1000000);0)</text:p>
          </table:table-cell>
          <table:table-cell table:style-name="ce_2068996082" table:formula="=IF(F12&gt;E12;((F12-E12)*F68/1000000);0)" office:value-type="string" office:value="0.86625" id="or154_oc39">
            <text:p>=IF(F12&gt;E12;((F12-E12)*F68/1000000);0)</text:p>
          </table:table-cell>
          <table:table-cell/>
          <table:table-cell table:style-name="ce_42865557" office:value-type="string" id="or154_oc30">
            <text:p>--</text:p>
          </table:table-cell>
          <table:table-cell table:style-name="ce_1026403766" office:value-type="string" id="or154_oc40">
            <text:p>--</text:p>
          </table:table-cell>
          <table:table-cell table:style-name="ce_1974797478" table:formula="=IF(ISERROR(N68/M68-1);&quot;--&quot;;(N68/M68-1))" office:value-type="string" office:value="0.05" id="or154_oc41">
            <text:p>=IF(ISERROR(N68/M68-1);"--";(N68/M68-1))</text:p>
          </table:table-cell>
          <table:table-cell/>
          <table:table-cell table:style-name="ce_1139896536" id="or154_oc33"/>
          <table:table-cell table:number-columns-repeated="1004"/>
        </table:table-row>
        <table:table-row id="or155" table:style-name="rod1">
          <table:table-cell/>
          <table:table-cell table:style-name="ce_1277449641" id="or155_oc22"/>
          <table:table-cell table:style-name="ce_1535078371" office:value-type="string" id="or155_oc23">
            <text:p>Microsoft Office - Maintenance</text:p>
          </table:table-cell>
          <table:table-cell table:style-name="ce_702185624" office:value-type="float" office:value="89" id="or155_oc24">
            <text:p>89</text:p>
          </table:table-cell>
          <table:table-cell table:style-name="ce_15915297" office:value-type="float" office:value="89" id="or155_oc34">
            <text:p>89</text:p>
          </table:table-cell>
          <table:table-cell table:style-name="ce_1950098409" office:value-type="float" office:value="89" id="or155_oc35">
            <text:p>89</text:p>
          </table:table-cell>
          <table:table-cell table:style-name="ce_1535078371" id="or155_oc25"/>
          <table:table-cell table:style-name="ce_42865557" office:value-type="string" id="or155_oc26">
            <text:p>--</text:p>
          </table:table-cell>
          <table:table-cell table:style-name="ce_1026403766" table:formula="=IF(ISERROR(E69/D69-1);&quot;--&quot;;(E69/D69-1))" office:value-type="string" office:value="0" id="or155_oc36">
            <text:p>=IF(ISERROR(E69/D69-1);"--";(E69/D69-1))</text:p>
          </table:table-cell>
          <table:table-cell table:style-name="ce_1974797478" table:formula="=IF(ISERROR(F69/E69-1);&quot;--&quot;;(F69/E69-1))" office:value-type="string" office:value="0" id="or155_oc37">
            <text:p>=IF(ISERROR(F69/E69-1);"--";(F69/E69-1))</text:p>
          </table:table-cell>
          <table:table-cell table:style-name="ce_1535078371" id="or155_oc27"/>
          <table:table-cell table:style-name="ce_35539408" table:formula="=D12*D69/1000000" office:value-type="string" office:value="8.9" id="or155_oc28">
            <text:p>=D12*D69/1000000</text:p>
          </table:table-cell>
          <table:table-cell table:style-name="ce_66831952" table:formula="=IF(E12&lt;D12;(E12*E69/1000000);(D12*E69/1000000))" office:value-type="string" office:value="8.9" id="or155_oc38">
            <text:p>=IF(E12&lt;D12;(E12*E69/1000000);(D12*E69/1000000))</text:p>
          </table:table-cell>
          <table:table-cell table:style-name="ce_2068996082" table:formula="=IF(F12&lt;E12;(F12*F69/1000000);(E12*F69/1000000))" office:value-type="string" office:value="9.345" id="or155_oc39">
            <text:p>=IF(F12&lt;E12;(F12*F69/1000000);(E12*F69/1000000))</text:p>
          </table:table-cell>
          <table:table-cell/>
          <table:table-cell table:style-name="ce_42865557" office:value-type="string" id="or155_oc30">
            <text:p>--</text:p>
          </table:table-cell>
          <table:table-cell table:style-name="ce_1026403766" table:formula="=IF(ISERROR(M69/L69-1);&quot;--&quot;;(M69/L69-1))" office:value-type="string" office:value="0" id="or155_oc40">
            <text:p>=IF(ISERROR(M69/L69-1);"--";(M69/L69-1))</text:p>
          </table:table-cell>
          <table:table-cell table:style-name="ce_1974797478" table:formula="=IF(ISERROR(N69/M69-1);&quot;--&quot;;(N69/M69-1))" office:value-type="string" office:value="0.05" id="or155_oc41">
            <text:p>=IF(ISERROR(N69/M69-1);"--";(N69/M69-1))</text:p>
          </table:table-cell>
          <table:table-cell/>
          <table:table-cell table:style-name="ce_1139896536" id="or155_oc33"/>
          <table:table-cell table:number-columns-repeated="1004"/>
        </table:table-row>
        <table:table-row id="or156" table:style-name="or_1325341176">
          <table:table-cell/>
          <table:table-cell table:style-name="ce_2141355689" id="or156_oc22"/>
          <table:table-cell table:style-name="ce_1535078371" id="or156_oc23"/>
          <table:table-cell table:style-name="ce_1254373797" id="or156_oc24"/>
          <table:table-cell table:style-name="ce_1535078371" id="or156_oc34"/>
          <table:table-cell table:style-name="ce_1500166721" id="or156_oc35"/>
          <table:table-cell table:style-name="ce_1535078371" id="or156_oc25"/>
          <table:table-cell table:style-name="ce_1254373797" id="or156_oc26"/>
          <table:table-cell table:style-name="ce_1535078371" id="or156_oc36"/>
          <table:table-cell table:style-name="ce_1500166721" id="or156_oc37"/>
          <table:table-cell table:style-name="ce_1535078371" id="or156_oc27"/>
          <table:table-cell table:style-name="ce_1254373797" id="or156_oc28"/>
          <table:table-cell/>
          <table:table-cell table:style-name="ce_1500166721" id="or156_oc39"/>
          <table:table-cell/>
          <table:table-cell table:style-name="ce_1254373797" id="or156_oc30"/>
          <table:table-cell/>
          <table:table-cell table:style-name="ce_1500166721" id="or156_oc41"/>
          <table:table-cell/>
          <table:table-cell table:style-name="ce_1139896536" id="or156_oc33"/>
          <table:table-cell table:number-columns-repeated="1004"/>
        </table:table-row>
        <table:table-row id="or157" table:style-name="rod1">
          <table:table-cell table:style-name="ce_584694903" id="or157_oc21"/>
          <table:table-cell table:style-name="ce_1277449641" id="or157_oc22"/>
          <table:table-cell table:style-name="ce_549469997" office:value-type="string" id="or157_oc23">
            <text:p>Projected Cost per User - Lic+MA - Blended</text:p>
          </table:table-cell>
          <table:table-cell table:style-name="ce_1727050825" table:formula="=D12*D69/D12" office:value-type="string" office:value="89" id="or157_oc24">
            <text:p>=D12*D69/D12</text:p>
          </table:table-cell>
          <table:table-cell table:style-name="ce_2064862970" table:formula="=IF(E12&gt;D12;((((E12-D12)*E68)+(D12*E69))/E12);E69)" office:value-type="string" office:value="92.6190476190476" id="or157_oc34">
            <text:p>=IF(E12&gt;D12;((((E12-D12)*E68)+(D12*E69))/E12);E69)</text:p>
          </table:table-cell>
          <table:table-cell table:style-name="ce_878718529" table:formula="=IF(F12&gt;E12;((((F12-E12)*F68)+(E12*F69))/F12);F69)" office:value-type="string" office:value="92.6190476190476" id="or157_oc35">
            <text:p>=IF(F12&gt;E12;((((F12-E12)*F68)+(E12*F69))/F12);F69)</text:p>
          </table:table-cell>
          <table:table-cell table:style-name="ce_680569297" id="or157_oc25"/>
          <table:table-cell table:style-name="ce_1734606166" office:value-type="string" id="or157_oc26">
            <text:p>--</text:p>
          </table:table-cell>
          <table:table-cell table:style-name="ce_340787305" table:formula="=IF(ISERROR(E71/D71-1);&quot;--&quot;;(E71/D71-1))" office:value-type="string" office:value="0.0406634563937935" id="or157_oc36">
            <text:p>=IF(ISERROR(E71/D71-1);"--";(E71/D71-1))</text:p>
          </table:table-cell>
          <table:table-cell table:style-name="ce_107503597" table:formula="=IF(ISERROR(F71/E71-1);&quot;--&quot;;(F71/E71-1))" office:value-type="string" office:value="0" id="or157_oc37">
            <text:p>=IF(ISERROR(F71/E71-1);"--";(F71/E71-1))</text:p>
          </table:table-cell>
          <table:table-cell table:style-name="ce_680569297" id="or157_oc27"/>
          <table:table-cell table:style-name="ce_1882092252" table:formula="=SUM(L68:L69)" office:value-type="string" office:value="8.9" id="or157_oc28">
            <text:p>=SUM(L68:L69)</text:p>
          </table:table-cell>
          <table:table-cell table:style-name="ce_447176541" table:formula="=SUM(M68:M69)" office:value-type="string" office:value="9.725" id="or157_oc38">
            <text:p>=SUM(M68:M69)</text:p>
          </table:table-cell>
          <table:table-cell table:style-name="ce_143892150" table:formula="=SUM(N68:N69)" office:value-type="string" office:value="10.21125" id="or157_oc39">
            <text:p>=SUM(N68:N69)</text:p>
          </table:table-cell>
          <table:table-cell table:style-name="ce_680569297" id="or157_oc29"/>
          <table:table-cell table:style-name="ce_1734606166" office:value-type="string" id="or157_oc30">
            <text:p>--</text:p>
          </table:table-cell>
          <table:table-cell table:style-name="ce_340787305" table:formula="=IF(ISERROR(M71/L71-1);&quot;--&quot;;(M71/L71-1))" office:value-type="string" office:value="0.092696629213483" id="or157_oc40">
            <text:p>=IF(ISERROR(M71/L71-1);"--";(M71/L71-1))</text:p>
          </table:table-cell>
          <table:table-cell table:style-name="ce_107503597" table:formula="=IF(ISERROR(N71/M71-1);&quot;--&quot;;(N71/M71-1))" office:value-type="string" office:value="0.05" id="or157_oc41">
            <text:p>=IF(ISERROR(N71/M71-1);"--";(N71/M71-1))</text:p>
          </table:table-cell>
          <table:table-cell table:style-name="ce_831836424" id="or157_oc31"/>
          <table:table-cell table:style-name="ce_773874143" id="or157_oc33"/>
          <table:table-cell table:style-name="ce_584694903" table:number-columns-repeated="1004" id="or157_oc32"/>
        </table:table-row>
        <table:table-row id="or158" table:style-name="or_1325341176">
          <table:table-cell/>
          <table:table-cell table:style-name="ce_2141355689" id="or158_oc22"/>
          <table:table-cell table:style-name="ce_1535078371" id="or158_oc23"/>
          <table:table-cell table:style-name="ce_777818895" id="or158_oc24"/>
          <table:table-cell table:style-name="ce_16304780" id="or158_oc34"/>
          <table:table-cell table:style-name="ce_1452916401" id="or158_oc35"/>
          <table:table-cell table:style-name="ce_1535078371" id="or158_oc25"/>
          <table:table-cell table:style-name="ce_777818895" id="or158_oc26"/>
          <table:table-cell table:style-name="ce_16304780" id="or158_oc36"/>
          <table:table-cell table:style-name="ce_525989388" id="or158_oc37"/>
          <table:table-cell table:style-name="ce_1535078371" id="or158_oc27"/>
          <table:table-cell table:style-name="ce_777818895" id="or158_oc28"/>
          <table:table-cell table:style-name="ce_16304780" id="or158_oc38"/>
          <table:table-cell table:style-name="ce_525989388" id="or158_oc39"/>
          <table:table-cell/>
          <table:table-cell table:style-name="ce_777818895" id="or158_oc30"/>
          <table:table-cell table:style-name="ce_16304780" id="or158_oc40"/>
          <table:table-cell table:style-name="ce_525989388" id="or158_oc41"/>
          <table:table-cell/>
          <table:table-cell table:style-name="ce_1139896536" id="or158_oc33"/>
          <table:table-cell table:number-columns-repeated="1004"/>
        </table:table-row>
        <table:table-row id="or159" table:style-name="or_764776957">
          <table:table-cell table:style-name="ce_1535078371" id="or159_oc21"/>
          <table:table-cell table:style-name="ce_2141355689" id="or159_oc22"/>
          <table:table-cell table:style-name="ce_1535078371" table:number-columns-repeated="3" id="or159_oc23"/>
          <table:table-cell table:style-name="ce_1382675933" id="or159_oc35"/>
          <table:table-cell table:style-name="ce_1535078371" table:number-columns-repeated="13" id="or159_oc25"/>
          <table:table-cell table:style-name="ce_1139896536" id="or159_oc33"/>
          <table:table-cell table:style-name="ce_1535078371" table:number-columns-repeated="1004" id="or159_oc32"/>
        </table:table-row>
        <table:table-row id="or160" table:style-name="rod1">
          <table:table-cell/>
          <table:table-cell table:style-name="ce_2141355689" id="or160_oc22"/>
          <table:table-cell table:style-name="ce_1976877674" id="or160_oc23"/>
          <table:table-cell table:style-name="ce_1643993022" office:value-type="string" table:number-columns-spanned="3" table:number-rows-spanned="1" id="or160_oc24">
            <text:p>Incidents per 10K EEs</text:p>
          </table:table-cell>
          <table:covered-table-cell table:style-name="ce_1080923711" id="or160_oc34"/>
          <table:covered-table-cell table:style-name="ce_1453080850" id="or160_oc35"/>
          <table:table-cell table:style-name="ce_1535078371" id="or160_oc25"/>
          <table:table-cell table:style-name="ce_1643993022" office:value-type="string" table:number-columns-spanned="3" table:number-rows-spanned="1" id="or160_oc26">
            <text:p>Assumed Growth Rates</text:p>
          </table:table-cell>
          <table:covered-table-cell table:style-name="ce_1080923711" id="or160_oc36"/>
          <table:covered-table-cell table:style-name="ce_1453080850" id="or160_oc37"/>
          <table:table-cell table:style-name="ce_1535078371" id="or160_oc27"/>
          <table:table-cell table:style-name="ce_1643993022" office:value-type="string" table:number-columns-spanned="3" table:number-rows-spanned="1" id="or160_oc28">
            <text:p>Assumed Support Cost ($M)</text:p>
          </table:table-cell>
          <table:covered-table-cell table:style-name="ce_1080923711" id="or160_oc38"/>
          <table:covered-table-cell table:style-name="ce_1453080850" id="or160_oc39"/>
          <table:table-cell/>
          <table:table-cell table:style-name="ce_1643993022" office:value-type="string" table:number-columns-spanned="3" table:number-rows-spanned="1" id="or160_oc30">
            <text:p>Assumed Growth Rates</text:p>
          </table:table-cell>
          <table:covered-table-cell table:style-name="ce_1080923711" id="or160_oc40"/>
          <table:covered-table-cell table:style-name="ce_1453080850" id="or160_oc41"/>
          <table:table-cell/>
          <table:table-cell table:style-name="ce_1139896536" id="or160_oc33"/>
          <table:table-cell table:number-columns-repeated="1004"/>
        </table:table-row>
        <table:table-row id="or161" table:style-name="rod1">
          <table:table-cell/>
          <table:table-cell table:style-name="ce_2141355689" id="or161_oc22"/>
          <table:table-cell table:style-name="ce_1535078371" id="or161_oc23"/>
          <table:table-cell table:style-name="ce_1921214618" office:value-type="string" id="or161_oc24">
            <text:p>Yr1</text:p>
          </table:table-cell>
          <table:table-cell table:style-name="ce_1327329207" office:value-type="string" id="or161_oc34">
            <text:p>Yr2</text:p>
          </table:table-cell>
          <table:table-cell table:style-name="ce_934548299" office:value-type="string" id="or161_oc35">
            <text:p>Yr3</text:p>
          </table:table-cell>
          <table:table-cell table:style-name="ce_1535078371" id="or161_oc25"/>
          <table:table-cell table:style-name="ce_1921214618" office:value-type="string" id="or161_oc26">
            <text:p>Yr1</text:p>
          </table:table-cell>
          <table:table-cell table:style-name="ce_1327329207" office:value-type="string" id="or161_oc36">
            <text:p>Yr2</text:p>
          </table:table-cell>
          <table:table-cell table:style-name="ce_934548299" office:value-type="string" id="or161_oc37">
            <text:p>Yr3</text:p>
          </table:table-cell>
          <table:table-cell table:style-name="ce_1535078371" id="or161_oc27"/>
          <table:table-cell table:style-name="ce_1921214618" office:value-type="string" id="or161_oc28">
            <text:p>Yr1</text:p>
          </table:table-cell>
          <table:table-cell table:style-name="ce_1327329207" office:value-type="string" id="or161_oc38">
            <text:p>Yr2</text:p>
          </table:table-cell>
          <table:table-cell table:style-name="ce_934548299" office:value-type="string" id="or161_oc39">
            <text:p>Yr3</text:p>
          </table:table-cell>
          <table:table-cell/>
          <table:table-cell table:style-name="ce_1921214618" office:value-type="string" id="or161_oc30">
            <text:p>Yr1</text:p>
          </table:table-cell>
          <table:table-cell table:style-name="ce_1327329207" office:value-type="string" id="or161_oc40">
            <text:p>Yr2</text:p>
          </table:table-cell>
          <table:table-cell table:style-name="ce_934548299" office:value-type="string" id="or161_oc41">
            <text:p>Yr3</text:p>
          </table:table-cell>
          <table:table-cell/>
          <table:table-cell table:style-name="ce_1139896536" id="or161_oc33"/>
          <table:table-cell table:number-columns-repeated="1004"/>
        </table:table-row>
        <table:table-row id="or162" table:style-name="or_1325341176">
          <table:table-cell/>
          <table:table-cell table:style-name="ce_2141355689" id="or162_oc22"/>
          <table:table-cell table:style-name="ce_1535078371" id="or162_oc23"/>
          <table:table-cell table:style-name="ce_1254373797" id="or162_oc24"/>
          <table:table-cell table:style-name="ce_1535078371" id="or162_oc34"/>
          <table:table-cell table:style-name="ce_1500166721" id="or162_oc35"/>
          <table:table-cell table:style-name="ce_1535078371" id="or162_oc25"/>
          <table:table-cell table:style-name="ce_1254373797" id="or162_oc26"/>
          <table:table-cell table:style-name="ce_1535078371" id="or162_oc36"/>
          <table:table-cell table:style-name="ce_1500166721" id="or162_oc37"/>
          <table:table-cell table:style-name="ce_1535078371" id="or162_oc27"/>
          <table:table-cell table:style-name="ce_1254373797" id="or162_oc28"/>
          <table:table-cell/>
          <table:table-cell table:style-name="ce_1500166721" id="or162_oc39"/>
          <table:table-cell/>
          <table:table-cell table:style-name="ce_1254373797" id="or162_oc30"/>
          <table:table-cell/>
          <table:table-cell table:style-name="ce_1500166721" id="or162_oc41"/>
          <table:table-cell/>
          <table:table-cell table:style-name="ce_1139896536" id="or162_oc33"/>
          <table:table-cell table:number-columns-repeated="1004"/>
        </table:table-row>
        <table:table-row id="or163" table:style-name="rod1">
          <table:table-cell/>
          <table:table-cell table:style-name="ce_2141355689" id="or163_oc22"/>
          <table:table-cell table:style-name="ce_1535078371" office:value-type="string" id="or163_oc23">
            <text:p>Support Costs - New Users Office 2007</text:p>
          </table:table-cell>
          <table:table-cell table:style-name="ce_632427697" office:value-type="float" office:value="30" id="or163_oc24">
            <text:p>30</text:p>
          </table:table-cell>
          <table:table-cell table:style-name="ce_1624255646" office:value-type="float" office:value="30" id="or163_oc34">
            <text:p>30</text:p>
          </table:table-cell>
          <table:table-cell table:style-name="ce_2059646333" office:value-type="float" office:value="30" id="or163_oc35">
            <text:p>30</text:p>
          </table:table-cell>
          <table:table-cell table:style-name="ce_1535078371" id="or163_oc25"/>
          <table:table-cell table:style-name="ce_42865557" office:value-type="string" id="or163_oc26">
            <text:p>--</text:p>
          </table:table-cell>
          <table:table-cell table:style-name="ce_1026403766" table:formula="=IF(ISERROR(E77/D77-1);&quot;--&quot;;(E77/D77-1))" office:value-type="string" office:value="0" id="or163_oc36">
            <text:p>=IF(ISERROR(E77/D77-1);"--";(E77/D77-1))</text:p>
          </table:table-cell>
          <table:table-cell table:style-name="ce_1974797478" table:formula="=IF(ISERROR(F77/E77-1);&quot;--&quot;;(F77/E77-1))" office:value-type="string" office:value="0" id="or163_oc37">
            <text:p>=IF(ISERROR(F77/E77-1);"--";(F77/E77-1))</text:p>
          </table:table-cell>
          <table:table-cell table:style-name="ce_1535078371" id="or163_oc27"/>
          <table:table-cell table:style-name="ce_35539408" table:formula="=D77*H42/10000*D28/1000000" office:value-type="string" office:value="0.00045" id="or163_oc28">
            <text:p>=D77*H42/10000*D28/1000000</text:p>
          </table:table-cell>
          <table:table-cell table:style-name="ce_66831952" table:formula="=IF(I42&gt;H42;D77*(I42-H42)/10000*E28/1000000;0)" office:value-type="string" office:value="0.00115875" id="or163_oc38">
            <text:p>=IF(I42&gt;H42;D77*(I42-H42)/10000*E28/1000000;0)</text:p>
          </table:table-cell>
          <table:table-cell table:style-name="ce_2068996082" table:formula="=IF(J42&gt;I42;E77*(J42-I42)/10000*F28/1000000;0)" office:value-type="string" office:value="0.0009607775625" id="or163_oc39">
            <text:p>=IF(J42&gt;I42;E77*(J42-I42)/10000*F28/1000000;0)</text:p>
          </table:table-cell>
          <table:table-cell/>
          <table:table-cell table:style-name="ce_42865557" office:value-type="string" id="or163_oc30">
            <text:p>--</text:p>
          </table:table-cell>
          <table:table-cell table:style-name="ce_1026403766" table:formula="=IF(ISERROR(M77/L77-1);&quot;--&quot;;(M77/L77-1))" office:value-type="string" office:value="1.575" id="or163_oc40">
            <text:p>=IF(ISERROR(M77/L77-1);"--";(M77/L77-1))</text:p>
          </table:table-cell>
          <table:table-cell table:style-name="ce_1974797478" table:formula="=IF(ISERROR(N77/M77-1);&quot;--&quot;;(N77/M77-1))" office:value-type="string" office:value="-0.17085" id="or163_oc41">
            <text:p>=IF(ISERROR(N77/M77-1);"--";(N77/M77-1))</text:p>
          </table:table-cell>
          <table:table-cell/>
          <table:table-cell table:style-name="ce_1139896536" id="or163_oc33"/>
          <table:table-cell table:number-columns-repeated="1004"/>
        </table:table-row>
        <table:table-row id="or164" table:style-name="rod1">
          <table:table-cell/>
          <table:table-cell table:style-name="ce_2141355689" id="or164_oc22"/>
          <table:table-cell table:style-name="ce_1535078371" office:value-type="string" id="or164_oc23">
            <text:p>Support Costs - Maintenance Users - Office 2007</text:p>
          </table:table-cell>
          <table:table-cell table:style-name="ce_1738208997" id="or164_oc24"/>
          <table:table-cell table:style-name="ce_1624255646" office:value-type="float" office:value="21" id="or164_oc34">
            <text:p>21</text:p>
          </table:table-cell>
          <table:table-cell table:style-name="ce_2059646333" office:value-type="float" office:value="21" id="or164_oc35">
            <text:p>21</text:p>
          </table:table-cell>
          <table:table-cell table:style-name="ce_1535078371" id="or164_oc25"/>
          <table:table-cell table:style-name="ce_42865557" id="or164_oc26"/>
          <table:table-cell table:style-name="ce_1026403766" office:value-type="string" id="or164_oc36">
            <text:p>--</text:p>
          </table:table-cell>
          <table:table-cell table:style-name="ce_1974797478" table:formula="=IF(ISERROR(F78/E78-1);&quot;--&quot;;(F78/E78-1))" office:value-type="string" office:value="0" id="or164_oc37">
            <text:p>=IF(ISERROR(F78/E78-1);"--";(F78/E78-1))</text:p>
          </table:table-cell>
          <table:table-cell table:style-name="ce_1535078371" id="or164_oc27"/>
          <table:table-cell table:style-name="ce_35539408" office:value-type="float" office:value="0" id="or164_oc28">
            <text:p>0</text:p>
          </table:table-cell>
          <table:table-cell table:style-name="ce_66831952" table:formula="=IF(I42&lt;H42;E78*I42/10000*E28/1000000;E78*H42/10000*E28/1000000)" office:value-type="string" office:value="0.00032445" id="or164_oc38">
            <text:p>=IF(I42&lt;H42;E78*I42/10000*E28/1000000;E78*H42/10000*E28/1000000)</text:p>
          </table:table-cell>
          <table:table-cell table:style-name="ce_2068996082" table:formula="=IF(J42&lt;I42;F78*J42/10000*F28/1000000;F78*I42/10000*F28/1000000)" office:value-type="string" office:value="0.00116964225" id="or164_oc39">
            <text:p>=IF(J42&lt;I42;F78*J42/10000*F28/1000000;F78*I42/10000*F28/1000000)</text:p>
          </table:table-cell>
          <table:table-cell/>
          <table:table-cell table:style-name="ce_42865557" office:value-type="string" id="or164_oc30">
            <text:p>--</text:p>
          </table:table-cell>
          <table:table-cell table:style-name="ce_1026403766" table:formula="=IF(ISERROR(M78/L78-1);&quot;--&quot;;(M78/L78-1))" office:value-type="string" office:string-value="--" id="or164_oc40">
            <text:p>=IF(ISERROR(M78/L78-1);"--";(M78/L78-1))</text:p>
          </table:table-cell>
          <table:table-cell table:style-name="ce_1974797478" table:formula="=IF(ISERROR(N78/M78-1);&quot;--&quot;;(N78/M78-1))" office:value-type="string" office:value="2.605" id="or164_oc41">
            <text:p>=IF(ISERROR(N78/M78-1);"--";(N78/M78-1))</text:p>
          </table:table-cell>
          <table:table-cell/>
          <table:table-cell table:style-name="ce_1139896536" id="or164_oc33"/>
          <table:table-cell table:number-columns-repeated="1004"/>
        </table:table-row>
        <table:table-row id="or165" table:style-name="or_764776957">
          <table:table-cell/>
          <table:table-cell table:style-name="ce_2141355689" id="or165_oc22"/>
          <table:table-cell table:style-name="ce_1535078371" office:value-type="string" id="or165_oc23">
            <text:p>Support Costs - Maintenance Users - Office 2003</text:p>
          </table:table-cell>
          <table:table-cell table:style-name="ce_1569272320" office:value-type="float" office:value="21" id="or165_oc24">
            <text:p>21</text:p>
          </table:table-cell>
          <table:table-cell table:style-name="ce_1510064586" table:formula="=D79" office:value-type="string" office:value="21" id="or165_oc34">
            <text:p>=D79</text:p>
          </table:table-cell>
          <table:table-cell table:style-name="ce_1678582684" table:formula="=E79" office:value-type="string" office:value="21" id="or165_oc35">
            <text:p>=E79</text:p>
          </table:table-cell>
          <table:table-cell table:style-name="ce_1535078371" id="or165_oc25"/>
          <table:table-cell table:style-name="ce_698205445" office:value-type="string" id="or165_oc26">
            <text:p>--</text:p>
          </table:table-cell>
          <table:table-cell table:style-name="ce_905905005" table:formula="=IF(ISERROR(E79/D79-1);&quot;--&quot;;(E79/D79-1))" office:value-type="string" office:value="0" id="or165_oc36">
            <text:p>=IF(ISERROR(E79/D79-1);"--";(E79/D79-1))</text:p>
          </table:table-cell>
          <table:table-cell table:style-name="ce_1215467461" table:formula="=IF(ISERROR(F79/E79-1);&quot;--&quot;;(F79/E79-1))" office:value-type="string" office:value="0" id="or165_oc37">
            <text:p>=IF(ISERROR(F79/E79-1);"--";(F79/E79-1))</text:p>
          </table:table-cell>
          <table:table-cell table:style-name="ce_1535078371" id="or165_oc27"/>
          <table:table-cell table:style-name="ce_433526968" table:formula="=D79*L42/10000*D28/1000000" office:value-type="string" office:value="0.001785" id="or165_oc28">
            <text:p>=D79*L42/10000*D28/1000000</text:p>
          </table:table-cell>
          <table:table-cell table:style-name="ce_1425813552" table:formula="=E79*M42/10000*E28/1000000" office:value-type="string" office:value="0.001135575" id="or165_oc38">
            <text:p>=E79*M42/10000*E28/1000000</text:p>
          </table:table-cell>
          <table:table-cell table:style-name="ce_559511580" table:formula="=F79*N42/10000*F28/1000000" office:value-type="string" office:value="0.00061406218125" id="or165_oc39">
            <text:p>=F79*N42/10000*F28/1000000</text:p>
          </table:table-cell>
          <table:table-cell/>
          <table:table-cell table:style-name="ce_698205445" office:value-type="string" id="or165_oc30">
            <text:p>--</text:p>
          </table:table-cell>
          <table:table-cell table:style-name="ce_905905005" table:formula="=IF(ISERROR(M79/L79-1);&quot;--&quot;;(M79/L79-1))" office:value-type="string" office:value="-0.363823529411765" id="or165_oc40">
            <text:p>=IF(ISERROR(M79/L79-1);"--";(M79/L79-1))</text:p>
          </table:table-cell>
          <table:table-cell table:style-name="ce_1215467461" table:formula="=IF(ISERROR(N79/M79-1);&quot;--&quot;;(N79/M79-1))" office:value-type="string" office:value="-0.45925" id="or165_oc41">
            <text:p>=IF(ISERROR(N79/M79-1);"--";(N79/M79-1))</text:p>
          </table:table-cell>
          <table:table-cell/>
          <table:table-cell table:style-name="ce_1139896536" id="or165_oc33"/>
          <table:table-cell table:number-columns-repeated="1004"/>
        </table:table-row>
        <table:table-row id="or166" table:style-name="or_1325341176">
          <table:table-cell/>
          <table:table-cell table:style-name="ce_2141355689" id="or166_oc22"/>
          <table:table-cell table:style-name="ce_1535078371" table:number-columns-repeated="9" id="or166_oc23"/>
          <table:table-cell table:style-name="ce_340939719" id="or166_oc28"/>
          <table:table-cell table:style-name="ce_1976877674" id="or166_oc38"/>
          <table:table-cell table:style-name="ce_559511580" id="or166_oc39"/>
          <table:table-cell/>
          <table:table-cell table:style-name="ce_42865557" id="or166_oc30"/>
          <table:table-cell table:style-name="ce_1026403766" id="or166_oc40"/>
          <table:table-cell table:style-name="ce_1974797478" id="or166_oc41"/>
          <table:table-cell/>
          <table:table-cell table:style-name="ce_1139896536" id="or166_oc33"/>
          <table:table-cell table:number-columns-repeated="1004"/>
        </table:table-row>
        <table:table-row id="or167" table:style-name="or_764776957">
          <table:table-cell/>
          <table:table-cell table:style-name="ce_2141355689" id="or167_oc22"/>
          <table:table-cell table:style-name="ce_289436486" office:value-type="string" id="or167_oc23">
            <text:p>Projected Support Costs</text:p>
          </table:table-cell>
          <table:table-cell table:style-name="ce_657239695" table:number-columns-repeated="8" id="or167_oc24"/>
          <table:table-cell table:style-name="ce_2060466439" table:formula="=SUM(L77:L79)" office:value-type="string" office:value="0.002235" id="or167_oc28">
            <text:p>=SUM(L77:L79)</text:p>
          </table:table-cell>
          <table:table-cell table:style-name="ce_739479822" table:formula="=SUM(M77:M79)" office:value-type="string" office:value="0.002618775" id="or167_oc38">
            <text:p>=SUM(M77:M79)</text:p>
          </table:table-cell>
          <table:table-cell table:style-name="ce_1874757085" table:formula="=SUM(N77:N79)" office:value-type="string" office:value="0.00274448199375" id="or167_oc39">
            <text:p>=SUM(N77:N79)</text:p>
          </table:table-cell>
          <table:table-cell table:style-name="ce_657239695" id="or167_oc29"/>
          <table:table-cell table:style-name="ce_1734606166" office:value-type="string" id="or167_oc30">
            <text:p>--</text:p>
          </table:table-cell>
          <table:table-cell table:style-name="ce_340787305" table:formula="=IF(ISERROR(M81/L81-1);&quot;--&quot;;(M81/L81-1))" office:value-type="string" office:value="0.171711409395973" id="or167_oc40">
            <text:p>=IF(ISERROR(M81/L81-1);"--";(M81/L81-1))</text:p>
          </table:table-cell>
          <table:table-cell table:style-name="ce_107503597" table:formula="=IF(ISERROR(N81/M81-1);&quot;--&quot;;(N81/M81-1))" office:value-type="string" office:value="0.0480022123893806" id="or167_oc41">
            <text:p>=IF(ISERROR(N81/M81-1);"--";(N81/M81-1))</text:p>
          </table:table-cell>
          <table:table-cell table:style-name="ce_1979307110" id="or167_oc31"/>
          <table:table-cell table:style-name="ce_1139896536" id="or167_oc33"/>
          <table:table-cell table:number-columns-repeated="1004"/>
        </table:table-row>
        <table:table-row id="or168" table:style-name="or_1325341176">
          <table:table-cell/>
          <table:table-cell table:style-name="ce_2141355689" id="or168_oc22"/>
          <table:table-cell table:style-name="ce_1535078371" id="or168_oc23"/>
          <table:table-cell table:style-name="ce_1726164327" table:number-columns-repeated="7" id="or168_oc24"/>
          <table:table-cell table:style-name="ce_1535078371" id="or168_oc27"/>
          <table:table-cell table:style-name="ce_1254373797" id="or168_oc28"/>
          <table:table-cell/>
          <table:table-cell table:style-name="ce_1500166721" id="or168_oc39"/>
          <table:table-cell/>
          <table:table-cell table:style-name="ce_1254373797" id="or168_oc30"/>
          <table:table-cell/>
          <table:table-cell table:style-name="ce_1500166721" id="or168_oc41"/>
          <table:table-cell/>
          <table:table-cell table:style-name="ce_1139896536" id="or168_oc33"/>
          <table:table-cell table:number-columns-repeated="1004"/>
        </table:table-row>
        <table:table-row id="or169" table:style-name="or_764776957">
          <table:table-cell table:style-name="ce_584694903" id="or169_oc21"/>
          <table:table-cell table:style-name="ce_1277449641" id="or169_oc22"/>
          <table:table-cell table:style-name="ce_579578916" office:value-type="string" id="or169_oc23">
            <text:p>Projected Deployment Costs</text:p>
          </table:table-cell>
          <table:table-cell table:style-name="ce_2108132667" table:number-columns-repeated="8" id="or169_oc24"/>
          <table:table-cell table:style-name="ce_259854427" table:formula="=L52+L62+L71+L81" office:value-type="string" office:value="14.602235" id="or169_oc28">
            <text:p>=L52+L62+L71+L81</text:p>
          </table:table-cell>
          <table:table-cell table:style-name="ce_1033764800" table:formula="=M52+M62+M71+M81" office:value-type="string" office:value="18.683983775" id="or169_oc38">
            <text:p>=M52+M62+M71+M81</text:p>
          </table:table-cell>
          <table:table-cell table:style-name="ce_1379944821" table:formula="=N52+N62+N71+N81" office:value-type="string" office:value="14.9426910069938" id="or169_oc39">
            <text:p>=N52+N62+N71+N81</text:p>
          </table:table-cell>
          <table:table-cell table:style-name="ce_2108132667" id="or169_oc29"/>
          <table:table-cell table:style-name="ce_328927257" office:value-type="string" id="or169_oc30">
            <text:p>--</text:p>
          </table:table-cell>
          <table:table-cell table:style-name="ce_404944935" table:formula="=IF(ISERROR(M83/L83-1);&quot;--&quot;;(M83/L83-1))" office:value-type="string" office:value="0.279529042985543" id="or169_oc40">
            <text:p>=IF(ISERROR(M83/L83-1);"--";(M83/L83-1))</text:p>
          </table:table-cell>
          <table:table-cell table:style-name="ce_526879238" table:formula="=IF(ISERROR(N83/M83-1);&quot;--&quot;;(N83/M83-1))" office:value-type="string" office:value="-0.200240634602363" id="or169_oc41">
            <text:p>=IF(ISERROR(N83/M83-1);"--";(N83/M83-1))</text:p>
          </table:table-cell>
          <table:table-cell table:style-name="ce_1036929941" id="or169_oc31"/>
          <table:table-cell table:style-name="ce_773874143" id="or169_oc33"/>
          <table:table-cell table:style-name="ce_584694903" table:number-columns-repeated="1004" id="or169_oc32"/>
        </table:table-row>
        <table:table-row id="or170" table:style-name="or_1325341176">
          <table:table-cell/>
          <table:table-cell table:style-name="ce_2141355689" id="or170_oc22"/>
          <table:table-cell table:style-name="ce_1535078371" table:number-columns-repeated="9" id="or170_oc23"/>
          <table:table-cell table:style-name="ce_777818895" id="or170_oc28"/>
          <table:table-cell table:style-name="ce_16304780" id="or170_oc38"/>
          <table:table-cell table:style-name="ce_525989388" id="or170_oc39"/>
          <table:table-cell/>
          <table:table-cell table:style-name="ce_777818895" id="or170_oc30"/>
          <table:table-cell table:style-name="ce_16304780" id="or170_oc40"/>
          <table:table-cell table:style-name="ce_525989388" id="or170_oc41"/>
          <table:table-cell/>
          <table:table-cell table:style-name="ce_1139896536" id="or170_oc33"/>
          <table:table-cell table:number-columns-repeated="1004"/>
        </table:table-row>
        <table:table-row id="or171" table:style-name="or_1325341176">
          <table:table-cell/>
          <table:table-cell table:style-name="ce_1015394261" id="or171_oc22"/>
          <table:table-cell table:style-name="ce_115402177" table:number-columns-repeated="17" id="or171_oc23"/>
          <table:table-cell table:style-name="ce_732297925" id="or171_oc33"/>
          <table:table-cell table:number-columns-repeated="1004"/>
        </table:table-row>
        <table:table-row id="or172" table:style-name="or_334455234">
          <table:table-cell table:number-columns-repeated="1024"/>
        </table:table-row>
        <table:table-row id="or173" table:style-name="or_1325341176">
          <table:table-cell/>
          <table:table-cell table:style-name="ce_710632658" id="or173_oc22"/>
          <table:table-cell table:style-name="ce_939268288" table:number-columns-repeated="17" id="or173_oc23"/>
          <table:table-cell table:style-name="ce_424554500" id="or173_oc33"/>
          <table:table-cell table:number-columns-repeated="1004"/>
        </table:table-row>
        <table:table-row id="or174" table:style-name="or_425613604">
          <table:table-cell table:style-name="ce_1153124579" id="or174_oc21"/>
          <table:table-cell table:style-name="ce_773977226" id="or174_oc22"/>
          <table:table-cell table:style-name="ce_433437165" office:value-type="string" table:number-columns-spanned="17" table:number-rows-spanned="1" id="or174_oc23">
            <text:p>Projected Deployment Costs - Migration to Symphony</text:p>
          </table:table-cell>
          <table:covered-table-cell table:style-name="ce_947347004" id="or174_oc24"/>
          <table:covered-table-cell table:style-name="ce_947347004" id="or174_oc34"/>
          <table:covered-table-cell table:style-name="ce_947347004" id="or174_oc35"/>
          <table:covered-table-cell table:style-name="ce_947347004" id="or174_oc25"/>
          <table:covered-table-cell table:style-name="ce_947347004" id="or174_oc26"/>
          <table:covered-table-cell table:style-name="ce_947347004" id="or174_oc36"/>
          <table:covered-table-cell table:style-name="ce_947347004" id="or174_oc37"/>
          <table:covered-table-cell table:style-name="ce_947347004" id="or174_oc27"/>
          <table:covered-table-cell table:style-name="ce_947347004" id="or174_oc28"/>
          <table:covered-table-cell table:style-name="ce_947347004" id="or174_oc38"/>
          <table:covered-table-cell table:style-name="ce_947347004" id="or174_oc39"/>
          <table:covered-table-cell table:style-name="ce_947347004" id="or174_oc29"/>
          <table:covered-table-cell table:style-name="ce_947347004" id="or174_oc30"/>
          <table:covered-table-cell table:style-name="ce_947347004" id="or174_oc40"/>
          <table:covered-table-cell table:style-name="ce_947347004" id="or174_oc41"/>
          <table:covered-table-cell table:style-name="ce_947347004" id="or174_oc31"/>
          <table:table-cell table:style-name="ce_634480095" id="or174_oc33"/>
          <table:table-cell table:style-name="ce_1153124579" table:number-columns-repeated="1004" id="or174_oc32"/>
        </table:table-row>
        <table:table-row id="or175" table:style-name="or_764776957">
          <table:table-cell/>
          <table:table-cell table:style-name="ce_2141355689" id="or175_oc22"/>
          <table:table-cell table:style-name="ce_1535078371" table:number-columns-repeated="17" id="or175_oc23"/>
          <table:table-cell table:style-name="ce_1139896536" id="or175_oc33"/>
          <table:table-cell table:number-columns-repeated="1004"/>
        </table:table-row>
        <table:table-row id="or176" table:style-name="or_764776957">
          <table:table-cell/>
          <table:table-cell table:style-name="ce_2141355689" id="or176_oc22"/>
          <table:table-cell table:style-name="ce_1535078371" id="or176_oc23"/>
          <table:table-cell table:style-name="ce_1643993022" office:value-type="string" table:number-columns-spanned="3" table:number-rows-spanned="1" id="or176_oc24">
            <text:p>%age Deployed</text:p>
          </table:table-cell>
          <table:covered-table-cell table:style-name="ce_1080923711" id="or176_oc34"/>
          <table:covered-table-cell table:style-name="ce_1453080850" id="or176_oc35"/>
          <table:table-cell table:style-name="ce_1535078371" id="or176_oc25"/>
          <table:table-cell table:style-name="ce_1643993022" office:value-type="string" table:number-columns-spanned="3" table:number-rows-spanned="1" id="or176_oc26">
            <text:p>Symphony Users</text:p>
          </table:table-cell>
          <table:covered-table-cell table:style-name="ce_1080923711" id="or176_oc36"/>
          <table:covered-table-cell table:style-name="ce_1453080850" id="or176_oc37"/>
          <table:table-cell table:style-name="ce_1535078371" id="or176_oc27"/>
          <table:table-cell table:style-name="ce_1643993022" office:value-type="string" table:number-columns-spanned="3" table:number-rows-spanned="1" id="or176_oc28">
            <text:p>"New License" Office Users</text:p>
          </table:table-cell>
          <table:covered-table-cell table:style-name="ce_1080923711" id="or176_oc38"/>
          <table:covered-table-cell table:style-name="ce_1453080850" id="or176_oc39"/>
          <table:table-cell/>
          <table:table-cell table:style-name="ce_1643993022" office:value-type="string" table:number-columns-spanned="3" table:number-rows-spanned="1" id="or176_oc30">
            <text:p>"Maintenance" Office Users</text:p>
          </table:table-cell>
          <table:covered-table-cell table:style-name="ce_1080923711" id="or176_oc40"/>
          <table:covered-table-cell table:style-name="ce_1453080850" id="or176_oc41"/>
          <table:table-cell/>
          <table:table-cell table:style-name="ce_1139896536" id="or176_oc33"/>
          <table:table-cell table:number-columns-repeated="1004"/>
        </table:table-row>
        <table:table-row id="or177" table:style-name="or_764776957">
          <table:table-cell/>
          <table:table-cell table:style-name="ce_2141355689" id="or177_oc22"/>
          <table:table-cell table:style-name="ce_1535078371" id="or177_oc23"/>
          <table:table-cell table:style-name="ce_1921214618" office:value-type="string" id="or177_oc24">
            <text:p>Yr1</text:p>
          </table:table-cell>
          <table:table-cell table:style-name="ce_1327329207" office:value-type="string" id="or177_oc34">
            <text:p>Yr2</text:p>
          </table:table-cell>
          <table:table-cell table:style-name="ce_934548299" office:value-type="string" id="or177_oc35">
            <text:p>Yr3</text:p>
          </table:table-cell>
          <table:table-cell table:style-name="ce_1535078371" id="or177_oc25"/>
          <table:table-cell table:style-name="ce_1921214618" office:value-type="string" id="or177_oc26">
            <text:p>Yr1</text:p>
          </table:table-cell>
          <table:table-cell table:style-name="ce_1327329207" office:value-type="string" id="or177_oc36">
            <text:p>Yr2</text:p>
          </table:table-cell>
          <table:table-cell table:style-name="ce_934548299" office:value-type="string" id="or177_oc37">
            <text:p>Yr3</text:p>
          </table:table-cell>
          <table:table-cell table:style-name="ce_1535078371" id="or177_oc27"/>
          <table:table-cell table:style-name="ce_1921214618" office:value-type="string" id="or177_oc28">
            <text:p>Yr1</text:p>
          </table:table-cell>
          <table:table-cell table:style-name="ce_1327329207" office:value-type="string" id="or177_oc38">
            <text:p>Yr2</text:p>
          </table:table-cell>
          <table:table-cell table:style-name="ce_934548299" office:value-type="string" id="or177_oc39">
            <text:p>Yr3</text:p>
          </table:table-cell>
          <table:table-cell/>
          <table:table-cell table:style-name="ce_1921214618" office:value-type="string" id="or177_oc30">
            <text:p>Yr1</text:p>
          </table:table-cell>
          <table:table-cell table:style-name="ce_1327329207" office:value-type="string" id="or177_oc40">
            <text:p>Yr2</text:p>
          </table:table-cell>
          <table:table-cell table:style-name="ce_934548299" office:value-type="string" id="or177_oc41">
            <text:p>Yr3</text:p>
          </table:table-cell>
          <table:table-cell/>
          <table:table-cell table:style-name="ce_1139896536" id="or177_oc33"/>
          <table:table-cell table:number-columns-repeated="1004"/>
        </table:table-row>
        <table:table-row id="or178" table:style-name="or_1325341176">
          <table:table-cell/>
          <table:table-cell table:style-name="ce_2141355689" id="or178_oc22"/>
          <table:table-cell table:style-name="ce_1535078371" id="or178_oc23"/>
          <table:table-cell table:style-name="ce_901432375" id="or178_oc24"/>
          <table:table-cell table:style-name="ce_1925649262" id="or178_oc34"/>
          <table:table-cell table:style-name="ce_1575789702" id="or178_oc35"/>
          <table:table-cell table:style-name="ce_1535078371" id="or178_oc25"/>
          <table:table-cell table:style-name="ce_1254373797" id="or178_oc26"/>
          <table:table-cell table:style-name="ce_1535078371" id="or178_oc36"/>
          <table:table-cell table:style-name="ce_1500166721" id="or178_oc37"/>
          <table:table-cell table:style-name="ce_1535078371" id="or178_oc27"/>
          <table:table-cell table:style-name="ce_1254373797" id="or178_oc28"/>
          <table:table-cell/>
          <table:table-cell table:style-name="ce_1500166721" id="or178_oc39"/>
          <table:table-cell/>
          <table:table-cell table:style-name="ce_1254373797" id="or178_oc30"/>
          <table:table-cell/>
          <table:table-cell table:style-name="ce_1500166721" id="or178_oc41"/>
          <table:table-cell/>
          <table:table-cell table:style-name="ce_1139896536" id="or178_oc33"/>
          <table:table-cell table:number-columns-repeated="1004"/>
        </table:table-row>
        <table:table-row id="or179" table:style-name="or_764776957">
          <table:table-cell/>
          <table:table-cell table:style-name="ce_2141355689" id="or179_oc22"/>
          <table:table-cell table:style-name="ce_1535078371" office:value-type="string" id="or179_oc23">
            <text:p>Light Users</text:p>
          </table:table-cell>
          <table:table-cell table:style-name="ce_558877046" office:value-type="percentage" office:value="0.5" id="or179_oc24">
            <text:p>0.5</text:p>
          </table:table-cell>
          <table:table-cell table:style-name="ce_332892258" office:value-type="percentage" office:value="0.85" id="or179_oc34">
            <text:p>0.85</text:p>
          </table:table-cell>
          <table:table-cell table:style-name="ce_1570350898" office:value-type="percentage" office:value="1" id="or179_oc35">
            <text:p>1</text:p>
          </table:table-cell>
          <table:table-cell table:style-name="ce_1535078371" id="or179_oc25"/>
          <table:table-cell table:style-name="ce_752532047" table:formula="=D93*D8" office:value-type="string" office:value="25000" id="or179_oc26">
            <text:p>=D93*D8</text:p>
          </table:table-cell>
          <table:table-cell table:style-name="ce_254637870" table:formula="=E93*E8" office:value-type="string" office:value="44625" id="or179_oc36">
            <text:p>=E93*E8</text:p>
          </table:table-cell>
          <table:table-cell table:style-name="ce_1757232848" table:formula="=F93*F8" office:value-type="string" office:value="55125" id="or179_oc37">
            <text:p>=F93*F8</text:p>
          </table:table-cell>
          <table:table-cell table:style-name="ce_1535078371" id="or179_oc27"/>
          <table:table-cell table:style-name="ce_752532047" office:value-type="float" office:value="0" id="or179_oc28">
            <text:p>0</text:p>
          </table:table-cell>
          <table:table-cell table:style-name="ce_254637870" table:formula="=IF(E8&gt;D8;(E8-D8)*(1-E93);0)" office:value-type="string" office:value="375" id="or179_oc38">
            <text:p>=IF(E8&gt;D8;(E8-D8)*(1-E93);0)</text:p>
          </table:table-cell>
          <table:table-cell table:style-name="ce_1757232848" table:formula="=IF(F8&gt;E8;(F8-E8)*(1-F93);0)" office:value-type="string" office:value="0" id="or179_oc39">
            <text:p>=IF(F8&gt;E8;(F8-E8)*(1-F93);0)</text:p>
          </table:table-cell>
          <table:table-cell/>
          <table:table-cell table:style-name="ce_752532047" table:formula="=D8-H93-L93" office:value-type="string" office:value="25000" id="or179_oc30">
            <text:p>=D8-H93-L93</text:p>
          </table:table-cell>
          <table:table-cell table:style-name="ce_254637870" table:formula="=E8-I93-M93" office:value-type="string" office:value="7500" id="or179_oc40">
            <text:p>=E8-I93-M93</text:p>
          </table:table-cell>
          <table:table-cell table:style-name="ce_1757232848" table:formula="=F8-J93-N93" office:value-type="string" office:value="0" id="or179_oc41">
            <text:p>=F8-J93-N93</text:p>
          </table:table-cell>
          <table:table-cell/>
          <table:table-cell table:style-name="ce_1139896536" id="or179_oc33"/>
          <table:table-cell table:number-columns-repeated="1004"/>
        </table:table-row>
        <table:table-row id="or180" table:style-name="or_764776957">
          <table:table-cell/>
          <table:table-cell table:style-name="ce_2141355689" id="or180_oc22"/>
          <table:table-cell table:style-name="ce_1535078371" office:value-type="string" id="or180_oc23">
            <text:p>Knowledge Workers</text:p>
          </table:table-cell>
          <table:table-cell table:style-name="ce_558877046" office:value-type="percentage" office:value="0.25" id="or180_oc24">
            <text:p>0.25</text:p>
          </table:table-cell>
          <table:table-cell table:style-name="ce_332892258" office:value-type="percentage" office:value="0.85" id="or180_oc34">
            <text:p>0.85</text:p>
          </table:table-cell>
          <table:table-cell table:style-name="ce_1570350898" office:value-type="percentage" office:value="1" id="or180_oc35">
            <text:p>1</text:p>
          </table:table-cell>
          <table:table-cell table:style-name="ce_1535078371" id="or180_oc25"/>
          <table:table-cell table:style-name="ce_752532047" table:formula="=D94*D9" office:value-type="string" office:value="10000" id="or180_oc26">
            <text:p>=D94*D9</text:p>
          </table:table-cell>
          <table:table-cell table:style-name="ce_254637870" table:formula="=E94*E9" office:value-type="string" office:value="35700" id="or180_oc36">
            <text:p>=E94*E9</text:p>
          </table:table-cell>
          <table:table-cell table:style-name="ce_1757232848" table:formula="=F94*F9" office:value-type="string" office:value="44100" id="or180_oc37">
            <text:p>=F94*F9</text:p>
          </table:table-cell>
          <table:table-cell table:style-name="ce_1535078371" id="or180_oc27"/>
          <table:table-cell table:style-name="ce_752532047" office:value-type="float" office:value="0" id="or180_oc28">
            <text:p>0</text:p>
          </table:table-cell>
          <table:table-cell table:style-name="ce_254637870" table:formula="=IF(E9&gt;D9;(E9-D9)*(1-E94);0)" office:value-type="string" office:value="300" id="or180_oc38">
            <text:p>=IF(E9&gt;D9;(E9-D9)*(1-E94);0)</text:p>
          </table:table-cell>
          <table:table-cell table:style-name="ce_1757232848" table:formula="=IF(F9&gt;E9;(F9-E9)*(1-F94);0)" office:value-type="string" office:value="0" id="or180_oc39">
            <text:p>=IF(F9&gt;E9;(F9-E9)*(1-F94);0)</text:p>
          </table:table-cell>
          <table:table-cell/>
          <table:table-cell table:style-name="ce_752532047" table:formula="=D9-H94-L94" office:value-type="string" office:value="30000" id="or180_oc30">
            <text:p>=D9-H94-L94</text:p>
          </table:table-cell>
          <table:table-cell table:style-name="ce_254637870" table:formula="=E9-I94-M94" office:value-type="string" office:value="6000" id="or180_oc40">
            <text:p>=E9-I94-M94</text:p>
          </table:table-cell>
          <table:table-cell table:style-name="ce_1757232848" table:formula="=F9-J94-N94" office:value-type="string" office:value="0" id="or180_oc41">
            <text:p>=F9-J94-N94</text:p>
          </table:table-cell>
          <table:table-cell/>
          <table:table-cell table:style-name="ce_1139896536" id="or180_oc33"/>
          <table:table-cell table:number-columns-repeated="1004"/>
        </table:table-row>
        <table:table-row id="or181" table:style-name="or_764776957">
          <table:table-cell/>
          <table:table-cell table:style-name="ce_2141355689" id="or181_oc22"/>
          <table:table-cell table:style-name="ce_919138618" office:value-type="string" id="or181_oc23">
            <text:p>Special Requirements Employees</text:p>
          </table:table-cell>
          <table:table-cell table:style-name="ce_1503667489" office:value-type="percentage" office:value="0" id="or181_oc24">
            <text:p>0</text:p>
          </table:table-cell>
          <table:table-cell table:style-name="ce_647278295" office:value-type="percentage" office:value="0.15" id="or181_oc34">
            <text:p>0.15</text:p>
          </table:table-cell>
          <table:table-cell table:style-name="ce_1589098762" office:value-type="percentage" office:value="0.5" id="or181_oc35">
            <text:p>0.5</text:p>
          </table:table-cell>
          <table:table-cell table:style-name="ce_1535078371" id="or181_oc25"/>
          <table:table-cell table:style-name="ce_752532047" table:formula="=D95*D10" office:value-type="string" office:value="0" id="or181_oc26">
            <text:p>=D95*D10</text:p>
          </table:table-cell>
          <table:table-cell table:style-name="ce_254637870" table:formula="=E95*E10" office:value-type="string" office:value="1575" id="or181_oc36">
            <text:p>=E95*E10</text:p>
          </table:table-cell>
          <table:table-cell table:style-name="ce_1757232848" table:formula="=F95*F10" office:value-type="string" office:value="5512.5" id="or181_oc37">
            <text:p>=F95*F10</text:p>
          </table:table-cell>
          <table:table-cell table:style-name="ce_1535078371" id="or181_oc27"/>
          <table:table-cell table:style-name="ce_752532047" office:value-type="float" office:value="0" id="or181_oc28">
            <text:p>0</text:p>
          </table:table-cell>
          <table:table-cell table:style-name="ce_254637870" table:formula="=IF(E10&gt;D10;(E10-D10)*(1-E95);0)" office:value-type="string" office:value="425" id="or181_oc38">
            <text:p>=IF(E10&gt;D10;(E10-D10)*(1-E95);0)</text:p>
          </table:table-cell>
          <table:table-cell table:style-name="ce_1757232848" table:formula="=IF(F10&gt;E10;(F10-E10)*(1-F95);0)" office:value-type="string" office:value="262.5" id="or181_oc39">
            <text:p>=IF(F10&gt;E10;(F10-E10)*(1-F95);0)</text:p>
          </table:table-cell>
          <table:table-cell/>
          <table:table-cell table:style-name="ce_752532047" table:formula="=D10-H95-L95" office:value-type="string" office:value="10000" id="or181_oc30">
            <text:p>=D10-H95-L95</text:p>
          </table:table-cell>
          <table:table-cell table:style-name="ce_254637870" table:formula="=E10-I95-M95" office:value-type="string" office:value="8500" id="or181_oc40">
            <text:p>=E10-I95-M95</text:p>
          </table:table-cell>
          <table:table-cell table:style-name="ce_1757232848" table:formula="=F10-J95-N95" office:value-type="string" office:value="5250" id="or181_oc41">
            <text:p>=F10-J95-N95</text:p>
          </table:table-cell>
          <table:table-cell/>
          <table:table-cell table:style-name="ce_1139896536" id="or181_oc33"/>
          <table:table-cell table:number-columns-repeated="1004"/>
        </table:table-row>
        <table:table-row id="or182" table:style-name="or_1325341176">
          <table:table-cell/>
          <table:table-cell table:style-name="ce_2141355689" id="or182_oc22"/>
          <table:table-cell table:style-name="ce_1535078371" table:number-columns-repeated="5" id="or182_oc23"/>
          <table:table-cell table:style-name="ce_1254373797" id="or182_oc26"/>
          <table:table-cell table:style-name="ce_1535078371" id="or182_oc36"/>
          <table:table-cell table:style-name="ce_1500166721" id="or182_oc37"/>
          <table:table-cell table:style-name="ce_1535078371" id="or182_oc27"/>
          <table:table-cell table:style-name="ce_1254373797" id="or182_oc28"/>
          <table:table-cell/>
          <table:table-cell table:style-name="ce_1500166721" id="or182_oc39"/>
          <table:table-cell/>
          <table:table-cell table:style-name="ce_1254373797" id="or182_oc30"/>
          <table:table-cell/>
          <table:table-cell table:style-name="ce_1500166721" id="or182_oc41"/>
          <table:table-cell/>
          <table:table-cell table:style-name="ce_1139896536" id="or182_oc33"/>
          <table:table-cell table:number-columns-repeated="1004"/>
        </table:table-row>
        <table:table-row id="or183" table:style-name="or_764776957">
          <table:table-cell table:style-name="ce_584694903" id="or183_oc21"/>
          <table:table-cell table:style-name="ce_1277449641" id="or183_oc22"/>
          <table:table-cell table:style-name="ce_549469997" office:value-type="string" id="or183_oc23">
            <text:p>Total Assumed Users</text:p>
          </table:table-cell>
          <table:table-cell table:style-name="ce_680569297" table:number-columns-repeated="4" id="or183_oc24"/>
          <table:table-cell table:style-name="ce_2140965563" table:formula="=SUM(H93:H95)" office:value-type="string" office:value="35000" id="or183_oc26">
            <text:p>=SUM(H93:H95)</text:p>
          </table:table-cell>
          <table:table-cell table:style-name="ce_209607042" table:formula="=SUM(I93:I95)" office:value-type="string" office:value="81900" id="or183_oc36">
            <text:p>=SUM(I93:I95)</text:p>
          </table:table-cell>
          <table:table-cell table:style-name="ce_1058214242" table:formula="=SUM(J93:J95)" office:value-type="string" office:value="104737.5" id="or183_oc37">
            <text:p>=SUM(J93:J95)</text:p>
          </table:table-cell>
          <table:table-cell table:style-name="ce_680569297" id="or183_oc27"/>
          <table:table-cell table:style-name="ce_2140965563" table:formula="=SUM(L93:L95)" office:value-type="string" office:value="0" id="or183_oc28">
            <text:p>=SUM(L93:L95)</text:p>
          </table:table-cell>
          <table:table-cell table:style-name="ce_209607042" table:formula="=SUM(M93:M95)" office:value-type="string" office:value="1100" id="or183_oc38">
            <text:p>=SUM(M93:M95)</text:p>
          </table:table-cell>
          <table:table-cell table:style-name="ce_1058214242" table:formula="=SUM(N93:N95)" office:value-type="string" office:value="262.5" id="or183_oc39">
            <text:p>=SUM(N93:N95)</text:p>
          </table:table-cell>
          <table:table-cell table:style-name="ce_18517464" id="or183_oc29"/>
          <table:table-cell table:style-name="ce_2140965563" table:formula="=SUM(P93:P95)" office:value-type="string" office:value="65000" id="or183_oc30">
            <text:p>=SUM(P93:P95)</text:p>
          </table:table-cell>
          <table:table-cell table:style-name="ce_209607042" table:formula="=SUM(Q93:Q95)" office:value-type="string" office:value="22000" id="or183_oc40">
            <text:p>=SUM(Q93:Q95)</text:p>
          </table:table-cell>
          <table:table-cell table:style-name="ce_1058214242" table:formula="=SUM(R93:R95)" office:value-type="string" office:value="5250" id="or183_oc41">
            <text:p>=SUM(R93:R95)</text:p>
          </table:table-cell>
          <table:table-cell table:style-name="ce_1085109976" id="or183_oc31"/>
          <table:table-cell table:style-name="ce_773874143" id="or183_oc33"/>
          <table:table-cell table:style-name="ce_584694903" table:number-columns-repeated="1004" id="or183_oc32"/>
        </table:table-row>
        <table:table-row id="or184" table:style-name="or_1325341176">
          <table:table-cell table:style-name="ce_584694903" id="or184_oc21"/>
          <table:table-cell table:style-name="ce_1277449641" id="or184_oc22"/>
          <table:table-cell table:style-name="ce_1640301128" table:number-columns-repeated="5" id="or184_oc23"/>
          <table:table-cell table:style-name="ce_382828027" id="or184_oc26"/>
          <table:table-cell table:style-name="ce_1681742877" id="or184_oc36"/>
          <table:table-cell table:style-name="ce_1025324043" id="or184_oc37"/>
          <table:table-cell table:style-name="ce_1640301128" id="or184_oc27"/>
          <table:table-cell table:style-name="ce_382828027" id="or184_oc28"/>
          <table:table-cell table:style-name="ce_1681742877" id="or184_oc38"/>
          <table:table-cell table:style-name="ce_1025324043" id="or184_oc39"/>
          <table:table-cell table:style-name="ce_1919757862" id="or184_oc29"/>
          <table:table-cell table:style-name="ce_563719626" id="or184_oc30"/>
          <table:table-cell table:style-name="ce_1564702878" id="or184_oc40"/>
          <table:table-cell table:style-name="ce_1344468159" id="or184_oc41"/>
          <table:table-cell table:style-name="ce_1919757862" id="or184_oc31"/>
          <table:table-cell table:style-name="ce_773874143" id="or184_oc33"/>
          <table:table-cell table:style-name="ce_584694903" table:number-columns-repeated="1004" id="or184_oc32"/>
        </table:table-row>
        <table:table-row id="or185" table:style-name="or_764776957">
          <table:table-cell table:style-name="ce_584694903" id="or185_oc21"/>
          <table:table-cell table:style-name="ce_1277449641" id="or185_oc22"/>
          <table:table-cell table:style-name="ce_1640301128" table:number-columns-repeated="5" id="or185_oc23"/>
          <table:table-cell table:style-name="ce_85564331" table:number-columns-repeated="3" id="or185_oc26"/>
          <table:table-cell table:style-name="ce_1640301128" id="or185_oc27"/>
          <table:table-cell table:style-name="ce_1919757862" table:number-columns-repeated="8" id="or185_oc28"/>
          <table:table-cell table:style-name="ce_773874143" id="or185_oc33"/>
          <table:table-cell table:style-name="ce_584694903" table:number-columns-repeated="1004" id="or185_oc32"/>
        </table:table-row>
        <table:table-row id="or186" table:style-name="or_764776957">
          <table:table-cell table:style-name="ce_1648349353" id="or186_oc21"/>
          <table:table-cell table:style-name="ce_512770379" id="or186_oc22"/>
          <table:table-cell table:style-name="ce_1535078371" id="or186_oc23"/>
          <table:table-cell table:style-name="ce_1643993022" office:value-type="string" table:number-columns-spanned="3" table:number-rows-spanned="1" id="or186_oc24">
            <text:p>Training Hours</text:p>
          </table:table-cell>
          <table:covered-table-cell table:style-name="ce_1080923711" id="or186_oc34"/>
          <table:covered-table-cell table:style-name="ce_1453080850" id="or186_oc35"/>
          <table:table-cell table:style-name="ce_1535078371" id="or186_oc25"/>
          <table:table-cell table:style-name="ce_1643993022" office:value-type="string" table:number-columns-spanned="3" table:number-rows-spanned="1" id="or186_oc26">
            <text:p>Total Hours of Training</text:p>
          </table:table-cell>
          <table:covered-table-cell table:style-name="ce_1080923711" id="or186_oc36"/>
          <table:covered-table-cell table:style-name="ce_1453080850" id="or186_oc37"/>
          <table:table-cell table:style-name="ce_1535078371" id="or186_oc27"/>
          <table:table-cell table:style-name="ce_1643993022" office:value-type="string" table:number-columns-spanned="3" table:number-rows-spanned="1" id="or186_oc28">
            <text:p>Assumed Training Cost ($M)</text:p>
          </table:table-cell>
          <table:covered-table-cell table:style-name="ce_1080923711" id="or186_oc38"/>
          <table:covered-table-cell table:style-name="ce_1453080850" id="or186_oc39"/>
          <table:table-cell/>
          <table:table-cell table:style-name="ce_1643993022" office:value-type="string" table:number-columns-spanned="3" table:number-rows-spanned="1" id="or186_oc30">
            <text:p>Assumed Growth Rates</text:p>
          </table:table-cell>
          <table:covered-table-cell table:style-name="ce_1080923711" id="or186_oc40"/>
          <table:covered-table-cell table:style-name="ce_1453080850" id="or186_oc41"/>
          <table:table-cell/>
          <table:table-cell table:style-name="ce_1068115618" id="or186_oc33"/>
          <table:table-cell table:style-name="ce_1648349353" table:number-columns-repeated="1004" id="or186_oc32"/>
        </table:table-row>
        <table:table-row id="or187" table:style-name="rod1">
          <table:table-cell/>
          <table:table-cell table:style-name="ce_2141355689" id="or187_oc22"/>
          <table:table-cell table:style-name="ce_1535078371" id="or187_oc23"/>
          <table:table-cell table:style-name="ce_901432375" office:value-type="string" id="or187_oc24">
            <text:p>Yr1</text:p>
          </table:table-cell>
          <table:table-cell table:style-name="ce_1925649262" office:value-type="string" id="or187_oc34">
            <text:p>Yr2</text:p>
          </table:table-cell>
          <table:table-cell table:style-name="ce_1575789702" office:value-type="string" id="or187_oc35">
            <text:p>Yr3</text:p>
          </table:table-cell>
          <table:table-cell table:style-name="ce_1535078371" id="or187_oc25"/>
          <table:table-cell table:style-name="ce_1921214618" office:value-type="string" id="or187_oc26">
            <text:p>Yr1</text:p>
          </table:table-cell>
          <table:table-cell table:style-name="ce_1327329207" office:value-type="string" id="or187_oc36">
            <text:p>Yr2</text:p>
          </table:table-cell>
          <table:table-cell table:style-name="ce_934548299" office:value-type="string" id="or187_oc37">
            <text:p>Yr3</text:p>
          </table:table-cell>
          <table:table-cell table:style-name="ce_1535078371" id="or187_oc27"/>
          <table:table-cell table:style-name="ce_1921214618" office:value-type="string" id="or187_oc28">
            <text:p>Yr1</text:p>
          </table:table-cell>
          <table:table-cell table:style-name="ce_1327329207" office:value-type="string" id="or187_oc38">
            <text:p>Yr2</text:p>
          </table:table-cell>
          <table:table-cell table:style-name="ce_934548299" office:value-type="string" id="or187_oc39">
            <text:p>Yr3</text:p>
          </table:table-cell>
          <table:table-cell/>
          <table:table-cell table:style-name="ce_1921214618" office:value-type="string" id="or187_oc30">
            <text:p>Yr1</text:p>
          </table:table-cell>
          <table:table-cell table:style-name="ce_1327329207" office:value-type="string" id="or187_oc40">
            <text:p>Yr2</text:p>
          </table:table-cell>
          <table:table-cell table:style-name="ce_934548299" office:value-type="string" id="or187_oc41">
            <text:p>Yr3</text:p>
          </table:table-cell>
          <table:table-cell/>
          <table:table-cell table:style-name="ce_1139896536" id="or187_oc33"/>
          <table:table-cell table:number-columns-repeated="1004"/>
        </table:table-row>
        <table:table-row id="or188" table:style-name="or_1325341176">
          <table:table-cell/>
          <table:table-cell table:style-name="ce_2141355689" id="or188_oc22"/>
          <table:table-cell table:style-name="ce_1535078371" id="or188_oc23"/>
          <table:table-cell table:style-name="ce_832153001" id="or188_oc24"/>
          <table:table-cell table:style-name="ce_1080923711" id="or188_oc34"/>
          <table:table-cell table:style-name="ce_1453080850" id="or188_oc35"/>
          <table:table-cell table:style-name="ce_1535078371" id="or188_oc25"/>
          <table:table-cell table:style-name="ce_1254373797" id="or188_oc26"/>
          <table:table-cell table:style-name="ce_1535078371" id="or188_oc36"/>
          <table:table-cell table:style-name="ce_1500166721" id="or188_oc37"/>
          <table:table-cell table:style-name="ce_1535078371" id="or188_oc27"/>
          <table:table-cell table:style-name="ce_1254373797" id="or188_oc28"/>
          <table:table-cell/>
          <table:table-cell table:style-name="ce_1500166721" id="or188_oc39"/>
          <table:table-cell/>
          <table:table-cell table:style-name="ce_1254373797" id="or188_oc30"/>
          <table:table-cell/>
          <table:table-cell table:style-name="ce_1500166721" id="or188_oc41"/>
          <table:table-cell/>
          <table:table-cell table:style-name="ce_1139896536" id="or188_oc33"/>
          <table:table-cell table:number-columns-repeated="1004"/>
        </table:table-row>
        <table:table-row id="or189" table:style-name="rod1">
          <table:table-cell/>
          <table:table-cell table:style-name="ce_2141355689" id="or189_oc22"/>
          <table:table-cell table:style-name="ce_1535078371" office:value-type="string" id="or189_oc23">
            <text:p>Light Users</text:p>
          </table:table-cell>
          <table:table-cell table:style-name="ce_154188395" office:value-type="float" office:value="1" id="or189_oc24">
            <text:p>1</text:p>
          </table:table-cell>
          <table:table-cell table:style-name="ce_132080520" office:value-type="float" office:value="1" id="or189_oc34">
            <text:p>1</text:p>
          </table:table-cell>
          <table:table-cell table:style-name="ce_387492424" office:value-type="float" office:value="1" id="or189_oc35">
            <text:p>1</text:p>
          </table:table-cell>
          <table:table-cell table:style-name="ce_1535078371" id="or189_oc25"/>
          <table:table-cell table:style-name="ce_752532047" table:formula="=D103*H93" office:value-type="string" office:value="25000" id="or189_oc26">
            <text:p>=D103*H93</text:p>
          </table:table-cell>
          <table:table-cell table:style-name="ce_254637870" table:formula="=IF(I93&gt;H93;E103*(I93-H93);0)" office:value-type="string" office:value="19625" id="or189_oc36">
            <text:p>=IF(I93&gt;H93;E103*(I93-H93);0)</text:p>
          </table:table-cell>
          <table:table-cell table:style-name="ce_1757232848" table:formula="=IF(J93&gt;I93;F103*(J93-I93);0)" office:value-type="string" office:value="10500" id="or189_oc37">
            <text:p>=IF(J93&gt;I93;F103*(J93-I93);0)</text:p>
          </table:table-cell>
          <table:table-cell table:style-name="ce_1535078371" id="or189_oc27"/>
          <table:table-cell table:style-name="ce_35539408" table:formula="=H103*D18/1000000" office:value-type="string" office:value="0.5" id="or189_oc28">
            <text:p>=H103*D18/1000000</text:p>
          </table:table-cell>
          <table:table-cell table:style-name="ce_66831952" table:formula="=I103*E18/1000000" office:value-type="string" office:value="0.404275" id="or189_oc38">
            <text:p>=I103*E18/1000000</text:p>
          </table:table-cell>
          <table:table-cell table:style-name="ce_2068996082" table:formula="=J103*F18/1000000" office:value-type="string" office:value="0.222789" id="or189_oc39">
            <text:p>=J103*F18/1000000</text:p>
          </table:table-cell>
          <table:table-cell/>
          <table:table-cell table:style-name="ce_42865557" table:formula="=IF(L103&gt;0;&quot;inf.&quot;;&quot;--&quot;)" office:value-type="string" office:string-value="inf." id="or189_oc30">
            <text:p>=IF(L103&gt;0;"inf.";"--")</text:p>
          </table:table-cell>
          <table:table-cell table:style-name="ce_1026403766" table:formula="=IF(ISERROR(M103/L103-1);&quot;--&quot;;(M103/L103-1))" office:value-type="string" office:value="-0.19145" id="or189_oc40">
            <text:p>=IF(ISERROR(M103/L103-1);"--";(M103/L103-1))</text:p>
          </table:table-cell>
          <table:table-cell table:style-name="ce_1974797478" table:formula="=IF(ISERROR(N103/M103-1);&quot;--&quot;;(N103/M103-1))" office:value-type="string" office:value="-0.448917197452229" id="or189_oc41">
            <text:p>=IF(ISERROR(N103/M103-1);"--";(N103/M103-1))</text:p>
          </table:table-cell>
          <table:table-cell/>
          <table:table-cell table:style-name="ce_1139896536" id="or189_oc33"/>
          <table:table-cell table:number-columns-repeated="1004"/>
        </table:table-row>
        <table:table-row id="or190" table:style-name="rod1">
          <table:table-cell/>
          <table:table-cell table:style-name="ce_2141355689" id="or190_oc22"/>
          <table:table-cell table:style-name="ce_1535078371" office:value-type="string" id="or190_oc23">
            <text:p>Knowledge Workers</text:p>
          </table:table-cell>
          <table:table-cell table:style-name="ce_154188395" office:value-type="float" office:value="2" id="or190_oc24">
            <text:p>2</text:p>
          </table:table-cell>
          <table:table-cell table:style-name="ce_132080520" office:value-type="float" office:value="2" id="or190_oc34">
            <text:p>2</text:p>
          </table:table-cell>
          <table:table-cell table:style-name="ce_387492424" office:value-type="float" office:value="2" id="or190_oc35">
            <text:p>2</text:p>
          </table:table-cell>
          <table:table-cell table:style-name="ce_1535078371" id="or190_oc25"/>
          <table:table-cell table:style-name="ce_752532047" table:formula="=D104*H94" office:value-type="string" office:value="20000" id="or190_oc26">
            <text:p>=D104*H94</text:p>
          </table:table-cell>
          <table:table-cell table:style-name="ce_254637870" table:formula="=IF(I94&gt;H94;E104*(I94-H94);0)" office:value-type="string" office:value="51400" id="or190_oc36">
            <text:p>=IF(I94&gt;H94;E104*(I94-H94);0)</text:p>
          </table:table-cell>
          <table:table-cell table:style-name="ce_1757232848" table:formula="=IF(J94&gt;I94;F104*(J94-I94);0)" office:value-type="string" office:value="16800" id="or190_oc37">
            <text:p>=IF(J94&gt;I94;F104*(J94-I94);0)</text:p>
          </table:table-cell>
          <table:table-cell table:style-name="ce_1535078371" id="or190_oc27"/>
          <table:table-cell table:style-name="ce_35539408" table:formula="=H104*D19/1000000" office:value-type="string" office:value="0.7" id="or190_oc28">
            <text:p>=H104*D19/1000000</text:p>
          </table:table-cell>
          <table:table-cell table:style-name="ce_66831952" table:formula="=I104*E19/1000000" office:value-type="string" office:value="1.85297" id="or190_oc38">
            <text:p>=I104*E19/1000000</text:p>
          </table:table-cell>
          <table:table-cell table:style-name="ce_2068996082" table:formula="=J104*F19/1000000" office:value-type="string" office:value="0.6238092" id="or190_oc39">
            <text:p>=J104*F19/1000000</text:p>
          </table:table-cell>
          <table:table-cell/>
          <table:table-cell table:style-name="ce_42865557" table:formula="=IF(L104&gt;0;&quot;inf.&quot;;&quot;--&quot;)" office:value-type="string" office:string-value="inf." id="or190_oc30">
            <text:p>=IF(L104&gt;0;"inf.";"--")</text:p>
          </table:table-cell>
          <table:table-cell table:style-name="ce_1026403766" table:formula="=IF(ISERROR(M104/L104-1);&quot;--&quot;;(M104/L104-1))" office:value-type="string" office:value="1.6471" id="or190_oc40">
            <text:p>=IF(ISERROR(M104/L104-1);"--";(M104/L104-1))</text:p>
          </table:table-cell>
          <table:table-cell table:style-name="ce_1974797478" table:formula="=IF(ISERROR(N104/M104-1);&quot;--&quot;;(N104/M104-1))" office:value-type="string" office:value="-0.663346303501945" id="or190_oc41">
            <text:p>=IF(ISERROR(N104/M104-1);"--";(N104/M104-1))</text:p>
          </table:table-cell>
          <table:table-cell/>
          <table:table-cell table:style-name="ce_1139896536" id="or190_oc33"/>
          <table:table-cell table:number-columns-repeated="1004"/>
        </table:table-row>
        <table:table-row id="or191" table:style-name="rod1">
          <table:table-cell/>
          <table:table-cell table:style-name="ce_2141355689" id="or191_oc22"/>
          <table:table-cell table:style-name="ce_919138618" office:value-type="string" id="or191_oc23">
            <text:p>Special Requirements Employees</text:p>
          </table:table-cell>
          <table:table-cell table:style-name="ce_1072382046" office:value-type="float" office:value="4" id="or191_oc24">
            <text:p>4</text:p>
          </table:table-cell>
          <table:table-cell table:style-name="ce_742016199" office:value-type="float" office:value="4" id="or191_oc34">
            <text:p>4</text:p>
          </table:table-cell>
          <table:table-cell table:style-name="ce_569787868" office:value-type="float" office:value="4" id="or191_oc35">
            <text:p>4</text:p>
          </table:table-cell>
          <table:table-cell table:style-name="ce_1535078371" id="or191_oc25"/>
          <table:table-cell table:style-name="ce_752532047" table:formula="=D105*H95" office:value-type="string" office:value="0" id="or191_oc26">
            <text:p>=D105*H95</text:p>
          </table:table-cell>
          <table:table-cell table:style-name="ce_254637870" table:formula="=IF(I95&gt;H95;E105*(I95-H95);0)" office:value-type="string" office:value="6300" id="or191_oc36">
            <text:p>=IF(I95&gt;H95;E105*(I95-H95);0)</text:p>
          </table:table-cell>
          <table:table-cell table:style-name="ce_1757232848" table:formula="=IF(J95&gt;I95;F105*(J95-I95);0)" office:value-type="string" office:value="15750" id="or191_oc37">
            <text:p>=IF(J95&gt;I95;F105*(J95-I95);0)</text:p>
          </table:table-cell>
          <table:table-cell table:style-name="ce_1535078371" id="or191_oc27"/>
          <table:table-cell table:style-name="ce_35539408" table:formula="=H105*D20/1000000" office:value-type="string" office:value="0" id="or191_oc28">
            <text:p>=H105*D20/1000000</text:p>
          </table:table-cell>
          <table:table-cell table:style-name="ce_66831952" table:formula="=I105*E20/1000000" office:value-type="string" office:value="0.38934" id="or191_oc38">
            <text:p>=I105*E20/1000000</text:p>
          </table:table-cell>
          <table:table-cell table:style-name="ce_2068996082" table:formula="=J105*F20/1000000" office:value-type="string" office:value="1.0025505" id="or191_oc39">
            <text:p>=J105*F20/1000000</text:p>
          </table:table-cell>
          <table:table-cell/>
          <table:table-cell table:style-name="ce_944008245" table:formula="=IF(L105&gt;0;&quot;inf.&quot;;&quot;--&quot;)" office:value-type="string" office:string-value="--" id="or191_oc30">
            <text:p>=IF(L105&gt;0;"inf.";"--")</text:p>
          </table:table-cell>
          <table:table-cell table:style-name="ce_1026403766" table:formula="=IF(ISERROR(M105/L105-1);&quot;--&quot;;(M105/L105-1))" office:value-type="string" office:string-value="--" id="or191_oc40">
            <text:p>=IF(ISERROR(M105/L105-1);"--";(M105/L105-1))</text:p>
          </table:table-cell>
          <table:table-cell table:style-name="ce_1974797478" table:formula="=IF(ISERROR(N105/M105-1);&quot;--&quot;;(N105/M105-1))" office:value-type="string" office:value="1.575" id="or191_oc41">
            <text:p>=IF(ISERROR(N105/M105-1);"--";(N105/M105-1))</text:p>
          </table:table-cell>
          <table:table-cell/>
          <table:table-cell table:style-name="ce_1139896536" id="or191_oc33"/>
          <table:table-cell table:number-columns-repeated="1004"/>
        </table:table-row>
        <table:table-row id="or192" table:style-name="or_1325341176">
          <table:table-cell/>
          <table:table-cell table:style-name="ce_2141355689" id="or192_oc22"/>
          <table:table-cell table:style-name="ce_1535078371" table:number-columns-repeated="5" id="or192_oc23"/>
          <table:table-cell table:style-name="ce_1254373797" id="or192_oc26"/>
          <table:table-cell table:style-name="ce_1535078371" id="or192_oc36"/>
          <table:table-cell table:style-name="ce_1500166721" id="or192_oc37"/>
          <table:table-cell table:style-name="ce_1535078371" id="or192_oc27"/>
          <table:table-cell table:style-name="ce_1254373797" id="or192_oc28"/>
          <table:table-cell/>
          <table:table-cell table:style-name="ce_1500166721" id="or192_oc39"/>
          <table:table-cell/>
          <table:table-cell table:style-name="ce_42865557" id="or192_oc30"/>
          <table:table-cell table:style-name="ce_1026403766" id="or192_oc40"/>
          <table:table-cell table:style-name="ce_1974797478" id="or192_oc41"/>
          <table:table-cell/>
          <table:table-cell table:style-name="ce_1139896536" id="or192_oc33"/>
          <table:table-cell table:number-columns-repeated="1004"/>
        </table:table-row>
        <table:table-row id="or193" table:style-name="rod1">
          <table:table-cell/>
          <table:table-cell table:style-name="ce_2141355689" id="or193_oc22"/>
          <table:table-cell table:style-name="ce_549469997" office:value-type="string" id="or193_oc23">
            <text:p>Projected Training Costs</text:p>
          </table:table-cell>
          <table:table-cell table:style-name="ce_680569297" table:number-columns-repeated="4" id="or193_oc24"/>
          <table:table-cell table:style-name="ce_2140965563" table:formula="=SUM(H103:H105)" office:value-type="string" office:value="45000" id="or193_oc26">
            <text:p>=SUM(H103:H105)</text:p>
          </table:table-cell>
          <table:table-cell table:style-name="ce_209607042" table:formula="=SUM(I103:I105)" office:value-type="string" office:value="77325" id="or193_oc36">
            <text:p>=SUM(I103:I105)</text:p>
          </table:table-cell>
          <table:table-cell table:style-name="ce_1058214242" table:formula="=SUM(J103:J105)" office:value-type="string" office:value="43050" id="or193_oc37">
            <text:p>=SUM(J103:J105)</text:p>
          </table:table-cell>
          <table:table-cell table:style-name="ce_680569297" id="or193_oc27"/>
          <table:table-cell table:style-name="ce_1882092252" table:formula="=SUM(L103:L105)" office:value-type="string" office:value="1.2" id="or193_oc28">
            <text:p>=SUM(L103:L105)</text:p>
          </table:table-cell>
          <table:table-cell table:style-name="ce_447176541" table:formula="=SUM(M103:M105)" office:value-type="string" office:value="2.646585" id="or193_oc38">
            <text:p>=SUM(M103:M105)</text:p>
          </table:table-cell>
          <table:table-cell table:style-name="ce_143892150" table:formula="=SUM(N103:N105)" office:value-type="string" office:value="1.8491487" id="or193_oc39">
            <text:p>=SUM(N103:N105)</text:p>
          </table:table-cell>
          <table:table-cell table:style-name="ce_657239695" id="or193_oc29"/>
          <table:table-cell table:style-name="ce_1734606166" table:formula="=IF(L107&gt;0;&quot;inf.&quot;;&quot;--&quot;)" office:value-type="string" office:string-value="inf." id="or193_oc30">
            <text:p>=IF(L107&gt;0;"inf.";"--")</text:p>
          </table:table-cell>
          <table:table-cell table:style-name="ce_340787305" table:formula="=IF(ISERROR(M107/L107-1);&quot;--&quot;;(M107/L107-1))" office:value-type="string" office:value="1.2054875" id="or193_oc40">
            <text:p>=IF(ISERROR(M107/L107-1);"--";(M107/L107-1))</text:p>
          </table:table-cell>
          <table:table-cell table:style-name="ce_107503597" table:formula="=IF(ISERROR(N107/M107-1);&quot;--&quot;;(N107/M107-1))" office:value-type="string" office:value="-0.301307647402218" id="or193_oc41">
            <text:p>=IF(ISERROR(N107/M107-1);"--";(N107/M107-1))</text:p>
          </table:table-cell>
          <table:table-cell table:style-name="ce_1979307110" id="or193_oc31"/>
          <table:table-cell table:style-name="ce_1139896536" id="or193_oc33"/>
          <table:table-cell table:number-columns-repeated="1004"/>
        </table:table-row>
        <table:table-row id="or194" table:style-name="or_1325341176">
          <table:table-cell/>
          <table:table-cell table:style-name="ce_2141355689" id="or194_oc22"/>
          <table:table-cell table:style-name="ce_1640301128" table:number-columns-repeated="5" id="or194_oc23"/>
          <table:table-cell table:style-name="ce_2140965563" id="or194_oc26"/>
          <table:table-cell table:style-name="ce_209607042" id="or194_oc36"/>
          <table:table-cell table:style-name="ce_1058214242" id="or194_oc37"/>
          <table:table-cell table:style-name="ce_1607991800" id="or194_oc27"/>
          <table:table-cell table:style-name="ce_289436486" id="or194_oc28"/>
          <table:table-cell table:style-name="ce_657239695" id="or194_oc38"/>
          <table:table-cell table:style-name="ce_1979307110" id="or194_oc39"/>
          <table:table-cell table:style-name="ce_224215418" id="or194_oc29"/>
          <table:table-cell table:style-name="ce_289436486" id="or194_oc30"/>
          <table:table-cell table:style-name="ce_657239695" id="or194_oc40"/>
          <table:table-cell table:style-name="ce_1979307110" id="or194_oc41"/>
          <table:table-cell/>
          <table:table-cell table:style-name="ce_1139896536" id="or194_oc33"/>
          <table:table-cell table:number-columns-repeated="1004"/>
        </table:table-row>
        <table:table-row id="or195" table:style-name="or_764776957">
          <table:table-cell table:style-name="ce_584694903" id="or195_oc21"/>
          <table:table-cell table:style-name="ce_1277449641" id="or195_oc22"/>
          <table:table-cell table:style-name="ce_1640301128" table:number-columns-repeated="5" id="or195_oc23"/>
          <table:table-cell table:style-name="ce_85564331" table:number-columns-repeated="3" id="or195_oc26"/>
          <table:table-cell table:style-name="ce_1640301128" id="or195_oc27"/>
          <table:table-cell table:style-name="ce_1919757862" table:number-columns-repeated="8" id="or195_oc28"/>
          <table:table-cell table:style-name="ce_773874143" id="or195_oc33"/>
          <table:table-cell table:style-name="ce_584694903" table:number-columns-repeated="1004" id="or195_oc32"/>
        </table:table-row>
        <table:table-row id="or196" table:style-name="or_764776957">
          <table:table-cell table:style-name="ce_1648349353" id="or196_oc21"/>
          <table:table-cell table:style-name="ce_512770379" id="or196_oc22"/>
          <table:table-cell table:style-name="ce_1535078371" id="or196_oc23"/>
          <table:table-cell table:style-name="ce_1643993022" office:value-type="string" table:number-columns-spanned="3" table:number-rows-spanned="1" id="or196_oc24">
            <text:p>Productivity Cost Hours</text:p>
          </table:table-cell>
          <table:covered-table-cell table:style-name="ce_1080923711" id="or196_oc34"/>
          <table:covered-table-cell table:style-name="ce_1453080850" id="or196_oc35"/>
          <table:table-cell table:style-name="ce_1535078371" id="or196_oc25"/>
          <table:table-cell table:style-name="ce_1643993022" office:value-type="string" table:number-columns-spanned="3" table:number-rows-spanned="1" id="or196_oc26">
            <text:p>Total Hours of Productivity Cost</text:p>
          </table:table-cell>
          <table:covered-table-cell table:style-name="ce_1080923711" id="or196_oc36"/>
          <table:covered-table-cell table:style-name="ce_1453080850" id="or196_oc37"/>
          <table:table-cell table:style-name="ce_1535078371" id="or196_oc27"/>
          <table:table-cell table:style-name="ce_1643993022" office:value-type="string" table:number-columns-spanned="3" table:number-rows-spanned="1" id="or196_oc28">
            <text:p>Assumed Productivity Cost ($M)</text:p>
          </table:table-cell>
          <table:covered-table-cell table:style-name="ce_1080923711" id="or196_oc38"/>
          <table:covered-table-cell table:style-name="ce_1453080850" id="or196_oc39"/>
          <table:table-cell/>
          <table:table-cell table:style-name="ce_1643993022" office:value-type="string" table:number-columns-spanned="3" table:number-rows-spanned="1" id="or196_oc30">
            <text:p>Assumed Growth Rates</text:p>
          </table:table-cell>
          <table:covered-table-cell table:style-name="ce_1080923711" id="or196_oc40"/>
          <table:covered-table-cell table:style-name="ce_1453080850" id="or196_oc41"/>
          <table:table-cell/>
          <table:table-cell table:style-name="ce_1068115618" id="or196_oc33"/>
          <table:table-cell table:style-name="ce_1648349353" table:number-columns-repeated="1004" id="or196_oc32"/>
        </table:table-row>
        <table:table-row id="or197" table:style-name="rod1">
          <table:table-cell/>
          <table:table-cell table:style-name="ce_2141355689" id="or197_oc22"/>
          <table:table-cell table:style-name="ce_1535078371" id="or197_oc23"/>
          <table:table-cell table:style-name="ce_901432375" office:value-type="string" id="or197_oc24">
            <text:p>Yr1</text:p>
          </table:table-cell>
          <table:table-cell table:style-name="ce_1925649262" office:value-type="string" id="or197_oc34">
            <text:p>Yr2</text:p>
          </table:table-cell>
          <table:table-cell table:style-name="ce_1575789702" office:value-type="string" id="or197_oc35">
            <text:p>Yr3</text:p>
          </table:table-cell>
          <table:table-cell table:style-name="ce_1535078371" id="or197_oc25"/>
          <table:table-cell table:style-name="ce_1921214618" office:value-type="string" id="or197_oc26">
            <text:p>Yr1</text:p>
          </table:table-cell>
          <table:table-cell table:style-name="ce_1327329207" office:value-type="string" id="or197_oc36">
            <text:p>Yr2</text:p>
          </table:table-cell>
          <table:table-cell table:style-name="ce_934548299" office:value-type="string" id="or197_oc37">
            <text:p>Yr3</text:p>
          </table:table-cell>
          <table:table-cell table:style-name="ce_1535078371" id="or197_oc27"/>
          <table:table-cell table:style-name="ce_1921214618" office:value-type="string" id="or197_oc28">
            <text:p>Yr1</text:p>
          </table:table-cell>
          <table:table-cell table:style-name="ce_1327329207" office:value-type="string" id="or197_oc38">
            <text:p>Yr2</text:p>
          </table:table-cell>
          <table:table-cell table:style-name="ce_934548299" office:value-type="string" id="or197_oc39">
            <text:p>Yr3</text:p>
          </table:table-cell>
          <table:table-cell/>
          <table:table-cell table:style-name="ce_1921214618" office:value-type="string" id="or197_oc30">
            <text:p>Yr1</text:p>
          </table:table-cell>
          <table:table-cell table:style-name="ce_1327329207" office:value-type="string" id="or197_oc40">
            <text:p>Yr2</text:p>
          </table:table-cell>
          <table:table-cell table:style-name="ce_934548299" office:value-type="string" id="or197_oc41">
            <text:p>Yr3</text:p>
          </table:table-cell>
          <table:table-cell/>
          <table:table-cell table:style-name="ce_1139896536" id="or197_oc33"/>
          <table:table-cell table:number-columns-repeated="1004"/>
        </table:table-row>
        <table:table-row id="or198" table:style-name="or_1325341176">
          <table:table-cell/>
          <table:table-cell table:style-name="ce_2141355689" id="or198_oc22"/>
          <table:table-cell table:style-name="ce_1535078371" id="or198_oc23"/>
          <table:table-cell table:style-name="ce_832153001" id="or198_oc24"/>
          <table:table-cell table:style-name="ce_1080923711" id="or198_oc34"/>
          <table:table-cell table:style-name="ce_1453080850" id="or198_oc35"/>
          <table:table-cell table:style-name="ce_1535078371" id="or198_oc25"/>
          <table:table-cell table:style-name="ce_1254373797" id="or198_oc26"/>
          <table:table-cell table:style-name="ce_1535078371" id="or198_oc36"/>
          <table:table-cell table:style-name="ce_1500166721" id="or198_oc37"/>
          <table:table-cell table:style-name="ce_1535078371" id="or198_oc27"/>
          <table:table-cell table:style-name="ce_1254373797" id="or198_oc28"/>
          <table:table-cell/>
          <table:table-cell table:style-name="ce_1500166721" id="or198_oc39"/>
          <table:table-cell/>
          <table:table-cell table:style-name="ce_1254373797" id="or198_oc30"/>
          <table:table-cell/>
          <table:table-cell table:style-name="ce_1500166721" id="or198_oc41"/>
          <table:table-cell/>
          <table:table-cell table:style-name="ce_1139896536" id="or198_oc33"/>
          <table:table-cell table:number-columns-repeated="1004"/>
        </table:table-row>
        <table:table-row id="or199" table:style-name="rod1">
          <table:table-cell/>
          <table:table-cell table:style-name="ce_2141355689" id="or199_oc22"/>
          <table:table-cell table:style-name="ce_1535078371" office:value-type="string" id="or199_oc23">
            <text:p>Light Users</text:p>
          </table:table-cell>
          <table:table-cell table:style-name="ce_154188395" office:value-type="float" office:value="2" id="or199_oc24">
            <text:p>2</text:p>
          </table:table-cell>
          <table:table-cell table:style-name="ce_132080520" office:value-type="float" office:value="2" id="or199_oc34">
            <text:p>2</text:p>
          </table:table-cell>
          <table:table-cell table:style-name="ce_387492424" office:value-type="float" office:value="2" id="or199_oc35">
            <text:p>2</text:p>
          </table:table-cell>
          <table:table-cell table:style-name="ce_1535078371" id="or199_oc25"/>
          <table:table-cell table:style-name="ce_752532047" table:formula="=D113*H93" office:value-type="string" office:value="50000" id="or199_oc26">
            <text:p>=D113*H93</text:p>
          </table:table-cell>
          <table:table-cell table:style-name="ce_254637870" table:formula="=IF(I93&gt;H93;E113*(I93-H93);0)" office:value-type="string" office:value="39250" id="or199_oc36">
            <text:p>=IF(I93&gt;H93;E113*(I93-H93);0)</text:p>
          </table:table-cell>
          <table:table-cell table:style-name="ce_1757232848" table:formula="=IF(J93&gt;I93;F113*(J93-I93);0)" office:value-type="string" office:value="21000" id="or199_oc37">
            <text:p>=IF(J93&gt;I93;F113*(J93-I93);0)</text:p>
          </table:table-cell>
          <table:table-cell table:style-name="ce_1535078371" id="or199_oc27"/>
          <table:table-cell table:style-name="ce_35539408" table:formula="=H113*D18/1000000" office:value-type="string" office:value="1" id="or199_oc28">
            <text:p>=H113*D18/1000000</text:p>
          </table:table-cell>
          <table:table-cell table:style-name="ce_66831952" table:formula="=I113*E18/1000000" office:value-type="string" office:value="0.80855" id="or199_oc38">
            <text:p>=I113*E18/1000000</text:p>
          </table:table-cell>
          <table:table-cell table:style-name="ce_2068996082" table:formula="=J113*F18/1000000" office:value-type="string" office:value="0.445578" id="or199_oc39">
            <text:p>=J113*F18/1000000</text:p>
          </table:table-cell>
          <table:table-cell/>
          <table:table-cell table:style-name="ce_42865557" table:formula="=IF(L113&gt;0;&quot;inf.&quot;;&quot;--&quot;)" office:value-type="string" office:string-value="inf." id="or199_oc30">
            <text:p>=IF(L113&gt;0;"inf.";"--")</text:p>
          </table:table-cell>
          <table:table-cell table:style-name="ce_1026403766" table:formula="=IF(ISERROR(M113/L113-1);&quot;--&quot;;(M113/L113-1))" office:value-type="string" office:value="-0.19145" id="or199_oc40">
            <text:p>=IF(ISERROR(M113/L113-1);"--";(M113/L113-1))</text:p>
          </table:table-cell>
          <table:table-cell table:style-name="ce_1974797478" table:formula="=IF(ISERROR(N113/M113-1);&quot;--&quot;;(N113/M113-1))" office:value-type="string" office:value="-0.448917197452229" id="or199_oc41">
            <text:p>=IF(ISERROR(N113/M113-1);"--";(N113/M113-1))</text:p>
          </table:table-cell>
          <table:table-cell/>
          <table:table-cell table:style-name="ce_1139896536" id="or199_oc33"/>
          <table:table-cell table:number-columns-repeated="1004"/>
        </table:table-row>
        <table:table-row id="or200" table:style-name="rod1">
          <table:table-cell/>
          <table:table-cell table:style-name="ce_2141355689" id="or200_oc22"/>
          <table:table-cell table:style-name="ce_1535078371" office:value-type="string" id="or200_oc23">
            <text:p>Knowledge Workers</text:p>
          </table:table-cell>
          <table:table-cell table:style-name="ce_154188395" office:value-type="float" office:value="4" id="or200_oc24">
            <text:p>4</text:p>
          </table:table-cell>
          <table:table-cell table:style-name="ce_132080520" office:value-type="float" office:value="4" id="or200_oc34">
            <text:p>4</text:p>
          </table:table-cell>
          <table:table-cell table:style-name="ce_387492424" office:value-type="float" office:value="4" id="or200_oc35">
            <text:p>4</text:p>
          </table:table-cell>
          <table:table-cell table:style-name="ce_1535078371" id="or200_oc25"/>
          <table:table-cell table:style-name="ce_752532047" table:formula="=D114*H94" office:value-type="string" office:value="40000" id="or200_oc26">
            <text:p>=D114*H94</text:p>
          </table:table-cell>
          <table:table-cell table:style-name="ce_254637870" table:formula="=IF(I94&gt;H94;E114*(I94-H94);0)" office:value-type="string" office:value="102800" id="or200_oc36">
            <text:p>=IF(I94&gt;H94;E114*(I94-H94);0)</text:p>
          </table:table-cell>
          <table:table-cell table:style-name="ce_1757232848" table:formula="=IF(J94&gt;I94;F114*(J94-I94);0)" office:value-type="string" office:value="33600" id="or200_oc37">
            <text:p>=IF(J94&gt;I94;F114*(J94-I94);0)</text:p>
          </table:table-cell>
          <table:table-cell table:style-name="ce_1535078371" id="or200_oc27"/>
          <table:table-cell table:style-name="ce_35539408" table:formula="=H114*D19/1000000" office:value-type="string" office:value="1.4" id="or200_oc28">
            <text:p>=H114*D19/1000000</text:p>
          </table:table-cell>
          <table:table-cell table:style-name="ce_66831952" table:formula="=I114*E19/1000000" office:value-type="string" office:value="3.70594" id="or200_oc38">
            <text:p>=I114*E19/1000000</text:p>
          </table:table-cell>
          <table:table-cell table:style-name="ce_2068996082" table:formula="=J114*F19/1000000" office:value-type="string" office:value="1.2476184" id="or200_oc39">
            <text:p>=J114*F19/1000000</text:p>
          </table:table-cell>
          <table:table-cell/>
          <table:table-cell table:style-name="ce_42865557" table:formula="=IF(L114&gt;0;&quot;inf.&quot;;&quot;--&quot;)" office:value-type="string" office:string-value="inf." id="or200_oc30">
            <text:p>=IF(L114&gt;0;"inf.";"--")</text:p>
          </table:table-cell>
          <table:table-cell table:style-name="ce_1026403766" table:formula="=IF(ISERROR(M114/L114-1);&quot;--&quot;;(M114/L114-1))" office:value-type="string" office:value="1.6471" id="or200_oc40">
            <text:p>=IF(ISERROR(M114/L114-1);"--";(M114/L114-1))</text:p>
          </table:table-cell>
          <table:table-cell table:style-name="ce_1974797478" table:formula="=IF(ISERROR(N114/M114-1);&quot;--&quot;;(N114/M114-1))" office:value-type="string" office:value="-0.663346303501945" id="or200_oc41">
            <text:p>=IF(ISERROR(N114/M114-1);"--";(N114/M114-1))</text:p>
          </table:table-cell>
          <table:table-cell/>
          <table:table-cell table:style-name="ce_1139896536" id="or200_oc33"/>
          <table:table-cell table:number-columns-repeated="1004"/>
        </table:table-row>
        <table:table-row id="or201" table:style-name="rod1">
          <table:table-cell/>
          <table:table-cell table:style-name="ce_2141355689" id="or201_oc22"/>
          <table:table-cell table:style-name="ce_919138618" office:value-type="string" id="or201_oc23">
            <text:p>Special Requirements Employees</text:p>
          </table:table-cell>
          <table:table-cell table:style-name="ce_1072382046" office:value-type="float" office:value="8" id="or201_oc24">
            <text:p>8</text:p>
          </table:table-cell>
          <table:table-cell table:style-name="ce_742016199" office:value-type="float" office:value="8" id="or201_oc34">
            <text:p>8</text:p>
          </table:table-cell>
          <table:table-cell table:style-name="ce_569787868" office:value-type="float" office:value="8" id="or201_oc35">
            <text:p>8</text:p>
          </table:table-cell>
          <table:table-cell table:style-name="ce_1535078371" id="or201_oc25"/>
          <table:table-cell table:style-name="ce_752532047" table:formula="=D115*H95" office:value-type="string" office:value="0" id="or201_oc26">
            <text:p>=D115*H95</text:p>
          </table:table-cell>
          <table:table-cell table:style-name="ce_254637870" table:formula="=IF(I95&gt;H95;E115*(I95-H95);0)" office:value-type="string" office:value="12600" id="or201_oc36">
            <text:p>=IF(I95&gt;H95;E115*(I95-H95);0)</text:p>
          </table:table-cell>
          <table:table-cell table:style-name="ce_1757232848" table:formula="=IF(J95&gt;I95;F115*(J95-I95);0)" office:value-type="string" office:value="31500" id="or201_oc37">
            <text:p>=IF(J95&gt;I95;F115*(J95-I95);0)</text:p>
          </table:table-cell>
          <table:table-cell table:style-name="ce_1535078371" id="or201_oc27"/>
          <table:table-cell table:style-name="ce_35539408" table:formula="=H115*D20/1000000" office:value-type="string" office:value="0" id="or201_oc28">
            <text:p>=H115*D20/1000000</text:p>
          </table:table-cell>
          <table:table-cell table:style-name="ce_66831952" table:formula="=I115*E20/1000000" office:value-type="string" office:value="0.77868" id="or201_oc38">
            <text:p>=I115*E20/1000000</text:p>
          </table:table-cell>
          <table:table-cell table:style-name="ce_2068996082" table:formula="=J115*F20/1000000" office:value-type="string" office:value="2.005101" id="or201_oc39">
            <text:p>=J115*F20/1000000</text:p>
          </table:table-cell>
          <table:table-cell/>
          <table:table-cell table:style-name="ce_944008245" table:formula="=IF(L115&gt;0;&quot;inf.&quot;;&quot;--&quot;)" office:value-type="string" office:string-value="--" id="or201_oc30">
            <text:p>=IF(L115&gt;0;"inf.";"--")</text:p>
          </table:table-cell>
          <table:table-cell table:style-name="ce_1026403766" table:formula="=IF(ISERROR(M115/L115-1);&quot;--&quot;;(M115/L115-1))" office:value-type="string" office:string-value="--" id="or201_oc40">
            <text:p>=IF(ISERROR(M115/L115-1);"--";(M115/L115-1))</text:p>
          </table:table-cell>
          <table:table-cell table:style-name="ce_1974797478" table:formula="=IF(ISERROR(N115/M115-1);&quot;--&quot;;(N115/M115-1))" office:value-type="string" office:value="1.575" id="or201_oc41">
            <text:p>=IF(ISERROR(N115/M115-1);"--";(N115/M115-1))</text:p>
          </table:table-cell>
          <table:table-cell/>
          <table:table-cell table:style-name="ce_1139896536" id="or201_oc33"/>
          <table:table-cell table:number-columns-repeated="1004"/>
        </table:table-row>
        <table:table-row id="or202" table:style-name="or_1325341176">
          <table:table-cell/>
          <table:table-cell table:style-name="ce_2141355689" id="or202_oc22"/>
          <table:table-cell table:style-name="ce_1535078371" table:number-columns-repeated="5" id="or202_oc23"/>
          <table:table-cell table:style-name="ce_1254373797" id="or202_oc26"/>
          <table:table-cell table:style-name="ce_1535078371" id="or202_oc36"/>
          <table:table-cell table:style-name="ce_1500166721" id="or202_oc37"/>
          <table:table-cell table:style-name="ce_1535078371" id="or202_oc27"/>
          <table:table-cell table:style-name="ce_1254373797" id="or202_oc28"/>
          <table:table-cell/>
          <table:table-cell table:style-name="ce_1500166721" id="or202_oc39"/>
          <table:table-cell/>
          <table:table-cell table:style-name="ce_42865557" id="or202_oc30"/>
          <table:table-cell table:style-name="ce_1026403766" id="or202_oc40"/>
          <table:table-cell table:style-name="ce_1974797478" id="or202_oc41"/>
          <table:table-cell/>
          <table:table-cell table:style-name="ce_1139896536" id="or202_oc33"/>
          <table:table-cell table:number-columns-repeated="1004"/>
        </table:table-row>
        <table:table-row id="or203" table:style-name="rod1">
          <table:table-cell/>
          <table:table-cell table:style-name="ce_2141355689" id="or203_oc22"/>
          <table:table-cell table:style-name="ce_549469997" office:value-type="string" id="or203_oc23">
            <text:p>Projected Productivity Costs</text:p>
          </table:table-cell>
          <table:table-cell table:style-name="ce_680569297" table:number-columns-repeated="4" id="or203_oc24"/>
          <table:table-cell table:style-name="ce_2140965563" table:formula="=SUM(H113:H115)" office:value-type="string" office:value="90000" id="or203_oc26">
            <text:p>=SUM(H113:H115)</text:p>
          </table:table-cell>
          <table:table-cell table:style-name="ce_209607042" table:formula="=SUM(I113:I115)" office:value-type="string" office:value="154650" id="or203_oc36">
            <text:p>=SUM(I113:I115)</text:p>
          </table:table-cell>
          <table:table-cell table:style-name="ce_1058214242" table:formula="=SUM(J113:J115)" office:value-type="string" office:value="86100" id="or203_oc37">
            <text:p>=SUM(J113:J115)</text:p>
          </table:table-cell>
          <table:table-cell table:style-name="ce_680569297" id="or203_oc27"/>
          <table:table-cell table:style-name="ce_1882092252" table:formula="=SUM(L113:L115)" office:value-type="string" office:value="2.4" id="or203_oc28">
            <text:p>=SUM(L113:L115)</text:p>
          </table:table-cell>
          <table:table-cell table:style-name="ce_447176541" table:formula="=SUM(M113:M115)" office:value-type="string" office:value="5.29317" id="or203_oc38">
            <text:p>=SUM(M113:M115)</text:p>
          </table:table-cell>
          <table:table-cell table:style-name="ce_143892150" table:formula="=SUM(N113:N115)" office:value-type="string" office:value="3.6982974" id="or203_oc39">
            <text:p>=SUM(N113:N115)</text:p>
          </table:table-cell>
          <table:table-cell table:style-name="ce_657239695" id="or203_oc29"/>
          <table:table-cell table:style-name="ce_1734606166" table:formula="=IF(L117&gt;0;&quot;inf.&quot;;&quot;--&quot;)" office:value-type="string" office:string-value="inf." id="or203_oc30">
            <text:p>=IF(L117&gt;0;"inf.";"--")</text:p>
          </table:table-cell>
          <table:table-cell table:style-name="ce_340787305" table:formula="=IF(ISERROR(M117/L117-1);&quot;--&quot;;(M117/L117-1))" office:value-type="string" office:value="1.2054875" id="or203_oc40">
            <text:p>=IF(ISERROR(M117/L117-1);"--";(M117/L117-1))</text:p>
          </table:table-cell>
          <table:table-cell table:style-name="ce_107503597" table:formula="=IF(ISERROR(N117/M117-1);&quot;--&quot;;(N117/M117-1))" office:value-type="string" office:value="-0.301307647402218" id="or203_oc41">
            <text:p>=IF(ISERROR(N117/M117-1);"--";(N117/M117-1))</text:p>
          </table:table-cell>
          <table:table-cell table:style-name="ce_1979307110" id="or203_oc31"/>
          <table:table-cell table:style-name="ce_1139896536" id="or203_oc33"/>
          <table:table-cell table:number-columns-repeated="1004"/>
        </table:table-row>
        <table:table-row id="or204" table:style-name="or_1325341176">
          <table:table-cell/>
          <table:table-cell table:style-name="ce_2141355689" id="or204_oc22"/>
          <table:table-cell table:style-name="ce_1640301128" table:number-columns-repeated="5" id="or204_oc23"/>
          <table:table-cell table:style-name="ce_2140965563" id="or204_oc26"/>
          <table:table-cell table:style-name="ce_209607042" id="or204_oc36"/>
          <table:table-cell table:style-name="ce_1058214242" id="or204_oc37"/>
          <table:table-cell table:style-name="ce_1607991800" id="or204_oc27"/>
          <table:table-cell table:style-name="ce_289436486" id="or204_oc28"/>
          <table:table-cell table:style-name="ce_657239695" id="or204_oc38"/>
          <table:table-cell table:style-name="ce_1979307110" id="or204_oc39"/>
          <table:table-cell table:style-name="ce_224215418" id="or204_oc29"/>
          <table:table-cell table:style-name="ce_289436486" id="or204_oc30"/>
          <table:table-cell table:style-name="ce_657239695" id="or204_oc40"/>
          <table:table-cell table:style-name="ce_1979307110" id="or204_oc41"/>
          <table:table-cell/>
          <table:table-cell table:style-name="ce_1139896536" id="or204_oc33"/>
          <table:table-cell table:number-columns-repeated="1004"/>
        </table:table-row>
        <table:table-row id="or205" table:style-name="or_764776957">
          <table:table-cell/>
          <table:table-cell table:style-name="ce_2141355689" id="or205_oc22"/>
          <table:table-cell table:style-name="ce_1640301128" table:number-columns-repeated="5" id="or205_oc23"/>
          <table:table-cell table:style-name="ce_85564331" table:number-columns-repeated="3" id="or205_oc26"/>
          <table:table-cell table:style-name="ce_1640301128" id="or205_oc27"/>
          <table:table-cell table:style-name="ce_1535078371" table:number-columns-repeated="8" id="or205_oc28"/>
          <table:table-cell table:style-name="ce_1139896536" id="or205_oc33"/>
          <table:table-cell table:number-columns-repeated="1004"/>
        </table:table-row>
        <table:table-row id="or206" table:style-name="rod1">
          <table:table-cell/>
          <table:table-cell table:style-name="ce_2141355689" id="or206_oc22"/>
          <table:table-cell table:style-name="ce_1535078371" id="or206_oc23"/>
          <table:table-cell table:style-name="ce_1643993022" office:value-type="string" table:number-columns-spanned="3" table:number-rows-spanned="1" id="or206_oc24">
            <text:p>Cost per User Assumptions</text:p>
          </table:table-cell>
          <table:covered-table-cell table:style-name="ce_1080923711" id="or206_oc34"/>
          <table:covered-table-cell table:style-name="ce_1453080850" id="or206_oc35"/>
          <table:table-cell table:style-name="ce_1535078371" id="or206_oc25"/>
          <table:table-cell table:style-name="ce_1643993022" office:value-type="string" table:number-columns-spanned="3" table:number-rows-spanned="1" id="or206_oc26">
            <text:p>Assumed Growth Rates</text:p>
          </table:table-cell>
          <table:covered-table-cell table:style-name="ce_1080923711" id="or206_oc36"/>
          <table:covered-table-cell table:style-name="ce_1453080850" id="or206_oc37"/>
          <table:table-cell table:style-name="ce_1535078371" id="or206_oc27"/>
          <table:table-cell table:style-name="ce_1643993022" office:value-type="string" table:number-columns-spanned="3" table:number-rows-spanned="1" id="or206_oc28">
            <text:p>Assumed Office Cost ($M)</text:p>
          </table:table-cell>
          <table:covered-table-cell table:style-name="ce_1080923711" id="or206_oc38"/>
          <table:covered-table-cell table:style-name="ce_1453080850" id="or206_oc39"/>
          <table:table-cell/>
          <table:table-cell table:style-name="ce_1643993022" office:value-type="string" table:number-columns-spanned="3" table:number-rows-spanned="1" id="or206_oc30">
            <text:p>Assumed Growth Rates</text:p>
          </table:table-cell>
          <table:covered-table-cell table:style-name="ce_1080923711" id="or206_oc40"/>
          <table:covered-table-cell table:style-name="ce_1453080850" id="or206_oc41"/>
          <table:table-cell/>
          <table:table-cell table:style-name="ce_1139896536" id="or206_oc33"/>
          <table:table-cell table:number-columns-repeated="1004"/>
        </table:table-row>
        <table:table-row id="or207" table:style-name="rod1">
          <table:table-cell/>
          <table:table-cell table:style-name="ce_2141355689" id="or207_oc22"/>
          <table:table-cell table:style-name="ce_1535078371" id="or207_oc23"/>
          <table:table-cell table:style-name="ce_1921214618" office:value-type="string" id="or207_oc24">
            <text:p>Yr1</text:p>
          </table:table-cell>
          <table:table-cell table:style-name="ce_1327329207" office:value-type="string" id="or207_oc34">
            <text:p>Yr2</text:p>
          </table:table-cell>
          <table:table-cell table:style-name="ce_934548299" office:value-type="string" id="or207_oc35">
            <text:p>Yr3</text:p>
          </table:table-cell>
          <table:table-cell table:style-name="ce_1535078371" id="or207_oc25"/>
          <table:table-cell table:style-name="ce_1921214618" office:value-type="string" id="or207_oc26">
            <text:p>Yr1</text:p>
          </table:table-cell>
          <table:table-cell table:style-name="ce_1327329207" office:value-type="string" id="or207_oc36">
            <text:p>Yr2</text:p>
          </table:table-cell>
          <table:table-cell table:style-name="ce_934548299" office:value-type="string" id="or207_oc37">
            <text:p>Yr3</text:p>
          </table:table-cell>
          <table:table-cell table:style-name="ce_1535078371" id="or207_oc27"/>
          <table:table-cell table:style-name="ce_1921214618" office:value-type="string" id="or207_oc28">
            <text:p>Yr1</text:p>
          </table:table-cell>
          <table:table-cell table:style-name="ce_1327329207" office:value-type="string" id="or207_oc38">
            <text:p>Yr2</text:p>
          </table:table-cell>
          <table:table-cell table:style-name="ce_934548299" office:value-type="string" id="or207_oc39">
            <text:p>Yr3</text:p>
          </table:table-cell>
          <table:table-cell/>
          <table:table-cell table:style-name="ce_1921214618" office:value-type="string" id="or207_oc30">
            <text:p>Yr1</text:p>
          </table:table-cell>
          <table:table-cell table:style-name="ce_1327329207" office:value-type="string" id="or207_oc40">
            <text:p>Yr2</text:p>
          </table:table-cell>
          <table:table-cell table:style-name="ce_934548299" office:value-type="string" id="or207_oc41">
            <text:p>Yr3</text:p>
          </table:table-cell>
          <table:table-cell/>
          <table:table-cell table:style-name="ce_1139896536" id="or207_oc33"/>
          <table:table-cell table:number-columns-repeated="1004"/>
        </table:table-row>
        <table:table-row id="or208" table:style-name="or_1325341176">
          <table:table-cell/>
          <table:table-cell table:style-name="ce_2141355689" id="or208_oc22"/>
          <table:table-cell table:style-name="ce_1535078371" id="or208_oc23"/>
          <table:table-cell table:style-name="ce_1254373797" id="or208_oc24"/>
          <table:table-cell table:style-name="ce_1535078371" id="or208_oc34"/>
          <table:table-cell table:style-name="ce_1500166721" id="or208_oc35"/>
          <table:table-cell table:style-name="ce_1535078371" id="or208_oc25"/>
          <table:table-cell table:style-name="ce_1254373797" id="or208_oc26"/>
          <table:table-cell table:style-name="ce_1535078371" id="or208_oc36"/>
          <table:table-cell table:style-name="ce_1500166721" id="or208_oc37"/>
          <table:table-cell table:style-name="ce_1535078371" id="or208_oc27"/>
          <table:table-cell table:style-name="ce_1254373797" id="or208_oc28"/>
          <table:table-cell/>
          <table:table-cell table:style-name="ce_1500166721" id="or208_oc39"/>
          <table:table-cell/>
          <table:table-cell table:style-name="ce_1254373797" id="or208_oc30"/>
          <table:table-cell/>
          <table:table-cell table:style-name="ce_1500166721" id="or208_oc41"/>
          <table:table-cell/>
          <table:table-cell table:style-name="ce_1139896536" id="or208_oc33"/>
          <table:table-cell table:number-columns-repeated="1004"/>
        </table:table-row>
        <table:table-row id="or209" table:style-name="rod1">
          <table:table-cell/>
          <table:table-cell table:style-name="ce_2141355689" id="or209_oc22"/>
          <table:table-cell table:style-name="ce_1535078371" office:value-type="string" id="or209_oc23">
            <text:p>Microsoft Office - New License</text:p>
          </table:table-cell>
          <table:table-cell table:style-name="ce_606302633" id="or209_oc24"/>
          <table:table-cell table:style-name="ce_954074861" table:formula="=E68" office:value-type="string" office:value="165" id="or209_oc34">
            <text:p>=E68</text:p>
          </table:table-cell>
          <table:table-cell table:style-name="ce_19965763" table:formula="=F68" office:value-type="string" office:value="165" id="or209_oc35">
            <text:p>=F68</text:p>
          </table:table-cell>
          <table:table-cell table:style-name="ce_1535078371" id="or209_oc25"/>
          <table:table-cell table:style-name="ce_42865557" id="or209_oc26"/>
          <table:table-cell table:style-name="ce_1026403766" office:value-type="string" id="or209_oc36">
            <text:p>--</text:p>
          </table:table-cell>
          <table:table-cell table:style-name="ce_1974797478" table:formula="=IF(ISERROR(F123/E123-1);&quot;--&quot;;(F123/E123-1))" office:value-type="string" office:value="0" id="or209_oc37">
            <text:p>=IF(ISERROR(F123/E123-1);"--";(F123/E123-1))</text:p>
          </table:table-cell>
          <table:table-cell table:style-name="ce_1535078371" id="or209_oc27"/>
          <table:table-cell table:style-name="ce_35539408" office:value-type="string" id="or209_oc28">
            <text:p>--</text:p>
          </table:table-cell>
          <table:table-cell table:style-name="ce_66831952" table:formula="=M97*E123/1000000" office:value-type="string" office:value="0.1815" id="or209_oc38">
            <text:p>=M97*E123/1000000</text:p>
          </table:table-cell>
          <table:table-cell table:style-name="ce_2068996082" table:formula="=N97*F123/1000000" office:value-type="string" office:value="0.0433125" id="or209_oc39">
            <text:p>=N97*F123/1000000</text:p>
          </table:table-cell>
          <table:table-cell/>
          <table:table-cell table:style-name="ce_42865557" office:value-type="string" id="or209_oc30">
            <text:p>--</text:p>
          </table:table-cell>
          <table:table-cell table:style-name="ce_1026403766" table:formula="=IF(ISERROR(M123/L123-1);&quot;--&quot;;(M123/L123-1))" office:value-type="string" office:string-value="--" id="or209_oc40">
            <text:p>=IF(ISERROR(M123/L123-1);"--";(M123/L123-1))</text:p>
          </table:table-cell>
          <table:table-cell table:style-name="ce_1974797478" table:formula="=IF(ISERROR(N123/M123-1);&quot;--&quot;;(N123/M123-1))" office:value-type="string" office:value="-0.761363636363636" id="or209_oc41">
            <text:p>=IF(ISERROR(N123/M123-1);"--";(N123/M123-1))</text:p>
          </table:table-cell>
          <table:table-cell/>
          <table:table-cell table:style-name="ce_1139896536" id="or209_oc33"/>
          <table:table-cell table:number-columns-repeated="1004"/>
        </table:table-row>
        <table:table-row id="or210" table:style-name="rod1">
          <table:table-cell/>
          <table:table-cell table:style-name="ce_1277449641" id="or210_oc22"/>
          <table:table-cell table:style-name="ce_1535078371" office:value-type="string" id="or210_oc23">
            <text:p>Microsoft Office - Maintenance</text:p>
          </table:table-cell>
          <table:table-cell table:style-name="ce_1340382876" table:formula="=D69" office:value-type="string" office:value="89" id="or210_oc24">
            <text:p>=D69</text:p>
          </table:table-cell>
          <table:table-cell table:style-name="ce_954074861" table:formula="=E69" office:value-type="string" office:value="89" id="or210_oc34">
            <text:p>=E69</text:p>
          </table:table-cell>
          <table:table-cell table:style-name="ce_19965763" table:formula="=F69" office:value-type="string" office:value="89" id="or210_oc35">
            <text:p>=F69</text:p>
          </table:table-cell>
          <table:table-cell table:style-name="ce_1535078371" id="or210_oc25"/>
          <table:table-cell table:style-name="ce_42865557" office:value-type="string" id="or210_oc26">
            <text:p>--</text:p>
          </table:table-cell>
          <table:table-cell table:style-name="ce_1026403766" table:formula="=IF(ISERROR(E124/D124-1);&quot;--&quot;;(E124/D124-1))" office:value-type="string" office:value="0" id="or210_oc36">
            <text:p>=IF(ISERROR(E124/D124-1);"--";(E124/D124-1))</text:p>
          </table:table-cell>
          <table:table-cell table:style-name="ce_1974797478" table:formula="=IF(ISERROR(F124/E124-1);&quot;--&quot;;(F124/E124-1))" office:value-type="string" office:value="0" id="or210_oc37">
            <text:p>=IF(ISERROR(F124/E124-1);"--";(F124/E124-1))</text:p>
          </table:table-cell>
          <table:table-cell table:style-name="ce_1535078371" id="or210_oc27"/>
          <table:table-cell table:style-name="ce_35539408" table:formula="=P97*D124/1000000" office:value-type="string" office:value="5.785" id="or210_oc28">
            <text:p>=P97*D124/1000000</text:p>
          </table:table-cell>
          <table:table-cell table:style-name="ce_66831952" table:formula="=Q97*E124/1000000" office:value-type="string" office:value="1.958" id="or210_oc38">
            <text:p>=Q97*E124/1000000</text:p>
          </table:table-cell>
          <table:table-cell table:style-name="ce_2068996082" table:formula="=R97*F124/1000000" office:value-type="string" office:value="0.46725" id="or210_oc39">
            <text:p>=R97*F124/1000000</text:p>
          </table:table-cell>
          <table:table-cell/>
          <table:table-cell table:style-name="ce_42865557" office:value-type="string" id="or210_oc30">
            <text:p>--</text:p>
          </table:table-cell>
          <table:table-cell table:style-name="ce_1026403766" table:formula="=IF(ISERROR(M124/L124-1);&quot;--&quot;;(M124/L124-1))" office:value-type="string" office:value="-0.661538461538462" id="or210_oc40">
            <text:p>=IF(ISERROR(M124/L124-1);"--";(M124/L124-1))</text:p>
          </table:table-cell>
          <table:table-cell table:style-name="ce_1974797478" table:formula="=IF(ISERROR(N124/M124-1);&quot;--&quot;;(N124/M124-1))" office:value-type="string" office:value="-0.761363636363636" id="or210_oc41">
            <text:p>=IF(ISERROR(N124/M124-1);"--";(N124/M124-1))</text:p>
          </table:table-cell>
          <table:table-cell/>
          <table:table-cell table:style-name="ce_1139896536" id="or210_oc33"/>
          <table:table-cell table:number-columns-repeated="1004"/>
        </table:table-row>
        <table:table-row id="or211" table:style-name="or_1325341176">
          <table:table-cell/>
          <table:table-cell table:style-name="ce_2141355689" id="or211_oc22"/>
          <table:table-cell table:style-name="ce_1535078371" id="or211_oc23"/>
          <table:table-cell table:style-name="ce_1254373797" id="or211_oc24"/>
          <table:table-cell table:style-name="ce_1535078371" id="or211_oc34"/>
          <table:table-cell table:style-name="ce_1500166721" id="or211_oc35"/>
          <table:table-cell table:style-name="ce_1535078371" id="or211_oc25"/>
          <table:table-cell table:style-name="ce_1254373797" id="or211_oc26"/>
          <table:table-cell table:style-name="ce_1535078371" id="or211_oc36"/>
          <table:table-cell table:style-name="ce_1500166721" id="or211_oc37"/>
          <table:table-cell table:style-name="ce_1535078371" id="or211_oc27"/>
          <table:table-cell table:style-name="ce_1254373797" id="or211_oc28"/>
          <table:table-cell/>
          <table:table-cell table:style-name="ce_1500166721" id="or211_oc39"/>
          <table:table-cell/>
          <table:table-cell table:style-name="ce_1254373797" id="or211_oc30"/>
          <table:table-cell/>
          <table:table-cell table:style-name="ce_1500166721" id="or211_oc41"/>
          <table:table-cell/>
          <table:table-cell table:style-name="ce_1139896536" id="or211_oc33"/>
          <table:table-cell table:number-columns-repeated="1004"/>
        </table:table-row>
        <table:table-row id="or212" table:style-name="rod1">
          <table:table-cell table:style-name="ce_584694903" id="or212_oc21"/>
          <table:table-cell table:style-name="ce_1277449641" id="or212_oc22"/>
          <table:table-cell table:style-name="ce_549469997" office:value-type="string" id="or212_oc23">
            <text:p>Projected Cost per User - Lic+MA - Blended</text:p>
          </table:table-cell>
          <table:table-cell table:style-name="ce_1727050825" table:formula="=D124" office:value-type="string" office:value="89" id="or212_oc24">
            <text:p>=D124</text:p>
          </table:table-cell>
          <table:table-cell table:style-name="ce_2064862970" table:formula="=((E123*M97)+(E124*Q97))/(M97+Q97)" office:value-type="string" office:value="92.6190476190476" id="or212_oc34">
            <text:p>=((E123*M97)+(E124*Q97))/(M97+Q97)</text:p>
          </table:table-cell>
          <table:table-cell table:style-name="ce_878718529" table:formula="=((F123*N97)+(F124*R97))/(N97+R97)" office:value-type="string" office:value="92.6190476190476" id="or212_oc35">
            <text:p>=((F123*N97)+(F124*R97))/(N97+R97)</text:p>
          </table:table-cell>
          <table:table-cell table:style-name="ce_680569297" id="or212_oc25"/>
          <table:table-cell table:style-name="ce_1734606166" office:value-type="string" id="or212_oc26">
            <text:p>--</text:p>
          </table:table-cell>
          <table:table-cell table:style-name="ce_340787305" table:formula="=E126/D126-1" office:value-type="string" office:value="0.0406634563937935" id="or212_oc36">
            <text:p>=E126/D126-1</text:p>
          </table:table-cell>
          <table:table-cell table:style-name="ce_107503597" table:formula="=F126/E126-1" office:value-type="string" office:value="0" id="or212_oc37">
            <text:p>=F126/E126-1</text:p>
          </table:table-cell>
          <table:table-cell table:style-name="ce_680569297" id="or212_oc27"/>
          <table:table-cell table:style-name="ce_1882092252" table:formula="=SUM(L123:L124)" office:value-type="string" office:value="5.785" id="or212_oc28">
            <text:p>=SUM(L123:L124)</text:p>
          </table:table-cell>
          <table:table-cell table:style-name="ce_447176541" table:formula="=SUM(M123:M124)" office:value-type="string" office:value="2.1395" id="or212_oc38">
            <text:p>=SUM(M123:M124)</text:p>
          </table:table-cell>
          <table:table-cell table:style-name="ce_143892150" table:formula="=SUM(N123:N124)" office:value-type="string" office:value="0.5105625" id="or212_oc39">
            <text:p>=SUM(N123:N124)</text:p>
          </table:table-cell>
          <table:table-cell table:style-name="ce_680569297" id="or212_oc29"/>
          <table:table-cell table:style-name="ce_1734606166" office:value-type="string" id="or212_oc30">
            <text:p>--</text:p>
          </table:table-cell>
          <table:table-cell table:style-name="ce_340787305" table:formula="=IF(ISERROR(M126/L126-1);&quot;--&quot;;(M126/L126-1))" office:value-type="string" office:value="-0.630164217804667" id="or212_oc40">
            <text:p>=IF(ISERROR(M126/L126-1);"--";(M126/L126-1))</text:p>
          </table:table-cell>
          <table:table-cell table:style-name="ce_107503597" table:formula="=IF(ISERROR(N126/M126-1);&quot;--&quot;;(N126/M126-1))" office:value-type="string" office:value="-0.761363636363636" id="or212_oc41">
            <text:p>=IF(ISERROR(N126/M126-1);"--";(N126/M126-1))</text:p>
          </table:table-cell>
          <table:table-cell table:style-name="ce_831836424" id="or212_oc31"/>
          <table:table-cell table:style-name="ce_773874143" id="or212_oc33"/>
          <table:table-cell table:style-name="ce_584694903" table:number-columns-repeated="1004" id="or212_oc32"/>
        </table:table-row>
        <table:table-row id="or213" table:style-name="or_1325341176">
          <table:table-cell/>
          <table:table-cell table:style-name="ce_2141355689" id="or213_oc22"/>
          <table:table-cell table:style-name="ce_1535078371" id="or213_oc23"/>
          <table:table-cell table:style-name="ce_777818895" id="or213_oc24"/>
          <table:table-cell table:style-name="ce_16304780" id="or213_oc34"/>
          <table:table-cell table:style-name="ce_1452916401" id="or213_oc35"/>
          <table:table-cell table:style-name="ce_1535078371" id="or213_oc25"/>
          <table:table-cell table:style-name="ce_777818895" id="or213_oc26"/>
          <table:table-cell table:style-name="ce_16304780" id="or213_oc36"/>
          <table:table-cell table:style-name="ce_525989388" id="or213_oc37"/>
          <table:table-cell table:style-name="ce_1535078371" id="or213_oc27"/>
          <table:table-cell table:style-name="ce_777818895" id="or213_oc28"/>
          <table:table-cell table:style-name="ce_16304780" id="or213_oc38"/>
          <table:table-cell table:style-name="ce_525989388" id="or213_oc39"/>
          <table:table-cell/>
          <table:table-cell table:style-name="ce_777818895" id="or213_oc30"/>
          <table:table-cell table:style-name="ce_16304780" id="or213_oc40"/>
          <table:table-cell table:style-name="ce_525989388" id="or213_oc41"/>
          <table:table-cell/>
          <table:table-cell table:style-name="ce_1139896536" id="or213_oc33"/>
          <table:table-cell table:number-columns-repeated="1004"/>
        </table:table-row>
        <table:table-row id="or214" table:style-name="or_764776957">
          <table:table-cell/>
          <table:table-cell table:style-name="ce_2141355689" id="or214_oc22"/>
          <table:table-cell table:style-name="ce_1640301128" table:number-columns-repeated="5" id="or214_oc23"/>
          <table:table-cell table:style-name="ce_85564331" id="or214_oc26"/>
          <table:table-cell table:style-name="ce_1980359691" id="or214_oc36"/>
          <table:table-cell table:style-name="ce_85564331" id="or214_oc37"/>
          <table:table-cell table:style-name="ce_1640301128" id="or214_oc27"/>
          <table:table-cell table:style-name="ce_1535078371" table:number-columns-repeated="8" id="or214_oc28"/>
          <table:table-cell table:style-name="ce_1139896536" id="or214_oc33"/>
          <table:table-cell table:number-columns-repeated="1004"/>
        </table:table-row>
        <table:table-row id="or215" table:style-name="rod1">
          <table:table-cell/>
          <table:table-cell table:style-name="ce_2141355689" id="or215_oc22"/>
          <table:table-cell table:style-name="ce_1535078371" id="or215_oc23"/>
          <table:table-cell table:style-name="ce_1643993022" office:value-type="string" table:number-columns-spanned="3" table:number-rows-spanned="1" id="or215_oc24">
            <text:p>Incidents per 10K EEs</text:p>
          </table:table-cell>
          <table:covered-table-cell table:style-name="ce_1080923711" id="or215_oc34"/>
          <table:covered-table-cell table:style-name="ce_1453080850" id="or215_oc35"/>
          <table:table-cell table:style-name="ce_1535078371" id="or215_oc25"/>
          <table:table-cell table:style-name="ce_1643993022" office:value-type="string" table:number-columns-spanned="3" table:number-rows-spanned="1" id="or215_oc26">
            <text:p>Assumed Growth Rates</text:p>
          </table:table-cell>
          <table:covered-table-cell table:style-name="ce_1080923711" id="or215_oc36"/>
          <table:covered-table-cell table:style-name="ce_1453080850" id="or215_oc37"/>
          <table:table-cell table:style-name="ce_1535078371" id="or215_oc27"/>
          <table:table-cell table:style-name="ce_1643993022" office:value-type="string" table:number-columns-spanned="3" table:number-rows-spanned="1" id="or215_oc28">
            <text:p>Assumed Support Cost ($M)</text:p>
          </table:table-cell>
          <table:covered-table-cell table:style-name="ce_1080923711" id="or215_oc38"/>
          <table:covered-table-cell table:style-name="ce_1453080850" id="or215_oc39"/>
          <table:table-cell/>
          <table:table-cell table:style-name="ce_1643993022" office:value-type="string" table:number-columns-spanned="3" table:number-rows-spanned="1" id="or215_oc30">
            <text:p>Assumed Growth Rates</text:p>
          </table:table-cell>
          <table:covered-table-cell table:style-name="ce_1080923711" id="or215_oc40"/>
          <table:covered-table-cell table:style-name="ce_1453080850" id="or215_oc41"/>
          <table:table-cell/>
          <table:table-cell table:style-name="ce_1139896536" id="or215_oc33"/>
          <table:table-cell table:number-columns-repeated="1004"/>
        </table:table-row>
        <table:table-row id="or216" table:style-name="rod1">
          <table:table-cell/>
          <table:table-cell table:style-name="ce_2141355689" id="or216_oc22"/>
          <table:table-cell table:style-name="ce_1535078371" id="or216_oc23"/>
          <table:table-cell table:style-name="ce_1921214618" office:value-type="string" id="or216_oc24">
            <text:p>Yr1</text:p>
          </table:table-cell>
          <table:table-cell table:style-name="ce_1327329207" office:value-type="string" id="or216_oc34">
            <text:p>Yr2</text:p>
          </table:table-cell>
          <table:table-cell table:style-name="ce_934548299" office:value-type="string" id="or216_oc35">
            <text:p>Yr3</text:p>
          </table:table-cell>
          <table:table-cell table:style-name="ce_1535078371" id="or216_oc25"/>
          <table:table-cell table:style-name="ce_1921214618" office:value-type="string" id="or216_oc26">
            <text:p>Yr1</text:p>
          </table:table-cell>
          <table:table-cell table:style-name="ce_1327329207" office:value-type="string" id="or216_oc36">
            <text:p>Yr2</text:p>
          </table:table-cell>
          <table:table-cell table:style-name="ce_934548299" office:value-type="string" id="or216_oc37">
            <text:p>Yr3</text:p>
          </table:table-cell>
          <table:table-cell table:style-name="ce_1535078371" id="or216_oc27"/>
          <table:table-cell table:style-name="ce_1921214618" office:value-type="string" id="or216_oc28">
            <text:p>Yr1</text:p>
          </table:table-cell>
          <table:table-cell table:style-name="ce_1327329207" office:value-type="string" id="or216_oc38">
            <text:p>Yr2</text:p>
          </table:table-cell>
          <table:table-cell table:style-name="ce_934548299" office:value-type="string" id="or216_oc39">
            <text:p>Yr3</text:p>
          </table:table-cell>
          <table:table-cell/>
          <table:table-cell table:style-name="ce_1921214618" office:value-type="string" id="or216_oc30">
            <text:p>Yr1</text:p>
          </table:table-cell>
          <table:table-cell table:style-name="ce_1327329207" office:value-type="string" id="or216_oc40">
            <text:p>Yr2</text:p>
          </table:table-cell>
          <table:table-cell table:style-name="ce_934548299" office:value-type="string" id="or216_oc41">
            <text:p>Yr3</text:p>
          </table:table-cell>
          <table:table-cell/>
          <table:table-cell table:style-name="ce_1139896536" id="or216_oc33"/>
          <table:table-cell table:number-columns-repeated="1004"/>
        </table:table-row>
        <table:table-row id="or217" table:style-name="or_1325341176">
          <table:table-cell/>
          <table:table-cell table:style-name="ce_2141355689" id="or217_oc22"/>
          <table:table-cell table:style-name="ce_1535078371" id="or217_oc23"/>
          <table:table-cell table:style-name="ce_1254373797" id="or217_oc24"/>
          <table:table-cell table:style-name="ce_1535078371" id="or217_oc34"/>
          <table:table-cell table:style-name="ce_1500166721" id="or217_oc35"/>
          <table:table-cell table:style-name="ce_1535078371" id="or217_oc25"/>
          <table:table-cell table:style-name="ce_1254373797" id="or217_oc26"/>
          <table:table-cell table:style-name="ce_1535078371" id="or217_oc36"/>
          <table:table-cell table:style-name="ce_1500166721" id="or217_oc37"/>
          <table:table-cell table:style-name="ce_1535078371" id="or217_oc27"/>
          <table:table-cell table:style-name="ce_1254373797" id="or217_oc28"/>
          <table:table-cell/>
          <table:table-cell table:style-name="ce_1500166721" id="or217_oc39"/>
          <table:table-cell/>
          <table:table-cell table:style-name="ce_1254373797" id="or217_oc30"/>
          <table:table-cell/>
          <table:table-cell table:style-name="ce_1500166721" id="or217_oc41"/>
          <table:table-cell/>
          <table:table-cell table:style-name="ce_1139896536" id="or217_oc33"/>
          <table:table-cell table:number-columns-repeated="1004"/>
        </table:table-row>
        <table:table-row id="or218" table:style-name="rod1">
          <table:table-cell/>
          <table:table-cell table:style-name="ce_2141355689" id="or218_oc22"/>
          <table:table-cell table:style-name="ce_1535078371" office:value-type="string" id="or218_oc23">
            <text:p>Support Costs - New Users - Symphony</text:p>
          </table:table-cell>
          <table:table-cell table:style-name="ce_632427697" office:value-type="float" office:value="30" id="or218_oc24">
            <text:p>30</text:p>
          </table:table-cell>
          <table:table-cell table:style-name="ce_1624255646" office:value-type="float" office:value="30" id="or218_oc34">
            <text:p>30</text:p>
          </table:table-cell>
          <table:table-cell table:style-name="ce_2059646333" office:value-type="float" office:value="30" id="or218_oc35">
            <text:p>30</text:p>
          </table:table-cell>
          <table:table-cell table:style-name="ce_1535078371" id="or218_oc25"/>
          <table:table-cell table:style-name="ce_42865557" office:value-type="string" id="or218_oc26">
            <text:p>--</text:p>
          </table:table-cell>
          <table:table-cell table:style-name="ce_1026403766" table:formula="=IF(ISERROR(E132/D132-1);&quot;--&quot;;(E132/D132-1))" office:value-type="string" office:value="0" id="or218_oc36">
            <text:p>=IF(ISERROR(E132/D132-1);"--";(E132/D132-1))</text:p>
          </table:table-cell>
          <table:table-cell table:style-name="ce_1974797478" table:formula="=IF(ISERROR(F132/E132-1);&quot;--&quot;;(F132/E132-1))" office:value-type="string" office:value="0" id="or218_oc37">
            <text:p>=IF(ISERROR(F132/E132-1);"--";(F132/E132-1))</text:p>
          </table:table-cell>
          <table:table-cell table:style-name="ce_1535078371" id="or218_oc27"/>
          <table:table-cell table:style-name="ce_35539408" table:formula="=D132*H97/10000*D28/1000000" office:value-type="string" office:value="0.00105" id="or218_oc28">
            <text:p>=D132*H97/10000*D28/1000000</text:p>
          </table:table-cell>
          <table:table-cell table:style-name="ce_66831952" table:formula="=IF(I97&gt;H97;E132*(I97-H97)/10000*E28/1000000;0)" office:value-type="string" office:value="0.00144921" id="or218_oc38">
            <text:p>=IF(I97&gt;H97;E132*(I97-H97)/10000*E28/1000000;0)</text:p>
          </table:table-cell>
          <table:table-cell table:style-name="ce_2068996082" table:formula="=IF(J97&gt;I97;F132*(J97-I97)/10000*F28/1000000;0)" office:value-type="string" office:value="0.0007268491125" id="or218_oc39">
            <text:p>=IF(J97&gt;I97;F132*(J97-I97)/10000*F28/1000000;0)</text:p>
          </table:table-cell>
          <table:table-cell/>
          <table:table-cell table:style-name="ce_42865557" office:value-type="string" id="or218_oc30">
            <text:p>--</text:p>
          </table:table-cell>
          <table:table-cell table:style-name="ce_1026403766" table:formula="=IF(ISERROR(M132/L132-1);&quot;--&quot;;(M132/L132-1))" office:value-type="string" office:value="0.3802" id="or218_oc40">
            <text:p>=IF(ISERROR(M132/L132-1);"--";(M132/L132-1))</text:p>
          </table:table-cell>
          <table:table-cell table:style-name="ce_1974797478" table:formula="=IF(ISERROR(N132/M132-1);&quot;--&quot;;(N132/M132-1))" office:value-type="string" office:value="-0.498451492537313" id="or218_oc41">
            <text:p>=IF(ISERROR(N132/M132-1);"--";(N132/M132-1))</text:p>
          </table:table-cell>
          <table:table-cell/>
          <table:table-cell table:style-name="ce_1139896536" id="or218_oc33"/>
          <table:table-cell table:number-columns-repeated="1004"/>
        </table:table-row>
        <table:table-row id="or219" table:style-name="rod1">
          <table:table-cell/>
          <table:table-cell table:style-name="ce_2141355689" id="or219_oc22"/>
          <table:table-cell table:style-name="ce_1535078371" office:value-type="string" id="or219_oc23">
            <text:p>Support Costs - Maintenance Users - Symphony</text:p>
          </table:table-cell>
          <table:table-cell table:style-name="ce_1738208997" id="or219_oc24"/>
          <table:table-cell table:style-name="ce_1624255646" office:value-type="float" office:value="21" id="or219_oc34">
            <text:p>21</text:p>
          </table:table-cell>
          <table:table-cell table:style-name="ce_2059646333" office:value-type="float" office:value="21" id="or219_oc35">
            <text:p>21</text:p>
          </table:table-cell>
          <table:table-cell table:style-name="ce_1535078371" id="or219_oc25"/>
          <table:table-cell table:style-name="ce_42865557" id="or219_oc26"/>
          <table:table-cell table:style-name="ce_1026403766" office:value-type="string" id="or219_oc36">
            <text:p>--</text:p>
          </table:table-cell>
          <table:table-cell table:style-name="ce_1974797478" table:formula="=IF(ISERROR(F133/E133-1);&quot;--&quot;;(F133/E133-1))" office:value-type="string" office:value="0" id="or219_oc37">
            <text:p>=IF(ISERROR(F133/E133-1);"--";(F133/E133-1))</text:p>
          </table:table-cell>
          <table:table-cell table:style-name="ce_1535078371" id="or219_oc27"/>
          <table:table-cell table:style-name="ce_35539408" office:value-type="float" office:value="0" id="or219_oc28">
            <text:p>0</text:p>
          </table:table-cell>
          <table:table-cell table:style-name="ce_66831952" table:formula="=IF(I97&lt;H97;E133*I97/10000*E28/1000000;E133*H97/10000*E28/1000000)" office:value-type="string" office:value="0.00075705" id="or219_oc38">
            <text:p>=IF(I97&lt;H97;E133*I97/10000*E28/1000000;E133*H97/10000*E28/1000000)</text:p>
          </table:table-cell>
          <table:table-cell table:style-name="ce_2068996082" table:formula="=IF(J97&lt;I97;F133*J97/10000*F28/1000000;F133*I97/10000*F28/1000000)" office:value-type="string" office:value="0.00182464191" id="or219_oc39">
            <text:p>=IF(J97&lt;I97;F133*J97/10000*F28/1000000;F133*I97/10000*F28/1000000)</text:p>
          </table:table-cell>
          <table:table-cell/>
          <table:table-cell table:style-name="ce_42865557" office:value-type="string" id="or219_oc30">
            <text:p>--</text:p>
          </table:table-cell>
          <table:table-cell table:style-name="ce_1026403766" table:formula="=IF(ISERROR(M133/L133-1);&quot;--&quot;;(M133/L133-1))" office:value-type="string" office:string-value="--" id="or219_oc40">
            <text:p>=IF(ISERROR(M133/L133-1);"--";(M133/L133-1))</text:p>
          </table:table-cell>
          <table:table-cell table:style-name="ce_1974797478" table:formula="=IF(ISERROR(N133/M133-1);&quot;--&quot;;(N133/M133-1))" office:value-type="string" office:value="1.4102" id="or219_oc41">
            <text:p>=IF(ISERROR(N133/M133-1);"--";(N133/M133-1))</text:p>
          </table:table-cell>
          <table:table-cell/>
          <table:table-cell table:style-name="ce_1139896536" id="or219_oc33"/>
          <table:table-cell table:number-columns-repeated="1004"/>
        </table:table-row>
        <table:table-row id="or220" table:style-name="or_764776957">
          <table:table-cell/>
          <table:table-cell table:style-name="ce_2141355689" id="or220_oc22"/>
          <table:table-cell table:style-name="ce_1535078371" office:value-type="string" id="or220_oc23">
            <text:p>Support Costs - Maintenance Users - Office</text:p>
          </table:table-cell>
          <table:table-cell table:style-name="ce_1651251555" table:formula="=D79" office:value-type="string" office:value="21" id="or220_oc24">
            <text:p>=D79</text:p>
          </table:table-cell>
          <table:table-cell table:style-name="ce_1696332592" table:formula="=E79" office:value-type="string" office:value="21" id="or220_oc34">
            <text:p>=E79</text:p>
          </table:table-cell>
          <table:table-cell table:style-name="ce_627278957" table:formula="=F79" office:value-type="string" office:value="21" id="or220_oc35">
            <text:p>=F79</text:p>
          </table:table-cell>
          <table:table-cell table:style-name="ce_1535078371" id="or220_oc25"/>
          <table:table-cell table:style-name="ce_698205445" office:value-type="string" id="or220_oc26">
            <text:p>--</text:p>
          </table:table-cell>
          <table:table-cell table:style-name="ce_905905005" table:formula="=IF(ISERROR(E134/D134-1);&quot;--&quot;;(E134/D134-1))" office:value-type="string" office:value="0" id="or220_oc36">
            <text:p>=IF(ISERROR(E134/D134-1);"--";(E134/D134-1))</text:p>
          </table:table-cell>
          <table:table-cell table:style-name="ce_1215467461" table:formula="=IF(ISERROR(F134/E134-1);&quot;--&quot;;(F134/E134-1))" office:value-type="string" office:value="0" id="or220_oc37">
            <text:p>=IF(ISERROR(F134/E134-1);"--";(F134/E134-1))</text:p>
          </table:table-cell>
          <table:table-cell table:style-name="ce_1535078371" id="or220_oc27"/>
          <table:table-cell table:style-name="ce_433526968" table:formula="=D134*(D12-H97)/10000*D28/1000000" office:value-type="string" office:value="0.001365" id="or220_oc28">
            <text:p>=D134*(D12-H97)/10000*D28/1000000</text:p>
          </table:table-cell>
          <table:table-cell table:style-name="ce_1425813552" table:formula="=E134*(E12-I97)/10000*E28/1000000" office:value-type="string" office:value="0.000499653" id="or220_oc38">
            <text:p>=E134*(E12-I97)/10000*E28/1000000</text:p>
          </table:table-cell>
          <table:table-cell table:style-name="ce_559511580" table:formula="=F134*(F12-J97)/10000*F28/1000000" office:value-type="string" office:value="0.00012281243625" id="or220_oc39">
            <text:p>=F134*(F12-J97)/10000*F28/1000000</text:p>
          </table:table-cell>
          <table:table-cell/>
          <table:table-cell table:style-name="ce_42865557" office:value-type="string" id="or220_oc30">
            <text:p>--</text:p>
          </table:table-cell>
          <table:table-cell table:style-name="ce_1026403766" table:formula="=IF(ISERROR(M134/L134-1);&quot;--&quot;;(M134/L134-1))" office:value-type="string" office:value="-0.633953846153846" id="or220_oc40">
            <text:p>=IF(ISERROR(M134/L134-1);"--";(M134/L134-1))</text:p>
          </table:table-cell>
          <table:table-cell table:style-name="ce_1974797478" table:formula="=IF(ISERROR(N134/M134-1);&quot;--&quot;;(N134/M134-1))" office:value-type="string" office:value="-0.754204545454545" id="or220_oc41">
            <text:p>=IF(ISERROR(N134/M134-1);"--";(N134/M134-1))</text:p>
          </table:table-cell>
          <table:table-cell/>
          <table:table-cell table:style-name="ce_1139896536" id="or220_oc33"/>
          <table:table-cell table:number-columns-repeated="1004"/>
        </table:table-row>
        <table:table-row id="or221" table:style-name="or_1325341176">
          <table:table-cell/>
          <table:table-cell table:style-name="ce_2141355689" id="or221_oc22"/>
          <table:table-cell table:style-name="ce_1535078371" table:number-columns-repeated="9" id="or221_oc23"/>
          <table:table-cell table:style-name="ce_340939719" id="or221_oc28"/>
          <table:table-cell table:style-name="ce_1976877674" id="or221_oc38"/>
          <table:table-cell table:style-name="ce_559511580" id="or221_oc39"/>
          <table:table-cell/>
          <table:table-cell table:style-name="ce_42865557" id="or221_oc30"/>
          <table:table-cell table:style-name="ce_1026403766" id="or221_oc40"/>
          <table:table-cell table:style-name="ce_1974797478" id="or221_oc41"/>
          <table:table-cell/>
          <table:table-cell table:style-name="ce_1139896536" id="or221_oc33"/>
          <table:table-cell table:number-columns-repeated="1004"/>
        </table:table-row>
        <table:table-row id="or222" table:style-name="or_764776957">
          <table:table-cell/>
          <table:table-cell table:style-name="ce_2141355689" id="or222_oc22"/>
          <table:table-cell table:style-name="ce_289436486" office:value-type="string" id="or222_oc23">
            <text:p>Projected Support Costs</text:p>
          </table:table-cell>
          <table:table-cell table:style-name="ce_657239695" table:number-columns-repeated="8" id="or222_oc24"/>
          <table:table-cell table:style-name="ce_2060466439" table:formula="=SUM(L132:L134)" office:value-type="string" office:value="0.002415" id="or222_oc28">
            <text:p>=SUM(L132:L134)</text:p>
          </table:table-cell>
          <table:table-cell table:style-name="ce_739479822" table:formula="=SUM(M132:M134)" office:value-type="string" office:value="0.002705913" id="or222_oc38">
            <text:p>=SUM(M132:M134)</text:p>
          </table:table-cell>
          <table:table-cell table:style-name="ce_1874757085" table:formula="=SUM(N132:N134)" office:value-type="string" office:value="0.00267430345875" id="or222_oc39">
            <text:p>=SUM(N132:N134)</text:p>
          </table:table-cell>
          <table:table-cell table:style-name="ce_657239695" id="or222_oc29"/>
          <table:table-cell table:style-name="ce_1734606166" office:value-type="string" id="or222_oc30">
            <text:p>--</text:p>
          </table:table-cell>
          <table:table-cell table:style-name="ce_340787305" table:formula="=IF(ISERROR(M136/L136-1);&quot;--&quot;;(M136/L136-1))" office:value-type="string" office:value="0.120460869565218" id="or222_oc40">
            <text:p>=IF(ISERROR(M136/L136-1);"--";(M136/L136-1))</text:p>
          </table:table-cell>
          <table:table-cell table:style-name="ce_107503597" table:formula="=IF(ISERROR(N136/M136-1);&quot;--&quot;;(N136/M136-1))" office:value-type="string" office:value="-0.0116816546762586" id="or222_oc41">
            <text:p>=IF(ISERROR(N136/M136-1);"--";(N136/M136-1))</text:p>
          </table:table-cell>
          <table:table-cell table:style-name="ce_1979307110" id="or222_oc31"/>
          <table:table-cell table:style-name="ce_1139896536" id="or222_oc33"/>
          <table:table-cell table:number-columns-repeated="1004"/>
        </table:table-row>
        <table:table-row id="or223" table:style-name="or_1325341176">
          <table:table-cell/>
          <table:table-cell table:style-name="ce_2141355689" id="or223_oc22"/>
          <table:table-cell table:style-name="ce_1535078371" table:number-columns-repeated="9" id="or223_oc23"/>
          <table:table-cell table:style-name="ce_433526968" id="or223_oc28"/>
          <table:table-cell table:style-name="ce_1425813552" id="or223_oc38"/>
          <table:table-cell table:style-name="ce_559511580" id="or223_oc39"/>
          <table:table-cell/>
          <table:table-cell table:style-name="ce_42865557" id="or223_oc30"/>
          <table:table-cell table:style-name="ce_1026403766" id="or223_oc40"/>
          <table:table-cell table:style-name="ce_1974797478" id="or223_oc41"/>
          <table:table-cell/>
          <table:table-cell table:style-name="ce_1139896536" id="or223_oc33"/>
          <table:table-cell table:number-columns-repeated="1004"/>
        </table:table-row>
        <table:table-row id="or224" table:style-name="or_764776957">
          <table:table-cell/>
          <table:table-cell table:style-name="ce_2141355689" id="or224_oc22"/>
          <table:table-cell table:style-name="ce_579578916" office:value-type="string" id="or224_oc23">
            <text:p>Projected Deployment Costs</text:p>
          </table:table-cell>
          <table:table-cell table:style-name="ce_2108132667" table:number-columns-repeated="8" id="or224_oc24"/>
          <table:table-cell table:style-name="ce_774809619" table:formula="=L107+L117+L126+L136" office:value-type="string" office:value="9.387415" id="or224_oc28">
            <text:p>=L107+L117+L126+L136</text:p>
          </table:table-cell>
          <table:table-cell table:style-name="ce_1776720220" table:formula="=M107+M117+M126+M136" office:value-type="string" office:value="10.081960913" id="or224_oc38">
            <text:p>=M107+M117+M126+M136</text:p>
          </table:table-cell>
          <table:table-cell table:style-name="ce_1487310404" table:formula="=N107+N117+N126+N136" office:value-type="string" office:value="6.06068290345875" id="or224_oc39">
            <text:p>=N107+N117+N126+N136</text:p>
          </table:table-cell>
          <table:table-cell table:style-name="ce_2108132667" id="or224_oc29"/>
          <table:table-cell table:style-name="ce_1112879943" office:value-type="string" id="or224_oc30">
            <text:p>--</text:p>
          </table:table-cell>
          <table:table-cell table:style-name="ce_167166125" table:formula="=IF(ISERROR(M138/L138-1);&quot;--&quot;;(M138/L138-1))" office:value-type="string" office:value="0.0739869189760973" id="or224_oc40">
            <text:p>=IF(ISERROR(M138/L138-1);"--";(M138/L138-1))</text:p>
          </table:table-cell>
          <table:table-cell table:style-name="ce_1569029233" table:formula="=IF(ISERROR(N138/M138-1);&quot;--&quot;;(N138/M138-1))" office:value-type="string" office:value="-0.398858718481648" id="or224_oc41">
            <text:p>=IF(ISERROR(N138/M138-1);"--";(N138/M138-1))</text:p>
          </table:table-cell>
          <table:table-cell table:style-name="ce_1036929941" id="or224_oc31"/>
          <table:table-cell table:style-name="ce_1139896536" id="or224_oc33"/>
          <table:table-cell table:number-columns-repeated="1004"/>
        </table:table-row>
        <table:table-row id="or225" table:style-name="or_1325341176">
          <table:table-cell/>
          <table:table-cell table:style-name="ce_2141355689" id="or225_oc22"/>
          <table:table-cell table:style-name="ce_1535078371" table:number-columns-repeated="9" id="or225_oc23"/>
          <table:table-cell table:style-name="ce_777818895" id="or225_oc28"/>
          <table:table-cell table:style-name="ce_16304780" id="or225_oc38"/>
          <table:table-cell table:style-name="ce_525989388" id="or225_oc39"/>
          <table:table-cell/>
          <table:table-cell table:style-name="ce_777818895" id="or225_oc30"/>
          <table:table-cell table:style-name="ce_16304780" id="or225_oc40"/>
          <table:table-cell table:style-name="ce_525989388" id="or225_oc41"/>
          <table:table-cell/>
          <table:table-cell table:style-name="ce_1139896536" id="or225_oc33"/>
          <table:table-cell table:number-columns-repeated="1004"/>
        </table:table-row>
        <table:table-row id="or226" table:style-name="or_1325341176">
          <table:table-cell/>
          <table:table-cell table:style-name="ce_1015394261" id="or226_oc22"/>
          <table:table-cell table:style-name="ce_115402177" table:number-columns-repeated="17" id="or226_oc23"/>
          <table:table-cell table:style-name="ce_732297925" id="or226_oc33"/>
          <table:table-cell table:number-columns-repeated="1004"/>
        </table:table-row>
        <table:table-row id="or227" table:style-name="rod1">
          <table:table-cell table:number-columns-repeated="1024"/>
        </table:table-row>
        <table:table-row table:number-rows-repeated="1048434">
          <table:table-cell table:number-columns-repeated="1024"/>
        </table:table-row>
        <table:table-row>
          <table:table-cell table:number-columns-repeated="1024"/>
        </table:table-row>
      </table:table>
      <table:table id="os3" table:name="3. Results - Potential Savings" table:print="true" table:style-name="ta3">
        <table:table-column id="oc42" table:default-cell-style-name="ce_844131776" table:style-name="oc_451856455"/>
        <table:table-column id="oc43" table:default-cell-style-name="ce_844131776" table:style-name="oc_335073880"/>
        <table:table-column id="oc44" table:default-cell-style-name="ce_998424159" table:number-columns-repeated="3" table:style-name="oc_1498555015"/>
        <table:table-column id="oc45" table:default-cell-style-name="ce_844131776" table:style-name="oc_181529374"/>
        <table:table-column id="oc46" table:default-cell-style-name="ce_998424159" table:style-name="oc_1498555015"/>
        <table:table-column id="oc47" table:default-cell-style-name="ce_844131776" table:style-name="oc_181529374"/>
        <table:table-column id="oc48" table:default-cell-style-name="ce_844131776" table:style-name="oc_1028725376"/>
        <table:table-column id="oc49" table:default-cell-style-name="ce_844131776" table:style-name="oc_1618657811"/>
        <table:table-column id="oc50" table:default-cell-style-name="ce_844131776" table:style-name="oc_1018927950"/>
        <table:table-column id="oc51" table:default-cell-style-name="ce_844131776" table:style-name="oc_1364383847"/>
        <table:table-column id="oc52" table:default-cell-style-name="ce_844131776" table:style-name="oc_486240315"/>
        <table:table-column id="oc53" table:default-cell-style-name="ce_844131776" table:style-name="oc_78088036"/>
        <table:table-column id="oc54" table:default-cell-style-name="ce_844131776" table:style-name="oc_1028725376"/>
        <table:table-column id="oc55" table:default-cell-style-name="ce_844131776" table:number-columns-repeated="1009" table:style-name="oc_1018927950"/>
        <table:table-row id="or228" table:style-name="rod1">
          <table:table-cell table:number-columns-repeated="1024"/>
        </table:table-row>
        <table:table-row table:style-name="rod1">
          <table:table-cell table:number-columns-repeated="1024"/>
        </table:table-row>
        <table:table-row id="or229" table:style-name="or_425613604">
          <table:table-cell/>
          <table:table-cell table:style-name="ce_320820709" office:value-type="string" table:number-columns-spanned="9" table:number-rows-spanned="1" id="or229_oc43">
            <text:p>Projected Deployment Cost Comparison</text:p>
          </table:table-cell>
          <table:covered-table-cell table:style-name="ce_1896330016" id="or229_oc44"/>
          <table:covered-table-cell table:style-name="ce_1896330016" id="or229_oc56"/>
          <table:covered-table-cell table:style-name="ce_1896330016" id="or229_oc57"/>
          <table:covered-table-cell table:style-name="ce_1896330016" id="or229_oc45"/>
          <table:covered-table-cell table:style-name="ce_1896330016" id="or229_oc46"/>
          <table:covered-table-cell table:style-name="ce_1896330016" id="or229_oc47"/>
          <table:covered-table-cell table:style-name="ce_1896330016" id="or229_oc48"/>
          <table:covered-table-cell table:style-name="ce_1896330016" id="or229_oc49"/>
          <table:table-cell table:number-columns-repeated="6"/>
          <table:table-cell table:number-columns-repeated="1008"/>
        </table:table-row>
        <table:table-row id="or230" table:style-name="rod1">
          <table:table-cell table:number-columns-repeated="1024"/>
        </table:table-row>
        <table:table-row id="or231" table:style-name="rod1">
          <table:table-cell table:number-columns-repeated="2"/>
          <table:table-cell table:style-name="ce_1662484477" office:value-type="string" id="or231_oc44">
            <text:p>Yr1</text:p>
          </table:table-cell>
          <table:table-cell table:style-name="ce_2016354180" office:value-type="string" id="or231_oc56">
            <text:p>Yr2</text:p>
          </table:table-cell>
          <table:table-cell table:style-name="ce_2034046322" office:value-type="string" id="or231_oc57">
            <text:p>Yr3</text:p>
          </table:table-cell>
          <table:table-cell/>
          <table:table-cell table:style-name="ce_1210353254" office:value-type="string" id="or231_oc46">
            <text:p>3yr Total</text:p>
          </table:table-cell>
          <table:table-cell/>
          <table:table-cell table:style-name="ce_1210353254" office:value-type="string" id="or231_oc48">
            <text:p>OnGoing*</text:p>
          </table:table-cell>
          <table:table-cell table:number-columns-repeated="7"/>
          <table:table-cell table:number-columns-repeated="1008"/>
        </table:table-row>
        <table:table-row id="or232" table:style-name="or_1325341176">
          <table:table-cell table:number-columns-repeated="2"/>
          <table:table-cell table:style-name="ce_1290198847" id="or232_oc44"/>
          <table:table-cell table:style-name="ce_1822431818" id="or232_oc56"/>
          <table:table-cell table:style-name="ce_1696720102" id="or232_oc57"/>
          <table:table-cell/>
          <table:table-cell table:style-name="ce_512129841" id="or232_oc46"/>
          <table:table-cell/>
          <table:table-cell table:style-name="ce_937830140" id="or232_oc48"/>
          <table:table-cell table:number-columns-repeated="7"/>
          <table:table-cell table:number-columns-repeated="1008"/>
        </table:table-row>
        <table:table-row id="or233" table:style-name="rod1">
          <table:table-cell/>
          <table:table-cell table:style-name="ce_1894264581" office:value-type="string" id="or233_oc43">
            <text:p>Staying with Microsoft</text:p>
          </table:table-cell>
          <table:table-cell table:style-name="ce_1593962615" table:formula="=$'2. Calculator'.L83" office:value-type="string" office:value="14.602235" id="or233_oc44">
            <text:p>=$'2. Calculator'.L83</text:p>
          </table:table-cell>
          <table:table-cell table:style-name="ce_1581978744" table:formula="=$'2. Calculator'.M83" office:value-type="string" office:value="18.683983775" id="or233_oc56">
            <text:p>=$'2. Calculator'.M83</text:p>
          </table:table-cell>
          <table:table-cell table:style-name="ce_763870687" table:formula="=$'2. Calculator'.N83" office:value-type="string" office:value="14.9426910069938" id="or233_oc57">
            <text:p>=$'2. Calculator'.N83</text:p>
          </table:table-cell>
          <table:table-cell table:style-name="ce_589456639" id="or233_oc45"/>
          <table:table-cell table:style-name="ce_574118733" table:formula="=SUM(C7:E7)" office:value-type="string" office:value="48.2289097819938" id="or233_oc46">
            <text:p>=SUM(C7:E7)</text:p>
          </table:table-cell>
          <table:table-cell table:style-name="ce_589456639" id="or233_oc47"/>
          <table:table-cell table:style-name="ce_574118733" table:formula="=$'2. Calculator'.F12*$'2. Calculator'.F69/1000000" office:value-type="string" office:value="9.81225" id="or233_oc48">
            <text:p>=$'2. Calculator'.F12*$'2. Calculator'.F69/1000000</text:p>
          </table:table-cell>
          <table:table-cell table:number-columns-repeated="7"/>
          <table:table-cell table:number-columns-repeated="1008"/>
        </table:table-row>
        <table:table-row id="or234" table:style-name="or_1325341176">
          <table:table-cell table:number-columns-repeated="2"/>
          <table:table-cell table:style-name="ce_1593962615" id="or234_oc44"/>
          <table:table-cell table:style-name="ce_1581978744" id="or234_oc56"/>
          <table:table-cell table:style-name="ce_763870687" id="or234_oc57"/>
          <table:table-cell table:style-name="ce_589456639" id="or234_oc45"/>
          <table:table-cell table:style-name="ce_574118733" id="or234_oc46"/>
          <table:table-cell table:style-name="ce_589456639" id="or234_oc47"/>
          <table:table-cell table:style-name="ce_1472297491" id="or234_oc48"/>
          <table:table-cell table:number-columns-repeated="7"/>
          <table:table-cell table:number-columns-repeated="1008"/>
        </table:table-row>
        <table:table-row id="or235" table:style-name="rod1">
          <table:table-cell/>
          <table:table-cell table:style-name="ce_1894264581" office:value-type="string" id="or235_oc43">
            <text:p>Migration to Symphony</text:p>
          </table:table-cell>
          <table:table-cell table:style-name="ce_1593962615" table:formula="=$'2. Calculator'.L138" office:value-type="string" office:value="9.387415" id="or235_oc44">
            <text:p>=$'2. Calculator'.L138</text:p>
          </table:table-cell>
          <table:table-cell table:style-name="ce_1581978744" table:formula="=$'2. Calculator'.M138" office:value-type="string" office:value="10.081960913" id="or235_oc56">
            <text:p>=$'2. Calculator'.M138</text:p>
          </table:table-cell>
          <table:table-cell table:style-name="ce_763870687" table:formula="=$'2. Calculator'.N138" office:value-type="string" office:value="6.06068290345875" id="or235_oc57">
            <text:p>=$'2. Calculator'.N138</text:p>
          </table:table-cell>
          <table:table-cell table:style-name="ce_589456639" id="or235_oc45"/>
          <table:table-cell table:style-name="ce_574118733" table:formula="=SUM(C9:E9)" office:value-type="string" office:value="25.5300588164587" id="or235_oc46">
            <text:p>=SUM(C9:E9)</text:p>
          </table:table-cell>
          <table:table-cell table:style-name="ce_589456639" id="or235_oc47"/>
          <table:table-cell table:style-name="ce_574118733" table:formula="=($'2. Calculator'.N97+$'2. Calculator'.R97)*$'2. Calculator'.F69/1000000" office:value-type="string" office:value="0.4906125" id="or235_oc48">
            <text:p>=($'2. Calculator'.N97+$'2. Calculator'.R97)*$'2. Calculator'.F69/1000000</text:p>
          </table:table-cell>
          <table:table-cell table:number-columns-repeated="7"/>
          <table:table-cell table:number-columns-repeated="1008"/>
        </table:table-row>
        <table:table-row id="or236" table:style-name="or_1325341176">
          <table:table-cell table:number-columns-repeated="2"/>
          <table:table-cell table:style-name="ce_433526968" id="or236_oc44"/>
          <table:table-cell table:style-name="ce_1425813552" id="or236_oc56"/>
          <table:table-cell table:style-name="ce_559511580" id="or236_oc57"/>
          <table:table-cell table:style-name="ce_589456639" id="or236_oc45"/>
          <table:table-cell table:style-name="ce_574118733" id="or236_oc46"/>
          <table:table-cell table:style-name="ce_589456639" id="or236_oc47"/>
          <table:table-cell table:style-name="ce_1472297491" id="or236_oc48"/>
          <table:table-cell table:number-columns-repeated="7"/>
          <table:table-cell table:number-columns-repeated="1008"/>
        </table:table-row>
        <table:table-row id="or237" table:style-name="rod1">
          <table:table-cell table:style-name="ce_2079167109" id="or237_oc42"/>
          <table:table-cell table:style-name="ce_1087785127" office:value-type="string" id="or237_oc43">
            <text:p>$$ Savings</text:p>
          </table:table-cell>
          <table:table-cell table:style-name="ce_714220398" table:formula="=C7-C9" office:value-type="string" office:value="5.21482" id="or237_oc44">
            <text:p>=C7-C9</text:p>
          </table:table-cell>
          <table:table-cell table:style-name="ce_284551670" table:formula="=D7-D9" office:value-type="string" office:value="8.602022862" id="or237_oc56">
            <text:p>=D7-D9</text:p>
          </table:table-cell>
          <table:table-cell table:style-name="ce_1539143977" table:formula="=E7-E9" office:value-type="string" office:value="8.882008103535" id="or237_oc57">
            <text:p>=E7-E9</text:p>
          </table:table-cell>
          <table:table-cell table:style-name="ce_284551670" id="or237_oc45"/>
          <table:table-cell table:style-name="ce_63717668" table:formula="=G7-G9" office:value-type="string" office:value="22.698850965535" id="or237_oc46">
            <text:p>=G7-G9</text:p>
          </table:table-cell>
          <table:table-cell table:style-name="ce_1276771055" id="or237_oc47"/>
          <table:table-cell table:style-name="ce_63717668" table:formula="=I7-I9" office:value-type="string" office:value="9.3216375" id="or237_oc48">
            <text:p>=I7-I9</text:p>
          </table:table-cell>
          <table:table-cell table:style-name="ce_1594745767" id="or237_oc49"/>
          <table:table-cell table:style-name="ce_2079167109" table:number-columns-repeated="6" id="or237_oc50"/>
          <table:table-cell table:style-name="ce_1904373346" table:number-columns-repeated="1008"/>
        </table:table-row>
        <table:table-row id="or238" table:style-name="or_1688353042">
          <table:table-cell table:style-name="ce_2079167109" id="or238_oc42"/>
          <table:table-cell table:style-name="ce_1896594244" office:value-type="string" id="or238_oc43">
            <text:p>%age Savings</text:p>
          </table:table-cell>
          <table:table-cell table:style-name="ce_59549080" table:formula="=C11/C7" office:value-type="string" office:value="0.357124782610333" id="or238_oc44">
            <text:p>=C11/C7</text:p>
          </table:table-cell>
          <table:table-cell table:style-name="ce_1258955242" table:formula="=D11/D7" office:value-type="string" office:value="0.460395543348196" id="or238_oc56">
            <text:p>=D11/D7</text:p>
          </table:table-cell>
          <table:table-cell table:style-name="ce_2136540448" table:formula="=E11/E7" office:value-type="string" office:value="0.594404856486551" id="or238_oc57">
            <text:p>=E11/E7</text:p>
          </table:table-cell>
          <table:table-cell table:style-name="ce_1258955242" id="or238_oc45"/>
          <table:table-cell table:style-name="ce_107304937" table:formula="=G11/G7" office:value-type="string" office:value="0.470648228793461" id="or238_oc46">
            <text:p>=G11/G7</text:p>
          </table:table-cell>
          <table:table-cell table:style-name="ce_1314496226" id="or238_oc47"/>
          <table:table-cell table:style-name="ce_107304937" table:formula="=I11/I7" office:value-type="string" office:value="0.95" id="or238_oc48">
            <text:p>=I11/I7</text:p>
          </table:table-cell>
          <table:table-cell table:style-name="ce_1133812554" id="or238_oc49"/>
          <table:table-cell table:style-name="ce_2079167109" table:number-columns-repeated="6" id="or238_oc50"/>
          <table:table-cell table:style-name="ce_1904373346" table:number-columns-repeated="1008"/>
        </table:table-row>
        <table:table-row id="or239" table:style-name="or_1325341176">
          <table:table-cell table:number-columns-repeated="2"/>
          <table:table-cell table:style-name="ce_1425437384" id="or239_oc44"/>
          <table:table-cell table:style-name="ce_1396403646" id="or239_oc56"/>
          <table:table-cell table:style-name="ce_1724100499" id="or239_oc57"/>
          <table:table-cell/>
          <table:table-cell table:style-name="ce_1745486066" id="or239_oc46"/>
          <table:table-cell/>
          <table:table-cell table:style-name="ce_1471801461" id="or239_oc48"/>
          <table:table-cell table:number-columns-repeated="7"/>
          <table:table-cell table:number-columns-repeated="1008"/>
        </table:table-row>
        <table:table-row id="or240" table:style-name="or_1325341176">
          <table:table-cell table:number-columns-repeated="2"/>
          <table:table-cell table:style-name="ce_1822431818" table:number-columns-repeated="3" id="or240_oc44"/>
          <table:table-cell/>
          <table:table-cell table:style-name="ce_1822431818" id="or240_oc46"/>
          <table:table-cell/>
          <table:table-cell table:style-name="ce_966836013" id="or240_oc48"/>
          <table:table-cell table:number-columns-repeated="7"/>
          <table:table-cell table:number-columns-repeated="1008"/>
        </table:table-row>
        <table:table-row id="or241" table:style-name="rod1">
          <table:table-cell table:number-columns-repeated="2"/>
          <table:table-cell table:style-name="ce_844131776" id="or241_oc44"/>
          <table:table-cell/>
          <table:table-cell table:style-name="ce_285028589" office:value-type="string" id="or241_oc57">
            <text:p>Discount Rate</text:p>
          </table:table-cell>
          <table:table-cell/>
          <table:table-cell table:style-name="ce_420645574" office:value-type="percentage" office:value="0.15" id="or241_oc46">
            <text:p>0.15</text:p>
          </table:table-cell>
          <table:table-cell table:number-columns-repeated="9"/>
          <table:table-cell table:number-columns-repeated="1008"/>
        </table:table-row>
        <table:table-row id="or242" table:style-name="or_1325341176">
          <table:table-cell table:number-columns-repeated="2"/>
          <table:table-cell table:style-name="ce_1103932862" id="or242_oc44"/>
          <table:table-cell table:number-columns-repeated="13"/>
          <table:table-cell table:number-columns-repeated="1008"/>
        </table:table-row>
        <table:table-row id="or243" table:style-name="or_1325341176">
          <table:table-cell/>
          <table:table-cell table:style-name="ce_1136065634" id="or243_oc43"/>
          <table:table-cell table:style-name="ce_442537776" id="or243_oc44"/>
          <table:table-cell table:style-name="ce_1514315811" table:number-columns-repeated="2" id="or243_oc56"/>
          <table:table-cell table:style-name="ce_1669976815" id="or243_oc45"/>
          <table:table-cell table:style-name="ce_1514315811" id="or243_oc46"/>
          <table:table-cell table:style-name="ce_1669976815" table:number-columns-repeated="2" id="or243_oc47"/>
          <table:table-cell table:style-name="ce_1163772875" id="or243_oc49"/>
          <table:table-cell table:number-columns-repeated="6"/>
          <table:table-cell table:number-columns-repeated="1008"/>
        </table:table-row>
        <table:table-row id="or244" table:style-name="or_425613604">
          <table:table-cell/>
          <table:table-cell table:style-name="ce_899817030" id="or244_oc43"/>
          <table:table-cell table:style-name="ce_1680943726" table:number-columns-repeated="2" id="or244_oc44"/>
          <table:table-cell table:style-name="ce_298880621" office:value-type="string" id="or244_oc57">
            <text:p>Net Present Value of 3yr Projected Savings**</text:p>
          </table:table-cell>
          <table:table-cell table:style-name="ce_1076245396" id="or244_oc45"/>
          <table:table-cell table:style-name="ce_1979358006" table:formula="=NPV(G15;C11:E11)" office:value-type="string" office:value="16.8790557046667" id="or244_oc46">
            <text:p>=NPV(G15;C11:E11)</text:p>
          </table:table-cell>
          <table:table-cell table:style-name="ce_639982991" table:number-columns-repeated="2" id="or244_oc47"/>
          <table:table-cell table:style-name="ce_97685146" id="or244_oc49"/>
          <table:table-cell table:number-columns-repeated="6"/>
          <table:table-cell table:number-columns-repeated="1008"/>
        </table:table-row>
        <table:table-row id="or245" table:style-name="or_425613604">
          <table:table-cell/>
          <table:table-cell table:style-name="ce_899817030" id="or245_oc43"/>
          <table:table-cell table:style-name="ce_1680943726" table:number-columns-repeated="2" id="or245_oc44"/>
          <table:table-cell table:style-name="ce_298880621" office:value-type="string" id="or245_oc57">
            <text:p>Net Present Value including OnGoing Savings**</text:p>
          </table:table-cell>
          <table:table-cell table:style-name="ce_1076245396" id="or245_oc45"/>
          <table:table-cell table:style-name="ce_639982991" table:number-columns-repeated="2" id="or245_oc46"/>
          <table:table-cell table:style-name="ce_1979358006" table:formula="=((I11/G15)/(1+G15)^4)+G18" office:value-type="string" office:value="52.4102323371116" id="or245_oc48">
            <text:p>=((I11/G15)/(1+G15)^4)+G18</text:p>
          </table:table-cell>
          <table:table-cell table:style-name="ce_97685146" id="or245_oc49"/>
          <table:table-cell table:number-columns-repeated="6"/>
          <table:table-cell table:number-columns-repeated="1008"/>
        </table:table-row>
        <table:table-row id="or246" table:style-name="or_1325341176">
          <table:table-cell/>
          <table:table-cell table:style-name="ce_1570675725" id="or246_oc43"/>
          <table:table-cell table:style-name="ce_1648916936" table:number-columns-repeated="2" id="or246_oc44"/>
          <table:table-cell table:style-name="ce_712170443" id="or246_oc57"/>
          <table:table-cell table:style-name="ce_976880903" id="or246_oc45"/>
          <table:table-cell table:style-name="ce_911996871" table:number-columns-repeated="2" id="or246_oc46"/>
          <table:table-cell table:style-name="ce_752252285" id="or246_oc48"/>
          <table:table-cell table:style-name="ce_13679225" id="or246_oc49"/>
          <table:table-cell table:number-columns-repeated="6"/>
          <table:table-cell table:number-columns-repeated="1008"/>
        </table:table-row>
        <table:table-row id="or247" table:style-name="or_1325341176">
          <table:table-cell table:number-columns-repeated="1024"/>
        </table:table-row>
        <table:table-row id="or248" table:style-name="or_764776957">
          <table:table-cell/>
          <table:table-cell table:style-name="ce_462873423" office:value-type="string" table:number-columns-spanned="9" table:number-rows-spanned="3" id="or248_oc43">
            <text:p>* Reflects the annual OnGoing difference in costs.  "NO MIGRATION to Symphony" reflects annual MS Office Maintenance Costs for the entire population of Users.  "MIGRATION to Symphony" relects the annual MS Office Maintenance Costs for those Users still projected to be using MS Office at the end of Year 3.  Differences in Support Costs are assumed inconsequential.</text:p>
          </table:table-cell>
          <table:covered-table-cell table:style-name="ce_433124804" id="or248_oc44"/>
          <table:covered-table-cell table:style-name="ce_433124804" id="or248_oc56"/>
          <table:covered-table-cell table:style-name="ce_433124804" id="or248_oc57"/>
          <table:covered-table-cell table:style-name="ce_433124804" id="or248_oc45"/>
          <table:covered-table-cell table:style-name="ce_433124804" id="or248_oc46"/>
          <table:covered-table-cell table:style-name="ce_433124804" id="or248_oc47"/>
          <table:covered-table-cell table:style-name="ce_433124804" id="or248_oc48"/>
          <table:covered-table-cell table:style-name="ce_433124804" id="or248_oc49"/>
          <table:table-cell table:number-columns-repeated="6"/>
          <table:table-cell table:number-columns-repeated="1008"/>
        </table:table-row>
        <table:table-row id="or249" table:number-rows-repeated="2" table:style-name="rod1">
          <table:table-cell/>
          <table:covered-table-cell table:style-name="ce_433124804" id="or249_oc43"/>
          <table:covered-table-cell table:style-name="ce_433124804" id="or249_oc44"/>
          <table:covered-table-cell table:style-name="ce_433124804" id="or249_oc56"/>
          <table:covered-table-cell table:style-name="ce_433124804" id="or249_oc57"/>
          <table:covered-table-cell table:style-name="ce_433124804" id="or249_oc45"/>
          <table:covered-table-cell table:style-name="ce_433124804" id="or249_oc46"/>
          <table:covered-table-cell table:style-name="ce_433124804" id="or249_oc47"/>
          <table:covered-table-cell table:style-name="ce_433124804" id="or249_oc48"/>
          <table:covered-table-cell table:style-name="ce_433124804" id="or249_oc49"/>
          <table:table-cell table:number-columns-repeated="6"/>
          <table:table-cell table:number-columns-repeated="1008"/>
        </table:table-row>
        <table:table-row id="or251" table:style-name="rod1">
          <table:table-cell/>
          <table:table-cell table:style-name="ce_1956275567" office:value-type="string" id="or251_oc43">
            <text:p>** Assumes Yr1 "Savings" occur one-year from today (yr2, one year from then, etc.)</text:p>
          </table:table-cell>
          <table:table-cell table:number-columns-repeated="14"/>
          <table:table-cell table:number-columns-repeated="1008"/>
        </table:table-row>
        <table:table-row id="or252" table:style-name="rod1">
          <table:table-cell/>
          <table:table-cell>
            <draw:frame draw:z-index="0" draw:name="Chart 1" draw:style-name="gr2" svg:width="17.914cm" svg:height="6.919cm" svg:x="0.393cm" svg:y="0.081cm" id="n11">
              <draw:object draw:notify-on-update-of-ranges="'3. Results - Potential Savings'.B7:'3. Results - Potential Savings'.B7 '3. Results - Potential Savings'.B9:'3. Results - Potential Savings'.B9" xlink:href="./Object 1" xlink:type="simple" xlink:show="embed" xlink:actuate="onLoad"/>
              <draw:image xlink:href="./ObjectReplacements/Object 1" xlink:type="simple" xlink:show="embed" xlink:actuate="onLoad"/>
            </draw:frame>
          </table:table-cell>
          <table:table-cell table:number-columns-repeated="14"/>
          <table:table-cell table:number-columns-repeated="1008"/>
        </table:table-row>
        <table:table-row id="or253" table:style-name="rod1">
          <table:table-cell table:number-columns-repeated="2"/>
          <table:table-cell table:style-name="ce_1908048254" table:number-columns-repeated="3" id="or253_oc44"/>
          <table:table-cell table:number-columns-repeated="11"/>
          <table:table-cell table:number-columns-repeated="1008"/>
        </table:table-row>
        <table:table-row id="or254" table:style-name="or_764776957">
          <table:table-cell table:number-columns-repeated="2"/>
          <table:table-cell table:style-name="ce_1908048254" table:number-columns-repeated="3" id="or254_oc44"/>
          <table:table-cell/>
          <table:table-cell>
            <draw:custom-shape draw:z-index="1" draw:name="Rectangle 6" draw:style-name="gr3" draw:text-style-name="P1" svg:width="3.469cm" svg:height="5.677cm" svg:x="0.477cm" svg:y="0.144cm" id="n12">
              <text:p/>
              <draw:enhanced-geometry svg:viewBox="0 0 21600 21600" draw:mirror-vertical="false" draw:mirror-horizontal="false" draw:type="rectangle" draw:enhanced-path="M 0 0 L 21600 0 21600 21600 0 21600 0 0 Z N"/>
            </draw:custom-shape>
          </table:table-cell>
          <table:table-cell/>
          <table:table-cell>
            <draw:custom-shape draw:z-index="2" draw:name="AutoShape 14" draw:style-name="gr4" draw:text-style-name="P1" svg:width="2.351cm" svg:height="5.719cm" svg:x="1.684cm" svg:y="0.144cm" id="n13">
              <text:p/>
              <draw:enhanced-geometry svg:viewBox="0 0 21600 21600" draw:glue-points="0 0 0 21600 21600 10800" draw:text-areas="0 ?f9 7800 ?f10" draw:mirror-vertical="false" draw:mirror-horizontal="false" draw:type="right-brace" draw:modifiers="2244 937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table-cell>
          <table:table-cell table:number-columns-repeated="2"/>
          <table:table-cell table:style-name="ce_1837415982" office:value-type="string" table:number-columns-spanned="4" table:number-rows-spanned="5" id="or254_oc51">
            <text:p>Migrating to Lotus Symphony could potentially reduce office productivity application costs by   -  based on customer provided data</text:p>
          </table:table-cell>
          <table:covered-table-cell table:style-name="ce_401718575" id="or254_oc52"/>
          <table:covered-table-cell table:style-name="ce_401718575" id="or254_oc53"/>
          <table:covered-table-cell table:style-name="ce_401718575" id="or254_oc54"/>
          <table:table-cell table:number-columns-repeated="1009"/>
        </table:table-row>
        <table:table-row id="or255" table:style-name="or_764776957">
          <table:table-cell table:number-columns-repeated="11"/>
          <table:covered-table-cell table:style-name="ce_401718575" id="or255_oc51"/>
          <table:covered-table-cell table:style-name="ce_401718575" id="or255_oc52"/>
          <table:covered-table-cell table:style-name="ce_401718575" id="or255_oc53"/>
          <table:covered-table-cell table:style-name="ce_401718575" id="or255_oc54"/>
          <table:table-cell table:number-columns-repeated="1009"/>
        </table:table-row>
        <table:table-row id="or256" table:number-rows-repeated="2" table:style-name="rod1">
          <table:table-cell table:number-columns-repeated="11"/>
          <table:covered-table-cell table:style-name="ce_401718575" id="or256_oc51"/>
          <table:covered-table-cell table:style-name="ce_401718575" id="or256_oc52"/>
          <table:covered-table-cell table:style-name="ce_401718575" id="or256_oc53"/>
          <table:covered-table-cell table:style-name="ce_401718575" id="or256_oc54"/>
          <table:table-cell table:number-columns-repeated="1009"/>
        </table:table-row>
        <table:table-row id="or258" table:style-name="or_1324974906">
          <table:table-cell table:number-columns-repeated="11"/>
          <table:covered-table-cell table:style-name="ce_401718575" id="or258_oc51"/>
          <table:covered-table-cell table:style-name="ce_401718575" id="or258_oc52"/>
          <table:covered-table-cell table:style-name="ce_401718575" id="or258_oc53"/>
          <table:covered-table-cell table:style-name="ce_401718575" id="or258_oc54"/>
          <table:table-cell table:number-columns-repeated="1009"/>
        </table:table-row>
        <table:table-row id="or259" table:style-name="rod1">
          <table:table-cell table:number-columns-repeated="11"/>
          <table:table-cell table:style-name="ce_163089355" id="or259_oc51"/>
          <table:table-cell table:style-name="ce_795553291" table:formula="=I12" office:value-type="string" office:value="0.95" table:number-rows-spanned="3" id="or259_oc52">
            <text:p>=I12</text:p>
          </table:table-cell>
          <table:table-cell table:style-name="ce_1590012022" office:value-type="string" table:number-rows-spanned="3" id="or259_oc53">
            <text:p>!!</text:p>
          </table:table-cell>
          <table:table-cell table:style-name="ce_163089355" id="or259_oc54"/>
          <table:table-cell table:number-columns-repeated="1009"/>
        </table:table-row>
        <table:table-row id="or260" table:number-rows-repeated="2" table:style-name="or_764776957">
          <table:table-cell table:number-columns-repeated="11"/>
          <table:table-cell table:style-name="ce_163089355" id="or260_oc51"/>
          <table:covered-table-cell table:style-name="ce_1565662647" id="or260_oc52"/>
          <table:covered-table-cell table:style-name="ce_1704330735" id="or260_oc53"/>
          <table:table-cell table:number-columns-repeated="2"/>
          <table:table-cell table:number-columns-repeated="1008"/>
        </table:table-row>
        <table:table-row id="or262" table:style-name="or_764776957">
          <table:table-cell table:number-columns-repeated="12"/>
          <table:table-cell table:style-name="ce_193750367" id="or262_oc52"/>
          <table:table-cell table:style-name="ce_1011987806" id="or262_oc53"/>
          <table:table-cell table:number-columns-repeated="2"/>
          <table:table-cell table:number-columns-repeated="1008"/>
        </table:table-row>
        <table:table-row id="or263" table:style-name="rod1">
          <table:table-cell table:number-columns-repeated="1024"/>
        </table:table-row>
        <table:table-row table:number-rows-repeated="4" table:style-name="rod1">
          <table:table-cell table:number-columns-repeated="1024"/>
        </table:table-row>
        <table:table-row id="or264" table:style-name="rod1">
          <table:table-cell/>
          <table:table-cell table:style-name="ce_2114695380" office:value-type="string" table:number-columns-spanned="10" table:number-rows-spanned="2" id="or264_oc43">
            <text:p>The model of estimated customer savings is based on customer provided assumptions for the deployment of Lotus Symphony and Microsoft Office -- the results of this tool are provided "AS IS" to customer.</text:p>
          </table:table-cell>
          <table:covered-table-cell table:style-name="ce_1756943764" id="or264_oc44"/>
          <table:covered-table-cell table:style-name="ce_1756943764" id="or264_oc56"/>
          <table:covered-table-cell table:style-name="ce_1756943764" id="or264_oc57"/>
          <table:covered-table-cell table:style-name="ce_1756943764" id="or264_oc45"/>
          <table:covered-table-cell table:style-name="ce_1756943764" id="or264_oc46"/>
          <table:covered-table-cell table:style-name="ce_1756943764" id="or264_oc47"/>
          <table:covered-table-cell table:style-name="ce_1756943764" id="or264_oc48"/>
          <table:covered-table-cell table:style-name="ce_1756943764" id="or264_oc49"/>
          <table:covered-table-cell table:style-name="ce_1756943764" id="or264_oc50"/>
          <table:table-cell table:number-columns-repeated="5"/>
          <table:table-cell table:number-columns-repeated="1008"/>
        </table:table-row>
        <table:table-row id="or265" table:style-name="or_33370785">
          <table:table-cell/>
          <table:covered-table-cell table:style-name="ce_1756943764" id="or265_oc43"/>
          <table:covered-table-cell table:style-name="ce_1756943764" id="or265_oc44"/>
          <table:covered-table-cell table:style-name="ce_1756943764" id="or265_oc56"/>
          <table:covered-table-cell table:style-name="ce_1756943764" id="or265_oc57"/>
          <table:covered-table-cell table:style-name="ce_1756943764" id="or265_oc45"/>
          <table:covered-table-cell table:style-name="ce_1756943764" id="or265_oc46"/>
          <table:covered-table-cell table:style-name="ce_1756943764" id="or265_oc47"/>
          <table:covered-table-cell table:style-name="ce_1756943764" id="or265_oc48"/>
          <table:covered-table-cell table:style-name="ce_1756943764" id="or265_oc49"/>
          <table:covered-table-cell table:style-name="ce_1756943764" id="or265_oc50"/>
          <table:table-cell table:number-columns-repeated="5"/>
          <table:table-cell table:number-columns-repeated="1008"/>
        </table:table-row>
        <table:table-row id="or266" table:style-name="rod1">
          <table:table-cell table:number-columns-repeated="1024"/>
        </table:table-row>
        <table:table-row table:number-rows-repeated="1048531">
          <table:table-cell table:number-columns-repeated="1024"/>
        </table:table-row>
        <table:table-row>
          <table:table-cell table:number-columns-repeated="1024"/>
        </table:table-row>
      </table:table>
      <table:database-ranges/>
      <table:named-expressions>
        <table:named-range table:base-cell-address="$'1. Instructions &amp; Assumptions'.$B$1" table:cell-range-address="$'1. Instructions &amp; Assumptions'.$B$1:.$S$77" table:name="_1._Instructions___Assumptions__xlnm.Print_Area"/>
      </table:named-expressions>
    </office:spreadsheet>
  </office:body>
</office:document-content>
</file>

<file path=styles.xml><?xml version="1.0" encoding="utf-8"?>
<office:document-styles xmlns:office="urn:oasis:names:tc:opendocument:xmlns:office: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2">
  <office:font-face-decls>
    <style:font-face style:font-pitch="variable" style:name="Arial Narrow" svg:font-family="'Arial Narrow'"/>
    <style:font-face style:font-family-generic="swiss" style:font-pitch="variable" style:name="Arial" svg:font-family="Arial"/>
    <style:font-face style:font-family-generic="swiss" style:font-pitch="variable" style:name="Arial Narrow1" svg:font-family="'Arial Narrow'"/>
    <style:font-face style:font-family-generic="system" style:font-pitch="variable" style:name="Lucida Sans Unicode" svg:font-family="'Lucida Sans Unicode'"/>
    <style:font-face style:font-family-generic="system" style:font-pitch="variable" style:name="Tahoma" svg:font-family="Tahoma"/>
    <style:font-face style:font-family-generic="system" style:font-pitch="variable" style:name="宋体" svg:font-family="宋体"/>
  </office:font-face-decls>
  <office:styles>
    <style:default-style style:family="table-cell">
      <style:table-cell-properties style:decimal-places="8"/>
      <style:paragraph-properties style:tab-stop-distance="1.25cm"/>
      <style:text-properties fo:country="DE" fo:language="de" style:country-asian="CN" style:country-complex="none" style:font-name="Arial" style:font-name-asian="Lucida Sans Unicode" style:font-name-complex="Tahoma" style:language-asian="zh" style:language-complex="zxx"/>
    </style:default-style>
    <style:default-style style:family="graphic">
      <style:graphic-properties draw:shadow-offset-x="0.3cm" draw:shadow-offset-y="0.3cm"/>
      <style:paragraph-properties style:font-independent-line-spacing="false" style:line-break="strict" style:punctuation-wrap="simple" style:text-autospace="ideograph-alpha" style:writing-mode="page">
        <style:tab-stops/>
      </style:paragraph-properties>
      <style:text-properties fo:country="DE" fo:font-family="Arial" fo:font-size="12pt" fo:language="de" style:country-asian="CN" style:country-complex="none" style:font-family-generic="roman" style:font-pitch="variable" style:font-size-asian="24pt" style:font-size-complex="24pt" style:language-asian="zh" style:language-complex="zxx" style:letter-kerning="true" style:use-window-font-color="true"/>
    </style:default-style>
    <number:number-style style:name="N0">
      <number:number number:min-integer-digits="1"/>
    </number:number-style>
    <number:currency-style style:name="N106P0" style:numberformat-string="#.##0,00 [$€-407]" style:volatile="true">
      <number:number number:decimal-places="2" number:grouping="true" number:min-integer-digits="1"/>
      <number:text/>
      <number:currency-symbol number:country="DE" number:language="de">€</number:currency-symbol>
    </number:currency-style>
    <number:currency-style style:name="N106" style:numberformat-string="-#.##0,00 [$€-407]">
      <style:text-properties fo:color="#ff0000"/>
      <number:text>-</number:text>
      <number:number number:decimal-places="2" number:grouping="true" number:min-integer-digits="1"/>
      <number:text/>
      <number:currency-symbol number:country="DE" number:language="de">€</number:currency-symbol>
      <style:map style:apply-style-name="N106P0" style:condition="value()&gt;=0"/>
    </number:currency-style>
    <number:number-style style:name="N109P0" style:numberformat-string="_(* #.##0,00_)" style:volatile="true">
      <number:text number:place-holder="("/>
      <number:text number:star-char=" "/>
      <number:number number:decimal-places="2" number:grouping="true" number:min-integer-digits="1"/>
      <number:text number:place-holder=")"/>
    </number:number-style>
    <number:number-style style:name="N109P1" style:numberformat-string="_(* \(#.##0,00\)" style:volatile="true">
      <number:text number:place-holder="("/>
      <number:text number:star-char=" "/>
      <number:text>(</number:text>
      <number:number number:decimal-places="2" number:grouping="true" number:min-integer-digits="1"/>
      <number:text>)</number:text>
    </number:number-style>
    <number:number-style style:name="N109P2" style:numberformat-string="_(* &quot;-&quot;??_)" style:volatile="true">
      <number:text number:place-holder="("/>
      <number:text number:star-char=" "/>
      <number:text>-</number:text>
      <number:number number:decimal-places="0" number:min-integer-digits="0"/>
      <number:text number:place-holder=")"/>
    </number:number-style>
    <number:text-style style:name="N109" style:numberformat-string="_(@_)">
      <number:text number:place-holder="("/>
      <number:text-content/>
      <number:text number:place-holder=")"/>
      <style:map style:apply-style-name="N109P0" style:condition="value()&gt;0"/>
      <style:map style:apply-style-name="N109P1" style:condition="value()&lt;0"/>
      <style:map style:apply-style-name="N109P2" style:condition="value()=0"/>
    </number:text-style>
    <number:number-style style:name="N110P0" style:numberformat-string="_(&quot;$&quot;* #.##0,00_)" style:volatile="true">
      <number:text number:place-holder="("/>
      <number:text number:star-char=" ">$</number:text>
      <number:number number:decimal-places="2" number:grouping="true" number:min-integer-digits="1"/>
      <number:text number:place-holder=")"/>
    </number:number-style>
    <number:number-style style:name="N110P1" style:numberformat-string="_(&quot;$&quot;* \(#.##0,00\)" style:volatile="true">
      <number:text number:place-holder="("/>
      <number:text number:star-char=" ">$</number:text>
      <number:text>(</number:text>
      <number:number number:decimal-places="2" number:grouping="true" number:min-integer-digits="1"/>
      <number:text>)</number:text>
    </number:number-style>
    <number:number-style style:name="N110P2" style:numberformat-string="_(&quot;$&quot;* &quot;-&quot;??_)" style:volatile="true">
      <number:text number:place-holder="("/>
      <number:text number:star-char=" ">$</number:text>
      <number:text>-</number:text>
      <number:number number:decimal-places="0" number:min-integer-digits="0"/>
      <number:text number:place-holder=")"/>
    </number:number-style>
    <number:text-style style:name="N110" style:numberformat-string="_(@_)">
      <number:text number:place-holder="("/>
      <number:text-content/>
      <number:text number:place-holder=")"/>
      <style:map style:apply-style-name="N110P0" style:condition="value()&gt;0"/>
      <style:map style:apply-style-name="N110P1" style:condition="value()&lt;0"/>
      <style:map style:apply-style-name="N110P2" style:condition="value()=0"/>
    </number:text-style>
    <number:number-style number:country="DE" number:language="de" style:name="N5000">
      <number:number number:min-integer-digits="1"/>
    </number:number-style>
    <number:percentage-style number:country="DE" number:language="de" style:name="N5010">
      <number:number number:decimal-places="0" number:min-integer-digits="1"/>
      <number:text>%</number:text>
    </number:percentage-style>
    <number:number-style style:name="N107P0" style:numberformat-string="&quot;$&quot;#.##0_)" style:volatile="true">
      <number:text>$</number:text>
      <number:number number:decimal-places="0" number:grouping="true" number:min-integer-digits="1"/>
      <number:text number:place-holder=")"/>
    </number:number-style>
    <number:number-style style:name="N107" style:numberformat-string="\(&quot;$&quot;#.##0\)">
      <number:text>($</number:text>
      <number:number number:decimal-places="0" number:grouping="true" number:min-integer-digits="1"/>
      <number:text>)</number:text>
      <style:map style:apply-style-name="N107P0" style:condition="value()&gt;=0"/>
    </number:number-style>
    <number:number-style style:name="N108P0" style:numberformat-string="&quot;$&quot;#.##0,00_)" style:volatile="true">
      <number:text>$</number:text>
      <number:number number:decimal-places="2" number:grouping="true" number:min-integer-digits="1"/>
      <number:text number:place-holder=")"/>
    </number:number-style>
    <number:number-style style:name="N108" style:numberformat-string="\(&quot;$&quot;#.##0,00\)">
      <number:text>($</number:text>
      <number:number number:decimal-places="2" number:grouping="true" number:min-integer-digits="1"/>
      <number:text>)</number:text>
      <style:map style:apply-style-name="N108P0" style:condition="value()&gt;=0"/>
    </number:number-style>
    <number:number-style style:name="N111P0" style:numberformat-string="&quot;$&quot;#.##0,0_)" style:volatile="true">
      <number:text>$</number:text>
      <number:number number:decimal-places="1" number:grouping="true" number:min-integer-digits="1"/>
      <number:text number:place-holder=")"/>
    </number:number-style>
    <number:number-style style:name="N111" style:numberformat-string="\(&quot;$&quot;#.##0,0\)">
      <number:text>($</number:text>
      <number:number number:decimal-places="1" number:grouping="true" number:min-integer-digits="1"/>
      <number:text>)</number:text>
      <style:map style:apply-style-name="N111P0" style:condition="value()&gt;=0"/>
    </number:number-style>
    <number:percentage-style style:name="N112P0" style:numberformat-string="0%_)" style:volatile="true">
      <number:number number:decimal-places="0" number:min-integer-digits="1"/>
      <number:text number:place-holder=")">%</number:text>
    </number:percentage-style>
    <number:percentage-style style:name="N112" style:numberformat-string="\(0%\)">
      <number:text>(</number:text>
      <number:number number:decimal-places="0" number:min-integer-digits="1"/>
      <number:text>%)</number:text>
      <style:map style:apply-style-name="N112P0" style:condition="value()&gt;=0"/>
    </number:percentage-style>
    <number:percentage-style style:name="N113P0" style:numberformat-string="0,0%_)" style:volatile="true">
      <number:number number:decimal-places="1" number:min-integer-digits="1"/>
      <number:text number:place-holder=")">%</number:text>
    </number:percentage-style>
    <number:percentage-style style:name="N113" style:numberformat-string="\(0,0%\)">
      <number:text>(</number:text>
      <number:number number:decimal-places="1" number:min-integer-digits="1"/>
      <number:text>%)</number:text>
      <style:map style:apply-style-name="N113P0" style:condition="value()&gt;=0"/>
    </number:percentage-style>
    <number:percentage-style style:name="N114" style:numberformat-string="0,0%">
      <number:number number:decimal-places="1" number:min-integer-digits="1"/>
      <number:text>%</number:text>
    </number:percentage-style>
    <number:number-style style:name="N115P0" style:numberformat-string="#.##0,0_)" style:volatile="true">
      <number:number number:decimal-places="1" number:grouping="true" number:min-integer-digits="1"/>
      <number:text number:place-holder=")"/>
    </number:number-style>
    <number:number-style style:name="N115" style:numberformat-string="\(#.##0,0\)">
      <number:text>(</number:text>
      <number:number number:decimal-places="1" number:grouping="true" number:min-integer-digits="1"/>
      <number:text>)</number:text>
      <style:map style:apply-style-name="N115P0" style:condition="value()&gt;=0"/>
    </number:number-style>
    <number:number-style style:name="N116P0" style:numberformat-string="#.##0,000_)" style:volatile="true">
      <number:number number:decimal-places="3" number:grouping="true" number:min-integer-digits="1"/>
      <number:text number:place-holder=")"/>
    </number:number-style>
    <number:number-style style:name="N116" style:numberformat-string="\(#.##0,000\)">
      <number:text>(</number:text>
      <number:number number:decimal-places="3" number:grouping="true" number:min-integer-digits="1"/>
      <number:text>)</number:text>
      <style:map style:apply-style-name="N116P0" style:condition="value()&gt;=0"/>
    </number:number-style>
    <number:number-style number:country="DE" number:language="de" style:name="N5106P0" style:numberformat-string="#.##0 €" style:volatile="true">
      <number:number number:decimal-places="0" number:grouping="true" number:min-integer-digits="1"/>
      <number:text> €</number:text>
    </number:number-style>
    <number:number-style number:country="DE" number:language="de" style:name="N5106" style:numberformat-string="-#.##0 €">
      <style:text-properties fo:color="#ff0000"/>
      <number:text>-</number:text>
      <number:number number:decimal-places="0" number:grouping="true" number:min-integer-digits="1"/>
      <number:text> €</number:text>
      <style:map style:apply-style-name="N5106P0" style:condition="value()&gt;=0"/>
    </number:number-style>
    <number:number-style number:country="DE" number:language="de" style:name="N5107P0" style:numberformat-string="#.##0,00 €" style:volatile="true">
      <number:number number:decimal-places="2" number:grouping="true" number:min-integer-digits="1"/>
      <number:text> €</number:text>
    </number:number-style>
    <number:number-style number:country="DE" number:language="de" style:name="N5107" style:numberformat-string="-#.##0,00 €">
      <style:text-properties fo:color="#ff0000"/>
      <number:text>-</number:text>
      <number:number number:decimal-places="2" number:grouping="true" number:min-integer-digits="1"/>
      <number:text> €</number:text>
      <style:map style:apply-style-name="N5107P0" style:condition="value()&gt;=0"/>
    </number:number-style>
    <number:date-style number:country="DE" number:language="de" style:name="N5108" style:numberformat-string="TT. MMM JJ">
      <number:day number:style="long"/>
      <number:text>. </number:text>
      <number:month number:textual="true"/>
      <number:text/>
      <number:year/>
    </number:date-style>
    <number:date-style number:country="DE" number:language="de" style:name="N5109" style:numberformat-string="TT. MMM">
      <number:day number:style="long"/>
      <number:text>. </number:text>
      <number:month number:textual="true"/>
    </number:date-style>
    <number:date-style number:country="DE" number:language="de" style:name="N5110" style:numberformat-string="MMM JJ">
      <number:month number:textual="true"/>
      <number:text/>
      <number:year/>
    </number:date-style>
    <number:time-style number:country="DE" number:language="de" style:name="N5111" style:numberformat-string="H:MM AM/PM">
      <number:hours/>
      <number:text>:</number:text>
      <number:minutes number:style="long"/>
      <number:text/>
      <number:am-pm/>
    </number:time-style>
    <number:time-style number:country="DE" number:language="de" style:name="N5112" style:numberformat-string="H:MM:SS AM/PM">
      <number:hours/>
      <number:text>:</number:text>
      <number:minutes number:style="long"/>
      <number:text>:</number:text>
      <number:seconds number:style="long"/>
      <number:text/>
      <number:am-pm/>
    </number:time-style>
    <number:date-style number:country="DE" number:language="de" style:name="N5113" style:numberformat-string="TT.MM.JJJJ HH:MM">
      <number:day number:style="long"/>
      <number:text>.</number:text>
      <number:month number:style="long"/>
      <number:text>.</number:text>
      <number:year number:style="long"/>
      <number:text/>
      <number:hours number:style="long"/>
      <number:text>:</number:text>
      <number:minutes number:style="long"/>
    </number:date-style>
    <number:number-style number:country="DE" number:language="de" style:name="N5114P0" style:numberformat-string="#.##0 _€" style:volatile="true">
      <number:number number:decimal-places="0" number:grouping="true" number:min-integer-digits="1"/>
      <number:text number:place-holder="€"/>
    </number:number-style>
    <number:number-style number:country="DE" number:language="de" style:name="N5114" style:numberformat-string="-#.##0 _€">
      <number:text>-</number:text>
      <number:number number:decimal-places="0" number:grouping="true" number:min-integer-digits="1"/>
      <number:text number:place-holder="€"/>
      <style:map style:apply-style-name="N5114P0" style:condition="value()&gt;=0"/>
    </number:number-style>
    <number:number-style number:country="DE" number:language="de" style:name="N5115P0" style:numberformat-string="#.##0 _€" style:volatile="true">
      <number:number number:decimal-places="0" number:grouping="true" number:min-integer-digits="1"/>
      <number:text number:place-holder="€"/>
    </number:number-style>
    <number:number-style number:country="DE" number:language="de" style:name="N5115" style:numberformat-string="-#.##0 _€">
      <style:text-properties fo:color="#ff0000"/>
      <number:text>-</number:text>
      <number:number number:decimal-places="0" number:grouping="true" number:min-integer-digits="1"/>
      <number:text number:place-holder="€"/>
      <style:map style:apply-style-name="N5115P0" style:condition="value()&gt;=0"/>
    </number:number-style>
    <number:number-style number:country="DE" number:language="de" style:name="N5116P0" style:numberformat-string="#.##0,00 _€" style:volatile="true">
      <number:number number:decimal-places="2" number:grouping="true" number:min-integer-digits="1"/>
      <number:text number:place-holder="€"/>
    </number:number-style>
    <number:number-style number:country="DE" number:language="de" style:name="N5116" style:numberformat-string="-#.##0,00 _€">
      <number:text>-</number:text>
      <number:number number:decimal-places="2" number:grouping="true" number:min-integer-digits="1"/>
      <number:text number:place-holder="€"/>
      <style:map style:apply-style-name="N5116P0" style:condition="value()&gt;=0"/>
    </number:number-style>
    <number:number-style number:country="DE" number:language="de" style:name="N5117P0" style:numberformat-string="#.##0,00 _€" style:volatile="true">
      <number:number number:decimal-places="2" number:grouping="true" number:min-integer-digits="1"/>
      <number:text number:place-holder="€"/>
    </number:number-style>
    <number:number-style number:country="DE" number:language="de" style:name="N5117" style:numberformat-string="-#.##0,00 _€">
      <style:text-properties fo:color="#ff0000"/>
      <number:text>-</number:text>
      <number:number number:decimal-places="2" number:grouping="true" number:min-integer-digits="1"/>
      <number:text number:place-holder="€"/>
      <style:map style:apply-style-name="N5117P0" style:condition="value()&gt;=0"/>
    </number:number-style>
    <number:number-style number:country="DE" number:language="de" style:name="N5118P0" style:numberformat-string="_-* #.##0 _€_-" style:volatile="true">
      <number:text number:place-holder="-"/>
      <number:text number:star-char=" "/>
      <number:number number:decimal-places="0" number:grouping="true" number:min-integer-digits="1"/>
      <number:text number:place-holder="€"/>
      <number:text number:place-holder="-"/>
    </number:number-style>
    <number:number-style number:country="DE" number:language="de" style:name="N5118P1" style:numberformat-string="-* #.##0 _€_-" style:volatile="true">
      <number:text number:star-char=" ">-</number:text>
      <number:number number:decimal-places="0" number:grouping="true" number:min-integer-digits="1"/>
      <number:text number:place-holder="€"/>
      <number:text number:place-holder="-"/>
    </number:number-style>
    <number:number-style number:country="DE" number:language="de" style:name="N5118P2" style:numberformat-string="_-* &quot;-&quot; _€_-" style:volatile="true">
      <number:text number:place-holder="-"/>
      <number:text number:star-char=" "/>
      <number:text number:place-holder="€">- </number:text>
      <number:text number:place-holder="-"/>
      <number:text/>
    </number:number-style>
    <number:text-style number:country="DE" number:language="de" style:name="N5118" style:numberformat-string="_-@_-">
      <number:text number:place-holder="-"/>
      <number:text-content/>
      <number:text number:place-holder="-"/>
      <style:map style:apply-style-name="N5118P0" style:condition="value()&gt;0"/>
      <style:map style:apply-style-name="N5118P1" style:condition="value()&lt;0"/>
      <style:map style:apply-style-name="N5118P2" style:condition="value()=0"/>
    </number:text-style>
    <number:number-style number:country="DE" number:language="de" style:name="N5119P0" style:numberformat-string="_-* #.##0 €_-" style:volatile="true">
      <number:text number:place-holder="-"/>
      <number:text number:star-char=" "/>
      <number:number number:decimal-places="0" number:grouping="true" number:min-integer-digits="1"/>
      <number:text number:place-holder="-"> €</number:text>
    </number:number-style>
    <number:number-style number:country="DE" number:language="de" style:name="N5119P1" style:numberformat-string="-* #.##0 €_-" style:volatile="true">
      <number:text number:star-char=" ">-</number:text>
      <number:number number:decimal-places="0" number:grouping="true" number:min-integer-digits="1"/>
      <number:text number:place-holder="-"> €</number:text>
    </number:number-style>
    <number:number-style number:country="DE" number:language="de" style:name="N5119P2" style:numberformat-string="_-* &quot;-&quot; €_-" style:volatile="true">
      <number:text number:place-holder="-"/>
      <number:text number:star-char=" "/>
      <number:text number:place-holder="-">- €</number:text>
      <number:text/>
    </number:number-style>
    <number:text-style number:country="DE" number:language="de" style:name="N5119" style:numberformat-string="_-@_-">
      <number:text number:place-holder="-"/>
      <number:text-content/>
      <number:text number:place-holder="-"/>
      <style:map style:apply-style-name="N5119P0" style:condition="value()&gt;0"/>
      <style:map style:apply-style-name="N5119P1" style:condition="value()&lt;0"/>
      <style:map style:apply-style-name="N5119P2" style:condition="value()=0"/>
    </number:text-style>
    <number:time-style number:country="DE" number:language="de" style:name="N5120" style:numberformat-string="MM:SS">
      <number:minutes number:style="long"/>
      <number:text>:</number:text>
      <number:seconds number:style="long"/>
    </number:time-style>
    <number:time-style number:country="DE" number:language="de" number:truncate-on-overflow="false" style:name="N5121" style:numberformat-string="[H]:MM:SS">
      <number:hours/>
      <number:text>:</number:text>
      <number:minutes number:style="long"/>
      <number:text>:</number:text>
      <number:seconds number:style="long"/>
    </number:time-style>
    <number:time-style number:country="DE" number:language="de" style:name="N5122" style:numberformat-string="MM:SS,0">
      <number:minutes number:style="long"/>
      <number:text>:</number:text>
      <number:seconds number:decimal-places="1" number:style="long"/>
    </number:time-style>
    <number:number-style number:country="DE" number:language="de" style:name="N5123" style:numberformat-string="##0,0E+0">
      <number:scientific-number number:decimal-places="1" number:min-exponent-digits="1" number:min-integer-digits="3"/>
    </number:number-style>
    <number:number-style number:country="DE" number:language="de" style:name="N5124P0" style:numberformat-string="#.##0 €" style:volatile="true">
      <number:number number:decimal-places="0" number:grouping="true" number:min-integer-digits="1"/>
      <number:text> €</number:text>
    </number:number-style>
    <number:number-style number:country="DE" number:language="de" style:name="N5124" style:numberformat-string="-#.##0 €">
      <number:text>-</number:text>
      <number:number number:decimal-places="0" number:grouping="true" number:min-integer-digits="1"/>
      <number:text> €</number:text>
      <style:map style:apply-style-name="N5124P0" style:condition="value()&gt;=0"/>
    </number:number-style>
    <number:number-style number:country="DE" number:language="de" style:name="N5125P0" style:numberformat-string="#.##0,00 €" style:volatile="true">
      <number:number number:decimal-places="2" number:grouping="true" number:min-integer-digits="1"/>
      <number:text> €</number:text>
    </number:number-style>
    <number:number-style number:country="DE" number:language="de" style:name="N5125" style:numberformat-string="-#.##0,00 €">
      <number:text>-</number:text>
      <number:number number:decimal-places="2" number:grouping="true" number:min-integer-digits="1"/>
      <number:text> €</number:text>
      <style:map style:apply-style-name="N5125P0" style:condition="value()&gt;=0"/>
    </number:number-style>
    <style:style style:family="table-cell" style:name="Default">
      <style:text-properties style:font-name-asian="宋体"/>
    </style:style>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data-style-name="N5000" style:display-name="Excel Built-in Normal" style:family="table-cell" style:name="Excel_20_Built-in_20_Normal" style:parent-style-name="Default">
      <style:table-cell-properties fo:background-color="transparent" fo:border="none" fo:wrap-option="no-wrap"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fo:margin-left="0cm" style:writing-mode="page"/>
      <style:text-properties fo:font-size="10pt" fo:font-style="normal" fo:font-weight="normal" fo:text-shadow="none" style:font-name="Arial Narrow" style:font-name-complex="Arial Narrow" style:font-size-asian="10pt" style:font-size-complex="10pt" style:font-style-asian="normal" style:font-style-complex="normal" style:font-weight-asian="normal" style:font-weight-complex="normal" style:text-line-through-style="none" style:text-outline="false" style:text-underline-style="none" style:use-window-font-color="true"/>
    </style:style>
    <style:style style:data-style-name="N5010" style:display-name="Excel Built-in Percent" style:family="table-cell" style:name="Excel_20_Built-in_20_Percent" style:parent-style-name="Excel_20_Built-in_20_Normal"/>
    <style:style style:data-style-name="N110" style:display-name="Excel Built-in Currency" style:family="table-cell" style:name="Excel_20_Built-in_20_Currency" style:parent-style-name="Excel_20_Built-in_20_Normal"/>
    <style:style style:data-style-name="N109" style:display-name="Excel Built-in Comma" style:family="table-cell" style:name="Excel_20_Built-in_20_Comma" style:parent-style-name="Excel_20_Built-in_20_Normal"/>
    <draw:stroke-dash draw:display-name="Dash 2" draw:distance="213%" draw:dots2="1" draw:dots2-length="284%" draw:name="Dash_20_2" draw:style="round"/>
  </office:styles>
  <office:automatic-styles>
    <style:page-layout style:name="Mpm1">
      <style:page-layout-properties style:first-page-number="continue"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M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style:page-layout style:name="Mpm3">
      <style:page-layout-properties fo:margin-bottom="0.635cm" fo:margin-left="1.27cm" fo:margin-right="1.27cm" fo:margin-top="0.635cm" fo:page-height="27.94cm" fo:page-width="21.59cm" style:first-page-number="continue" style:num-format="1" style:print="charts drawings objects zero-values" style:print-orientation="portrait" style:print-page-order="ttb" style:scale-to-X="1" style:scale-to-Y="1" style:table-centering="horizontal" style:writing-mode="lr-tb"/>
      <style:header-style>
        <style:header-footer-properties fo:margin-bottom="0.353cm" fo:margin-left="0cm" fo:margin-right="0cm" fo:min-height="0.635cm"/>
      </style:header-style>
      <style:footer-style>
        <style:header-footer-properties fo:margin-left="0cm" fo:margin-right="0cm" fo:margin-top="0.353cm" fo:min-height="0.635cm"/>
      </style:footer-style>
    </style:page-layout>
    <style:page-layout style:name="Mpm4">
      <style:page-layout-properties fo:margin-bottom="0.635cm" fo:margin-left="1.27cm" fo:margin-right="1.27cm" fo:margin-top="0.635cm" fo:page-height="21.59cm" fo:page-width="27.94cm" style:first-page-number="continue" style:num-format="1" style:print="charts drawings objects zero-values" style:print-orientation="landscape" style:print-page-order="ttb" style:scale-to="90%" style:table-centering="horizontal" style:writing-mode="lr-tb"/>
      <style:header-style>
        <style:header-footer-properties fo:margin-bottom="0.353cm" fo:margin-left="0cm" fo:margin-right="0cm" fo:min-height="0.635cm"/>
      </style:header-style>
      <style:footer-style>
        <style:header-footer-properties fo:margin-left="0cm" fo:margin-right="0cm" fo:margin-top="0.353cm" fo:min-height="0.635cm"/>
      </style:footer-style>
    </style:page-layout>
    <style:style style:family="text" style:name="MT1">
      <style:text-properties fo:font-size="8pt" fo:font-style="italic" fo:font-weight="normal" fo:text-shadow="none" style:font-name="Arial Narrow" style:font-name-complex="Arial Narrow" style:font-size-asian="8pt" style:font-size-complex="8pt" style:font-style-asian="italic" style:font-style-complex="italic" style:font-weight-asian="normal" style:font-weight-complex="normal" style:text-line-through-style="none" style:text-outline="false" style:text-position="0% 100%" style:text-underline-style="none" style:use-window-font-color="true"/>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8">18.07.2012</text:date>, <text:time>22:21:19</text:time></text:p>
        </style:region-right>
      </style:header>
      <style:header-left style:display="false"/>
      <style:footer>
        <text:p>Page <text:page-number>1</text:page-number> / <text:page-count>99</text:page-count></text:p>
      </style:footer>
      <style:footer-left style:display="false"/>
    </style:master-page>
    <style:master-page style:display-name="PageStyle_1. Instructions &amp; Assumptions" style:name="PageStyle_5f_1._20_Instructions_20__26__20_Assumptions" style:page-layout-name="Mpm3">
      <style:header>
        <style:region-left>
          <text:p><text:span text:style-name="MT1">File: </text:span><text:span text:style-name="MT1"><text:file-name text:display="name-and-extension">???</text:file-name></text:span></text:p>
        </style:region-left>
        <style:region-right>
          <text:p><text:span text:style-name="MT1"><text:date style:data-style-name="N2" text:date-value="2012-07-18">18.07.2012</text:date></text:span><text:span text:style-name="MT1">, </text:span><text:span text:style-name="MT1"><text:time>22:21:19</text:time></text:span></text:p>
        </style:region-right>
      </style:header>
      <style:header-left style:display="false"/>
      <style:footer>
        <style:region-left>
          <text:p><text:span text:style-name="MT1">File: </text:span><text:span text:style-name="MT1"><text:file-name text:display="name-and-extension">???</text:file-name></text:span></text:p>
        </style:region-left>
        <style:region-right>
          <text:p><text:span text:style-name="MT1"><text:date style:data-style-name="N2" text:date-value="2012-07-18">18.07.2012</text:date></text:span><text:span text:style-name="MT1">, </text:span><text:span text:style-name="MT1"><text:time>22:21:19</text:time></text:span></text:p>
        </style:region-right>
      </style:footer>
      <style:footer-left style:display="false"/>
    </style:master-page>
    <style:master-page style:display-name="PageStyle_2. Calculator" style:name="PageStyle_5f_2._20_Calculator" style:page-layout-name="Mpm4">
      <style:header>
        <style:region-left>
          <text:p><text:span text:style-name="MT1">File: </text:span><text:span text:style-name="MT1"><text:file-name text:display="name-and-extension">???</text:file-name></text:span></text:p>
        </style:region-left>
        <style:region-right>
          <text:p><text:span text:style-name="MT1"><text:date style:data-style-name="N2" text:date-value="2012-07-18">18.07.2012</text:date></text:span><text:span text:style-name="MT1">, </text:span><text:span text:style-name="MT1"><text:time>22:21:19</text:time></text:span></text:p>
        </style:region-right>
      </style:header>
      <style:header-left style:display="false"/>
      <style:footer>
        <style:region-left>
          <text:p><text:span text:style-name="MT1">File: </text:span><text:span text:style-name="MT1"><text:file-name text:display="name-and-extension">???</text:file-name></text:span></text:p>
        </style:region-left>
        <style:region-right>
          <text:p><text:span text:style-name="MT1"><text:date style:data-style-name="N2" text:date-value="2012-07-18">18.07.2012</text:date></text:span><text:span text:style-name="MT1">, </text:span><text:span text:style-name="MT1"><text:time>22:21:19</text:time></text:span></text:p>
        </style:region-right>
      </style:footer>
      <style:footer-left style:display="false"/>
    </style:master-page>
    <style:master-page style:display-name="PageStyle_3. Results - Potential Savings" style:name="PageStyle_5f_3._20_Results_20_-_20_Potential_20_Savings" style:page-layout-name="Mpm3">
      <style:header>
        <style:region-left>
          <text:p><text:span text:style-name="MT1">File: </text:span><text:span text:style-name="MT1"><text:file-name text:display="name-and-extension">???</text:file-name></text:span></text:p>
        </style:region-left>
        <style:region-right>
          <text:p><text:span text:style-name="MT1"><text:date style:data-style-name="N2" text:date-value="2012-07-18">18.07.2012</text:date></text:span><text:span text:style-name="MT1">, </text:span><text:span text:style-name="MT1"><text:time>22:21:19</text:time></text:span></text:p>
        </style:region-right>
      </style:header>
      <style:header-left style:display="false"/>
      <style:footer>
        <style:region-left>
          <text:p><text:span text:style-name="MT1">File: </text:span><text:span text:style-name="MT1"><text:file-name text:display="name-and-extension">???</text:file-name></text:span></text:p>
        </style:region-left>
        <style:region-right>
          <text:p><text:span text:style-name="MT1"><text:date style:data-style-name="N2" text:date-value="2012-07-18">18.07.2012</text:date></text:span><text:span text:style-name="MT1">, </text:span><text:span text:style-name="MT1"><text:time>22:21:19</text:time></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3" meta:cell-count="825" meta:object-count="4"/>
    <meta:generator>IBM_Lotus_Symphony/3.0$Win32 OpenOffice.org_project/310m11$Build-9399</meta:generator>
    <meta:user-defined meta:name="saved-country">DE</meta:user-defined>
    <meta:user-defined meta:name="saved-lang">de</meta:user-defined>
  </office:meta>
</office:document-meta>
</file>

<file path=Object 1/content.xml><?xml version="1.0" encoding="utf-8"?>
<office:document-content xmlns:office="urn:oasis:names:tc:opendocument:xmlns:office: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automatic-styles>
    <number:number-style style:name="N0">
      <number:number number:min-integer-digits="1"/>
    </number:number-style>
    <style:style style:family="chart" style:name="ch1">
      <style:graphic-properties draw:stroke="solid" svg:stroke-width="0.071cm"/>
    </style:style>
    <style:style style:family="chart" style:name="ch2">
      <style:chart-properties chart:auto-position="true"/>
      <style:graphic-properties draw:fill="solid" draw:fill-color="#ffffff" svg:stroke-width="0.009cm"/>
      <style:text-properties fo:color="#000000" fo:font-family="'Arial Narrow'" fo:font-size="9.19999980926514pt" style:font-family-asian="'Arial Narrow'" style:font-family-complex="'Arial Narrow'" style:font-size-asian="9.19999980926514pt" style:font-size-complex="9.19999980926514pt" style:text-position="0%"/>
    </style:style>
    <style:style style:family="chart" style:name="ch3">
      <style:chart-properties chart:auto-position="true" chart:auto-size="true" chart:data-label-number="value" chart:data-label-symbol="false" chart:data-label-text="false" chart:include-hidden-cells="false" chart:series-source="rows"/>
    </style:style>
    <style:style style:data-style-name="N0" style:family="chart" style:name="ch4">
      <style:chart-properties chart:axis-position="start" chart:display-label="true" chart:logarithmic="false" chart:reverse-direction="false" style:rotation-angle="360" text:line-break="false"/>
      <style:graphic-properties svg:stroke-width="0.009cm"/>
      <style:text-properties fo:color="#000000" fo:font-family="'Arial Narrow'" fo:font-size="10.25pt" fo:font-weight="bold" style:font-family-asian="'Arial Narrow'" style:font-family-complex="'Arial Narrow'" style:font-size-asian="10.25pt" style:font-size-complex="10.25pt" style:font-weight-asian="bold" style:font-weight-complex="bold" style:text-position="0%"/>
    </style:style>
    <style:style style:data-style-name="N0" style:family="chart" style:name="ch5">
      <style:chart-properties chart:axis-position="start" chart:display-label="true" chart:gap-width="150" chart:logarithmic="false" chart:reverse-direction="false" style:rotation-angle="360" text:line-break="false"/>
      <style:graphic-properties svg:stroke-width="0.009cm"/>
      <style:text-properties fo:color="#000000" fo:font-family="'Arial Narrow'" fo:font-size="10.25pt" fo:font-weight="bold" style:font-family-asian="'Arial Narrow'" style:font-family-complex="'Arial Narrow'" style:font-size-asian="10.25pt" style:font-size-complex="10.25pt" style:font-weight-asian="bold" style:font-weight-complex="bold" style:text-position="0%"/>
    </style:style>
    <style:style style:family="chart" style:name="ch6">
      <style:graphic-properties draw:stroke="dash" draw:stroke-dash="msLineDash_20_1" svg:stroke-width="0.071cm"/>
    </style:style>
    <style:style style:data-style-name="N0" style:family="chart" style:name="ch7">
      <style:chart-properties chart:data-label-number="value" chart:data-label-symbol="false" chart:data-label-text="false" chart:label-position="outside">
        <chart:label-separator>
          <text:p>; </text:p>
        </chart:label-separator>
      </style:chart-properties>
      <style:graphic-properties draw:fill-color="#9999ff" draw:stroke="solid" svg:stroke-width="0.035cm"/>
      <style:text-properties fo:color="#000000" fo:font-family="'Arial Narrow'" fo:font-size="10.25pt" fo:font-weight="bold" style:font-family-asian="'Arial Narrow'" style:font-family-complex="'Arial Narrow'" style:font-size-asian="10.25pt" style:font-size-complex="10.25pt" style:font-weight-asian="bold" style:font-weight-complex="bold" style:text-position="0%"/>
    </style:style>
    <style:style style:data-style-name="N0" style:family="chart" style:name="ch8">
      <style:chart-properties chart:data-label-number="value" chart:data-label-symbol="false" chart:data-label-text="false" chart:label-position="outside">
        <chart:label-separator>
          <text:p>; </text:p>
        </chart:label-separator>
      </style:chart-properties>
      <style:graphic-properties draw:fill-color="#ffffcc" draw:stroke="solid" svg:stroke-width="0.035cm"/>
      <style:text-properties fo:color="#000000" fo:font-family="'Arial Narrow'" fo:font-size="10.25pt" fo:font-weight="bold" style:font-family-asian="'Arial Narrow'" style:font-family-complex="'Arial Narrow'" style:font-size-asian="10.25pt" style:font-size-complex="10.25pt" style:font-weight-asian="bold" style:font-weight-complex="bold" style:text-position="0%"/>
    </style:style>
    <style:style style:family="chart" style:name="ch9">
      <style:graphic-properties draw:fill="none" draw:fill-color="#d9d9d9" svg:stroke-width="0.071cm"/>
    </style:style>
    <style:style style:family="chart" style:name="ch10">
      <style:graphic-properties draw:fill-color="#d9d9d9"/>
    </style:style>
  </office:automatic-styles>
  <office:body>
    <office:chart>
      <chart:chart chart:class="chart:bar" chart:style-name="ch1" svg:height="6.92cm" svg:width="17.915cm" xlink:href=".." xlink:type="simple">
        <chart:legend chart:legend-position="top" chart:style-name="ch2" svg:x="5.183cm" svg:y="0.596cm"/>
        <chart:plot-area chart:data-source-has-labels="column" chart:style-name="ch3" id="n16" svg:height="4.943cm" svg:width="16.391cm" svg:x="0.808cm" svg:y="1.419cm" table:cell-range-address="'3. Results - Potential Savings'.B7:'3. Results - Potential Savings'.B7 '3. Results - Potential Savings'.B9:'3. Results - Potential Savings'.B9">
          <chart:axis chart:dimension="x" chart:name="primary-x" chart:style-name="ch4"/>
          <chart:axis chart:dimension="y" chart:name="primary-y" chart:style-name="ch5">
            <chart:grid chart:class="major" chart:style-name="ch6"/>
          </chart:axis>
          <chart:series chart:class="chart:bar" chart:style-name="ch7" chart:values-cell-range-address="">
            <chart:data-point/>
          </chart:series>
          <chart:series chart:class="chart:bar" chart:style-name="ch8" chart:values-cell-range-address="">
            <chart:data-point/>
          </chart:series>
          <chart:wall chart:style-name="ch9"/>
          <chart:floor chart:style-name="ch10"/>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meta:user-defined meta:name="saved-country">DE</meta:user-defined>
    <meta:user-defined meta:name="saved-lang">de</meta:user-defined>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msLineDash_20_1" draw:display-name="msLineDash 1" draw:style="rect" draw:dots2="1" draw:dots2-length="0.284cm" draw:distance="0.213cm"/>
  </office:styles>
</office:document-styles>
</file>